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28.35pt"/>
    </style:style>
    <style:style style:name="co3" style:family="table-column">
      <style:table-column-properties fo:break-before="auto" style:column-width="79.7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34.31pt"/>
    </style:style>
    <style:style style:name="co6" style:family="table-column">
      <style:table-column-properties fo:break-before="auto" style:column-width="139.69pt"/>
    </style:style>
    <style:style style:name="co7" style:family="table-column">
      <style:table-column-properties fo:break-before="auto" style:column-width="211.49pt"/>
    </style:style>
    <style:style style:name="co8" style:family="table-column">
      <style:table-column-properties fo:break-before="auto" style:column-width="203.81pt"/>
    </style:style>
    <style:style style:name="co9" style:family="table-column">
      <style:table-column-properties fo:break-before="auto" style:column-width="108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Arial" style:font-name-asian="Andale Sans UI" style:font-name-complex="Tahoma"/>
    </style:style>
    <style:style style:name="ce2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/>
          <table:table-cell office:value-type="string" calcext:value-type="string">
            <text:p>P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dex construction time (s)</text:p>
          </table:table-cell>
          <table:table-cell office:value-type="string" calcext:value-type="string">
            <text:p>Index size (MB)</text:p>
          </table:table-cell>
          <table:table-cell table:number-columns-repeated="2"/>
          <table:table-cell office:value-type="string" calcext:value-type="string">
            <text:p>Index construction time (s)</text:p>
          </table:table-cell>
          <table:table-cell office:value-type="string" calcext:value-type="string">
            <text:p>Index size (MB)</text:p>
          </table:table-cell>
          <table:table-cell table:number-columns-repeated="2"/>
          <table:table-cell office:value-type="string" calcext:value-type="string">
            <text:p>Index construction time (s)</text:p>
          </table:table-cell>
          <table:table-cell office:value-type="string" calcext:value-type="string">
            <text:p>Index size (MB)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float" office:value="0.03" calcext:value-type="float">
            <text:p>0.03</text:p>
          </table:table-cell>
          <table:table-cell office:value-type="float" office:value="1.48" calcext:value-type="float">
            <text:p>1.48</text:p>
          </table:table-cell>
          <table:table-cell/>
          <table:table-cell office:value-type="string" calcext:value-type="string">
            <text:p>1k</text:p>
          </table:table-cell>
          <table:table-cell office:value-type="float" office:value="0.18" calcext:value-type="float">
            <text:p>0.18</text:p>
          </table:table-cell>
          <table:table-cell office:value-type="float" office:value="2.63" calcext:value-type="float">
            <text:p>2.63</text:p>
          </table:table-cell>
          <table:table-cell/>
          <table:table-cell office:value-type="string" calcext:value-type="string">
            <text:p>1k</text:p>
          </table:table-cell>
          <table:table-cell office:value-type="float" office:value="0.26" calcext:value-type="float">
            <text:p>0.26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string" calcext:value-type="string">
            <text:p>5k</text:p>
          </table:table-cell>
          <table:table-cell office:value-type="float" office:value="0.61" calcext:value-type="float">
            <text:p>0.61</text:p>
          </table:table-cell>
          <table:table-cell office:value-type="float" office:value="35.22" calcext:value-type="float">
            <text:p>35.22</text:p>
          </table:table-cell>
          <table:table-cell/>
          <table:table-cell office:value-type="string" calcext:value-type="string">
            <text:p>5k</text:p>
          </table:table-cell>
          <table:table-cell office:value-type="float" office:value="5.09" calcext:value-type="float">
            <text:p>5.09</text:p>
          </table:table-cell>
          <table:table-cell office:value-type="float" office:value="71.66" calcext:value-type="float">
            <text:p>71.66</text:p>
          </table:table-cell>
          <table:table-cell/>
          <table:table-cell office:value-type="string" calcext:value-type="string">
            <text:p>5k</text:p>
          </table:table-cell>
          <table:table-cell office:value-type="float" office:value="7.78" calcext:value-type="float">
            <text:p>7.78</text:p>
          </table:table-cell>
          <table:table-cell office:value-type="float" office:value="84.7" calcext:value-type="float">
            <text:p>84.7</text:p>
          </table:table-cell>
        </table:table-row>
        <table:table-row table:style-name="ro1">
          <table:table-cell office:value-type="string" calcext:value-type="string">
            <text:p>25k</text:p>
          </table:table-cell>
          <table:table-cell office:value-type="float" office:value="16.54" calcext:value-type="float">
            <text:p>16.54</text:p>
          </table:table-cell>
          <table:table-cell office:value-type="float" office:value="857.19" calcext:value-type="float">
            <text:p>857.19</text:p>
          </table:table-cell>
          <table:table-cell/>
          <table:table-cell office:value-type="string" calcext:value-type="string">
            <text:p>25k</text:p>
          </table:table-cell>
          <table:table-cell office:value-type="float" office:value="156.99" calcext:value-type="float">
            <text:p>156.99</text:p>
          </table:table-cell>
          <table:table-cell office:value-type="float" office:value="1830.24" calcext:value-type="float">
            <text:p>1830.24</text:p>
          </table:table-cell>
          <table:table-cell/>
          <table:table-cell office:value-type="string" calcext:value-type="string">
            <text:p>25k</text:p>
          </table:table-cell>
          <table:table-cell office:value-type="float" office:value="216.81" calcext:value-type="float">
            <text:p>216.81</text:p>
          </table:table-cell>
          <table:table-cell office:value-type="float" office:value="2121.92" calcext:value-type="float">
            <text:p>2121.92</text:p>
          </table:table-cell>
        </table:table-row>
        <table:table-row table:style-name="ro1">
          <table:table-cell office:value-type="string" calcext:value-type="string">
            <text:p>125k</text:p>
          </table:table-cell>
          <table:table-cell office:value-type="float" office:value="445.85" calcext:value-type="float">
            <text:p>445.85</text:p>
          </table:table-cell>
          <table:table-cell office:value-type="float" office:value="21291.71" calcext:value-type="float">
            <text:p>21291.71</text:p>
          </table:table-cell>
          <table:table-cell/>
          <table:table-cell office:value-type="string" calcext:value-type="string">
            <text:p>125k</text:p>
          </table:table-cell>
          <table:table-cell office:value-type="float" office:value="4182.9" calcext:value-type="float">
            <text:p>4182.9</text:p>
          </table:table-cell>
          <table:table-cell office:value-type="float" office:value="45072.8" calcext:value-type="float">
            <text:p>45072.8</text:p>
          </table:table-cell>
          <table:table-cell/>
          <table:table-cell office:value-type="string" calcext:value-type="string">
            <text:p>125k</text:p>
          </table:table-cell>
          <table:table-cell office:value-type="float" office:value="6080.1" calcext:value-type="float">
            <text:p>6080.1</text:p>
          </table:table-cell>
          <table:table-cell office:value-type="float" office:value="53146" calcext:value-type="float">
            <text:p>53146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2p-Gnutella BFS-qs2-true</text:p>
          </table:table-cell>
          <table:table-cell/>
          <table:table-cell office:value-type="string" calcext:value-type="string">
            <text:p>P2p-Gnutella L12(k=N/10,b=20) qs2-true</text:p>
          </table:table-cell>
          <table:table-cell/>
          <table:table-cell table:style-name="ce1" office:value-type="string" calcext:value-type="string">
            <text:p>P2p-Gnutella L12(k=N/10,b=20) qs2-false</text:p>
          </table:table-cell>
          <table:table-cell/>
          <table:table-cell office:value-type="string" calcext:value-type="string">
            <text:p>P2p-Gnutella BFS-qs2-false</text:p>
          </table:table-cell>
          <table:table-cell table:number-columns-repeated="2"/>
        </table:table-row>
        <table:table-row table:style-name="ro1">
          <table:table-cell office:value-type="float" office:value="0.00030050277" calcext:value-type="float">
            <text:p>0</text:p>
          </table:table-cell>
          <table:table-cell/>
          <table:table-cell office:value-type="float" office:value="0.00000023073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852586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185874" calcext:value-type="float">
            <text:p>0</text:p>
          </table:table-cell>
          <table:table-cell/>
          <table:table-cell office:value-type="float" office:value="0.0000006210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371279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296543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28986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950866" calcext:value-type="float">
            <text:p>0</text:p>
          </table:table-cell>
          <table:table-cell/>
          <table:table-cell office:value-type="float" office:value="0.0000003449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21237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941299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95769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430088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077428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5309791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884905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320415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15005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8521289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29774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61411857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088919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4998397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322701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3430328" calcext:value-type="float">
            <text:p>0</text:p>
          </table:table-cell>
          <table:table-cell/>
          <table:table-cell office:value-type="float" office:value="0.0000003449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331344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0451755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21535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881694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059546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310878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858845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181106" calcext:value-type="float">
            <text:p>0</text:p>
          </table:table-cell>
          <table:table-cell/>
          <table:table-cell office:value-type="float" office:value="0.0000003449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07491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659271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41397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271343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15767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049976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77458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689601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44185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899772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03790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209716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86342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799636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14979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090839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87723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849704" calcext:value-type="float">
            <text:p>0</text:p>
          </table:table-cell>
          <table:table-cell/>
          <table:table-cell office:value-type="float" office:value="0.0000003449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848546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759105" calcext:value-type="float">
            <text:p>0</text:p>
          </table:table-cell>
          <table:table-cell/>
          <table:table-cell office:value-type="float" office:value="0.0000003449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42695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4260749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847520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3612251" calcext:value-type="float">
            <text:p>0</text:p>
          </table:table-cell>
          <table:table-cell/>
          <table:table-cell office:value-type="float" office:value="0.0000003449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67431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149055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11402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608871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26141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84919929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156272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69141387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302435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58638954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04868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87049007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012757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7151317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013651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2695074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011433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1220912" calcext:value-type="float">
            <text:p>0</text:p>
          </table:table-cell>
          <table:table-cell/>
          <table:table-cell office:value-type="float" office:value="0.0000002545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086236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0249099" calcext:value-type="float">
            <text:p>0</text:p>
          </table:table-cell>
          <table:table-cell/>
          <table:table-cell office:value-type="float" office:value="0.000000164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889077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03087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07401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148391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846328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212402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387538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308057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5258362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30114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592710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070377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80382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261474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363828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931762" calcext:value-type="float">
            <text:p>0</text:p>
          </table:table-cell>
          <table:table-cell/>
          <table:table-cell office:value-type="float" office:value="0.000000164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312568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53055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0772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190975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058652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94063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016333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188591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448765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18789672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008882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253149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77458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71208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26198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041103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437440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001235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01568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7009716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007690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030208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91299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45903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56132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3781528" calcext:value-type="float">
            <text:p>0</text:p>
          </table:table-cell>
          <table:table-cell/>
          <table:table-cell office:value-type="float" office:value="0.000000164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862553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6942024" calcext:value-type="float">
            <text:p>0</text:p>
          </table:table-cell>
          <table:table-cell/>
          <table:table-cell office:value-type="float" office:value="0.000000540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895038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720989" calcext:value-type="float">
            <text:p>0</text:p>
          </table:table-cell>
          <table:table-cell/>
          <table:table-cell office:value-type="float" office:value="0.000000164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181306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7297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097859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2551288" calcext:value-type="float">
            <text:p>0</text:p>
          </table:table-cell>
          <table:table-cell/>
          <table:table-cell office:value-type="float" office:value="0.00000023073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116337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8101673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029612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889873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849010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740333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49742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661022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04144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18928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01296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238025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82358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302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406147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9388923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87534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0128231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1511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2319297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008584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7650337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86206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7827758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007392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2489299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797584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71854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71199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39939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833513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0179958" calcext:value-type="float">
            <text:p>0</text:p>
          </table:table-cell>
          <table:table-cell/>
          <table:table-cell office:value-type="float" office:value="0.000000164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98425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99858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32264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2631626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024976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451751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897422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314256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003982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8890838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052262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6599636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850798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45015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726522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629333" calcext:value-type="float">
            <text:p>0</text:p>
          </table:table-cell>
          <table:table-cell/>
          <table:table-cell office:value-type="float" office:value="0.000000164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723542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414009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416280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17024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81438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949508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64884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46111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013651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320083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832023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974893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083686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938177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83083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12017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043751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751039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141371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719299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142563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1951923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042427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001628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74881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632213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69951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069713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320615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56629085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40039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85139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95769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95937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03616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7630538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36138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471313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001134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198459" calcext:value-type="float">
            <text:p>0</text:p>
          </table:table-cell>
          <table:table-cell/>
          <table:table-cell office:value-type="float" office:value="0.000000164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10024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1817893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820102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132011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816823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15183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62202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409023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99915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390613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22456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24919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851096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928352" calcext:value-type="float">
            <text:p>0</text:p>
          </table:table-cell>
          <table:table-cell/>
          <table:table-cell office:value-type="float" office:value="0.0000008356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92465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571056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99942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581287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00998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5969486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030208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85499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032294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8199424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795068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0030479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809969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1379928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49983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5120716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03382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5659542" calcext:value-type="float">
            <text:p>0</text:p>
          </table:table-cell>
          <table:table-cell/>
          <table:table-cell office:value-type="float" office:value="0.0000003449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861361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25909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76266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850429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52722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681484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711323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218952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886263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346672" calcext:value-type="float">
            <text:p>0</text:p>
          </table:table-cell>
          <table:table-cell/>
          <table:table-cell office:value-type="float" office:value="0.000000321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86044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639926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43129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1031627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08422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7538795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85510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7638931" calcext:value-type="float">
            <text:p>0</text:p>
          </table:table-cell>
          <table:table-cell/>
          <table:table-cell office:value-type="float" office:value="0.000000321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146139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4891624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004876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1007785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44973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38869285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802220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25360488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336410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1129379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92601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1191368" calcext:value-type="float">
            <text:p>0</text:p>
          </table:table-cell>
          <table:table-cell/>
          <table:table-cell office:value-type="float" office:value="0.0000003449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098587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1489391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23946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581348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819804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649463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92657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9598731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391246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1098384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361444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1072158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07068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7638931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01007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4651031" calcext:value-type="float">
            <text:p>0</text:p>
          </table:table-cell>
          <table:table-cell/>
          <table:table-cell office:value-type="float" office:value="0.000000540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94875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79109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226497" calcext:value-type="float">
            <text:p>0</text:p>
          </table:table-cell>
          <table:table-cell/>
          <table:table-cell office:value-type="float" office:value="0.0023902058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659633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196695" calcext:value-type="float">
            <text:p>0</text:p>
          </table:table-cell>
          <table:table-cell/>
          <table:table-cell office:value-type="float" office:value="0.002385616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769638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193715" calcext:value-type="float">
            <text:p>0</text:p>
          </table:table-cell>
          <table:table-cell/>
          <table:table-cell office:value-type="float" office:value="0.0023129880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848979" calcext:value-type="float">
            <text:p>0</text:p>
          </table:table-cell>
          <table:table-cell/>
          <table:table-cell office:value-type="float" office:value="0.00000034994" calcext:value-type="float">
            <text:p>0</text:p>
          </table:table-cell>
          <table:table-cell/>
          <table:table-cell office:value-type="float" office:value="0.0000013411" calcext:value-type="float">
            <text:p>0</text:p>
          </table:table-cell>
          <table:table-cell/>
          <table:table-cell office:value-type="float" office:value="0.0022934973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2491683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202655" calcext:value-type="float">
            <text:p>0</text:p>
          </table:table-cell>
          <table:table-cell/>
          <table:table-cell office:value-type="float" office:value="0.0022884905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173994" calcext:value-type="float">
            <text:p>0</text:p>
          </table:table-cell>
          <table:table-cell/>
          <table:table-cell office:value-type="float" office:value="0.0000007164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408830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5772323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62364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187107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2511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911331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793412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6411285" calcext:value-type="float">
            <text:p>0</text:p>
          </table:table-cell>
          <table:table-cell/>
          <table:table-cell office:value-type="float" office:value="0.0000003449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897422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3280124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115145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858215" calcext:value-type="float">
            <text:p>0</text:p>
          </table:table-cell>
          <table:table-cell/>
          <table:table-cell office:value-type="float" office:value="0.0000009071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09807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92123" calcext:value-type="float">
            <text:p>0</text:p>
          </table:table-cell>
          <table:table-cell/>
          <table:table-cell office:value-type="float" office:value="0.0000003449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764073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139019" calcext:value-type="float">
            <text:p>0</text:p>
          </table:table-cell>
          <table:table-cell/>
          <table:table-cell office:value-type="float" office:value="0.000000321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860169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9350986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892355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5030117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98347" calcext:value-type="float">
            <text:p>0</text:p>
          </table:table-cell>
          <table:table-cell/>
          <table:table-cell office:value-type="float" office:value="0.0024109780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1728744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61479" calcext:value-type="float">
            <text:p>0</text:p>
          </table:table-cell>
          <table:table-cell/>
          <table:table-cell office:value-type="float" office:value="0.0023945271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1640529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87051" calcext:value-type="float">
            <text:p>0</text:p>
          </table:table-cell>
          <table:table-cell/>
          <table:table-cell office:value-type="float" office:value="0.0023180246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829273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84071" calcext:value-type="float">
            <text:p>0</text:p>
          </table:table-cell>
          <table:table-cell/>
          <table:table-cell office:value-type="float" office:value="0.0023239850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329257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87051" calcext:value-type="float">
            <text:p>0</text:p>
          </table:table-cell>
          <table:table-cell/>
          <table:table-cell office:value-type="float" office:value="0.0023246109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469562" calcext:value-type="float">
            <text:p>0</text:p>
          </table:table-cell>
          <table:table-cell/>
          <table:table-cell office:value-type="float" office:value="0.0000003211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173987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65031051" calcext:value-type="float">
            <text:p>0</text:p>
          </table:table-cell>
          <table:table-cell/>
          <table:table-cell office:value-type="float" office:value="0.00000034494" calcext:value-type="float">
            <text:p>0</text:p>
          </table:table-cell>
          <table:table-cell/>
          <table:table-cell office:value-type="float" office:value="0.00000061479" calcext:value-type="float">
            <text:p>0</text:p>
          </table:table-cell>
          <table:table-cell/>
          <table:table-cell office:value-type="float" office:value="0.0023103654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68991184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224651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07250213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726522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02291107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348629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6520957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49847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179054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87723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121833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4230182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160675" calcext:value-type="float">
            <text:p>0</text:p>
          </table:table-cell>
          <table:table-cell/>
          <table:table-cell office:value-type="float" office:value="0.0000003211" calcext:value-type="float">
            <text:p>0</text:p>
          </table:table-cell>
          <table:table-cell/>
          <table:table-cell office:value-type="float" office:value="0.00000098347" calcext:value-type="float">
            <text:p>0</text:p>
          </table:table-cell>
          <table:table-cell/>
          <table:table-cell office:value-type="float" office:value="0.0023827552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209716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4283528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202262" calcext:value-type="float">
            <text:p>0</text:p>
          </table:table-cell>
          <table:table-cell/>
          <table:table-cell office:value-type="float" office:value="0.00000065988" calcext:value-type="float">
            <text:p>0</text:p>
          </table:table-cell>
          <table:table-cell/>
          <table:table-cell office:value-type="float" office:value="0.00000098347" calcext:value-type="float">
            <text:p>0</text:p>
          </table:table-cell>
          <table:table-cell/>
          <table:table-cell office:value-type="float" office:value="0.0024407207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530193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4131238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122236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5257766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869773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517849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791427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450123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510093" calcext:value-type="float">
            <text:p>0</text:p>
          </table:table-cell>
          <table:table-cell/>
          <table:table-cell office:value-type="float" office:value="0.000000164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412572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1839866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136006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37087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157762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000602" calcext:value-type="float">
            <text:p>0</text:p>
          </table:table-cell>
          <table:table-cell/>
          <table:table-cell office:value-type="float" office:value="0.000000164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456381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6971359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438798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796079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336278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20018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5267302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2830028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538934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264883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172663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110939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5501549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421215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598836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6720294" calcext:value-type="float">
            <text:p>0</text:p>
          </table:table-cell>
          <table:table-cell/>
          <table:table-cell office:value-type="float" office:value="0.000000164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245083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3810138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5492608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54006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693608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180473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603307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9551048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5267302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6349086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718642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55922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521052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072097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180114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162145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575889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809867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323761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519359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275183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573085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54642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528024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052560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108947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10942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19239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23919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180473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37764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958919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93657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189678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042427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98080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052394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9856224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344755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9517669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78756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907182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35139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9210109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042559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70405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895932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63395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885369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7979869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3288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9419918" calcext:value-type="float">
            <text:p>0</text:p>
          </table:table-cell>
          <table:table-cell/>
          <table:table-cell office:value-type="float" office:value="0.000000164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16171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6380081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867619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90897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363828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091533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87398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1599788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11429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192880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002194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18000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436546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1311302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878646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1630783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864937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161886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038685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401508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81140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38005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34188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626087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029744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719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837221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900165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339986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157999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13028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8299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15005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2071857" calcext:value-type="float">
            <text:p>0</text:p>
          </table:table-cell>
          <table:table-cell/>
          <table:table-cell office:value-type="float" office:value="0.00000044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57788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56909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784935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900829" calcext:value-type="float">
            <text:p>0</text:p>
          </table:table-cell>
          <table:table-cell/>
          <table:table-cell office:value-type="float" office:value="0.000000164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008584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290145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14707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87155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339986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6429424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62798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171899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56132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4899501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845136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5040168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03846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5068778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347139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4220008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081302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3671646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7103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4029273" calcext:value-type="float">
            <text:p>0</text:p>
          </table:table-cell>
          <table:table-cell/>
          <table:table-cell office:value-type="float" office:value="0.000000164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95173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383138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167299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226974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13868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5187988" calcext:value-type="float">
            <text:p>0</text:p>
          </table:table-cell>
          <table:table-cell/>
          <table:table-cell office:value-type="float" office:value="0.000000164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018883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2110004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748576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454902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339092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2222061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1481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458955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865831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1819133" calcext:value-type="float">
            <text:p>0</text:p>
          </table:table-cell>
          <table:table-cell/>
          <table:table-cell office:value-type="float" office:value="0.000000164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886991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357866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887289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4100799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98320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889209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870170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28018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28582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4128894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00270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8700103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64884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690658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01107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1100978" calcext:value-type="float">
            <text:p>0</text:p>
          </table:table-cell>
          <table:table-cell/>
          <table:table-cell office:value-type="float" office:value="0.000000164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26304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729438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80140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0910243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00866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8940906" calcext:value-type="float">
            <text:p>0</text:p>
          </table:table-cell>
          <table:table-cell/>
          <table:table-cell office:value-type="float" office:value="0.000000164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325085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247001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49764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5090236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339092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231981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11240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2148151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221241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2250671" calcext:value-type="float">
            <text:p>0</text:p>
          </table:table-cell>
          <table:table-cell/>
          <table:table-cell office:value-type="float" office:value="0.000000164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41099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109249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72497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19598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52828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1819133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5881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185966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89354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4069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168789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830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03646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471042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8520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75984" calcext:value-type="float">
            <text:p>0</text:p>
          </table:table-cell>
          <table:table-cell/>
          <table:table-cell office:value-type="float" office:value="0.000000164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49983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6668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079812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6837844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875070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55850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255216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6098022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398995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4090538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9200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589859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027360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6078948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36274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691322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08720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10107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34946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2608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86233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02070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25138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661022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80084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658149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09948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02070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57298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631021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005008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75983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807585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20003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384690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271072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89024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021034" calcext:value-type="float">
            <text:p>0</text:p>
          </table:table-cell>
          <table:table-cell/>
          <table:table-cell office:value-type="float" office:value="0.000000164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31072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928878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77699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361339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92763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1709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805035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7379264" calcext:value-type="float">
            <text:p>0</text:p>
          </table:table-cell>
          <table:table-cell/>
          <table:table-cell office:value-type="float" office:value="0.0000006210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02259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070045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801458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029846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158656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909641" calcext:value-type="float">
            <text:p>0</text:p>
          </table:table-cell>
          <table:table-cell/>
          <table:table-cell office:value-type="float" office:value="0.000000530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124979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418468" calcext:value-type="float">
            <text:p>0</text:p>
          </table:table-cell>
          <table:table-cell/>
          <table:table-cell office:value-type="float" office:value="0.0000008356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10999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829242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10346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548603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38956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92974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11538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050308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2511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1290054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193525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6640167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093687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2040348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86399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720596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411214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340484" calcext:value-type="float">
            <text:p>0</text:p>
          </table:table-cell>
          <table:table-cell/>
          <table:table-cell office:value-type="float" office:value="0.0000008356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72199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150081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44211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3800601" calcext:value-type="float">
            <text:p>0</text:p>
          </table:table-cell>
          <table:table-cell/>
          <table:table-cell office:value-type="float" office:value="0.0000007164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872090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5908222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89520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469894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816227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72977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324787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4059753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76209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168491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22267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6027431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85014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357172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47165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551319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023784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911331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87293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609233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02654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360252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849606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977062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07528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360221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92465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491382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47599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095005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2481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021697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08747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72877407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803544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5202503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16197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180412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92657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5669803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306906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8719177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34784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310131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48953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717184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06336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1180381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28118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6680698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31098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220249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96233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8421154" calcext:value-type="float">
            <text:p>0</text:p>
          </table:table-cell>
          <table:table-cell/>
          <table:table-cell office:value-type="float" office:value="0.0000006210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418366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39191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347735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9417057" calcext:value-type="float">
            <text:p>0</text:p>
          </table:table-cell>
          <table:table-cell/>
          <table:table-cell office:value-type="float" office:value="0.000000321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07664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9390792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5792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351139" calcext:value-type="float">
            <text:p>0</text:p>
          </table:table-cell>
          <table:table-cell/>
          <table:table-cell office:value-type="float" office:value="0.0000003449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97558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5088062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870898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1539669" calcext:value-type="float">
            <text:p>0</text:p>
          </table:table-cell>
          <table:table-cell/>
          <table:table-cell office:value-type="float" office:value="0.0000003449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94743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8647651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49742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8866996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12787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3090114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312568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5139789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21237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2309761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62364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154848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3229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8999786" calcext:value-type="float">
            <text:p>0</text:p>
          </table:table-cell>
          <table:table-cell/>
          <table:table-cell office:value-type="float" office:value="0.0000003449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11727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3120384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199675" calcext:value-type="float">
            <text:p>0</text:p>
          </table:table-cell>
          <table:table-cell/>
          <table:table-cell office:value-type="float" office:value="0.0023904442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7188529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199675" calcext:value-type="float">
            <text:p>0</text:p>
          </table:table-cell>
          <table:table-cell/>
          <table:table-cell office:value-type="float" office:value="0.0023808777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2610168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99675" calcext:value-type="float">
            <text:p>0</text:p>
          </table:table-cell>
          <table:table-cell/>
          <table:table-cell office:value-type="float" office:value="0.0023102164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540039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196695" calcext:value-type="float">
            <text:p>0</text:p>
          </table:table-cell>
          <table:table-cell/>
          <table:table-cell office:value-type="float" office:value="0.0023143291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0888786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81794" calcext:value-type="float">
            <text:p>0</text:p>
          </table:table-cell>
          <table:table-cell/>
          <table:table-cell office:value-type="float" office:value="0.0023071169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4639835" calcext:value-type="float">
            <text:p>0</text:p>
          </table:table-cell>
          <table:table-cell/>
          <table:table-cell office:value-type="float" office:value="0.00000062104" calcext:value-type="float">
            <text:p>0</text:p>
          </table:table-cell>
          <table:table-cell/>
          <table:table-cell office:value-type="float" office:value="0.00000196695" calcext:value-type="float">
            <text:p>0</text:p>
          </table:table-cell>
          <table:table-cell/>
          <table:table-cell office:value-type="float" office:value="0.0022891163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720264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202655" calcext:value-type="float">
            <text:p>0</text:p>
          </table:table-cell>
          <table:table-cell/>
          <table:table-cell office:value-type="float" office:value="0.0022980272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979114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99675" calcext:value-type="float">
            <text:p>0</text:p>
          </table:table-cell>
          <table:table-cell/>
          <table:table-cell office:value-type="float" office:value="0.0022936165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7791004" calcext:value-type="float">
            <text:p>0</text:p>
          </table:table-cell>
          <table:table-cell/>
          <table:table-cell office:value-type="float" office:value="0.00000034494" calcext:value-type="float">
            <text:p>0</text:p>
          </table:table-cell>
          <table:table-cell/>
          <table:table-cell office:value-type="float" office:value="0.00000199675" calcext:value-type="float">
            <text:p>0</text:p>
          </table:table-cell>
          <table:table-cell/>
          <table:table-cell office:value-type="float" office:value="0.0023069977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118785" calcext:value-type="float">
            <text:p>0</text:p>
          </table:table-cell>
          <table:table-cell/>
          <table:table-cell office:value-type="float" office:value="0.0000007314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874640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400119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08856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268657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088753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660659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99942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6691684" calcext:value-type="float">
            <text:p>0</text:p>
          </table:table-cell>
          <table:table-cell/>
          <table:table-cell office:value-type="float" office:value="0.0000007164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019909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4269351" calcext:value-type="float">
            <text:p>0</text:p>
          </table:table-cell>
          <table:table-cell/>
          <table:table-cell office:value-type="float" office:value="0.0000006210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026334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438297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666620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198852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738443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5239715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37466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659694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01270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471343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835135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979507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1134574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288093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900030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7499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1021027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498897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1788437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518966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25491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500919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31733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512145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87696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141933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850930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7920265" calcext:value-type="float">
            <text:p>0</text:p>
          </table:table-cell>
          <table:table-cell/>
          <table:table-cell office:value-type="float" office:value="0.00000050183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15303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6790161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14681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7050037" calcext:value-type="float">
            <text:p>0</text:p>
          </table:table-cell>
          <table:table-cell/>
          <table:table-cell office:value-type="float" office:value="0.0000003449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887157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8189163" calcext:value-type="float">
            <text:p>0</text:p>
          </table:table-cell>
          <table:table-cell/>
          <table:table-cell office:value-type="float" office:value="0.000000321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768842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520324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5074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7658004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89384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6830902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8490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438899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09750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169849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840367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6029605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336708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6217956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1451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678737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76209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539428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832453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380714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00402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1150321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26773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458698" calcext:value-type="float">
            <text:p>0</text:p>
          </table:table-cell>
          <table:table-cell/>
          <table:table-cell office:value-type="float" office:value="0.000000321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374259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3911933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41503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7770271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889971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4520626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71007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76239109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17661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9010047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019909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7569999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852718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981559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88485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287429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22565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9019374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47165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380744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27688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020401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93981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478164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460090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622034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379921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6620883" calcext:value-type="float">
            <text:p>0</text:p>
          </table:table-cell>
          <table:table-cell/>
          <table:table-cell office:value-type="float" office:value="0.0000003449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41397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500679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335814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5149841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68759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5759468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802352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5289783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89384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040077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829638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999938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46569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918876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73716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890266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03382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709762" calcext:value-type="float">
            <text:p>0</text:p>
          </table:table-cell>
          <table:table-cell/>
          <table:table-cell office:value-type="float" office:value="0.00000023073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079084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632049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52556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771327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10105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5798549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47761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6859512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31208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1971206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095011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5820007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512244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859905" calcext:value-type="float">
            <text:p>0</text:p>
          </table:table-cell>
          <table:table-cell/>
          <table:table-cell office:value-type="float" office:value="0.000000321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341178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281574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208616" calcext:value-type="float">
            <text:p>0</text:p>
          </table:table-cell>
          <table:table-cell/>
          <table:table-cell office:value-type="float" office:value="0.0024034976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049945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113248" calcext:value-type="float">
            <text:p>0</text:p>
          </table:table-cell>
          <table:table-cell/>
          <table:table-cell office:value-type="float" office:value="0.0024051368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44065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235438" calcext:value-type="float">
            <text:p>0</text:p>
          </table:table-cell>
          <table:table-cell/>
          <table:table-cell office:value-type="float" office:value="0.0023835301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3621788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208616" calcext:value-type="float">
            <text:p>0</text:p>
          </table:table-cell>
          <table:table-cell/>
          <table:table-cell office:value-type="float" office:value="0.0023206174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6469955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98347" calcext:value-type="float">
            <text:p>0</text:p>
          </table:table-cell>
          <table:table-cell/>
          <table:table-cell office:value-type="float" office:value="0.0023008584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621517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223517" calcext:value-type="float">
            <text:p>0</text:p>
          </table:table-cell>
          <table:table-cell/>
          <table:table-cell office:value-type="float" office:value="0.0022867321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6708374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098347" calcext:value-type="float">
            <text:p>0</text:p>
          </table:table-cell>
          <table:table-cell/>
          <table:table-cell office:value-type="float" office:value="0.0023967325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87083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98347" calcext:value-type="float">
            <text:p>0</text:p>
          </table:table-cell>
          <table:table-cell/>
          <table:table-cell office:value-type="float" office:value="0.0023802518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841526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877322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429061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98347" calcext:value-type="float">
            <text:p>0</text:p>
          </table:table-cell>
          <table:table-cell/>
          <table:table-cell office:value-type="float" office:value="0.0023302137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77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171603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4300346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138821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000572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50183" calcext:value-type="float">
            <text:p>0</text:p>
          </table:table-cell>
          <table:table-cell/>
          <table:table-cell office:value-type="float" office:value="0.0023017525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618408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01433789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439262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61479" calcext:value-type="float">
            <text:p>0</text:p>
          </table:table-cell>
          <table:table-cell/>
          <table:table-cell office:value-type="float" office:value="0.0001413822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390583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01409947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5492439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098347" calcext:value-type="float">
            <text:p>0</text:p>
          </table:table-cell>
          <table:table-cell/>
          <table:table-cell office:value-type="float" office:value="0.0023212432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809204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16229" calcext:value-type="float">
            <text:p>0</text:p>
          </table:table-cell>
          <table:table-cell/>
          <table:table-cell office:value-type="float" office:value="0.0023952722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619495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113248" calcext:value-type="float">
            <text:p>0</text:p>
          </table:table-cell>
          <table:table-cell/>
          <table:table-cell office:value-type="float" office:value="0.0023986101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310909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13248" calcext:value-type="float">
            <text:p>0</text:p>
          </table:table-cell>
          <table:table-cell/>
          <table:table-cell office:value-type="float" office:value="0.0023897588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481212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39512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977993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10268" calcext:value-type="float">
            <text:p>0</text:p>
          </table:table-cell>
          <table:table-cell/>
          <table:table-cell office:value-type="float" office:value="0.0023359954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9461164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98347" calcext:value-type="float">
            <text:p>0</text:p>
          </table:table-cell>
          <table:table-cell/>
          <table:table-cell office:value-type="float" office:value="0.0023117661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976034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110268" calcext:value-type="float">
            <text:p>0</text:p>
          </table:table-cell>
          <table:table-cell/>
          <table:table-cell office:value-type="float" office:value="0.0023250877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66847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98347" calcext:value-type="float">
            <text:p>0</text:p>
          </table:table-cell>
          <table:table-cell/>
          <table:table-cell office:value-type="float" office:value="0.0023110806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5171508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98347" calcext:value-type="float">
            <text:p>0</text:p>
          </table:table-cell>
          <table:table-cell/>
          <table:table-cell office:value-type="float" office:value="0.0022814571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3781528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048818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2938461" calcext:value-type="float">
            <text:p>0</text:p>
          </table:table-cell>
          <table:table-cell/>
          <table:table-cell office:value-type="float" office:value="0.0000001642" calcext:value-type="float">
            <text:p>0</text:p>
          </table:table-cell>
          <table:table-cell/>
          <table:table-cell office:value-type="float" office:value="0.00000113248" calcext:value-type="float">
            <text:p>0</text:p>
          </table:table-cell>
          <table:table-cell/>
          <table:table-cell office:value-type="float" office:value="0.0024108886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86874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98347" calcext:value-type="float">
            <text:p>0</text:p>
          </table:table-cell>
          <table:table-cell/>
          <table:table-cell office:value-type="float" office:value="0.0024041831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53973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98347" calcext:value-type="float">
            <text:p>0</text:p>
          </table:table-cell>
          <table:table-cell/>
          <table:table-cell office:value-type="float" office:value="0.0023796558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8595943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143589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91540813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110268" calcext:value-type="float">
            <text:p>0</text:p>
          </table:table-cell>
          <table:table-cell/>
          <table:table-cell office:value-type="float" office:value="0.0023898780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598308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339986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2010078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98347" calcext:value-type="float">
            <text:p>0</text:p>
          </table:table-cell>
          <table:table-cell/>
          <table:table-cell office:value-type="float" office:value="0.0023017227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039382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98347" calcext:value-type="float">
            <text:p>0</text:p>
          </table:table-cell>
          <table:table-cell/>
          <table:table-cell office:value-type="float" office:value="0.0022953748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358863" calcext:value-type="float">
            <text:p>0</text:p>
          </table:table-cell>
          <table:table-cell/>
          <table:table-cell office:value-type="float" office:value="0.0000001642" calcext:value-type="float">
            <text:p>0</text:p>
          </table:table-cell>
          <table:table-cell/>
          <table:table-cell office:value-type="float" office:value="0.00000110268" calcext:value-type="float">
            <text:p>0</text:p>
          </table:table-cell>
          <table:table-cell/>
          <table:table-cell office:value-type="float" office:value="0.0022917389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2010078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101327" calcext:value-type="float">
            <text:p>0</text:p>
          </table:table-cell>
          <table:table-cell/>
          <table:table-cell office:value-type="float" office:value="0.0022948682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70116" calcext:value-type="float">
            <text:p>0</text:p>
          </table:table-cell>
          <table:table-cell/>
          <table:table-cell office:value-type="float" office:value="0.000000164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842155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659965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823380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01077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754835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101039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28688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49953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17661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46989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286102" calcext:value-type="float">
            <text:p>0</text:p>
          </table:table-cell>
          <table:table-cell/>
          <table:table-cell office:value-type="float" office:value="0.0024066567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370784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26226" calcext:value-type="float">
            <text:p>0</text:p>
          </table:table-cell>
          <table:table-cell/>
          <table:table-cell office:value-type="float" office:value="0.0024011135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720233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202655" calcext:value-type="float">
            <text:p>0</text:p>
          </table:table-cell>
          <table:table-cell/>
          <table:table-cell office:value-type="float" office:value="0.0023853480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817653" calcext:value-type="float">
            <text:p>0</text:p>
          </table:table-cell>
          <table:table-cell/>
          <table:table-cell office:value-type="float" office:value="0.0000001642" calcext:value-type="float">
            <text:p>0</text:p>
          </table:table-cell>
          <table:table-cell/>
          <table:table-cell office:value-type="float" office:value="0.00000098347" calcext:value-type="float">
            <text:p>0</text:p>
          </table:table-cell>
          <table:table-cell/>
          <table:table-cell office:value-type="float" office:value="0.002374112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959678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220537" calcext:value-type="float">
            <text:p>0</text:p>
          </table:table-cell>
          <table:table-cell/>
          <table:table-cell office:value-type="float" office:value="0.0023571252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84831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185014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890537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235438" calcext:value-type="float">
            <text:p>0</text:p>
          </table:table-cell>
          <table:table-cell/>
          <table:table-cell office:value-type="float" office:value="0.0023146271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946947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172853" calcext:value-type="float">
            <text:p>0</text:p>
          </table:table-cell>
          <table:table-cell/>
          <table:table-cell office:value-type="float" office:value="0.002315014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57175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196695" calcext:value-type="float">
            <text:p>0</text:p>
          </table:table-cell>
          <table:table-cell/>
          <table:table-cell office:value-type="float" office:value="0.002318978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90060138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98347" calcext:value-type="float">
            <text:p>0</text:p>
          </table:table-cell>
          <table:table-cell/>
          <table:table-cell office:value-type="float" office:value="0.0023108720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89399719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146031" calcext:value-type="float">
            <text:p>0</text:p>
          </table:table-cell>
          <table:table-cell/>
          <table:table-cell office:value-type="float" office:value="0.0023811161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389858" calcext:value-type="float">
            <text:p>0</text:p>
          </table:table-cell>
          <table:table-cell/>
          <table:table-cell office:value-type="float" office:value="0.0000001642" calcext:value-type="float">
            <text:p>0</text:p>
          </table:table-cell>
          <table:table-cell/>
          <table:table-cell office:value-type="float" office:value="0.00000098347" calcext:value-type="float">
            <text:p>0</text:p>
          </table:table-cell>
          <table:table-cell/>
          <table:table-cell office:value-type="float" office:value="0.0022988319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1790008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184774" calcext:value-type="float">
            <text:p>0</text:p>
          </table:table-cell>
          <table:table-cell/>
          <table:table-cell office:value-type="float" office:value="0.0022921264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721954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274181" calcext:value-type="float">
            <text:p>0</text:p>
          </table:table-cell>
          <table:table-cell/>
          <table:table-cell office:value-type="float" office:value="0.0023190379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9681663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26226" calcext:value-type="float">
            <text:p>0</text:p>
          </table:table-cell>
          <table:table-cell/>
          <table:table-cell office:value-type="float" office:value="0.0023868083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581287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98347" calcext:value-type="float">
            <text:p>0</text:p>
          </table:table-cell>
          <table:table-cell/>
          <table:table-cell office:value-type="float" office:value="0.0023101270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500888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247359" calcext:value-type="float">
            <text:p>0</text:p>
          </table:table-cell>
          <table:table-cell/>
          <table:table-cell office:value-type="float" office:value="0.0023100078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53798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98347" calcext:value-type="float">
            <text:p>0</text:p>
          </table:table-cell>
          <table:table-cell/>
          <table:table-cell office:value-type="float" office:value="0.0024152398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289722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98347" calcext:value-type="float">
            <text:p>0</text:p>
          </table:table-cell>
          <table:table-cell/>
          <table:table-cell office:value-type="float" office:value="0.0023310780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98964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322403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209041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162662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822969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184774" calcext:value-type="float">
            <text:p>0</text:p>
          </table:table-cell>
          <table:table-cell/>
          <table:table-cell office:value-type="float" office:value="0.0023815929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66029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303925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679037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184774" calcext:value-type="float">
            <text:p>0</text:p>
          </table:table-cell>
          <table:table-cell/>
          <table:table-cell office:value-type="float" office:value="0.0022960007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9801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2853910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3204097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160932" calcext:value-type="float">
            <text:p>0</text:p>
          </table:table-cell>
          <table:table-cell/>
          <table:table-cell office:value-type="float" office:value="0.0022872388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3850669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163912" calcext:value-type="float">
            <text:p>0</text:p>
          </table:table-cell>
          <table:table-cell/>
          <table:table-cell office:value-type="float" office:value="0.0023179650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2079219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199675" calcext:value-type="float">
            <text:p>0</text:p>
          </table:table-cell>
          <table:table-cell/>
          <table:table-cell office:value-type="float" office:value="0.0023156404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2912988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146031" calcext:value-type="float">
            <text:p>0</text:p>
          </table:table-cell>
          <table:table-cell/>
          <table:table-cell office:value-type="float" office:value="0.0023077130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320716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157952" calcext:value-type="float">
            <text:p>0</text:p>
          </table:table-cell>
          <table:table-cell/>
          <table:table-cell office:value-type="float" office:value="0.0022935271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12421512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146031" calcext:value-type="float">
            <text:p>0</text:p>
          </table:table-cell>
          <table:table-cell/>
          <table:table-cell office:value-type="float" office:value="0.0022889673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20911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175833" calcext:value-type="float">
            <text:p>0</text:p>
          </table:table-cell>
          <table:table-cell/>
          <table:table-cell office:value-type="float" office:value="0.0022928416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9170722" calcext:value-type="float">
            <text:p>0</text:p>
          </table:table-cell>
          <table:table-cell/>
          <table:table-cell office:value-type="float" office:value="0.000000164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078786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7841072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037361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029201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124681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950836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49742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729106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825168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625963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64749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14920139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92465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3610801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995397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14269256" calcext:value-type="float">
            <text:p>0</text:p>
          </table:table-cell>
          <table:table-cell/>
          <table:table-cell office:value-type="float" office:value="0.000000164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1793801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4334917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975131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597976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961422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887031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956356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6569576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827610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2768030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70305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779838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06174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399063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52530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91914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04872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89011192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980198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0561428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827610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548788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974833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77030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1803636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63168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307502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9051513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041069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1442899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13787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02989673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831186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631687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237632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2141208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829696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879642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80883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601024" calcext:value-type="float">
            <text:p>0</text:p>
          </table:table-cell>
          <table:table-cell/>
          <table:table-cell office:value-type="float" office:value="0.000000164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1796185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210067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015009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611587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778378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105163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84852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2410621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052692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577182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54046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370784" calcext:value-type="float">
            <text:p>0</text:p>
          </table:table-cell>
          <table:table-cell/>
          <table:table-cell office:value-type="float" office:value="0.000000164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1454949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84013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824928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99639892" calcext:value-type="float">
            <text:p>0</text:p>
          </table:table-cell>
          <table:table-cell/>
          <table:table-cell office:value-type="float" office:value="0.000000164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1447200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73342323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75074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80311298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873746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9795904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979006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79219341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43781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77829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406147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95651149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541450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3500194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499131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360916" calcext:value-type="float">
            <text:p>0</text:p>
          </table:table-cell>
          <table:table-cell/>
          <table:table-cell office:value-type="float" office:value="0.000000164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313462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30131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22863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490064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62689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607845" calcext:value-type="float">
            <text:p>0</text:p>
          </table:table-cell>
          <table:table-cell/>
          <table:table-cell office:value-type="float" office:value="0.000000164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022459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8569908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32698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209114" calcext:value-type="float">
            <text:p>0</text:p>
          </table:table-cell>
          <table:table-cell/>
          <table:table-cell office:value-type="float" office:value="0.00000081178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96637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858184" calcext:value-type="float">
            <text:p>0</text:p>
          </table:table-cell>
          <table:table-cell/>
          <table:table-cell office:value-type="float" office:value="0.00000050683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323595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656555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21535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119449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403929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990703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411214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449462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549795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840499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76209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0729045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336112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010108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47490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600059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37357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573801" calcext:value-type="float">
            <text:p>0</text:p>
          </table:table-cell>
          <table:table-cell/>
          <table:table-cell office:value-type="float" office:value="0.0000006210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012625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6067028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321211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930435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80084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0729045" calcext:value-type="float">
            <text:p>0</text:p>
          </table:table-cell>
          <table:table-cell/>
          <table:table-cell office:value-type="float" office:value="0.00000062104" calcext:value-type="float">
            <text:p>0</text:p>
          </table:table-cell>
          <table:table-cell/>
          <table:table-cell office:value-type="float" office:value="0.00000196695" calcext:value-type="float">
            <text:p>0</text:p>
          </table:table-cell>
          <table:table-cell/>
          <table:table-cell office:value-type="float" office:value="0.0023936331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7279129" calcext:value-type="float">
            <text:p>0</text:p>
          </table:table-cell>
          <table:table-cell/>
          <table:table-cell office:value-type="float" office:value="0.00000074025" calcext:value-type="float">
            <text:p>0</text:p>
          </table:table-cell>
          <table:table-cell/>
          <table:table-cell office:value-type="float" office:value="0.00000172853" calcext:value-type="float">
            <text:p>0</text:p>
          </table:table-cell>
          <table:table-cell/>
          <table:table-cell office:value-type="float" office:value="0.0023963451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2200813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99675" calcext:value-type="float">
            <text:p>0</text:p>
          </table:table-cell>
          <table:table-cell/>
          <table:table-cell office:value-type="float" office:value="0.0023989677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9930343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160932" calcext:value-type="float">
            <text:p>0</text:p>
          </table:table-cell>
          <table:table-cell/>
          <table:table-cell office:value-type="float" office:value="0.0023739635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6740303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49011" calcext:value-type="float">
            <text:p>0</text:p>
          </table:table-cell>
          <table:table-cell/>
          <table:table-cell office:value-type="float" office:value="0.002342075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2539367" calcext:value-type="float">
            <text:p>0</text:p>
          </table:table-cell>
          <table:table-cell/>
          <table:table-cell office:value-type="float" office:value="0.00000034494" calcext:value-type="float">
            <text:p>0</text:p>
          </table:table-cell>
          <table:table-cell/>
          <table:table-cell office:value-type="float" office:value="0.00000157952" calcext:value-type="float">
            <text:p>0</text:p>
          </table:table-cell>
          <table:table-cell/>
          <table:table-cell office:value-type="float" office:value="0.0023281276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4898986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87754" calcext:value-type="float">
            <text:p>0</text:p>
          </table:table-cell>
          <table:table-cell/>
          <table:table-cell office:value-type="float" office:value="0.0023186504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2412281" calcext:value-type="float">
            <text:p>0</text:p>
          </table:table-cell>
          <table:table-cell/>
          <table:table-cell office:value-type="float" office:value="0.00000062104" calcext:value-type="float">
            <text:p>0</text:p>
          </table:table-cell>
          <table:table-cell/>
          <table:table-cell office:value-type="float" office:value="0.00000199675" calcext:value-type="float">
            <text:p>0</text:p>
          </table:table-cell>
          <table:table-cell/>
          <table:table-cell office:value-type="float" office:value="0.0022928416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039413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017393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779869" calcext:value-type="float">
            <text:p>0</text:p>
          </table:table-cell>
          <table:table-cell/>
          <table:table-cell office:value-type="float" office:value="0.0000007352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389756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772974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97531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1449794" calcext:value-type="float">
            <text:p>0</text:p>
          </table:table-cell>
          <table:table-cell/>
          <table:table-cell office:value-type="float" office:value="0.0000003449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048818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7260055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61172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960735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91299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5170783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41099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6239624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22622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5829544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320317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8971176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93955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4840106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339390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1561126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96935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3992271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827254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1031112" calcext:value-type="float">
            <text:p>0</text:p>
          </table:table-cell>
          <table:table-cell/>
          <table:table-cell office:value-type="float" office:value="0.0000006210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30452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7109851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47463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82399845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15120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7438144" calcext:value-type="float">
            <text:p>0</text:p>
          </table:table-cell>
          <table:table-cell/>
          <table:table-cell office:value-type="float" office:value="0.0000006160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897588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610229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10048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920204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72497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44065" calcext:value-type="float">
            <text:p>0</text:p>
          </table:table-cell>
          <table:table-cell/>
          <table:table-cell office:value-type="float" office:value="0.0000003449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17065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087429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890137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987987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1800060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6191215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042725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320747" calcext:value-type="float">
            <text:p>0</text:p>
          </table:table-cell>
          <table:table-cell/>
          <table:table-cell office:value-type="float" office:value="0.0000007164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801326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103878" calcext:value-type="float">
            <text:p>0</text:p>
          </table:table-cell>
          <table:table-cell/>
          <table:table-cell office:value-type="float" office:value="0.0000006210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39907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9639263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900270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957656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75911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999546" calcext:value-type="float">
            <text:p>0</text:p>
          </table:table-cell>
          <table:table-cell/>
          <table:table-cell office:value-type="float" office:value="0.0000006260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52367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510456" calcext:value-type="float">
            <text:p>0</text:p>
          </table:table-cell>
          <table:table-cell/>
          <table:table-cell office:value-type="float" office:value="0.0000007164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40039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3969879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1792311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380413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1775026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700225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1767277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742053" calcext:value-type="float">
            <text:p>0</text:p>
          </table:table-cell>
          <table:table-cell/>
          <table:table-cell office:value-type="float" office:value="0.00000050183" calcext:value-type="float">
            <text:p>0</text:p>
          </table:table-cell>
          <table:table-cell/>
          <table:table-cell office:value-type="float" office:value="0.00000149011" calcext:value-type="float">
            <text:p>0</text:p>
          </table:table-cell>
          <table:table-cell/>
          <table:table-cell office:value-type="float" office:value="0.0024102628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4197826" calcext:value-type="float">
            <text:p>0</text:p>
          </table:table-cell>
          <table:table-cell/>
          <table:table-cell office:value-type="float" office:value="0.00000034494" calcext:value-type="float">
            <text:p>0</text:p>
          </table:table-cell>
          <table:table-cell/>
          <table:table-cell office:value-type="float" office:value="0.00000149011" calcext:value-type="float">
            <text:p>0</text:p>
          </table:table-cell>
          <table:table-cell/>
          <table:table-cell office:value-type="float" office:value="0.0023913979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780532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46031" calcext:value-type="float">
            <text:p>0</text:p>
          </table:table-cell>
          <table:table-cell/>
          <table:table-cell office:value-type="float" office:value="0.0024008750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199878" calcext:value-type="float">
            <text:p>0</text:p>
          </table:table-cell>
          <table:table-cell/>
          <table:table-cell office:value-type="float" office:value="0.0000003211" calcext:value-type="float">
            <text:p>0</text:p>
          </table:table-cell>
          <table:table-cell/>
          <table:table-cell office:value-type="float" office:value="0.00000146031" calcext:value-type="float">
            <text:p>0</text:p>
          </table:table-cell>
          <table:table-cell/>
          <table:table-cell office:value-type="float" office:value="0.0023932158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4100074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25169" calcext:value-type="float">
            <text:p>0</text:p>
          </table:table-cell>
          <table:table-cell/>
          <table:table-cell office:value-type="float" office:value="0.0023870170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4531612" calcext:value-type="float">
            <text:p>0</text:p>
          </table:table-cell>
          <table:table-cell/>
          <table:table-cell office:value-type="float" office:value="0.00000062104" calcext:value-type="float">
            <text:p>0</text:p>
          </table:table-cell>
          <table:table-cell/>
          <table:table-cell office:value-type="float" office:value="0.00000146031" calcext:value-type="float">
            <text:p>0</text:p>
          </table:table-cell>
          <table:table-cell/>
          <table:table-cell office:value-type="float" office:value="0.0023190081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51118" calcext:value-type="float">
            <text:p>0</text:p>
          </table:table-cell>
          <table:table-cell/>
          <table:table-cell office:value-type="float" office:value="0.00000034494" calcext:value-type="float">
            <text:p>0</text:p>
          </table:table-cell>
          <table:table-cell/>
          <table:table-cell office:value-type="float" office:value="0.00037387013" calcext:value-type="float">
            <text:p>0</text:p>
          </table:table-cell>
          <table:table-cell/>
          <table:table-cell office:value-type="float" office:value="0.0023925006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609958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13077259" calcext:value-type="float">
            <text:p>0</text:p>
          </table:table-cell>
          <table:table-cell/>
          <table:table-cell office:value-type="float" office:value="0.0023863613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360977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27012825" calcext:value-type="float">
            <text:p>0</text:p>
          </table:table-cell>
          <table:table-cell/>
          <table:table-cell office:value-type="float" office:value="0.0023373663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1699199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2846121" calcext:value-type="float">
            <text:p>0</text:p>
          </table:table-cell>
          <table:table-cell/>
          <table:table-cell office:value-type="float" office:value="0.0023309886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1079311" calcext:value-type="float">
            <text:p>0</text:p>
          </table:table-cell>
          <table:table-cell/>
          <table:table-cell office:value-type="float" office:value="0.0000003211" calcext:value-type="float">
            <text:p>0</text:p>
          </table:table-cell>
          <table:table-cell/>
          <table:table-cell office:value-type="float" office:value="0.00008174777" calcext:value-type="float">
            <text:p>0</text:p>
          </table:table-cell>
          <table:table-cell/>
          <table:table-cell office:value-type="float" office:value="0.0023178458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180141" calcext:value-type="float">
            <text:p>0</text:p>
          </table:table-cell>
          <table:table-cell/>
          <table:table-cell office:value-type="float" office:value="0.00000034494" calcext:value-type="float">
            <text:p>0</text:p>
          </table:table-cell>
          <table:table-cell/>
          <table:table-cell office:value-type="float" office:value="0.00009062886" calcext:value-type="float">
            <text:p>0</text:p>
          </table:table-cell>
          <table:table-cell/>
          <table:table-cell office:value-type="float" office:value="0.0023216307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027553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873804" calcext:value-type="float">
            <text:p>0</text:p>
          </table:table-cell>
          <table:table-cell/>
          <table:table-cell office:value-type="float" office:value="0.0023000240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441646" calcext:value-type="float">
            <text:p>0</text:p>
          </table:table-cell>
          <table:table-cell/>
          <table:table-cell office:value-type="float" office:value="0.00000034494" calcext:value-type="float">
            <text:p>0</text:p>
          </table:table-cell>
          <table:table-cell/>
          <table:table-cell office:value-type="float" office:value="0.00003388524" calcext:value-type="float">
            <text:p>0</text:p>
          </table:table-cell>
          <table:table-cell/>
          <table:table-cell office:value-type="float" office:value="0.0022861361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109912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250339" calcext:value-type="float">
            <text:p>0</text:p>
          </table:table-cell>
          <table:table-cell/>
          <table:table-cell office:value-type="float" office:value="0.0023917257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151439" calcext:value-type="float">
            <text:p>0</text:p>
          </table:table-cell>
          <table:table-cell/>
          <table:table-cell office:value-type="float" office:value="0.0000003211" calcext:value-type="float">
            <text:p>0</text:p>
          </table:table-cell>
          <table:table-cell/>
          <table:table-cell office:value-type="float" office:value="0.00000211596" calcext:value-type="float">
            <text:p>0</text:p>
          </table:table-cell>
          <table:table-cell/>
          <table:table-cell office:value-type="float" office:value="0.0023891925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259784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13709" calcext:value-type="float">
            <text:p>0</text:p>
          </table:table-cell>
          <table:table-cell/>
          <table:table-cell office:value-type="float" office:value="0.0023837387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340847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87051" calcext:value-type="float">
            <text:p>0</text:p>
          </table:table-cell>
          <table:table-cell/>
          <table:table-cell office:value-type="float" office:value="0.0023325085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190612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292601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961761" calcext:value-type="float">
            <text:p>0</text:p>
          </table:table-cell>
          <table:table-cell/>
          <table:table-cell office:value-type="float" office:value="0.00000081678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218691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799636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208616" calcext:value-type="float">
            <text:p>0</text:p>
          </table:table-cell>
          <table:table-cell/>
          <table:table-cell office:value-type="float" office:value="0.0023197531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5218257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044943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530254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098347" calcext:value-type="float">
            <text:p>0</text:p>
          </table:table-cell>
          <table:table-cell/>
          <table:table-cell office:value-type="float" office:value="0.0000856518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641254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13709" calcext:value-type="float">
            <text:p>0</text:p>
          </table:table-cell>
          <table:table-cell/>
          <table:table-cell office:value-type="float" office:value="0.0001038610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509822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98347" calcext:value-type="float">
            <text:p>0</text:p>
          </table:table-cell>
          <table:table-cell/>
          <table:table-cell office:value-type="float" office:value="0.0001046359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130737" calcext:value-type="float">
            <text:p>0</text:p>
          </table:table-cell>
          <table:table-cell/>
          <table:table-cell office:value-type="float" office:value="0.0000003211" calcext:value-type="float">
            <text:p>0</text:p>
          </table:table-cell>
          <table:table-cell/>
          <table:table-cell office:value-type="float" office:value="0.00000075755" calcext:value-type="float">
            <text:p>0</text:p>
          </table:table-cell>
          <table:table-cell/>
          <table:table-cell office:value-type="float" office:value="0.0023681223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012161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160932" calcext:value-type="float">
            <text:p>0</text:p>
          </table:table-cell>
          <table:table-cell/>
          <table:table-cell office:value-type="float" office:value="0.0023272633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080638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084071" calcext:value-type="float">
            <text:p>0</text:p>
          </table:table-cell>
          <table:table-cell/>
          <table:table-cell office:value-type="float" office:value="0.002313733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409687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087263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33813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14007" calcext:value-type="float">
            <text:p>0</text:p>
          </table:table-cell>
          <table:table-cell/>
          <table:table-cell office:value-type="float" office:value="0.0023121237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608871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98347" calcext:value-type="float">
            <text:p>0</text:p>
          </table:table-cell>
          <table:table-cell/>
          <table:table-cell office:value-type="float" office:value="0.0023891329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4730434" calcext:value-type="float">
            <text:p>0</text:p>
          </table:table-cell>
          <table:table-cell/>
          <table:table-cell office:value-type="float" office:value="0.00000044031" calcext:value-type="float">
            <text:p>0</text:p>
          </table:table-cell>
          <table:table-cell/>
          <table:table-cell office:value-type="float" office:value="0.00000098347" calcext:value-type="float">
            <text:p>0</text:p>
          </table:table-cell>
          <table:table-cell/>
          <table:table-cell office:value-type="float" office:value="0.0023236274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2589435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01327" calcext:value-type="float">
            <text:p>0</text:p>
          </table:table-cell>
          <table:table-cell/>
          <table:table-cell office:value-type="float" office:value="0.0023186504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1220912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01327" calcext:value-type="float">
            <text:p>0</text:p>
          </table:table-cell>
          <table:table-cell/>
          <table:table-cell office:value-type="float" office:value="0.0023177564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040771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197531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400451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172497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9789676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238360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869441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2882819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981166" calcext:value-type="float">
            <text:p>0</text:p>
          </table:table-cell>
          <table:table-cell/>
          <table:table-cell office:value-type="float" office:value="0.000000321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861229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07925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337304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019313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62662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421909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898614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12968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883713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941329" calcext:value-type="float">
            <text:p>0</text:p>
          </table:table-cell>
          <table:table-cell/>
          <table:table-cell office:value-type="float" office:value="0.000000321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054778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9100437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897422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740425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301003" calcext:value-type="float">
            <text:p>0</text:p>
          </table:table-cell>
          <table:table-cell/>
          <table:table-cell office:value-type="float" office:value="0.0024231374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9801387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277161" calcext:value-type="float">
            <text:p>0</text:p>
          </table:table-cell>
          <table:table-cell/>
          <table:table-cell office:value-type="float" office:value="0.0024086534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370483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283122" calcext:value-type="float">
            <text:p>0</text:p>
          </table:table-cell>
          <table:table-cell/>
          <table:table-cell office:value-type="float" office:value="0.0023804008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380321" calcext:value-type="float">
            <text:p>0</text:p>
          </table:table-cell>
          <table:table-cell/>
          <table:table-cell office:value-type="float" office:value="0.00000050183" calcext:value-type="float">
            <text:p>0</text:p>
          </table:table-cell>
          <table:table-cell/>
          <table:table-cell office:value-type="float" office:value="0.00000384449" calcext:value-type="float">
            <text:p>0</text:p>
          </table:table-cell>
          <table:table-cell/>
          <table:table-cell office:value-type="float" office:value="0.0023837089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209354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286102" calcext:value-type="float">
            <text:p>0</text:p>
          </table:table-cell>
          <table:table-cell/>
          <table:table-cell office:value-type="float" office:value="0.0023202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940967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324845" calcext:value-type="float">
            <text:p>0</text:p>
          </table:table-cell>
          <table:table-cell/>
          <table:table-cell office:value-type="float" office:value="0.0023031830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769306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450015" calcext:value-type="float">
            <text:p>0</text:p>
          </table:table-cell>
          <table:table-cell/>
          <table:table-cell office:value-type="float" office:value="0.002294480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2310485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223517" calcext:value-type="float">
            <text:p>0</text:p>
          </table:table-cell>
          <table:table-cell/>
          <table:table-cell office:value-type="float" office:value="0.0023203790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339488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301003" calcext:value-type="float">
            <text:p>0</text:p>
          </table:table-cell>
          <table:table-cell/>
          <table:table-cell office:value-type="float" office:value="0.0024060904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5928745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348687" calcext:value-type="float">
            <text:p>0</text:p>
          </table:table-cell>
          <table:table-cell/>
          <table:table-cell office:value-type="float" office:value="0.0023058950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8111209" calcext:value-type="float">
            <text:p>0</text:p>
          </table:table-cell>
          <table:table-cell/>
          <table:table-cell office:value-type="float" office:value="0.00000055452" calcext:value-type="float">
            <text:p>0</text:p>
          </table:table-cell>
          <table:table-cell/>
          <table:table-cell office:value-type="float" office:value="0.00000450015" calcext:value-type="float">
            <text:p>0</text:p>
          </table:table-cell>
          <table:table-cell/>
          <table:table-cell office:value-type="float" office:value="0.0022933483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1809806" calcext:value-type="float">
            <text:p>0</text:p>
          </table:table-cell>
          <table:table-cell/>
          <table:table-cell office:value-type="float" office:value="0.0000003211" calcext:value-type="float">
            <text:p>0</text:p>
          </table:table-cell>
          <table:table-cell/>
          <table:table-cell office:value-type="float" office:value="0.00000298023" calcext:value-type="float">
            <text:p>0</text:p>
          </table:table-cell>
          <table:table-cell/>
          <table:table-cell office:value-type="float" office:value="0.0023250281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3371448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301003" calcext:value-type="float">
            <text:p>0</text:p>
          </table:table-cell>
          <table:table-cell/>
          <table:table-cell office:value-type="float" office:value="0.0023110806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2789707" calcext:value-type="float">
            <text:p>0</text:p>
          </table:table-cell>
          <table:table-cell/>
          <table:table-cell office:value-type="float" office:value="0.00000034494" calcext:value-type="float">
            <text:p>0</text:p>
          </table:table-cell>
          <table:table-cell/>
          <table:table-cell office:value-type="float" office:value="0.00000399351" calcext:value-type="float">
            <text:p>0</text:p>
          </table:table-cell>
          <table:table-cell/>
          <table:table-cell office:value-type="float" office:value="0.0023146271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5938282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298023" calcext:value-type="float">
            <text:p>0</text:p>
          </table:table-cell>
          <table:table-cell/>
          <table:table-cell office:value-type="float" office:value="0.0024145245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090175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57952" calcext:value-type="float">
            <text:p>0</text:p>
          </table:table-cell>
          <table:table-cell/>
          <table:table-cell office:value-type="float" office:value="0.0023352503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699893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274181" calcext:value-type="float">
            <text:p>0</text:p>
          </table:table-cell>
          <table:table-cell/>
          <table:table-cell office:value-type="float" office:value="0.0023186206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411045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298023" calcext:value-type="float">
            <text:p>0</text:p>
          </table:table-cell>
          <table:table-cell/>
          <table:table-cell office:value-type="float" office:value="0.0024093389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869171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450015" calcext:value-type="float">
            <text:p>0</text:p>
          </table:table-cell>
          <table:table-cell/>
          <table:table-cell office:value-type="float" office:value="0.0024000406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411407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286102" calcext:value-type="float">
            <text:p>0</text:p>
          </table:table-cell>
          <table:table-cell/>
          <table:table-cell office:value-type="float" office:value="0.002321541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69102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3411" calcext:value-type="float">
            <text:p>0</text:p>
          </table:table-cell>
          <table:table-cell/>
          <table:table-cell office:value-type="float" office:value="0.0023984014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419223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60932" calcext:value-type="float">
            <text:p>0</text:p>
          </table:table-cell>
          <table:table-cell/>
          <table:table-cell office:value-type="float" office:value="0.0023853480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410652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160932" calcext:value-type="float">
            <text:p>0</text:p>
          </table:table-cell>
          <table:table-cell/>
          <table:table-cell office:value-type="float" office:value="0.0023757517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652118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98347" calcext:value-type="float">
            <text:p>0</text:p>
          </table:table-cell>
          <table:table-cell/>
          <table:table-cell office:value-type="float" office:value="0.0023210048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360252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146031" calcext:value-type="float">
            <text:p>0</text:p>
          </table:table-cell>
          <table:table-cell/>
          <table:table-cell office:value-type="float" office:value="0.0022954940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601718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46031" calcext:value-type="float">
            <text:p>0</text:p>
          </table:table-cell>
          <table:table-cell/>
          <table:table-cell office:value-type="float" office:value="0.0022900104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529529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091601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269321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4106204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66893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885071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220611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669004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11127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81140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291805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962689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649433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020207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440982" calcext:value-type="float">
            <text:p>0</text:p>
          </table:table-cell>
          <table:table-cell/>
          <table:table-cell office:value-type="float" office:value="0.00000034494" calcext:value-type="float">
            <text:p>0</text:p>
          </table:table-cell>
          <table:table-cell/>
          <table:table-cell office:value-type="float" office:value="0.00000172853" calcext:value-type="float">
            <text:p>0</text:p>
          </table:table-cell>
          <table:table-cell/>
          <table:table-cell office:value-type="float" office:value="0.0024121403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6911029" calcext:value-type="float">
            <text:p>0</text:p>
          </table:table-cell>
          <table:table-cell/>
          <table:table-cell office:value-type="float" office:value="0.0000003211" calcext:value-type="float">
            <text:p>0</text:p>
          </table:table-cell>
          <table:table-cell/>
          <table:table-cell office:value-type="float" office:value="0.00000101327" calcext:value-type="float">
            <text:p>0</text:p>
          </table:table-cell>
          <table:table-cell/>
          <table:table-cell office:value-type="float" office:value="0.0024104714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151802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60932" calcext:value-type="float">
            <text:p>0</text:p>
          </table:table-cell>
          <table:table-cell/>
          <table:table-cell office:value-type="float" office:value="0.0023718774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68800449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01327" calcext:value-type="float">
            <text:p>0</text:p>
          </table:table-cell>
          <table:table-cell/>
          <table:table-cell office:value-type="float" office:value="0.0023185014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60420036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98347" calcext:value-type="float">
            <text:p>0</text:p>
          </table:table-cell>
          <table:table-cell/>
          <table:table-cell office:value-type="float" office:value="0.0022980272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258728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196695" calcext:value-type="float">
            <text:p>0</text:p>
          </table:table-cell>
          <table:table-cell/>
          <table:table-cell office:value-type="float" office:value="0.0024180114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18008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60932" calcext:value-type="float">
            <text:p>0</text:p>
          </table:table-cell>
          <table:table-cell/>
          <table:table-cell office:value-type="float" office:value="0.002406239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86588859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157952" calcext:value-type="float">
            <text:p>0</text:p>
          </table:table-cell>
          <table:table-cell/>
          <table:table-cell office:value-type="float" office:value="0.0023820102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671192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146031" calcext:value-type="float">
            <text:p>0</text:p>
          </table:table-cell>
          <table:table-cell/>
          <table:table-cell office:value-type="float" office:value="0.0023505091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359588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175833" calcext:value-type="float">
            <text:p>0</text:p>
          </table:table-cell>
          <table:table-cell/>
          <table:table-cell office:value-type="float" office:value="0.0022954940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802021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60932" calcext:value-type="float">
            <text:p>0</text:p>
          </table:table-cell>
          <table:table-cell/>
          <table:table-cell office:value-type="float" office:value="0.0022926032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812221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160932" calcext:value-type="float">
            <text:p>0</text:p>
          </table:table-cell>
          <table:table-cell/>
          <table:table-cell office:value-type="float" office:value="0.0022878348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078918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125169" calcext:value-type="float">
            <text:p>0</text:p>
          </table:table-cell>
          <table:table-cell/>
          <table:table-cell office:value-type="float" office:value="0.0024020075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2627582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172853" calcext:value-type="float">
            <text:p>0</text:p>
          </table:table-cell>
          <table:table-cell/>
          <table:table-cell office:value-type="float" office:value="0.0023880004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791126" calcext:value-type="float">
            <text:p>0</text:p>
          </table:table-cell>
          <table:table-cell/>
          <table:table-cell office:value-type="float" office:value="0.00000034494" calcext:value-type="float">
            <text:p>0</text:p>
          </table:table-cell>
          <table:table-cell/>
          <table:table-cell office:value-type="float" office:value="0.00000146031" calcext:value-type="float">
            <text:p>0</text:p>
          </table:table-cell>
          <table:table-cell/>
          <table:table-cell office:value-type="float" office:value="0.0023257732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729106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10268" calcext:value-type="float">
            <text:p>0</text:p>
          </table:table-cell>
          <table:table-cell/>
          <table:table-cell office:value-type="float" office:value="0.0023146271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148059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04308" calcext:value-type="float">
            <text:p>0</text:p>
          </table:table-cell>
          <table:table-cell/>
          <table:table-cell office:value-type="float" office:value="0.0023223757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3885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160932" calcext:value-type="float">
            <text:p>0</text:p>
          </table:table-cell>
          <table:table-cell/>
          <table:table-cell office:value-type="float" office:value="0.0023031234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579959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60932" calcext:value-type="float">
            <text:p>0</text:p>
          </table:table-cell>
          <table:table-cell/>
          <table:table-cell office:value-type="float" office:value="0.0022981166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619434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101327" calcext:value-type="float">
            <text:p>0</text:p>
          </table:table-cell>
          <table:table-cell/>
          <table:table-cell office:value-type="float" office:value="0.0022909939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560523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172853" calcext:value-type="float">
            <text:p>0</text:p>
          </table:table-cell>
          <table:table-cell/>
          <table:table-cell office:value-type="float" office:value="0.0024034678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582313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69873" calcext:value-type="float">
            <text:p>0</text:p>
          </table:table-cell>
          <table:table-cell/>
          <table:table-cell office:value-type="float" office:value="0.0023922324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100376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172853" calcext:value-type="float">
            <text:p>0</text:p>
          </table:table-cell>
          <table:table-cell/>
          <table:table-cell office:value-type="float" office:value="0.0022978484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051334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122189" calcext:value-type="float">
            <text:p>0</text:p>
          </table:table-cell>
          <table:table-cell/>
          <table:table-cell office:value-type="float" office:value="0.0023013651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8421154" calcext:value-type="float">
            <text:p>0</text:p>
          </table:table-cell>
          <table:table-cell/>
          <table:table-cell office:value-type="float" office:value="0.00000045031" calcext:value-type="float">
            <text:p>0</text:p>
          </table:table-cell>
          <table:table-cell/>
          <table:table-cell office:value-type="float" office:value="0.00000169873" calcext:value-type="float">
            <text:p>0</text:p>
          </table:table-cell>
          <table:table-cell/>
          <table:table-cell office:value-type="float" office:value="0.0022931694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6211013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172853" calcext:value-type="float">
            <text:p>0</text:p>
          </table:table-cell>
          <table:table-cell/>
          <table:table-cell office:value-type="float" office:value="0.0023989975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243135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113248" calcext:value-type="float">
            <text:p>0</text:p>
          </table:table-cell>
          <table:table-cell/>
          <table:table-cell office:value-type="float" office:value="0.0023306310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16915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146031" calcext:value-type="float">
            <text:p>0</text:p>
          </table:table-cell>
          <table:table-cell/>
          <table:table-cell office:value-type="float" office:value="0.0024327635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66748" calcext:value-type="float">
            <text:p>0</text:p>
          </table:table-cell>
          <table:table-cell/>
          <table:table-cell office:value-type="float" office:value="0.00000062104" calcext:value-type="float">
            <text:p>0</text:p>
          </table:table-cell>
          <table:table-cell/>
          <table:table-cell office:value-type="float" office:value="0.00000146031" calcext:value-type="float">
            <text:p>0</text:p>
          </table:table-cell>
          <table:table-cell/>
          <table:table-cell office:value-type="float" office:value="0.0024106502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368129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113248" calcext:value-type="float">
            <text:p>0</text:p>
          </table:table-cell>
          <table:table-cell/>
          <table:table-cell office:value-type="float" office:value="0.0023443698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619464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3411" calcext:value-type="float">
            <text:p>0</text:p>
          </table:table-cell>
          <table:table-cell/>
          <table:table-cell office:value-type="float" office:value="0.002335578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992031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19209" calcext:value-type="float">
            <text:p>0</text:p>
          </table:table-cell>
          <table:table-cell/>
          <table:table-cell office:value-type="float" office:value="0.0023246109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410289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57952" calcext:value-type="float">
            <text:p>0</text:p>
          </table:table-cell>
          <table:table-cell/>
          <table:table-cell office:value-type="float" office:value="0.0023932456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670196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69873" calcext:value-type="float">
            <text:p>0</text:p>
          </table:table-cell>
          <table:table-cell/>
          <table:table-cell office:value-type="float" office:value="0.0022885203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1032562" calcext:value-type="float">
            <text:p>0</text:p>
          </table:table-cell>
          <table:table-cell/>
          <table:table-cell office:value-type="float" office:value="0.00000053067" calcext:value-type="float">
            <text:p>0</text:p>
          </table:table-cell>
          <table:table-cell/>
          <table:table-cell office:value-type="float" office:value="0.00000101327" calcext:value-type="float">
            <text:p>0</text:p>
          </table:table-cell>
          <table:table-cell/>
          <table:table-cell office:value-type="float" office:value="0.0023797452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1130313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436995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89740753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4425089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848316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4314820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17839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4099647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538734" calcext:value-type="float">
            <text:p>0</text:p>
          </table:table-cell>
          <table:table-cell/>
          <table:table-cell office:value-type="float" office:value="0.0000003211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4273693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1232109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4060010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71260833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98347" calcext:value-type="float">
            <text:p>0</text:p>
          </table:table-cell>
          <table:table-cell/>
          <table:table-cell office:value-type="float" office:value="0.0025188624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87211036" calcext:value-type="float">
            <text:p>0</text:p>
          </table:table-cell>
          <table:table-cell/>
          <table:table-cell office:value-type="float" office:value="0.00000034494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4273693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5887022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4153590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631416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447275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55642032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2994875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9069652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27859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61690807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84071" calcext:value-type="float">
            <text:p>0</text:p>
          </table:table-cell>
          <table:table-cell/>
          <table:table-cell office:value-type="float" office:value="0.0023114979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1771659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294480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4920444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87051" calcext:value-type="float">
            <text:p>0</text:p>
          </table:table-cell>
          <table:table-cell/>
          <table:table-cell office:value-type="float" office:value="0.002401024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609958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84071" calcext:value-type="float">
            <text:p>0</text:p>
          </table:table-cell>
          <table:table-cell/>
          <table:table-cell office:value-type="float" office:value="0.0023326575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5521259" calcext:value-type="float">
            <text:p>0</text:p>
          </table:table-cell>
          <table:table-cell/>
          <table:table-cell office:value-type="float" office:value="0.0000003211" calcext:value-type="float">
            <text:p>0</text:p>
          </table:table-cell>
          <table:table-cell/>
          <table:table-cell office:value-type="float" office:value="0.00000087051" calcext:value-type="float">
            <text:p>0</text:p>
          </table:table-cell>
          <table:table-cell/>
          <table:table-cell office:value-type="float" office:value="0.0024285316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65379142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316442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61929225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061479" calcext:value-type="float">
            <text:p>0</text:p>
          </table:table-cell>
          <table:table-cell/>
          <table:table-cell office:value-type="float" office:value="0.0023062527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119873" calcext:value-type="float">
            <text:p>0</text:p>
          </table:table-cell>
          <table:table-cell/>
          <table:table-cell office:value-type="float" office:value="0.00000093099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995041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0139427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234784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61659812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2837519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760162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84071" calcext:value-type="float">
            <text:p>0</text:p>
          </table:table-cell>
          <table:table-cell/>
          <table:table-cell office:value-type="float" office:value="0.0022949874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298988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75755" calcext:value-type="float">
            <text:p>0</text:p>
          </table:table-cell>
          <table:table-cell/>
          <table:table-cell office:value-type="float" office:value="0.0023888945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64059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084071" calcext:value-type="float">
            <text:p>0</text:p>
          </table:table-cell>
          <table:table-cell/>
          <table:table-cell office:value-type="float" office:value="0.0023729801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390613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092329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97880363" calcext:value-type="float">
            <text:p>0</text:p>
          </table:table-cell>
          <table:table-cell/>
          <table:table-cell office:value-type="float" office:value="0.00000062104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2999942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89093" calcext:value-type="float">
            <text:p>0</text:p>
          </table:table-cell>
          <table:table-cell/>
          <table:table-cell office:value-type="float" office:value="0.00000063988" calcext:value-type="float">
            <text:p>0</text:p>
          </table:table-cell>
          <table:table-cell/>
          <table:table-cell office:value-type="float" office:value="0.00000075755" calcext:value-type="float">
            <text:p>0</text:p>
          </table:table-cell>
          <table:table-cell/>
          <table:table-cell office:value-type="float" office:value="0.002307355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277168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61479" calcext:value-type="float">
            <text:p>0</text:p>
          </table:table-cell>
          <table:table-cell/>
          <table:table-cell office:value-type="float" office:value="0.0022940039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490749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967027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901462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90742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482177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268759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601749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87051" calcext:value-type="float">
            <text:p>0</text:p>
          </table:table-cell>
          <table:table-cell/>
          <table:table-cell office:value-type="float" office:value="0.002316296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350082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348927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589134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079812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509822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307800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479461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056268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448829" calcext:value-type="float">
            <text:p>0</text:p>
          </table:table-cell>
          <table:table-cell/>
          <table:table-cell office:value-type="float" office:value="0.00000090714" calcext:value-type="float">
            <text:p>0</text:p>
          </table:table-cell>
          <table:table-cell/>
          <table:table-cell office:value-type="float" office:value="0.00000084071" calcext:value-type="float">
            <text:p>0</text:p>
          </table:table-cell>
          <table:table-cell/>
          <table:table-cell office:value-type="float" office:value="0.0023142397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380352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87051" calcext:value-type="float">
            <text:p>0</text:p>
          </table:table-cell>
          <table:table-cell/>
          <table:table-cell office:value-type="float" office:value="0.0023075044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439292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736357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130374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87051" calcext:value-type="float">
            <text:p>0</text:p>
          </table:table-cell>
          <table:table-cell/>
          <table:table-cell office:value-type="float" office:value="0.0023044645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829273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2961497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660297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100376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970272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153424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35992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87051" calcext:value-type="float">
            <text:p>0</text:p>
          </table:table-cell>
          <table:table-cell/>
          <table:table-cell office:value-type="float" office:value="0.0022833347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749237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967325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25079154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711025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71558856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61479" calcext:value-type="float">
            <text:p>0</text:p>
          </table:table-cell>
          <table:table-cell/>
          <table:table-cell office:value-type="float" office:value="0.0023216307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69641971" calcext:value-type="float">
            <text:p>0</text:p>
          </table:table-cell>
          <table:table-cell/>
          <table:table-cell office:value-type="float" office:value="0.0000003211" calcext:value-type="float">
            <text:p>0</text:p>
          </table:table-cell>
          <table:table-cell/>
          <table:table-cell office:value-type="float" office:value="0.00000061479" calcext:value-type="float">
            <text:p>0</text:p>
          </table:table-cell>
          <table:table-cell/>
          <table:table-cell office:value-type="float" office:value="0.0023083686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590522" calcext:value-type="float">
            <text:p>0</text:p>
          </table:table-cell>
          <table:table-cell/>
          <table:table-cell office:value-type="float" office:value="0.0000003211" calcext:value-type="float">
            <text:p>0</text:p>
          </table:table-cell>
          <table:table-cell/>
          <table:table-cell office:value-type="float" office:value="0.00000084071" calcext:value-type="float">
            <text:p>0</text:p>
          </table:table-cell>
          <table:table-cell/>
          <table:table-cell office:value-type="float" office:value="0.0023140013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0171146" calcext:value-type="float">
            <text:p>0</text:p>
          </table:table-cell>
          <table:table-cell/>
          <table:table-cell office:value-type="float" office:value="0.00000093099" calcext:value-type="float">
            <text:p>0</text:p>
          </table:table-cell>
          <table:table-cell/>
          <table:table-cell office:value-type="float" office:value="0.00000084071" calcext:value-type="float">
            <text:p>0</text:p>
          </table:table-cell>
          <table:table-cell/>
          <table:table-cell office:value-type="float" office:value="0.0022832453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3148994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268461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1428337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84071" calcext:value-type="float">
            <text:p>0</text:p>
          </table:table-cell>
          <table:table-cell/>
          <table:table-cell office:value-type="float" office:value="0.0022772550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288364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75755" calcext:value-type="float">
            <text:p>0</text:p>
          </table:table-cell>
          <table:table-cell/>
          <table:table-cell office:value-type="float" office:value="0.0023614764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6680698" calcext:value-type="float">
            <text:p>0</text:p>
          </table:table-cell>
          <table:table-cell/>
          <table:table-cell office:value-type="float" office:value="0.00000035494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20140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609928" calcext:value-type="float">
            <text:p>0</text:p>
          </table:table-cell>
          <table:table-cell/>
          <table:table-cell office:value-type="float" office:value="0.00000064488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2857785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0470829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069977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161701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84071" calcext:value-type="float">
            <text:p>0</text:p>
          </table:table-cell>
          <table:table-cell/>
          <table:table-cell office:value-type="float" office:value="0.0023023784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2171478" calcext:value-type="float">
            <text:p>0</text:p>
          </table:table-cell>
          <table:table-cell/>
          <table:table-cell office:value-type="float" office:value="0.00000034494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2860169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5721321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674964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618408" calcext:value-type="float">
            <text:p>0</text:p>
          </table:table-cell>
          <table:table-cell/>
          <table:table-cell office:value-type="float" office:value="0.00000102635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203194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191638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2828876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2570362" calcext:value-type="float">
            <text:p>0</text:p>
          </table:table-cell>
          <table:table-cell/>
          <table:table-cell office:value-type="float" office:value="0.0000006022" calcext:value-type="float">
            <text:p>0</text:p>
          </table:table-cell>
          <table:table-cell/>
          <table:table-cell office:value-type="float" office:value="0.00000075755" calcext:value-type="float">
            <text:p>0</text:p>
          </table:table-cell>
          <table:table-cell/>
          <table:table-cell office:value-type="float" office:value="0.0023078918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029876" calcext:value-type="float">
            <text:p>0</text:p>
          </table:table-cell>
          <table:table-cell/>
          <table:table-cell office:value-type="float" office:value="0.00000062104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886263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180412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84071" calcext:value-type="float">
            <text:p>0</text:p>
          </table:table-cell>
          <table:table-cell/>
          <table:table-cell office:value-type="float" office:value="0.0023909807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509792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084071" calcext:value-type="float">
            <text:p>0</text:p>
          </table:table-cell>
          <table:table-cell/>
          <table:table-cell office:value-type="float" office:value="0.0023051202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3210983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75755" calcext:value-type="float">
            <text:p>0</text:p>
          </table:table-cell>
          <table:table-cell/>
          <table:table-cell office:value-type="float" office:value="0.0023157298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477003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2915899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95153" calcext:value-type="float">
            <text:p>0</text:p>
          </table:table-cell>
          <table:table-cell/>
          <table:table-cell office:value-type="float" office:value="0.00000092599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2839903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831687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4020075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260841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722350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5320777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226439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420581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15014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629032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090243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118484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013651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029575" calcext:value-type="float">
            <text:p>0</text:p>
          </table:table-cell>
          <table:table-cell/>
          <table:table-cell office:value-type="float" office:value="0.00000050183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2968351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9520053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84071" calcext:value-type="float">
            <text:p>0</text:p>
          </table:table-cell>
          <table:table-cell/>
          <table:table-cell office:value-type="float" office:value="0.0024019181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1940002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29230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5740394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252665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46389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191869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4598369" calcext:value-type="float">
            <text:p>0</text:p>
          </table:table-cell>
          <table:table-cell/>
          <table:table-cell office:value-type="float" office:value="0.0000003211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074746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4219284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84071" calcext:value-type="float">
            <text:p>0</text:p>
          </table:table-cell>
          <table:table-cell/>
          <table:table-cell office:value-type="float" office:value="0.0023132562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190341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61479" calcext:value-type="float">
            <text:p>0</text:p>
          </table:table-cell>
          <table:table-cell/>
          <table:table-cell office:value-type="float" office:value="0.002303510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990009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2774934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009143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2823810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7419586" calcext:value-type="float">
            <text:p>0</text:p>
          </table:table-cell>
          <table:table-cell/>
          <table:table-cell office:value-type="float" office:value="0.0000003211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4013817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010864" calcext:value-type="float">
            <text:p>0</text:p>
          </table:table-cell>
          <table:table-cell/>
          <table:table-cell office:value-type="float" office:value="0.00000034494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885071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460056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84071" calcext:value-type="float">
            <text:p>0</text:p>
          </table:table-cell>
          <table:table-cell/>
          <table:table-cell office:value-type="float" office:value="0.0023820102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7641315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75755" calcext:value-type="float">
            <text:p>0</text:p>
          </table:table-cell>
          <table:table-cell/>
          <table:table-cell office:value-type="float" office:value="0.0023727416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6999969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75755" calcext:value-type="float">
            <text:p>0</text:p>
          </table:table-cell>
          <table:table-cell/>
          <table:table-cell office:value-type="float" office:value="0.0023370683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560886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218989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6349086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213624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1832923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84071" calcext:value-type="float">
            <text:p>0</text:p>
          </table:table-cell>
          <table:table-cell/>
          <table:table-cell office:value-type="float" office:value="0.0022921562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138854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891925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299259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192465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149749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093819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319721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059844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302005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64459" calcext:value-type="float">
            <text:p>0</text:p>
          </table:table-cell>
          <table:table-cell/>
          <table:table-cell office:value-type="float" office:value="0.0022921264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110607" calcext:value-type="float">
            <text:p>0</text:p>
          </table:table-cell>
          <table:table-cell/>
          <table:table-cell office:value-type="float" office:value="0.00000050183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281755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808479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2681355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569396" calcext:value-type="float">
            <text:p>0</text:p>
          </table:table-cell>
          <table:table-cell/>
          <table:table-cell office:value-type="float" office:value="0.00000102135" calcext:value-type="float">
            <text:p>0</text:p>
          </table:table-cell>
          <table:table-cell/>
          <table:table-cell office:value-type="float" office:value="0.00000064459" calcext:value-type="float">
            <text:p>0</text:p>
          </table:table-cell>
          <table:table-cell/>
          <table:table-cell office:value-type="float" office:value="0.0024120211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92123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61479" calcext:value-type="float">
            <text:p>0</text:p>
          </table:table-cell>
          <table:table-cell/>
          <table:table-cell office:value-type="float" office:value="0.0024009644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369457" calcext:value-type="float">
            <text:p>0</text:p>
          </table:table-cell>
          <table:table-cell/>
          <table:table-cell office:value-type="float" office:value="0.00000061604" calcext:value-type="float">
            <text:p>0</text:p>
          </table:table-cell>
          <table:table-cell/>
          <table:table-cell office:value-type="float" office:value="0.00000084071" calcext:value-type="float">
            <text:p>0</text:p>
          </table:table-cell>
          <table:table-cell/>
          <table:table-cell office:value-type="float" office:value="0.0023950934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220672" calcext:value-type="float">
            <text:p>0</text:p>
          </table:table-cell>
          <table:table-cell/>
          <table:table-cell office:value-type="float" office:value="0.00000023073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754835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7441043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84071" calcext:value-type="float">
            <text:p>0</text:p>
          </table:table-cell>
          <table:table-cell/>
          <table:table-cell office:value-type="float" office:value="0.0023345053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5919933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294091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7922649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063719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708818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2798776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667449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962557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758411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50183" calcext:value-type="float">
            <text:p>0</text:p>
          </table:table-cell>
          <table:table-cell/>
          <table:table-cell office:value-type="float" office:value="0.002388209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790493" calcext:value-type="float">
            <text:p>0</text:p>
          </table:table-cell>
          <table:table-cell/>
          <table:table-cell office:value-type="float" office:value="0.0000001642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807585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53061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877620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358955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72771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189678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64459" calcext:value-type="float">
            <text:p>0</text:p>
          </table:table-cell>
          <table:table-cell/>
          <table:table-cell office:value-type="float" office:value="0.0023221373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87870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75755" calcext:value-type="float">
            <text:p>0</text:p>
          </table:table-cell>
          <table:table-cell/>
          <table:table-cell office:value-type="float" office:value="0.0023138821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810832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07385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08000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84071" calcext:value-type="float">
            <text:p>0</text:p>
          </table:table-cell>
          <table:table-cell/>
          <table:table-cell office:value-type="float" office:value="0.0023012459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1089782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87051" calcext:value-type="float">
            <text:p>0</text:p>
          </table:table-cell>
          <table:table-cell/>
          <table:table-cell office:value-type="float" office:value="0.0022826194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220611" calcext:value-type="float">
            <text:p>0</text:p>
          </table:table-cell>
          <table:table-cell/>
          <table:table-cell office:value-type="float" office:value="0.0000001642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821294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681785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183822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0305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192763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511482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4139881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88990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896694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89093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809075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599395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762285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545906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000087051" calcext:value-type="float">
            <text:p>0</text:p>
          </table:table-cell>
          <table:table-cell/>
          <table:table-cell office:value-type="float" office:value="0.0023085176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4689903" calcext:value-type="float">
            <text:p>0</text:p>
          </table:table-cell>
          <table:table-cell/>
          <table:table-cell office:value-type="float" office:value="0.00000074525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063421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3020248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84071" calcext:value-type="float">
            <text:p>0</text:p>
          </table:table-cell>
          <table:table-cell/>
          <table:table-cell office:value-type="float" office:value="0.002290636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4980773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75755" calcext:value-type="float">
            <text:p>0</text:p>
          </table:table-cell>
          <table:table-cell/>
          <table:table-cell office:value-type="float" office:value="0.0022966563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66180229" calcext:value-type="float">
            <text:p>0</text:p>
          </table:table-cell>
          <table:table-cell/>
          <table:table-cell office:value-type="float" office:value="0.00000083562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286851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68781375" calcext:value-type="float">
            <text:p>0</text:p>
          </table:table-cell>
          <table:table-cell/>
          <table:table-cell office:value-type="float" office:value="0.0000003211" calcext:value-type="float">
            <text:p>0</text:p>
          </table:table-cell>
          <table:table-cell/>
          <table:table-cell office:value-type="float" office:value="0.00000087051" calcext:value-type="float">
            <text:p>0</text:p>
          </table:table-cell>
          <table:table-cell/>
          <table:table-cell office:value-type="float" office:value="0.0023838579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2108764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170113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78189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2737383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417015" calcext:value-type="float">
            <text:p>0</text:p>
          </table:table-cell>
          <table:table-cell/>
          <table:table-cell office:value-type="float" office:value="0.00000093099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93364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600692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22733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590824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61479" calcext:value-type="float">
            <text:p>0</text:p>
          </table:table-cell>
          <table:table-cell/>
          <table:table-cell office:value-type="float" office:value="0.0023114085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119781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2846460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6999244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61479" calcext:value-type="float">
            <text:p>0</text:p>
          </table:table-cell>
          <table:table-cell/>
          <table:table-cell office:value-type="float" office:value="0.002282977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6390762" calcext:value-type="float">
            <text:p>0</text:p>
          </table:table-cell>
          <table:table-cell/>
          <table:table-cell office:value-type="float" office:value="0.00000102635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758411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6871433" calcext:value-type="float">
            <text:p>0</text:p>
          </table:table-cell>
          <table:table-cell/>
          <table:table-cell office:value-type="float" office:value="0.00000062104" calcext:value-type="float">
            <text:p>0</text:p>
          </table:table-cell>
          <table:table-cell/>
          <table:table-cell office:value-type="float" office:value="0.00000075755" calcext:value-type="float">
            <text:p>0</text:p>
          </table:table-cell>
          <table:table-cell/>
          <table:table-cell office:value-type="float" office:value="0.0023720264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8530101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171305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8340091" calcext:value-type="float">
            <text:p>0</text:p>
          </table:table-cell>
          <table:table-cell/>
          <table:table-cell office:value-type="float" office:value="0.00000062104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085176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2431354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84071" calcext:value-type="float">
            <text:p>0</text:p>
          </table:table-cell>
          <table:table-cell/>
          <table:table-cell office:value-type="float" office:value="0.0023159682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61867237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87051" calcext:value-type="float">
            <text:p>0</text:p>
          </table:table-cell>
          <table:table-cell/>
          <table:table-cell office:value-type="float" office:value="0.0022933483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67429542" calcext:value-type="float">
            <text:p>0</text:p>
          </table:table-cell>
          <table:table-cell/>
          <table:table-cell office:value-type="float" office:value="0.00000034494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2866129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7009716" calcext:value-type="float">
            <text:p>0</text:p>
          </table:table-cell>
          <table:table-cell/>
          <table:table-cell office:value-type="float" office:value="0.0000003211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621320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395008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730993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5480728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024678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362749" calcext:value-type="float">
            <text:p>0</text:p>
          </table:table-cell>
          <table:table-cell/>
          <table:table-cell office:value-type="float" office:value="0.0000003211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873746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729801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770332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158622" calcext:value-type="float">
            <text:p>0</text:p>
          </table:table-cell>
          <table:table-cell/>
          <table:table-cell office:value-type="float" office:value="0.0000003211" calcext:value-type="float">
            <text:p>0</text:p>
          </table:table-cell>
          <table:table-cell/>
          <table:table-cell office:value-type="float" office:value="0.00000075755" calcext:value-type="float">
            <text:p>0</text:p>
          </table:table-cell>
          <table:table-cell/>
          <table:table-cell office:value-type="float" office:value="0.0023053884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729469" calcext:value-type="float">
            <text:p>0</text:p>
          </table:table-cell>
          <table:table-cell/>
          <table:table-cell office:value-type="float" office:value="0.0000003211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2966265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6370754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84071" calcext:value-type="float">
            <text:p>0</text:p>
          </table:table-cell>
          <table:table-cell/>
          <table:table-cell office:value-type="float" office:value="0.0022827386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701854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2836327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29108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858845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759799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131966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79901218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065209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9090385" calcext:value-type="float">
            <text:p>0</text:p>
          </table:table-cell>
          <table:table-cell/>
          <table:table-cell office:value-type="float" office:value="0.00000034494" calcext:value-type="float">
            <text:p>0</text:p>
          </table:table-cell>
          <table:table-cell/>
          <table:table-cell office:value-type="float" office:value="0.00000075755" calcext:value-type="float">
            <text:p>0</text:p>
          </table:table-cell>
          <table:table-cell/>
          <table:table-cell office:value-type="float" office:value="0.0023024976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2458305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2943913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220581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27138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660659" calcext:value-type="float">
            <text:p>0</text:p>
          </table:table-cell>
          <table:table-cell/>
          <table:table-cell office:value-type="float" office:value="0.00000080678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952722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4350624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75755" calcext:value-type="float">
            <text:p>0</text:p>
          </table:table-cell>
          <table:table-cell/>
          <table:table-cell office:value-type="float" office:value="0.0023846328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196001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061479" calcext:value-type="float">
            <text:p>0</text:p>
          </table:table-cell>
          <table:table-cell/>
          <table:table-cell office:value-type="float" office:value="0.0023772120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071071" calcext:value-type="float">
            <text:p>0</text:p>
          </table:table-cell>
          <table:table-cell/>
          <table:table-cell office:value-type="float" office:value="0.00000034494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421645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839443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244917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378993" calcext:value-type="float">
            <text:p>0</text:p>
          </table:table-cell>
          <table:table-cell/>
          <table:table-cell office:value-type="float" office:value="0.00000100251" calcext:value-type="float">
            <text:p>0</text:p>
          </table:table-cell>
          <table:table-cell/>
          <table:table-cell office:value-type="float" office:value="0.00000087051" calcext:value-type="float">
            <text:p>0</text:p>
          </table:table-cell>
          <table:table-cell/>
          <table:table-cell office:value-type="float" office:value="0.0023198723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399425" calcext:value-type="float">
            <text:p>0</text:p>
          </table:table-cell>
          <table:table-cell/>
          <table:table-cell office:value-type="float" office:value="0.0000003211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2948682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690296" calcext:value-type="float">
            <text:p>0</text:p>
          </table:table-cell>
          <table:table-cell/>
          <table:table-cell office:value-type="float" office:value="0.00000034494" calcext:value-type="float">
            <text:p>0</text:p>
          </table:table-cell>
          <table:table-cell/>
          <table:table-cell office:value-type="float" office:value="0.00000084071" calcext:value-type="float">
            <text:p>0</text:p>
          </table:table-cell>
          <table:table-cell/>
          <table:table-cell office:value-type="float" office:value="0.0023861229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799968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084071" calcext:value-type="float">
            <text:p>0</text:p>
          </table:table-cell>
          <table:table-cell/>
          <table:table-cell office:value-type="float" office:value="0.002368986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530918" calcext:value-type="float">
            <text:p>0</text:p>
          </table:table-cell>
          <table:table-cell/>
          <table:table-cell office:value-type="float" office:value="0.00000053067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820400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4152011" calcext:value-type="float">
            <text:p>0</text:p>
          </table:table-cell>
          <table:table-cell/>
          <table:table-cell office:value-type="float" office:value="0.00000050183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216307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5901069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212432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85301399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075044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1311511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094713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141902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093819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040077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84071" calcext:value-type="float">
            <text:p>0</text:p>
          </table:table-cell>
          <table:table-cell/>
          <table:table-cell office:value-type="float" office:value="0.0022825300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6910514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4144053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05067" calcext:value-type="float">
            <text:p>0</text:p>
          </table:table-cell>
          <table:table-cell/>
          <table:table-cell office:value-type="float" office:value="0.00000063988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610293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9591064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750364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930435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84071" calcext:value-type="float">
            <text:p>0</text:p>
          </table:table-cell>
          <table:table-cell/>
          <table:table-cell office:value-type="float" office:value="0.002369016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2710304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075342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3660869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145079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049945" calcext:value-type="float">
            <text:p>0</text:p>
          </table:table-cell>
          <table:table-cell/>
          <table:table-cell office:value-type="float" office:value="0.00000071641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23129880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179054" calcext:value-type="float">
            <text:p>0</text:p>
          </table:table-cell>
          <table:table-cell/>
          <table:table-cell office:value-type="float" office:value="0.00000083562" calcext:value-type="float">
            <text:p>0</text:p>
          </table:table-cell>
          <table:table-cell/>
          <table:table-cell office:value-type="float" office:value="0.00000084071" calcext:value-type="float">
            <text:p>0</text:p>
          </table:table-cell>
          <table:table-cell/>
          <table:table-cell office:value-type="float" office:value="0.0023045837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3440589" calcext:value-type="float">
            <text:p>0</text:p>
          </table:table-cell>
          <table:table-cell/>
          <table:table-cell office:value-type="float" office:value="0.00000062104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2789835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5180835" calcext:value-type="float">
            <text:p>0</text:p>
          </table:table-cell>
          <table:table-cell/>
          <table:table-cell office:value-type="float" office:value="0.0000007164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845136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2471885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377835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591154" calcext:value-type="float">
            <text:p>0</text:p>
          </table:table-cell>
          <table:table-cell/>
          <table:table-cell office:value-type="float" office:value="0.00000074025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15873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5959224" calcext:value-type="float">
            <text:p>0</text:p>
          </table:table-cell>
          <table:table-cell/>
          <table:table-cell office:value-type="float" office:value="0.0000006160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20140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373001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180246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3381919" calcext:value-type="float">
            <text:p>0</text:p>
          </table:table-cell>
          <table:table-cell/>
          <table:table-cell office:value-type="float" office:value="0.0000006210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046135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62520503" calcext:value-type="float">
            <text:p>0</text:p>
          </table:table-cell>
          <table:table-cell/>
          <table:table-cell office:value-type="float" office:value="0.00000061604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3041069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5501461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05" calcext:value-type="float">
            <text:p>0</text:p>
          </table:table-cell>
          <table:table-cell/>
          <table:table-cell office:value-type="float" office:value="0.0022866427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2700042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49011" calcext:value-type="float">
            <text:p>0</text:p>
          </table:table-cell>
          <table:table-cell/>
          <table:table-cell office:value-type="float" office:value="0.0023992955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61678886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3411" calcext:value-type="float">
            <text:p>0</text:p>
          </table:table-cell>
          <table:table-cell/>
          <table:table-cell office:value-type="float" office:value="0.002334266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770332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3411" calcext:value-type="float">
            <text:p>0</text:p>
          </table:table-cell>
          <table:table-cell/>
          <table:table-cell office:value-type="float" office:value="0.0023206174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1069774" calcext:value-type="float">
            <text:p>0</text:p>
          </table:table-cell>
          <table:table-cell/>
          <table:table-cell office:value-type="float" office:value="0.00000102635" calcext:value-type="float">
            <text:p>0</text:p>
          </table:table-cell>
          <table:table-cell/>
          <table:table-cell office:value-type="float" office:value="0.00000122189" calcext:value-type="float">
            <text:p>0</text:p>
          </table:table-cell>
          <table:table-cell/>
          <table:table-cell office:value-type="float" office:value="0.0023037493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439956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113248" calcext:value-type="float">
            <text:p>0</text:p>
          </table:table-cell>
          <table:table-cell/>
          <table:table-cell office:value-type="float" office:value="0.0022953450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759075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10268" calcext:value-type="float">
            <text:p>0</text:p>
          </table:table-cell>
          <table:table-cell/>
          <table:table-cell office:value-type="float" office:value="0.0023331344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1651515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22189" calcext:value-type="float">
            <text:p>0</text:p>
          </table:table-cell>
          <table:table-cell/>
          <table:table-cell office:value-type="float" office:value="0.0024169981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500556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96695" calcext:value-type="float">
            <text:p>0</text:p>
          </table:table-cell>
          <table:table-cell/>
          <table:table-cell office:value-type="float" office:value="0.0024144947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720989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87754" calcext:value-type="float">
            <text:p>0</text:p>
          </table:table-cell>
          <table:table-cell/>
          <table:table-cell office:value-type="float" office:value="0.0024070143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519359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128746" calcext:value-type="float">
            <text:p>0</text:p>
          </table:table-cell>
          <table:table-cell/>
          <table:table-cell office:value-type="float" office:value="0.0024028718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859241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1099705" calcext:value-type="float">
            <text:p>0</text:p>
          </table:table-cell>
          <table:table-cell/>
          <table:table-cell office:value-type="float" office:value="0.0023494958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719299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22189" calcext:value-type="float">
            <text:p>0</text:p>
          </table:table-cell>
          <table:table-cell/>
          <table:table-cell office:value-type="float" office:value="0.0023373663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1010169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1186132" calcext:value-type="float">
            <text:p>0</text:p>
          </table:table-cell>
          <table:table-cell/>
          <table:table-cell office:value-type="float" office:value="0.0023222267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900497" calcext:value-type="float">
            <text:p>0</text:p>
          </table:table-cell>
          <table:table-cell/>
          <table:table-cell office:value-type="float" office:value="0.00000034494" calcext:value-type="float">
            <text:p>0</text:p>
          </table:table-cell>
          <table:table-cell/>
          <table:table-cell office:value-type="float" office:value="0.00001314282" calcext:value-type="float">
            <text:p>0</text:p>
          </table:table-cell>
          <table:table-cell/>
          <table:table-cell office:value-type="float" office:value="0.0024283528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440349" calcext:value-type="float">
            <text:p>0</text:p>
          </table:table-cell>
          <table:table-cell/>
          <table:table-cell office:value-type="float" office:value="0.00000061604" calcext:value-type="float">
            <text:p>0</text:p>
          </table:table-cell>
          <table:table-cell/>
          <table:table-cell office:value-type="float" office:value="0.0000115931" calcext:value-type="float">
            <text:p>0</text:p>
          </table:table-cell>
          <table:table-cell/>
          <table:table-cell office:value-type="float" office:value="0.0023388862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011135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199675" calcext:value-type="float">
            <text:p>0</text:p>
          </table:table-cell>
          <table:table-cell/>
          <table:table-cell office:value-type="float" office:value="0.0023305416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970272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128746" calcext:value-type="float">
            <text:p>0</text:p>
          </table:table-cell>
          <table:table-cell/>
          <table:table-cell office:value-type="float" office:value="0.0023027062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219585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184774" calcext:value-type="float">
            <text:p>0</text:p>
          </table:table-cell>
          <table:table-cell/>
          <table:table-cell office:value-type="float" office:value="0.0022921264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258758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172853" calcext:value-type="float">
            <text:p>0</text:p>
          </table:table-cell>
          <table:table-cell/>
          <table:table-cell office:value-type="float" office:value="0.0022922456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838809" calcext:value-type="float">
            <text:p>0</text:p>
          </table:table-cell>
          <table:table-cell/>
          <table:table-cell office:value-type="float" office:value="0.0000003211" calcext:value-type="float">
            <text:p>0</text:p>
          </table:table-cell>
          <table:table-cell/>
          <table:table-cell office:value-type="float" office:value="0.00000196695" calcext:value-type="float">
            <text:p>0</text:p>
          </table:table-cell>
          <table:table-cell/>
          <table:table-cell office:value-type="float" office:value="0.0023216307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601749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128746" calcext:value-type="float">
            <text:p>0</text:p>
          </table:table-cell>
          <table:table-cell/>
          <table:table-cell office:value-type="float" office:value="0.0023076236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4059753" calcext:value-type="float">
            <text:p>0</text:p>
          </table:table-cell>
          <table:table-cell/>
          <table:table-cell office:value-type="float" office:value="0.00000061604" calcext:value-type="float">
            <text:p>0</text:p>
          </table:table-cell>
          <table:table-cell/>
          <table:table-cell office:value-type="float" office:value="0.00001263618" calcext:value-type="float">
            <text:p>0</text:p>
          </table:table-cell>
          <table:table-cell/>
          <table:table-cell office:value-type="float" office:value="0.0023220181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968582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1350045" calcext:value-type="float">
            <text:p>0</text:p>
          </table:table-cell>
          <table:table-cell/>
          <table:table-cell office:value-type="float" office:value="0.0024147629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45737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1400709" calcext:value-type="float">
            <text:p>0</text:p>
          </table:table-cell>
          <table:table-cell/>
          <table:table-cell office:value-type="float" office:value="0.0023789405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380744" calcext:value-type="float">
            <text:p>0</text:p>
          </table:table-cell>
          <table:table-cell/>
          <table:table-cell office:value-type="float" office:value="0.00000061604" calcext:value-type="float">
            <text:p>0</text:p>
          </table:table-cell>
          <table:table-cell/>
          <table:table-cell office:value-type="float" office:value="0.00001299381" calcext:value-type="float">
            <text:p>0</text:p>
          </table:table-cell>
          <table:table-cell/>
          <table:table-cell office:value-type="float" office:value="0.0024130046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561943" calcext:value-type="float">
            <text:p>0</text:p>
          </table:table-cell>
          <table:table-cell/>
          <table:table-cell office:value-type="float" office:value="0.00000074025" calcext:value-type="float">
            <text:p>0</text:p>
          </table:table-cell>
          <table:table-cell/>
          <table:table-cell office:value-type="float" office:value="0.00001347064" calcext:value-type="float">
            <text:p>0</text:p>
          </table:table-cell>
          <table:table-cell/>
          <table:table-cell office:value-type="float" office:value="0.00240239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70119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87051" calcext:value-type="float">
            <text:p>0</text:p>
          </table:table-cell>
          <table:table-cell/>
          <table:table-cell office:value-type="float" office:value="0.0000903904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4050216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160932" calcext:value-type="float">
            <text:p>0</text:p>
          </table:table-cell>
          <table:table-cell/>
          <table:table-cell office:value-type="float" office:value="0.0024093687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371208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87754" calcext:value-type="float">
            <text:p>0</text:p>
          </table:table-cell>
          <table:table-cell/>
          <table:table-cell office:value-type="float" office:value="0.0023339986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39022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22189" calcext:value-type="float">
            <text:p>0</text:p>
          </table:table-cell>
          <table:table-cell/>
          <table:table-cell office:value-type="float" office:value="0.0023185014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430782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146031" calcext:value-type="float">
            <text:p>0</text:p>
          </table:table-cell>
          <table:table-cell/>
          <table:table-cell office:value-type="float" office:value="0.0023095011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900829" calcext:value-type="float">
            <text:p>0</text:p>
          </table:table-cell>
          <table:table-cell/>
          <table:table-cell office:value-type="float" office:value="0.00000061604" calcext:value-type="float">
            <text:p>0</text:p>
          </table:table-cell>
          <table:table-cell/>
          <table:table-cell office:value-type="float" office:value="0.00000146031" calcext:value-type="float">
            <text:p>0</text:p>
          </table:table-cell>
          <table:table-cell/>
          <table:table-cell office:value-type="float" office:value="0.0022904872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361972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61479" calcext:value-type="float">
            <text:p>0</text:p>
          </table:table-cell>
          <table:table-cell/>
          <table:table-cell office:value-type="float" office:value="0.0001025199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0359497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00894963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440288" calcext:value-type="float">
            <text:p>0</text:p>
          </table:table-cell>
          <table:table-cell/>
          <table:table-cell office:value-type="float" office:value="0.00000034494" calcext:value-type="float">
            <text:p>0</text:p>
          </table:table-cell>
          <table:table-cell/>
          <table:table-cell office:value-type="float" office:value="0.00000084071" calcext:value-type="float">
            <text:p>0</text:p>
          </table:table-cell>
          <table:table-cell/>
          <table:table-cell office:value-type="float" office:value="0.0001021325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682043" calcext:value-type="float">
            <text:p>0</text:p>
          </table:table-cell>
          <table:table-cell/>
          <table:table-cell office:value-type="float" office:value="0.00000034494" calcext:value-type="float">
            <text:p>0</text:p>
          </table:table-cell>
          <table:table-cell/>
          <table:table-cell office:value-type="float" office:value="0.00000084071" calcext:value-type="float">
            <text:p>0</text:p>
          </table:table-cell>
          <table:table-cell/>
          <table:table-cell office:value-type="float" office:value="0.0000900030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810863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87051" calcext:value-type="float">
            <text:p>0</text:p>
          </table:table-cell>
          <table:table-cell/>
          <table:table-cell office:value-type="float" office:value="0.0000715851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1451244" calcext:value-type="float">
            <text:p>0</text:p>
          </table:table-cell>
          <table:table-cell/>
          <table:table-cell office:value-type="float" office:value="0.00000061604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01777410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48789882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60932" calcext:value-type="float">
            <text:p>0</text:p>
          </table:table-cell>
          <table:table-cell/>
          <table:table-cell office:value-type="float" office:value="0.0023179054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33779048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75755" calcext:value-type="float">
            <text:p>0</text:p>
          </table:table-cell>
          <table:table-cell/>
          <table:table-cell office:value-type="float" office:value="0.0001427531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58069133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84071" calcext:value-type="float">
            <text:p>0</text:p>
          </table:table-cell>
          <table:table-cell/>
          <table:table-cell office:value-type="float" office:value="0.0001018941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09938" calcext:value-type="float">
            <text:p>0</text:p>
          </table:table-cell>
          <table:table-cell/>
          <table:table-cell office:value-type="float" office:value="0.00000080678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01773238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70109367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72775" calcext:value-type="float">
            <text:p>0</text:p>
          </table:table-cell>
          <table:table-cell/>
          <table:table-cell office:value-type="float" office:value="0.0001022517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4998912" calcext:value-type="float">
            <text:p>0</text:p>
          </table:table-cell>
          <table:table-cell/>
          <table:table-cell office:value-type="float" office:value="0.00000061604" calcext:value-type="float">
            <text:p>0</text:p>
          </table:table-cell>
          <table:table-cell/>
          <table:table-cell office:value-type="float" office:value="0.00000759959" calcext:value-type="float">
            <text:p>0</text:p>
          </table:table-cell>
          <table:table-cell/>
          <table:table-cell office:value-type="float" office:value="0.0023802220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69479942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911951" calcext:value-type="float">
            <text:p>0</text:p>
          </table:table-cell>
          <table:table-cell/>
          <table:table-cell office:value-type="float" office:value="0.0023389756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6451816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661611" calcext:value-type="float">
            <text:p>0</text:p>
          </table:table-cell>
          <table:table-cell/>
          <table:table-cell office:value-type="float" office:value="0.0023328959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5201568" calcext:value-type="float">
            <text:p>0</text:p>
          </table:table-cell>
          <table:table-cell/>
          <table:table-cell office:value-type="float" office:value="0.00000111672" calcext:value-type="float">
            <text:p>0</text:p>
          </table:table-cell>
          <table:table-cell/>
          <table:table-cell office:value-type="float" office:value="0.00000688433" calcext:value-type="float">
            <text:p>0</text:p>
          </table:table-cell>
          <table:table-cell/>
          <table:table-cell office:value-type="float" office:value="0.0023167729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2009353" calcext:value-type="float">
            <text:p>0</text:p>
          </table:table-cell>
          <table:table-cell/>
          <table:table-cell office:value-type="float" office:value="0.00000061604" calcext:value-type="float">
            <text:p>0</text:p>
          </table:table-cell>
          <table:table-cell/>
          <table:table-cell office:value-type="float" office:value="0.00000849366" calcext:value-type="float">
            <text:p>0</text:p>
          </table:table-cell>
          <table:table-cell/>
          <table:table-cell office:value-type="float" office:value="0.0023196339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209384" calcext:value-type="float">
            <text:p>0</text:p>
          </table:table-cell>
          <table:table-cell/>
          <table:table-cell office:value-type="float" office:value="0.00000014036" calcext:value-type="float">
            <text:p>0</text:p>
          </table:table-cell>
          <table:table-cell/>
          <table:table-cell office:value-type="float" office:value="0.00000864267" calcext:value-type="float">
            <text:p>0</text:p>
          </table:table-cell>
          <table:table-cell/>
          <table:table-cell office:value-type="float" office:value="0.0023089945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570423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625848" calcext:value-type="float">
            <text:p>0</text:p>
          </table:table-cell>
          <table:table-cell/>
          <table:table-cell office:value-type="float" office:value="0.0022818744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6779899" calcext:value-type="float">
            <text:p>0</text:p>
          </table:table-cell>
          <table:table-cell/>
          <table:table-cell office:value-type="float" office:value="0.00000061604" calcext:value-type="float">
            <text:p>0</text:p>
          </table:table-cell>
          <table:table-cell/>
          <table:table-cell office:value-type="float" office:value="0.00038290023" calcext:value-type="float">
            <text:p>0</text:p>
          </table:table-cell>
          <table:table-cell/>
          <table:table-cell office:value-type="float" office:value="0.0024244785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09938" calcext:value-type="float">
            <text:p>0</text:p>
          </table:table-cell>
          <table:table-cell/>
          <table:table-cell office:value-type="float" office:value="0.00000061604" calcext:value-type="float">
            <text:p>0</text:p>
          </table:table-cell>
          <table:table-cell/>
          <table:table-cell office:value-type="float" office:value="0.00043299794" calcext:value-type="float">
            <text:p>0</text:p>
          </table:table-cell>
          <table:table-cell/>
          <table:table-cell office:value-type="float" office:value="0.0024225115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60269832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13339519" calcext:value-type="float">
            <text:p>0</text:p>
          </table:table-cell>
          <table:table-cell/>
          <table:table-cell office:value-type="float" office:value="0.0023849010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5318393" calcext:value-type="float">
            <text:p>0</text:p>
          </table:table-cell>
          <table:table-cell/>
          <table:table-cell office:value-type="float" office:value="0.00000050183" calcext:value-type="float">
            <text:p>0</text:p>
          </table:table-cell>
          <table:table-cell/>
          <table:table-cell office:value-type="float" office:value="0.0000423491" calcext:value-type="float">
            <text:p>0</text:p>
          </table:table-cell>
          <table:table-cell/>
          <table:table-cell office:value-type="float" office:value="0.0023083984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91954" calcext:value-type="float">
            <text:p>0</text:p>
          </table:table-cell>
          <table:table-cell/>
          <table:table-cell office:value-type="float" office:value="0.00000061604" calcext:value-type="float">
            <text:p>0</text:p>
          </table:table-cell>
          <table:table-cell/>
          <table:table-cell office:value-type="float" office:value="0.00000736117" calcext:value-type="float">
            <text:p>0</text:p>
          </table:table-cell>
          <table:table-cell/>
          <table:table-cell office:value-type="float" office:value="0.0024073421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6808509" calcext:value-type="float">
            <text:p>0</text:p>
          </table:table-cell>
          <table:table-cell/>
          <table:table-cell office:value-type="float" office:value="0.00000050183" calcext:value-type="float">
            <text:p>0</text:p>
          </table:table-cell>
          <table:table-cell/>
          <table:table-cell office:value-type="float" office:value="0.00000700354" calcext:value-type="float">
            <text:p>0</text:p>
          </table:table-cell>
          <table:table-cell/>
          <table:table-cell office:value-type="float" office:value="0.0023874044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5230178" calcext:value-type="float">
            <text:p>0</text:p>
          </table:table-cell>
          <table:table-cell/>
          <table:table-cell office:value-type="float" office:value="0.00000023073" calcext:value-type="float">
            <text:p>0</text:p>
          </table:table-cell>
          <table:table-cell/>
          <table:table-cell office:value-type="float" office:value="0.00001576542" calcext:value-type="float">
            <text:p>0</text:p>
          </table:table-cell>
          <table:table-cell/>
          <table:table-cell office:value-type="float" office:value="0.0023827254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0621757" calcext:value-type="float">
            <text:p>0</text:p>
          </table:table-cell>
          <table:table-cell/>
          <table:table-cell office:value-type="float" office:value="0.00000071641" calcext:value-type="float">
            <text:p>0</text:p>
          </table:table-cell>
          <table:table-cell/>
          <table:table-cell office:value-type="float" office:value="0.0000052452" calcext:value-type="float">
            <text:p>0</text:p>
          </table:table-cell>
          <table:table-cell/>
          <table:table-cell office:value-type="float" office:value="0.0023382604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5290718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599026" calcext:value-type="float">
            <text:p>0</text:p>
          </table:table-cell>
          <table:table-cell/>
          <table:table-cell office:value-type="float" office:value="0.0023287534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0299892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685453" calcext:value-type="float">
            <text:p>0</text:p>
          </table:table-cell>
          <table:table-cell/>
          <table:table-cell office:value-type="float" office:value="0.002321511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4360885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575184" calcext:value-type="float">
            <text:p>0</text:p>
          </table:table-cell>
          <table:table-cell/>
          <table:table-cell office:value-type="float" office:value="0.0023275315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5750865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599026" calcext:value-type="float">
            <text:p>0</text:p>
          </table:table-cell>
          <table:table-cell/>
          <table:table-cell office:value-type="float" office:value="0.0023134946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220611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98347" calcext:value-type="float">
            <text:p>0</text:p>
          </table:table-cell>
          <table:table-cell/>
          <table:table-cell office:value-type="float" office:value="0.000087350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293991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98347" calcext:value-type="float">
            <text:p>0</text:p>
          </table:table-cell>
          <table:table-cell/>
          <table:table-cell office:value-type="float" office:value="0.0000657439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7802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00641345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208328" calcext:value-type="float">
            <text:p>0</text:p>
          </table:table-cell>
          <table:table-cell/>
          <table:table-cell office:value-type="float" office:value="0.00000034494" calcext:value-type="float">
            <text:p>0</text:p>
          </table:table-cell>
          <table:table-cell/>
          <table:table-cell office:value-type="float" office:value="0.0000013411" calcext:value-type="float">
            <text:p>0</text:p>
          </table:table-cell>
          <table:table-cell/>
          <table:table-cell office:value-type="float" office:value="0.0024091303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3588409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49011" calcext:value-type="float">
            <text:p>0</text:p>
          </table:table-cell>
          <table:table-cell/>
          <table:table-cell office:value-type="float" office:value="0.0023348629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4558773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325085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4360885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98347" calcext:value-type="float">
            <text:p>0</text:p>
          </table:table-cell>
          <table:table-cell/>
          <table:table-cell office:value-type="float" office:value="0.0023256540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4530162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84071" calcext:value-type="float">
            <text:p>0</text:p>
          </table:table-cell>
          <table:table-cell/>
          <table:table-cell office:value-type="float" office:value="0.0023269951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5469532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13411" calcext:value-type="float">
            <text:p>0</text:p>
          </table:table-cell>
          <table:table-cell/>
          <table:table-cell office:value-type="float" office:value="0.0023238360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7238597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25169" calcext:value-type="float">
            <text:p>0</text:p>
          </table:table-cell>
          <table:table-cell/>
          <table:table-cell office:value-type="float" office:value="0.0023097395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701522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3113" calcext:value-type="float">
            <text:p>0</text:p>
          </table:table-cell>
          <table:table-cell/>
          <table:table-cell office:value-type="float" office:value="0.0024092495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0340423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151991" calcext:value-type="float">
            <text:p>0</text:p>
          </table:table-cell>
          <table:table-cell/>
          <table:table-cell office:value-type="float" office:value="0.0024783611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238628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146031" calcext:value-type="float">
            <text:p>0</text:p>
          </table:table-cell>
          <table:table-cell/>
          <table:table-cell office:value-type="float" office:value="0.0023187696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840469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146031" calcext:value-type="float">
            <text:p>0</text:p>
          </table:table-cell>
          <table:table-cell/>
          <table:table-cell office:value-type="float" office:value="0.0023091435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1819343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098347" calcext:value-type="float">
            <text:p>0</text:p>
          </table:table-cell>
          <table:table-cell/>
          <table:table-cell office:value-type="float" office:value="0.0022886395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322074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3411" calcext:value-type="float">
            <text:p>0</text:p>
          </table:table-cell>
          <table:table-cell/>
          <table:table-cell office:value-type="float" office:value="0.0022886097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2510757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440420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1130313" calcext:value-type="float">
            <text:p>0</text:p>
          </table:table-cell>
          <table:table-cell/>
          <table:table-cell office:value-type="float" office:value="0.00000043531" calcext:value-type="float">
            <text:p>0</text:p>
          </table:table-cell>
          <table:table-cell/>
          <table:table-cell office:value-type="float" office:value="0.0000013709" calcext:value-type="float">
            <text:p>0</text:p>
          </table:table-cell>
          <table:table-cell/>
          <table:table-cell office:value-type="float" office:value="0.0023050010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159618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25169" calcext:value-type="float">
            <text:p>0</text:p>
          </table:table-cell>
          <table:table-cell/>
          <table:table-cell office:value-type="float" office:value="0.0023049712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101764" calcext:value-type="float">
            <text:p>0</text:p>
          </table:table-cell>
          <table:table-cell/>
          <table:table-cell office:value-type="float" office:value="0.00000112172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4152696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080337" calcext:value-type="float">
            <text:p>0</text:p>
          </table:table-cell>
          <table:table-cell/>
          <table:table-cell office:value-type="float" office:value="0.00000071641" calcext:value-type="float">
            <text:p>0</text:p>
          </table:table-cell>
          <table:table-cell/>
          <table:table-cell office:value-type="float" office:value="0.00000095367" calcext:value-type="float">
            <text:p>0</text:p>
          </table:table-cell>
          <table:table-cell/>
          <table:table-cell office:value-type="float" office:value="0.0023222565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830661" calcext:value-type="float">
            <text:p>0</text:p>
          </table:table-cell>
          <table:table-cell/>
          <table:table-cell office:value-type="float" office:value="0.00000041146" calcext:value-type="float">
            <text:p>0</text:p>
          </table:table-cell>
          <table:table-cell/>
          <table:table-cell office:value-type="float" office:value="0.00000160932" calcext:value-type="float">
            <text:p>0</text:p>
          </table:table-cell>
          <table:table-cell/>
          <table:table-cell office:value-type="float" office:value="0.0023987293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5058517" calcext:value-type="float">
            <text:p>0</text:p>
          </table:table-cell>
          <table:table-cell/>
          <table:table-cell office:value-type="float" office:value="0.00000052567" calcext:value-type="float">
            <text:p>0</text:p>
          </table:table-cell>
          <table:table-cell/>
          <table:table-cell office:value-type="float" office:value="0.0000013411" calcext:value-type="float">
            <text:p>0</text:p>
          </table:table-cell>
          <table:table-cell/>
          <table:table-cell office:value-type="float" office:value="0.0023902654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658638" calcext:value-type="float">
            <text:p>0</text:p>
          </table:table-cell>
          <table:table-cell/>
          <table:table-cell office:value-type="float" office:value="0.0000003211" calcext:value-type="float">
            <text:p>0</text:p>
          </table:table-cell>
          <table:table-cell/>
          <table:table-cell office:value-type="float" office:value="0.00000122189" calcext:value-type="float">
            <text:p>0</text:p>
          </table:table-cell>
          <table:table-cell/>
          <table:table-cell office:value-type="float" office:value="0.00238111615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LandmarkedIndex12(oe)-k=6258-m=1-b=20-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00000038616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00000338177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000000200812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0000112074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LandmarkedIndex2(o)-k=3129-m=1-b=0-su-true-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01.28" calcext:value-type="float">
            <text:p>401.28</text:p>
          </table:table-cell>
          <table:table-cell table:number-columns-repeated="4"/>
        </table:table-row>
      </table:table>
      <table:table table:name="Sheet3" table:style-name="ta1" table:print="false">
        <table:shapes>
          <draw:frame draw:z-index="0" draw:style-name="gr1" draw:text-style-name="P1" svg:width="523.62pt" svg:height="310.2pt" svg:x="933.85pt" svg:y="151.34pt">
            <draw:object draw:notify-on-update-of-ranges="Sheet3.D1:Sheet3.D1 Sheet3.D2:Sheet3.D1003 Sheet3.E1:Sheet3.E1 Sheet3.E2:Sheet3.E100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P2p-Gnutella BFS-qs2-true</text:p>
          </table:table-cell>
          <table:table-cell office:value-type="string" calcext:value-type="string">
            <text:p>P2p-Gnutella L12(k=N/10,b=20) qs2-true</text:p>
          </table:table-cell>
          <table:table-cell/>
          <table:table-cell table:style-name="ce2" office:value-type="string" calcext:value-type="string">
            <text:p>Speed-up True-queries</text:p>
          </table:table-cell>
          <table:table-cell office:value-type="string" calcext:value-type="string">
            <text:p>Speed-up False-queries</text:p>
          </table:table-cell>
          <table:table-cell/>
          <table:table-cell table:style-name="ce1" office:value-type="string" calcext:value-type="string">
            <text:p>P2p-Gnutella L12(k=N/10,b=20) qs2-false</text:p>
          </table:table-cell>
          <table:table-cell office:value-type="string" calcext:value-type="string">
            <text:p>P2p-Gnutella BFS-qs2-false</text:p>
          </table:table-cell>
          <table:table-cell table:number-columns-repeated="2"/>
        </table:table-row>
        <table:table-row table:style-name="ro1">
          <table:table-cell office:value-type="float" office:value="0.00030050277" calcext:value-type="float">
            <text:p>0</text:p>
          </table:table-cell>
          <table:table-cell office:value-type="float" office:value="0.00000023073" calcext:value-type="float">
            <text:p>0</text:p>
          </table:table-cell>
          <table:table-cell/>
          <table:table-cell office:value-type="float" office:value="46.5261727785139" calcext:value-type="float">
            <text:p>46.53</text:p>
          </table:table-cell>
          <table:table-cell office:value-type="float" office:value="5.59474155927855" calcext:value-type="float">
            <text:p>5.5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852586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185874" calcext:value-type="float">
            <text:p>0</text:p>
          </table:table-cell>
          <table:table-cell office:value-type="float" office:value="0.00000062104" calcext:value-type="float">
            <text:p>0</text:p>
          </table:table-cell>
          <table:table-cell/>
          <table:table-cell office:value-type="float" office:value="72.3166203710166" calcext:value-type="float">
            <text:p>72.32</text:p>
          </table:table-cell>
          <table:table-cell office:value-type="float" office:value="6.33188057891739" calcext:value-type="float">
            <text:p>6.33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371279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296543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93.4241949273297" calcext:value-type="float">
            <text:p>93.42</text:p>
          </table:table-cell>
          <table:table-cell office:value-type="float" office:value="6.39928263325021" calcext:value-type="float">
            <text:p>6.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28986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950866" calcext:value-type="float">
            <text:p>0</text:p>
          </table:table-cell>
          <table:table-cell office:value-type="float" office:value="0.00000034494" calcext:value-type="float">
            <text:p>0</text:p>
          </table:table-cell>
          <table:table-cell/>
          <table:table-cell office:value-type="float" office:value="95.2458766906995" calcext:value-type="float">
            <text:p>95.25</text:p>
          </table:table-cell>
          <table:table-cell office:value-type="float" office:value="8.65280228928296" calcext:value-type="float">
            <text:p>8.6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21237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941299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97.9671847356707" calcext:value-type="float">
            <text:p>97.97</text:p>
          </table:table-cell>
          <table:table-cell office:value-type="float" office:value="17.8784635338051" calcext:value-type="float">
            <text:p>17.8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95769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430088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07.855741218882" calcext:value-type="float">
            <text:p>107.86</text:p>
          </table:table-cell>
          <table:table-cell office:value-type="float" office:value="18.248176930655" calcext:value-type="float">
            <text:p>18.2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077428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5309791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10.787637028015" calcext:value-type="float">
            <text:p>110.79</text:p>
          </table:table-cell>
          <table:table-cell office:value-type="float" office:value="25.6169029379825" calcext:value-type="float">
            <text:p>25.6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884905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320415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113.97748646338" calcext:value-type="float">
            <text:p>113.98</text:p>
          </table:table-cell>
          <table:table-cell office:value-type="float" office:value="26.3219672832809" calcext:value-type="float">
            <text:p>26.3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15005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8521289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16.185736677116" calcext:value-type="float">
            <text:p>116.19</text:p>
          </table:table-cell>
          <table:table-cell office:value-type="float" office:value="28.35362750568" calcext:value-type="float">
            <text:p>28.3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29774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61411857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18.286301291685" calcext:value-type="float">
            <text:p>118.29</text:p>
          </table:table-cell>
          <table:table-cell office:value-type="float" office:value="54.5087966450291" calcext:value-type="float">
            <text:p>54.5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088919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4998397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20.780832080963" calcext:value-type="float">
            <text:p>120.78</text:p>
          </table:table-cell>
          <table:table-cell office:value-type="float" office:value="66.8489328601788" calcext:value-type="float">
            <text:p>66.8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322701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3430328" calcext:value-type="float">
            <text:p>0</text:p>
          </table:table-cell>
          <table:table-cell office:value-type="float" office:value="0.00000034494" calcext:value-type="float">
            <text:p>0</text:p>
          </table:table-cell>
          <table:table-cell/>
          <table:table-cell office:value-type="float" office:value="133.162801757757" calcext:value-type="float">
            <text:p>133.16</text:p>
          </table:table-cell>
          <table:table-cell office:value-type="float" office:value="67.2502962240607" calcext:value-type="float">
            <text:p>67.2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331344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0451755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136.126943190773" calcext:value-type="float">
            <text:p>136.13</text:p>
          </table:table-cell>
          <table:table-cell office:value-type="float" office:value="67.4670195636802" calcext:value-type="float">
            <text:p>67.4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21535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881694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37.068879415347" calcext:value-type="float">
            <text:p>137.07</text:p>
          </table:table-cell>
          <table:table-cell office:value-type="float" office:value="75.7612444379605" calcext:value-type="float">
            <text:p>75.7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059546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310878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38.51289885369" calcext:value-type="float">
            <text:p>138.51</text:p>
          </table:table-cell>
          <table:table-cell office:value-type="float" office:value="81.9005460414368" calcext:value-type="float">
            <text:p>81.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858845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181106" calcext:value-type="float">
            <text:p>0</text:p>
          </table:table-cell>
          <table:table-cell office:value-type="float" office:value="0.00000034494" calcext:value-type="float">
            <text:p>0</text:p>
          </table:table-cell>
          <table:table-cell/>
          <table:table-cell office:value-type="float" office:value="139.626674266173" calcext:value-type="float">
            <text:p>139.63</text:p>
          </table:table-cell>
          <table:table-cell office:value-type="float" office:value="82.2335986950179" calcext:value-type="float">
            <text:p>82.23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07491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659271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40.706257589928" calcext:value-type="float">
            <text:p>140.71</text:p>
          </table:table-cell>
          <table:table-cell office:value-type="float" office:value="87.0914923688572" calcext:value-type="float">
            <text:p>87.0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41397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271343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42.680756501182" calcext:value-type="float">
            <text:p>142.68</text:p>
          </table:table-cell>
          <table:table-cell office:value-type="float" office:value="88.8187743398375" calcext:value-type="float">
            <text:p>88.8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15767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049976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42.894488984861" calcext:value-type="float">
            <text:p>142.89</text:p>
          </table:table-cell>
          <table:table-cell office:value-type="float" office:value="93.8441704153428" calcext:value-type="float">
            <text:p>93.8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77458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689601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50.328013679111" calcext:value-type="float">
            <text:p>150.33</text:p>
          </table:table-cell>
          <table:table-cell office:value-type="float" office:value="103.836187981758" calcext:value-type="float">
            <text:p>103.8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44185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899772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52.460186142709" calcext:value-type="float">
            <text:p>152.46</text:p>
          </table:table-cell>
          <table:table-cell office:value-type="float" office:value="106.394653624412" calcext:value-type="float">
            <text:p>106.3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03790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209716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53.0458107723" calcext:value-type="float">
            <text:p>153.05</text:p>
          </table:table-cell>
          <table:table-cell office:value-type="float" office:value="107.055952706641" calcext:value-type="float">
            <text:p>107.0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86342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799636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55.98449380901" calcext:value-type="float">
            <text:p>155.98</text:p>
          </table:table-cell>
          <table:table-cell office:value-type="float" office:value="121.200104673431" calcext:value-type="float">
            <text:p>121.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14979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090839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57.827650798079" calcext:value-type="float">
            <text:p>157.83</text:p>
          </table:table-cell>
          <table:table-cell office:value-type="float" office:value="121.483686407917" calcext:value-type="float">
            <text:p>121.4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87723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849704" calcext:value-type="float">
            <text:p>0</text:p>
          </table:table-cell>
          <table:table-cell office:value-type="float" office:value="0.00000034494" calcext:value-type="float">
            <text:p>0</text:p>
          </table:table-cell>
          <table:table-cell/>
          <table:table-cell office:value-type="float" office:value="158.31155599886" calcext:value-type="float">
            <text:p>158.31</text:p>
          </table:table-cell>
          <table:table-cell office:value-type="float" office:value="140.503964273446" calcext:value-type="float">
            <text:p>140.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848546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759105" calcext:value-type="float">
            <text:p>0</text:p>
          </table:table-cell>
          <table:table-cell office:value-type="float" office:value="0.00000034494" calcext:value-type="float">
            <text:p>0</text:p>
          </table:table-cell>
          <table:table-cell/>
          <table:table-cell office:value-type="float" office:value="161.283010253581" calcext:value-type="float">
            <text:p>161.28</text:p>
          </table:table-cell>
          <table:table-cell office:value-type="float" office:value="151.136187301068" calcext:value-type="float">
            <text:p>151.1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42695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4260749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165.501036772119" calcext:value-type="float">
            <text:p>165.5</text:p>
          </table:table-cell>
          <table:table-cell office:value-type="float" office:value="166.756095577352" calcext:value-type="float">
            <text:p>166.7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847520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3612251" calcext:value-type="float">
            <text:p>0</text:p>
          </table:table-cell>
          <table:table-cell office:value-type="float" office:value="0.00000034494" calcext:value-type="float">
            <text:p>0</text:p>
          </table:table-cell>
          <table:table-cell/>
          <table:table-cell office:value-type="float" office:value="166.27209085548" calcext:value-type="float">
            <text:p>166.27</text:p>
          </table:table-cell>
          <table:table-cell office:value-type="float" office:value="169.838316167027" calcext:value-type="float">
            <text:p>169.8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67431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149055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68.507629374716" calcext:value-type="float">
            <text:p>168.51</text:p>
          </table:table-cell>
          <table:table-cell office:value-type="float" office:value="178.343048288723" calcext:value-type="float">
            <text:p>178.3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11402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608871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69.475180183105" calcext:value-type="float">
            <text:p>169.48</text:p>
          </table:table-cell>
          <table:table-cell office:value-type="float" office:value="178.856526804716" calcext:value-type="float">
            <text:p>178.8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26141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84919929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73.120722126049" calcext:value-type="float">
            <text:p>173.12</text:p>
          </table:table-cell>
          <table:table-cell office:value-type="float" office:value="178.865368932147" calcext:value-type="float">
            <text:p>178.8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156272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69141387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73.182214973237" calcext:value-type="float">
            <text:p>173.18</text:p>
          </table:table-cell>
          <table:table-cell office:value-type="float" office:value="179.238471098131" calcext:value-type="float">
            <text:p>179.2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302435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58638954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75.482552663619" calcext:value-type="float">
            <text:p>175.48</text:p>
          </table:table-cell>
          <table:table-cell office:value-type="float" office:value="183.759501684845" calcext:value-type="float">
            <text:p>183.7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04868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87049007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75.537318232983" calcext:value-type="float">
            <text:p>175.54</text:p>
          </table:table-cell>
          <table:table-cell office:value-type="float" office:value="184.766498361843" calcext:value-type="float">
            <text:p>184.7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012757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7151317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75.920700190669" calcext:value-type="float">
            <text:p>175.92</text:p>
          </table:table-cell>
          <table:table-cell office:value-type="float" office:value="185.704164521414" calcext:value-type="float">
            <text:p>185.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013651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2695074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77.746682983383" calcext:value-type="float">
            <text:p>177.75</text:p>
          </table:table-cell>
          <table:table-cell office:value-type="float" office:value="186.375842796775" calcext:value-type="float">
            <text:p>186.3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011433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1220912" calcext:value-type="float">
            <text:p>0</text:p>
          </table:table-cell>
          <table:table-cell office:value-type="float" office:value="0.00000025457" calcext:value-type="float">
            <text:p>0</text:p>
          </table:table-cell>
          <table:table-cell/>
          <table:table-cell office:value-type="float" office:value="182.599939125307" calcext:value-type="float">
            <text:p>182.6</text:p>
          </table:table-cell>
          <table:table-cell office:value-type="float" office:value="186.636620943563" calcext:value-type="float">
            <text:p>186.6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086236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0249099" calcext:value-type="float">
            <text:p>0</text:p>
          </table:table-cell>
          <table:table-cell office:value-type="float" office:value="0.0000001642" calcext:value-type="float">
            <text:p>0</text:p>
          </table:table-cell>
          <table:table-cell/>
          <table:table-cell office:value-type="float" office:value="184.245732925961" calcext:value-type="float">
            <text:p>184.25</text:p>
          </table:table-cell>
          <table:table-cell office:value-type="float" office:value="188.440525377863" calcext:value-type="float">
            <text:p>188.4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889077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030872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184.410029634054" calcext:value-type="float">
            <text:p>184.41</text:p>
          </table:table-cell>
          <table:table-cell office:value-type="float" office:value="193.740680178633" calcext:value-type="float">
            <text:p>193.7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07401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148391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184.916378735528" calcext:value-type="float">
            <text:p>184.92</text:p>
          </table:table-cell>
          <table:table-cell office:value-type="float" office:value="195.781477946805" calcext:value-type="float">
            <text:p>195.7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846328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212402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185.884747743653" calcext:value-type="float">
            <text:p>185.88</text:p>
          </table:table-cell>
          <table:table-cell office:value-type="float" office:value="197.016791480591" calcext:value-type="float">
            <text:p>197.0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387538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3080577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186.046949607168" calcext:value-type="float">
            <text:p>186.05</text:p>
          </table:table-cell>
          <table:table-cell office:value-type="float" office:value="201.748131215982" calcext:value-type="float">
            <text:p>201.7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5258362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3011436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190.379936137465" calcext:value-type="float">
            <text:p>190.38</text:p>
          </table:table-cell>
          <table:table-cell office:value-type="float" office:value="213.647831009225" calcext:value-type="float">
            <text:p>213.6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592710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070377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191.603231017771" calcext:value-type="float">
            <text:p>191.6</text:p>
          </table:table-cell>
          <table:table-cell office:value-type="float" office:value="229.968298118057" calcext:value-type="float">
            <text:p>229.9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80382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261474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191.943033571056" calcext:value-type="float">
            <text:p>191.94</text:p>
          </table:table-cell>
          <table:table-cell office:value-type="float" office:value="243.660336654071" calcext:value-type="float">
            <text:p>243.6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363828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931762" calcext:value-type="float">
            <text:p>0</text:p>
          </table:table-cell>
          <table:table-cell office:value-type="float" office:value="0.0000001642" calcext:value-type="float">
            <text:p>0</text:p>
          </table:table-cell>
          <table:table-cell/>
          <table:table-cell office:value-type="float" office:value="197.295033005498" calcext:value-type="float">
            <text:p>197.3</text:p>
          </table:table-cell>
          <table:table-cell office:value-type="float" office:value="256.48040958341" calcext:value-type="float">
            <text:p>256.4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312568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530555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02.78300074191" calcext:value-type="float">
            <text:p>202.78</text:p>
          </table:table-cell>
          <table:table-cell office:value-type="float" office:value="267.162176734736" calcext:value-type="float">
            <text:p>267.1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0772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190975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203.373558656878" calcext:value-type="float">
            <text:p>203.37</text:p>
          </table:table-cell>
          <table:table-cell office:value-type="float" office:value="273.101814765366" calcext:value-type="float">
            <text:p>273.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058652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940635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03.675035240364" calcext:value-type="float">
            <text:p>203.68</text:p>
          </table:table-cell>
          <table:table-cell office:value-type="float" office:value="313.204012321717" calcext:value-type="float">
            <text:p>313.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016333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188591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203.916887020374" calcext:value-type="float">
            <text:p>203.92</text:p>
          </table:table-cell>
          <table:table-cell office:value-type="float" office:value="327.032549173569" calcext:value-type="float">
            <text:p>327.03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448765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18789672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204.384443671363" calcext:value-type="float">
            <text:p>204.38</text:p>
          </table:table-cell>
          <table:table-cell office:value-type="float" office:value="336.528453749312" calcext:value-type="float">
            <text:p>336.53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008882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253149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04.428304087882" calcext:value-type="float">
            <text:p>204.43</text:p>
          </table:table-cell>
          <table:table-cell office:value-type="float" office:value="338.682812680082" calcext:value-type="float">
            <text:p>338.6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77458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712085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07.194275344008" calcext:value-type="float">
            <text:p>207.19</text:p>
          </table:table-cell>
          <table:table-cell office:value-type="float" office:value="340.885386533096" calcext:value-type="float">
            <text:p>340.8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26198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041103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09.41544380235" calcext:value-type="float">
            <text:p>209.42</text:p>
          </table:table-cell>
          <table:table-cell office:value-type="float" office:value="352.608404334269" calcext:value-type="float">
            <text:p>352.6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437440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001235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209.450206403257" calcext:value-type="float">
            <text:p>209.45</text:p>
          </table:table-cell>
          <table:table-cell office:value-type="float" office:value="364.605209252087" calcext:value-type="float">
            <text:p>364.6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01568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7009716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209.858409268172" calcext:value-type="float">
            <text:p>209.86</text:p>
          </table:table-cell>
          <table:table-cell office:value-type="float" office:value="386.209393248373" calcext:value-type="float">
            <text:p>386.2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007690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030208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10.629444328191" calcext:value-type="float">
            <text:p>210.63</text:p>
          </table:table-cell>
          <table:table-cell office:value-type="float" office:value="388.756659978031" calcext:value-type="float">
            <text:p>388.7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91299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45903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11.128350486046" calcext:value-type="float">
            <text:p>211.13</text:p>
          </table:table-cell>
          <table:table-cell office:value-type="float" office:value="404.658608375755" calcext:value-type="float">
            <text:p>404.6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56132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3781528" calcext:value-type="float">
            <text:p>0</text:p>
          </table:table-cell>
          <table:table-cell office:value-type="float" office:value="0.0000001642" calcext:value-type="float">
            <text:p>0</text:p>
          </table:table-cell>
          <table:table-cell/>
          <table:table-cell office:value-type="float" office:value="211.717978960184" calcext:value-type="float">
            <text:p>211.72</text:p>
          </table:table-cell>
          <table:table-cell office:value-type="float" office:value="445.79051513765" calcext:value-type="float">
            <text:p>445.7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862553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6942024" calcext:value-type="float">
            <text:p>0</text:p>
          </table:table-cell>
          <table:table-cell office:value-type="float" office:value="0.00000054067" calcext:value-type="float">
            <text:p>0</text:p>
          </table:table-cell>
          <table:table-cell/>
          <table:table-cell office:value-type="float" office:value="211.946007585711" calcext:value-type="float">
            <text:p>211.95</text:p>
          </table:table-cell>
          <table:table-cell office:value-type="float" office:value="509.615970578759" calcext:value-type="float">
            <text:p>509.6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895038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720989" calcext:value-type="float">
            <text:p>0</text:p>
          </table:table-cell>
          <table:table-cell office:value-type="float" office:value="0.0000001642" calcext:value-type="float">
            <text:p>0</text:p>
          </table:table-cell>
          <table:table-cell/>
          <table:table-cell office:value-type="float" office:value="213.254660801388" calcext:value-type="float">
            <text:p>213.25</text:p>
          </table:table-cell>
          <table:table-cell office:value-type="float" office:value="509.867626634668" calcext:value-type="float">
            <text:p>509.8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181306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72977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15.553662567443" calcext:value-type="float">
            <text:p>215.55</text:p>
          </table:table-cell>
          <table:table-cell office:value-type="float" office:value="533.324582513916" calcext:value-type="float">
            <text:p>533.3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097859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2551288" calcext:value-type="float">
            <text:p>0</text:p>
          </table:table-cell>
          <table:table-cell office:value-type="float" office:value="0.00000023073" calcext:value-type="float">
            <text:p>0</text:p>
          </table:table-cell>
          <table:table-cell/>
          <table:table-cell office:value-type="float" office:value="218.695940823781" calcext:value-type="float">
            <text:p>218.7</text:p>
          </table:table-cell>
          <table:table-cell office:value-type="float" office:value="579.597188939054" calcext:value-type="float">
            <text:p>579.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116337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8101673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221.434449013347" calcext:value-type="float">
            <text:p>221.43</text:p>
          </table:table-cell>
          <table:table-cell office:value-type="float" office:value="620.032553082463" calcext:value-type="float">
            <text:p>620.03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029612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889873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21.650750470828" calcext:value-type="float">
            <text:p>221.65</text:p>
          </table:table-cell>
          <table:table-cell office:value-type="float" office:value="661.308018366042" calcext:value-type="float">
            <text:p>661.3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849010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740333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225.158783395741" calcext:value-type="float">
            <text:p>225.16</text:p>
          </table:table-cell>
          <table:table-cell office:value-type="float" office:value="709.009857008727" calcext:value-type="float">
            <text:p>709.0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49742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661022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227.138737230582" calcext:value-type="float">
            <text:p>227.14</text:p>
          </table:table-cell>
          <table:table-cell office:value-type="float" office:value="767.793241263376" calcext:value-type="float">
            <text:p>767.7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04144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189285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29.76540963545" calcext:value-type="float">
            <text:p>229.77</text:p>
          </table:table-cell>
          <table:table-cell office:value-type="float" office:value="780.150585693051" calcext:value-type="float">
            <text:p>780.1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01296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238025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231.067767050763" calcext:value-type="float">
            <text:p>231.07</text:p>
          </table:table-cell>
          <table:table-cell office:value-type="float" office:value="799.357644275971" calcext:value-type="float">
            <text:p>799.3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82358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302005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31.901021553446" calcext:value-type="float">
            <text:p>231.9</text:p>
          </table:table-cell>
          <table:table-cell office:value-type="float" office:value="805.021019724056" calcext:value-type="float">
            <text:p>805.0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406147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9388923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32.239345973213" calcext:value-type="float">
            <text:p>232.24</text:p>
          </table:table-cell>
          <table:table-cell office:value-type="float" office:value="808.440606933022" calcext:value-type="float">
            <text:p>808.4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87534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0128231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232.443178424571" calcext:value-type="float">
            <text:p>232.44</text:p>
          </table:table-cell>
          <table:table-cell office:value-type="float" office:value="810.180606865913" calcext:value-type="float">
            <text:p>810.1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1511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2319297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232.445298381114" calcext:value-type="float">
            <text:p>232.45</text:p>
          </table:table-cell>
          <table:table-cell office:value-type="float" office:value="810.98000013981" calcext:value-type="float">
            <text:p>810.9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008584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7650337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232.99066177189" calcext:value-type="float">
            <text:p>232.99</text:p>
          </table:table-cell>
          <table:table-cell office:value-type="float" office:value="811.438333181872" calcext:value-type="float">
            <text:p>811.4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86206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78277587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33.988342135772" calcext:value-type="float">
            <text:p>233.99</text:p>
          </table:table-cell>
          <table:table-cell office:value-type="float" office:value="840.768605053652" calcext:value-type="float">
            <text:p>840.7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007392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2489299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235.710864230411" calcext:value-type="float">
            <text:p>235.71</text:p>
          </table:table-cell>
          <table:table-cell office:value-type="float" office:value="841.188366386813" calcext:value-type="float">
            <text:p>841.1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797584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718544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36.255122034737" calcext:value-type="float">
            <text:p>236.26</text:p>
          </table:table-cell>
          <table:table-cell office:value-type="float" office:value="845.653302015822" calcext:value-type="float">
            <text:p>845.6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71199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399394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36.617973253182" calcext:value-type="float">
            <text:p>236.62</text:p>
          </table:table-cell>
          <table:table-cell office:value-type="float" office:value="845.805475215277" calcext:value-type="float">
            <text:p>845.8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833513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0179958" calcext:value-type="float">
            <text:p>0</text:p>
          </table:table-cell>
          <table:table-cell office:value-type="float" office:value="0.0000001642" calcext:value-type="float">
            <text:p>0</text:p>
          </table:table-cell>
          <table:table-cell/>
          <table:table-cell office:value-type="float" office:value="236.980805448285" calcext:value-type="float">
            <text:p>236.98</text:p>
          </table:table-cell>
          <table:table-cell office:value-type="float" office:value="869.044883659678" calcext:value-type="float">
            <text:p>869.0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98425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99858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237.146779149997" calcext:value-type="float">
            <text:p>237.15</text:p>
          </table:table-cell>
          <table:table-cell office:value-type="float" office:value="910.09242354915" calcext:value-type="float">
            <text:p>910.0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32264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2631626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237.898816568047" calcext:value-type="float">
            <text:p>237.9</text:p>
          </table:table-cell>
          <table:table-cell office:value-type="float" office:value="915.546980096088" calcext:value-type="float">
            <text:p>915.5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024976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4517517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37.978617763996" calcext:value-type="float">
            <text:p>237.98</text:p>
          </table:table-cell>
          <table:table-cell office:value-type="float" office:value="933.868510949672" calcext:value-type="float">
            <text:p>933.8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897422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3142566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39.883539102479" calcext:value-type="float">
            <text:p>239.88</text:p>
          </table:table-cell>
          <table:table-cell office:value-type="float" office:value="955.394792661152" calcext:value-type="float">
            <text:p>955.3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003982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8890838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40.246390320924" calcext:value-type="float">
            <text:p>240.25</text:p>
          </table:table-cell>
          <table:table-cell office:value-type="float" office:value="983.1153721999" calcext:value-type="float">
            <text:p>983.1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052262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6599636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240.549102938136" calcext:value-type="float">
            <text:p>240.55</text:p>
          </table:table-cell>
          <table:table-cell office:value-type="float" office:value="1012.38123412533" calcext:value-type="float">
            <text:p>1012.3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850798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450157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40.957459708535" calcext:value-type="float">
            <text:p>240.96</text:p>
          </table:table-cell>
          <table:table-cell office:value-type="float" office:value="1023.06857643938" calcext:value-type="float">
            <text:p>1023.0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726522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629333" calcext:value-type="float">
            <text:p>0</text:p>
          </table:table-cell>
          <table:table-cell office:value-type="float" office:value="0.0000001642" calcext:value-type="float">
            <text:p>0</text:p>
          </table:table-cell>
          <table:table-cell/>
          <table:table-cell office:value-type="float" office:value="241.244202636635" calcext:value-type="float">
            <text:p>241.24</text:p>
          </table:table-cell>
          <table:table-cell office:value-type="float" office:value="1038.12193703387" calcext:value-type="float">
            <text:p>1038.1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723542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414009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41.425609222516" calcext:value-type="float">
            <text:p>241.43</text:p>
          </table:table-cell>
          <table:table-cell office:value-type="float" office:value="1055.29250277046" calcext:value-type="float">
            <text:p>1055.2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416280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170242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43.473021232387" calcext:value-type="float">
            <text:p>243.47</text:p>
          </table:table-cell>
          <table:table-cell office:value-type="float" office:value="1068.81170959975" calcext:value-type="float">
            <text:p>1068.8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81438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949508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244.101565621017" calcext:value-type="float">
            <text:p>244.1</text:p>
          </table:table-cell>
          <table:table-cell office:value-type="float" office:value="1111.97279690915" calcext:value-type="float">
            <text:p>1111.9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64884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461112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45.388124238733" calcext:value-type="float">
            <text:p>245.39</text:p>
          </table:table-cell>
          <table:table-cell office:value-type="float" office:value="1112.38707961038" calcext:value-type="float">
            <text:p>1112.3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013651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320083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49.257517631113" calcext:value-type="float">
            <text:p>249.26</text:p>
          </table:table-cell>
          <table:table-cell office:value-type="float" office:value="1129.12936917522" calcext:value-type="float">
            <text:p>1129.13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832023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9748935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52.269853667501" calcext:value-type="float">
            <text:p>252.27</text:p>
          </table:table-cell>
          <table:table-cell office:value-type="float" office:value="1129.25441267178" calcext:value-type="float">
            <text:p>1129.2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083686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9381771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52.290477810723" calcext:value-type="float">
            <text:p>252.29</text:p>
          </table:table-cell>
          <table:table-cell office:value-type="float" office:value="1133.96031186006" calcext:value-type="float">
            <text:p>1133.9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83083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120174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52.872320874779" calcext:value-type="float">
            <text:p>252.87</text:p>
          </table:table-cell>
          <table:table-cell office:value-type="float" office:value="1148.28680105171" calcext:value-type="float">
            <text:p>1148.2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043751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7510395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52.991192192821" calcext:value-type="float">
            <text:p>252.99</text:p>
          </table:table-cell>
          <table:table-cell office:value-type="float" office:value="1148.67486165018" calcext:value-type="float">
            <text:p>1148.6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141371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719299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53.217969448513" calcext:value-type="float">
            <text:p>253.22</text:p>
          </table:table-cell>
          <table:table-cell office:value-type="float" office:value="1152.1157006174" calcext:value-type="float">
            <text:p>1152.1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142563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1951923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53.413789771995" calcext:value-type="float">
            <text:p>253.41</text:p>
          </table:table-cell>
          <table:table-cell office:value-type="float" office:value="1155.37637160386" calcext:value-type="float">
            <text:p>1155.3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042427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001628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254.170430117754" calcext:value-type="float">
            <text:p>254.17</text:p>
          </table:table-cell>
          <table:table-cell office:value-type="float" office:value="1156.98831601352" calcext:value-type="float">
            <text:p>1156.9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74881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6322135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55.304297372877" calcext:value-type="float">
            <text:p>255.3</text:p>
          </table:table-cell>
          <table:table-cell office:value-type="float" office:value="1159.70474020283" calcext:value-type="float">
            <text:p>1159.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69951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069713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56.639009280345" calcext:value-type="float">
            <text:p>256.64</text:p>
          </table:table-cell>
          <table:table-cell office:value-type="float" office:value="1163.78981672132" calcext:value-type="float">
            <text:p>1163.7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320615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56629085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258.658624823162" calcext:value-type="float">
            <text:p>258.66</text:p>
          </table:table-cell>
          <table:table-cell office:value-type="float" office:value="1167.16745210968" calcext:value-type="float">
            <text:p>1167.1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40039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851394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59.641213159835" calcext:value-type="float">
            <text:p>259.64</text:p>
          </table:table-cell>
          <table:table-cell office:value-type="float" office:value="1176.60801748901" calcext:value-type="float">
            <text:p>1176.6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95769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959377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59.658397854167" calcext:value-type="float">
            <text:p>259.66</text:p>
          </table:table-cell>
          <table:table-cell office:value-type="float" office:value="1177.04871826503" calcext:value-type="float">
            <text:p>1177.0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03616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7630538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60.055047878287" calcext:value-type="float">
            <text:p>260.06</text:p>
          </table:table-cell>
          <table:table-cell office:value-type="float" office:value="1178.97165662574" calcext:value-type="float">
            <text:p>1178.9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36138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471313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261.019061388324" calcext:value-type="float">
            <text:p>261.02</text:p>
          </table:table-cell>
          <table:table-cell office:value-type="float" office:value="1180.32014540278" calcext:value-type="float">
            <text:p>1180.3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001134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198459" calcext:value-type="float">
            <text:p>0</text:p>
          </table:table-cell>
          <table:table-cell office:value-type="float" office:value="0.0000001642" calcext:value-type="float">
            <text:p>0</text:p>
          </table:table-cell>
          <table:table-cell/>
          <table:table-cell office:value-type="float" office:value="261.396275686687" calcext:value-type="float">
            <text:p>261.4</text:p>
          </table:table-cell>
          <table:table-cell office:value-type="float" office:value="1192.37647677476" calcext:value-type="float">
            <text:p>1192.3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10024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1817893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261.587774294671" calcext:value-type="float">
            <text:p>261.59</text:p>
          </table:table-cell>
          <table:table-cell office:value-type="float" office:value="1194.01597191751" calcext:value-type="float">
            <text:p>1194.0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820102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1320114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62.697205471113" calcext:value-type="float">
            <text:p>262.7</text:p>
          </table:table-cell>
          <table:table-cell office:value-type="float" office:value="1197.16753223989" calcext:value-type="float">
            <text:p>1197.1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816823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151832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63.935838827502" calcext:value-type="float">
            <text:p>263.94</text:p>
          </table:table-cell>
          <table:table-cell office:value-type="float" office:value="1201.43620383123" calcext:value-type="float">
            <text:p>1201.4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62202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409023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64.783533395476" calcext:value-type="float">
            <text:p>264.78</text:p>
          </table:table-cell>
          <table:table-cell office:value-type="float" office:value="1212.85050458832" calcext:value-type="float">
            <text:p>1212.8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99915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390613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266.325603515514" calcext:value-type="float">
            <text:p>266.33</text:p>
          </table:table-cell>
          <table:table-cell office:value-type="float" office:value="1216.92626655482" calcext:value-type="float">
            <text:p>1216.93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22456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249191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68.230524853996" calcext:value-type="float">
            <text:p>268.23</text:p>
          </table:table-cell>
          <table:table-cell office:value-type="float" office:value="1227.53234703475" calcext:value-type="float">
            <text:p>1227.53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851096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928352" calcext:value-type="float">
            <text:p>0</text:p>
          </table:table-cell>
          <table:table-cell office:value-type="float" office:value="0.00000083562" calcext:value-type="float">
            <text:p>0</text:p>
          </table:table-cell>
          <table:table-cell/>
          <table:table-cell office:value-type="float" office:value="269.093467140839" calcext:value-type="float">
            <text:p>269.09</text:p>
          </table:table-cell>
          <table:table-cell office:value-type="float" office:value="1229.32022674699" calcext:value-type="float">
            <text:p>1229.3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92465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571056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272.040367530961" calcext:value-type="float">
            <text:p>272.04</text:p>
          </table:table-cell>
          <table:table-cell office:value-type="float" office:value="1234.94065639081" calcext:value-type="float">
            <text:p>1234.9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99942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581287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272.383270566846" calcext:value-type="float">
            <text:p>272.38</text:p>
          </table:table-cell>
          <table:table-cell office:value-type="float" office:value="1240.50267353632" calcext:value-type="float">
            <text:p>1240.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00998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5969486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275.875651834325" calcext:value-type="float">
            <text:p>275.88</text:p>
          </table:table-cell>
          <table:table-cell office:value-type="float" office:value="1240.50267353632" calcext:value-type="float">
            <text:p>1240.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030208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85499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277.38749670903" calcext:value-type="float">
            <text:p>277.39</text:p>
          </table:table-cell>
          <table:table-cell office:value-type="float" office:value="1242.59945122149" calcext:value-type="float">
            <text:p>1242.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032294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8199424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277.56931368093" calcext:value-type="float">
            <text:p>277.57</text:p>
          </table:table-cell>
          <table:table-cell office:value-type="float" office:value="1243.11528915496" calcext:value-type="float">
            <text:p>1243.1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795068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0030479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279.598205913609" calcext:value-type="float">
            <text:p>279.6</text:p>
          </table:table-cell>
          <table:table-cell office:value-type="float" office:value="1269.0831270559" calcext:value-type="float">
            <text:p>1269.0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809969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1379928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280.975326725893" calcext:value-type="float">
            <text:p>280.98</text:p>
          </table:table-cell>
          <table:table-cell office:value-type="float" office:value="1282.00430350352" calcext:value-type="float">
            <text:p>128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49983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5120716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282.094611489654" calcext:value-type="float">
            <text:p>282.09</text:p>
          </table:table-cell>
          <table:table-cell office:value-type="float" office:value="1288.92213190167" calcext:value-type="float">
            <text:p>1288.9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03382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5659542" calcext:value-type="float">
            <text:p>0</text:p>
          </table:table-cell>
          <table:table-cell office:value-type="float" office:value="0.00000034494" calcext:value-type="float">
            <text:p>0</text:p>
          </table:table-cell>
          <table:table-cell/>
          <table:table-cell office:value-type="float" office:value="282.283728836921" calcext:value-type="float">
            <text:p>282.28</text:p>
          </table:table-cell>
          <table:table-cell office:value-type="float" office:value="1303.98825590191" calcext:value-type="float">
            <text:p>1303.9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861361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25909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283.707748501068" calcext:value-type="float">
            <text:p>283.71</text:p>
          </table:table-cell>
          <table:table-cell office:value-type="float" office:value="1305.49673269523" calcext:value-type="float">
            <text:p>1305.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76266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850429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284.333811306081" calcext:value-type="float">
            <text:p>284.33</text:p>
          </table:table-cell>
          <table:table-cell office:value-type="float" office:value="1326.12429058217" calcext:value-type="float">
            <text:p>1326.1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52722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681484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285.077002595851" calcext:value-type="float">
            <text:p>285.08</text:p>
          </table:table-cell>
          <table:table-cell office:value-type="float" office:value="1329.36568066507" calcext:value-type="float">
            <text:p>1329.3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711323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218952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286.463313485647" calcext:value-type="float">
            <text:p>286.46</text:p>
          </table:table-cell>
          <table:table-cell office:value-type="float" office:value="1339.29674347567" calcext:value-type="float">
            <text:p>1339.3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886263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346672" calcext:value-type="float">
            <text:p>0</text:p>
          </table:table-cell>
          <table:table-cell office:value-type="float" office:value="0.0000003211" calcext:value-type="float">
            <text:p>0</text:p>
          </table:table-cell>
          <table:table-cell/>
          <table:table-cell office:value-type="float" office:value="286.720084537456" calcext:value-type="float">
            <text:p>286.72</text:p>
          </table:table-cell>
          <table:table-cell office:value-type="float" office:value="1347.19486322135" calcext:value-type="float">
            <text:p>1347.1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86044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639926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286.939169787048" calcext:value-type="float">
            <text:p>286.94</text:p>
          </table:table-cell>
          <table:table-cell office:value-type="float" office:value="1349.93170780524" calcext:value-type="float">
            <text:p>1349.93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43129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1031627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287.377317314098" calcext:value-type="float">
            <text:p>287.38</text:p>
          </table:table-cell>
          <table:table-cell office:value-type="float" office:value="1381.52099182542" calcext:value-type="float">
            <text:p>1381.5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08422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7538795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287.59640256369" calcext:value-type="float">
            <text:p>287.6</text:p>
          </table:table-cell>
          <table:table-cell office:value-type="float" office:value="1386.34859099929" calcext:value-type="float">
            <text:p>1386.3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85510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7638931" calcext:value-type="float">
            <text:p>0</text:p>
          </table:table-cell>
          <table:table-cell office:value-type="float" office:value="0.0000003211" calcext:value-type="float">
            <text:p>0</text:p>
          </table:table-cell>
          <table:table-cell/>
          <table:table-cell office:value-type="float" office:value="289.020422227838" calcext:value-type="float">
            <text:p>289.02</text:p>
          </table:table-cell>
          <table:table-cell office:value-type="float" office:value="1387.88307984241" calcext:value-type="float">
            <text:p>1387.8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146139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4891624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290.170591073028" calcext:value-type="float">
            <text:p>290.17</text:p>
          </table:table-cell>
          <table:table-cell office:value-type="float" office:value="1390.46929471863" calcext:value-type="float">
            <text:p>1390.4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004876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1007785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290.882734887345" calcext:value-type="float">
            <text:p>290.88</text:p>
          </table:table-cell>
          <table:table-cell office:value-type="float" office:value="1395.48654637177" calcext:value-type="float">
            <text:p>1395.4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44973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38869285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292.16293815902" calcext:value-type="float">
            <text:p>292.16</text:p>
          </table:table-cell>
          <table:table-cell office:value-type="float" office:value="1408.24757907378" calcext:value-type="float">
            <text:p>1408.2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802220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25360488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293.128161540052" calcext:value-type="float">
            <text:p>293.13</text:p>
          </table:table-cell>
          <table:table-cell office:value-type="float" office:value="1414.15212431061" calcext:value-type="float">
            <text:p>1414.1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336410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1129379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293.272750935819" calcext:value-type="float">
            <text:p>293.27</text:p>
          </table:table-cell>
          <table:table-cell office:value-type="float" office:value="1421.24551363309" calcext:value-type="float">
            <text:p>1421.2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92601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1191368" calcext:value-type="float">
            <text:p>0</text:p>
          </table:table-cell>
          <table:table-cell office:value-type="float" office:value="0.00000034494" calcext:value-type="float">
            <text:p>0</text:p>
          </table:table-cell>
          <table:table-cell/>
          <table:table-cell office:value-type="float" office:value="298.166984447865" calcext:value-type="float">
            <text:p>298.17</text:p>
          </table:table-cell>
          <table:table-cell office:value-type="float" office:value="1421.61588745557" calcext:value-type="float">
            <text:p>1421.6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098587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1489391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299.072060418133" calcext:value-type="float">
            <text:p>299.07</text:p>
          </table:table-cell>
          <table:table-cell office:value-type="float" office:value="1424.57885939403" calcext:value-type="float">
            <text:p>1424.5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23946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581348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299.434892613236" calcext:value-type="float">
            <text:p>299.43</text:p>
          </table:table-cell>
          <table:table-cell office:value-type="float" office:value="1428.00479705714" calcext:value-type="float">
            <text:p>142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819804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649463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300.656027358222" calcext:value-type="float">
            <text:p>300.66</text:p>
          </table:table-cell>
          <table:table-cell office:value-type="float" office:value="1431.11591852459" calcext:value-type="float">
            <text:p>1431.1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92657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9598731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303.017958034508" calcext:value-type="float">
            <text:p>303.02</text:p>
          </table:table-cell>
          <table:table-cell office:value-type="float" office:value="1440.30113339796" calcext:value-type="float">
            <text:p>1440.3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391246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1098384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304.086465699045" calcext:value-type="float">
            <text:p>304.09</text:p>
          </table:table-cell>
          <table:table-cell office:value-type="float" office:value="1446.11596823503" calcext:value-type="float">
            <text:p>1446.1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361444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1072158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304.629827019825" calcext:value-type="float">
            <text:p>304.63</text:p>
          </table:table-cell>
          <table:table-cell office:value-type="float" office:value="1452.04056928687" calcext:value-type="float">
            <text:p>1452.0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07068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7638931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305.250642647909" calcext:value-type="float">
            <text:p>305.25</text:p>
          </table:table-cell>
          <table:table-cell office:value-type="float" office:value="1473.83828573559" calcext:value-type="float">
            <text:p>1473.8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01007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4651031" calcext:value-type="float">
            <text:p>0</text:p>
          </table:table-cell>
          <table:table-cell office:value-type="float" office:value="0.00000054067" calcext:value-type="float">
            <text:p>0</text:p>
          </table:table-cell>
          <table:table-cell/>
          <table:table-cell office:value-type="float" office:value="306.468623924561" calcext:value-type="float">
            <text:p>306.47</text:p>
          </table:table-cell>
          <table:table-cell office:value-type="float" office:value="1473.94627481767" calcext:value-type="float">
            <text:p>1473.9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94875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791095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306.700408302144" calcext:value-type="float">
            <text:p>306.7</text:p>
          </table:table-cell>
          <table:table-cell office:value-type="float" office:value="1475.13458479358" calcext:value-type="float">
            <text:p>1475.13</text:p>
          </table:table-cell>
          <table:table-cell/>
          <table:table-cell office:value-type="float" office:value="0.00000226497" calcext:value-type="float">
            <text:p>0</text:p>
          </table:table-cell>
          <table:table-cell office:value-type="float" office:value="0.0023902058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659633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308.080333555397" calcext:value-type="float">
            <text:p>308.08</text:p>
          </table:table-cell>
          <table:table-cell office:value-type="float" office:value="1476.24570004723" calcext:value-type="float">
            <text:p>1476.25</text:p>
          </table:table-cell>
          <table:table-cell/>
          <table:table-cell office:value-type="float" office:value="0.00000196695" calcext:value-type="float">
            <text:p>0</text:p>
          </table:table-cell>
          <table:table-cell office:value-type="float" office:value="0.002385616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769638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311.563867059365" calcext:value-type="float">
            <text:p>311.56</text:p>
          </table:table-cell>
          <table:table-cell office:value-type="float" office:value="1478.45571439425" calcext:value-type="float">
            <text:p>1478.46</text:p>
          </table:table-cell>
          <table:table-cell/>
          <table:table-cell office:value-type="float" office:value="0.00000193715" calcext:value-type="float">
            <text:p>0</text:p>
          </table:table-cell>
          <table:table-cell office:value-type="float" office:value="0.0023129880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848979" calcext:value-type="float">
            <text:p>0</text:p>
          </table:table-cell>
          <table:table-cell office:value-type="float" office:value="0.00000034994" calcext:value-type="float">
            <text:p>0</text:p>
          </table:table-cell>
          <table:table-cell/>
          <table:table-cell office:value-type="float" office:value="313.338218740668" calcext:value-type="float">
            <text:p>313.34</text:p>
          </table:table-cell>
          <table:table-cell office:value-type="float" office:value="1482.20868441329" calcext:value-type="float">
            <text:p>1482.21</text:p>
          </table:table-cell>
          <table:table-cell/>
          <table:table-cell office:value-type="float" office:value="0.0000013411" calcext:value-type="float">
            <text:p>0</text:p>
          </table:table-cell>
          <table:table-cell office:value-type="float" office:value="0.0022934973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2491683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313.352396101134" calcext:value-type="float">
            <text:p>313.35</text:p>
          </table:table-cell>
          <table:table-cell office:value-type="float" office:value="1490.52352546417" calcext:value-type="float">
            <text:p>1490.52</text:p>
          </table:table-cell>
          <table:table-cell/>
          <table:table-cell office:value-type="float" office:value="0.00000202655" calcext:value-type="float">
            <text:p>0</text:p>
          </table:table-cell>
          <table:table-cell office:value-type="float" office:value="0.0022884905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173994" calcext:value-type="float">
            <text:p>0</text:p>
          </table:table-cell>
          <table:table-cell office:value-type="float" office:value="0.00000071641" calcext:value-type="float">
            <text:p>0</text:p>
          </table:table-cell>
          <table:table-cell/>
          <table:table-cell office:value-type="float" office:value="315.220842009526" calcext:value-type="float">
            <text:p>315.22</text:p>
          </table:table-cell>
          <table:table-cell office:value-type="float" office:value="1495.19020455845" calcext:value-type="float">
            <text:p>1495.1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408830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5772323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315.955420219245" calcext:value-type="float">
            <text:p>315.96</text:p>
          </table:table-cell>
          <table:table-cell office:value-type="float" office:value="1497.13465935923" calcext:value-type="float">
            <text:p>1497.13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62364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187107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316.011393285789" calcext:value-type="float">
            <text:p>316.01</text:p>
          </table:table-cell>
          <table:table-cell office:value-type="float" office:value="1508.05954973663" calcext:value-type="float">
            <text:p>1508.0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2511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911331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317.486255635665" calcext:value-type="float">
            <text:p>317.49</text:p>
          </table:table-cell>
          <table:table-cell office:value-type="float" office:value="1515.17276767626" calcext:value-type="float">
            <text:p>1515.1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793412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6411285" calcext:value-type="float">
            <text:p>0</text:p>
          </table:table-cell>
          <table:table-cell office:value-type="float" office:value="0.00000034494" calcext:value-type="float">
            <text:p>0</text:p>
          </table:table-cell>
          <table:table-cell/>
          <table:table-cell office:value-type="float" office:value="319.089062966621" calcext:value-type="float">
            <text:p>319.09</text:p>
          </table:table-cell>
          <table:table-cell office:value-type="float" office:value="1566.90642972666" calcext:value-type="float">
            <text:p>1566.9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897422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3280124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320.780926457007" calcext:value-type="float">
            <text:p>320.78</text:p>
          </table:table-cell>
          <table:table-cell office:value-type="float" office:value="1567.45305448843" calcext:value-type="float">
            <text:p>1567.4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115145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858215" calcext:value-type="float">
            <text:p>0</text:p>
          </table:table-cell>
          <table:table-cell office:value-type="float" office:value="0.00000090714" calcext:value-type="float">
            <text:p>0</text:p>
          </table:table-cell>
          <table:table-cell/>
          <table:table-cell office:value-type="float" office:value="323.425623937436" calcext:value-type="float">
            <text:p>323.43</text:p>
          </table:table-cell>
          <table:table-cell office:value-type="float" office:value="1568.16734118098" calcext:value-type="float">
            <text:p>1568.1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09807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92123" calcext:value-type="float">
            <text:p>0</text:p>
          </table:table-cell>
          <table:table-cell office:value-type="float" office:value="0.00000034494" calcext:value-type="float">
            <text:p>0</text:p>
          </table:table-cell>
          <table:table-cell/>
          <table:table-cell office:value-type="float" office:value="323.7724" calcext:value-type="float">
            <text:p>323.77</text:p>
          </table:table-cell>
          <table:table-cell office:value-type="float" office:value="1568.49386774041" calcext:value-type="float">
            <text:p>1568.4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764073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139019" calcext:value-type="float">
            <text:p>0</text:p>
          </table:table-cell>
          <table:table-cell office:value-type="float" office:value="0.0000003211" calcext:value-type="float">
            <text:p>0</text:p>
          </table:table-cell>
          <table:table-cell/>
          <table:table-cell office:value-type="float" office:value="324.443903287528" calcext:value-type="float">
            <text:p>324.44</text:p>
          </table:table-cell>
          <table:table-cell office:value-type="float" office:value="1571.74644824879" calcext:value-type="float">
            <text:p>1571.7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860169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9350986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324.894983716522" calcext:value-type="float">
            <text:p>324.89</text:p>
          </table:table-cell>
          <table:table-cell office:value-type="float" office:value="1571.92244797338" calcext:value-type="float">
            <text:p>1571.9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892355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5030117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326.647308814408" calcext:value-type="float">
            <text:p>326.65</text:p>
          </table:table-cell>
          <table:table-cell office:value-type="float" office:value="1580.28982202409" calcext:value-type="float">
            <text:p>1580.29</text:p>
          </table:table-cell>
          <table:table-cell/>
          <table:table-cell office:value-type="float" office:value="0.00000098347" calcext:value-type="float">
            <text:p>0</text:p>
          </table:table-cell>
          <table:table-cell office:value-type="float" office:value="0.0024109780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1728744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328.170405214891" calcext:value-type="float">
            <text:p>328.17</text:p>
          </table:table-cell>
          <table:table-cell office:value-type="float" office:value="1581.2694153981" calcext:value-type="float">
            <text:p>1581.27</text:p>
          </table:table-cell>
          <table:table-cell/>
          <table:table-cell office:value-type="float" office:value="0.00000061479" calcext:value-type="float">
            <text:p>0</text:p>
          </table:table-cell>
          <table:table-cell office:value-type="float" office:value="0.0023945271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1640529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328.835220920624" calcext:value-type="float">
            <text:p>328.84</text:p>
          </table:table-cell>
          <table:table-cell office:value-type="float" office:value="1581.51431545357" calcext:value-type="float">
            <text:p>1581.51</text:p>
          </table:table-cell>
          <table:table-cell/>
          <table:table-cell office:value-type="float" office:value="0.00000087051" calcext:value-type="float">
            <text:p>0</text:p>
          </table:table-cell>
          <table:table-cell office:value-type="float" office:value="0.0023180246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829273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330.354419884297" calcext:value-type="float">
            <text:p>330.35</text:p>
          </table:table-cell>
          <table:table-cell office:value-type="float" office:value="1587.86126918257" calcext:value-type="float">
            <text:p>1587.86</text:p>
          </table:table-cell>
          <table:table-cell/>
          <table:table-cell office:value-type="float" office:value="0.00000084071" calcext:value-type="float">
            <text:p>0</text:p>
          </table:table-cell>
          <table:table-cell office:value-type="float" office:value="0.0023239850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329257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330.639260372477" calcext:value-type="float">
            <text:p>330.64</text:p>
          </table:table-cell>
          <table:table-cell office:value-type="float" office:value="1588.02453588622" calcext:value-type="float">
            <text:p>1588.02</text:p>
          </table:table-cell>
          <table:table-cell/>
          <table:table-cell office:value-type="float" office:value="0.00000087051" calcext:value-type="float">
            <text:p>0</text:p>
          </table:table-cell>
          <table:table-cell office:value-type="float" office:value="0.0023246109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469562" calcext:value-type="float">
            <text:p>0</text:p>
          </table:table-cell>
          <table:table-cell office:value-type="float" office:value="0.0000003211" calcext:value-type="float">
            <text:p>0</text:p>
          </table:table-cell>
          <table:table-cell/>
          <table:table-cell office:value-type="float" office:value="334.223115770326" calcext:value-type="float">
            <text:p>334.22</text:p>
          </table:table-cell>
          <table:table-cell office:value-type="float" office:value="1592.65719607481" calcext:value-type="float">
            <text:p>1592.66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173987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65031051" calcext:value-type="float">
            <text:p>0</text:p>
          </table:table-cell>
          <table:table-cell office:value-type="float" office:value="0.00000034494" calcext:value-type="float">
            <text:p>0</text:p>
          </table:table-cell>
          <table:table-cell/>
          <table:table-cell office:value-type="float" office:value="334.811935244545" calcext:value-type="float">
            <text:p>334.81</text:p>
          </table:table-cell>
          <table:table-cell office:value-type="float" office:value="1604.84658850689" calcext:value-type="float">
            <text:p>1604.85</text:p>
          </table:table-cell>
          <table:table-cell/>
          <table:table-cell office:value-type="float" office:value="0.00000061479" calcext:value-type="float">
            <text:p>0</text:p>
          </table:table-cell>
          <table:table-cell office:value-type="float" office:value="0.0023103654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68991184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334.94428392085" calcext:value-type="float">
            <text:p>334.94</text:p>
          </table:table-cell>
          <table:table-cell office:value-type="float" office:value="1609.596017284" calcext:value-type="float">
            <text:p>1609.6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224651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07250213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335.22013810946" calcext:value-type="float">
            <text:p>335.22</text:p>
          </table:table-cell>
          <table:table-cell office:value-type="float" office:value="1610.14660662636" calcext:value-type="float">
            <text:p>1610.1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726522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02291107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336.136222233024" calcext:value-type="float">
            <text:p>336.14</text:p>
          </table:table-cell>
          <table:table-cell office:value-type="float" office:value="1617.50664044936" calcext:value-type="float">
            <text:p>1617.5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348629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6520957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336.286784130849" calcext:value-type="float">
            <text:p>336.29</text:p>
          </table:table-cell>
          <table:table-cell office:value-type="float" office:value="1617.67" calcext:value-type="float">
            <text:p>1617.6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49847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179054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336.308653718112" calcext:value-type="float">
            <text:p>336.31</text:p>
          </table:table-cell>
          <table:table-cell office:value-type="float" office:value="1630.55525881491" calcext:value-type="float">
            <text:p>1630.5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87723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121833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341.135418008502" calcext:value-type="float">
            <text:p>341.14</text:p>
          </table:table-cell>
          <table:table-cell office:value-type="float" office:value="1630.59728536558" calcext:value-type="float">
            <text:p>1630.6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4230182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160675" calcext:value-type="float">
            <text:p>0</text:p>
          </table:table-cell>
          <table:table-cell office:value-type="float" office:value="0.0000003211" calcext:value-type="float">
            <text:p>0</text:p>
          </table:table-cell>
          <table:table-cell/>
          <table:table-cell office:value-type="float" office:value="342.092393926168" calcext:value-type="float">
            <text:p>342.09</text:p>
          </table:table-cell>
          <table:table-cell office:value-type="float" office:value="1638.84099266594" calcext:value-type="float">
            <text:p>1638.84</text:p>
          </table:table-cell>
          <table:table-cell/>
          <table:table-cell office:value-type="float" office:value="0.00000098347" calcext:value-type="float">
            <text:p>0</text:p>
          </table:table-cell>
          <table:table-cell office:value-type="float" office:value="0.0023827552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209716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343.7994" calcext:value-type="float">
            <text:p>343.8</text:p>
          </table:table-cell>
          <table:table-cell office:value-type="float" office:value="1644.08590641713" calcext:value-type="float">
            <text:p>1644.09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4283528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202262" calcext:value-type="float">
            <text:p>0</text:p>
          </table:table-cell>
          <table:table-cell office:value-type="float" office:value="0.00000065988" calcext:value-type="float">
            <text:p>0</text:p>
          </table:table-cell>
          <table:table-cell/>
          <table:table-cell office:value-type="float" office:value="345.042385549673" calcext:value-type="float">
            <text:p>345.04</text:p>
          </table:table-cell>
          <table:table-cell office:value-type="float" office:value="1649.8564" calcext:value-type="float">
            <text:p>1649.86</text:p>
          </table:table-cell>
          <table:table-cell/>
          <table:table-cell office:value-type="float" office:value="0.00000098347" calcext:value-type="float">
            <text:p>0</text:p>
          </table:table-cell>
          <table:table-cell office:value-type="float" office:value="0.0024407207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530193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346.884244529576" calcext:value-type="float">
            <text:p>346.88</text:p>
          </table:table-cell>
          <table:table-cell office:value-type="float" office:value="1650.69163275505" calcext:value-type="float">
            <text:p>1650.69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4131238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1222362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347.692811079194" calcext:value-type="float">
            <text:p>347.69</text:p>
          </table:table-cell>
          <table:table-cell office:value-type="float" office:value="1650.77980017941" calcext:value-type="float">
            <text:p>1650.7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5257766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869773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348.890248615226" calcext:value-type="float">
            <text:p>348.89</text:p>
          </table:table-cell>
          <table:table-cell office:value-type="float" office:value="1655.2208" calcext:value-type="float">
            <text:p>1655.2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517849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791427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349.066756910801" calcext:value-type="float">
            <text:p>349.07</text:p>
          </table:table-cell>
          <table:table-cell office:value-type="float" office:value="1655.2208" calcext:value-type="float">
            <text:p>1655.2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450123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510093" calcext:value-type="float">
            <text:p>0</text:p>
          </table:table-cell>
          <table:table-cell office:value-type="float" office:value="0.0000001642" calcext:value-type="float">
            <text:p>0</text:p>
          </table:table-cell>
          <table:table-cell/>
          <table:table-cell office:value-type="float" office:value="349.595851232455" calcext:value-type="float">
            <text:p>349.6</text:p>
          </table:table-cell>
          <table:table-cell office:value-type="float" office:value="1659.3932" calcext:value-type="float">
            <text:p>1659.3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412572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1839866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350.088787301004" calcext:value-type="float">
            <text:p>350.09</text:p>
          </table:table-cell>
          <table:table-cell office:value-type="float" office:value="1662.3734" calcext:value-type="float">
            <text:p>1662.3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136006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370876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350.776951319269" calcext:value-type="float">
            <text:p>350.78</text:p>
          </table:table-cell>
          <table:table-cell office:value-type="float" office:value="1665.92269449637" calcext:value-type="float">
            <text:p>1665.9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157762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000602" calcext:value-type="float">
            <text:p>0</text:p>
          </table:table-cell>
          <table:table-cell office:value-type="float" office:value="0.0000001642" calcext:value-type="float">
            <text:p>0</text:p>
          </table:table-cell>
          <table:table-cell/>
          <table:table-cell office:value-type="float" office:value="351.238956146195" calcext:value-type="float">
            <text:p>351.24</text:p>
          </table:table-cell>
          <table:table-cell office:value-type="float" office:value="1681.37794149829" calcext:value-type="float">
            <text:p>1681.3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456381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6971359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351.950954492201" calcext:value-type="float">
            <text:p>351.95</text:p>
          </table:table-cell>
          <table:table-cell office:value-type="float" office:value="1706.51684438148" calcext:value-type="float">
            <text:p>1706.5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438798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7960796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352.055575500826" calcext:value-type="float">
            <text:p>352.06</text:p>
          </table:table-cell>
          <table:table-cell office:value-type="float" office:value="1710.16130042502" calcext:value-type="float">
            <text:p>1710.1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336278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20018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353.45290771777" calcext:value-type="float">
            <text:p>353.45</text:p>
          </table:table-cell>
          <table:table-cell office:value-type="float" office:value="1730.38358809932" calcext:value-type="float">
            <text:p>1730.3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5267302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2830028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354.725557129975" calcext:value-type="float">
            <text:p>354.73</text:p>
          </table:table-cell>
          <table:table-cell office:value-type="float" office:value="1732.78359555589" calcext:value-type="float">
            <text:p>1732.7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538934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264883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356.289689247172" calcext:value-type="float">
            <text:p>356.29</text:p>
          </table:table-cell>
          <table:table-cell office:value-type="float" office:value="1738.81300605442" calcext:value-type="float">
            <text:p>1738.8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172663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110939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356.673140943938" calcext:value-type="float">
            <text:p>356.67</text:p>
          </table:table-cell>
          <table:table-cell office:value-type="float" office:value="1740.56140481694" calcext:value-type="float">
            <text:p>1740.5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5501549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421215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358.986246123994" calcext:value-type="float">
            <text:p>358.99</text:p>
          </table:table-cell>
          <table:table-cell office:value-type="float" office:value="1741.53918425173" calcext:value-type="float">
            <text:p>1741.5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598836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6720294" calcext:value-type="float">
            <text:p>0</text:p>
          </table:table-cell>
          <table:table-cell office:value-type="float" office:value="0.0000001642" calcext:value-type="float">
            <text:p>0</text:p>
          </table:table-cell>
          <table:table-cell/>
          <table:table-cell office:value-type="float" office:value="360.012" calcext:value-type="float">
            <text:p>360.01</text:p>
          </table:table-cell>
          <table:table-cell office:value-type="float" office:value="1782.31709790471" calcext:value-type="float">
            <text:p>1782.3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245083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3810138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360.120132402458" calcext:value-type="float">
            <text:p>360.12</text:p>
          </table:table-cell>
          <table:table-cell office:value-type="float" office:value="1788.38378197002" calcext:value-type="float">
            <text:p>1788.3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5492608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540061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360.120132402458" calcext:value-type="float">
            <text:p>360.12</text:p>
          </table:table-cell>
          <table:table-cell office:value-type="float" office:value="1796.38381179629" calcext:value-type="float">
            <text:p>1796.3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693608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180473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362.028623279961" calcext:value-type="float">
            <text:p>362.03</text:p>
          </table:table-cell>
          <table:table-cell office:value-type="float" office:value="1800.0602" calcext:value-type="float">
            <text:p>1800.0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603307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9551048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362.655742376746" calcext:value-type="float">
            <text:p>362.66</text:p>
          </table:table-cell>
          <table:table-cell office:value-type="float" office:value="1837.2985129261" calcext:value-type="float">
            <text:p>1837.3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5267302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6349086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363.158920996062" calcext:value-type="float">
            <text:p>363.16</text:p>
          </table:table-cell>
          <table:table-cell office:value-type="float" office:value="1841.48727720122" calcext:value-type="float">
            <text:p>1841.4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718642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559226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363.8266" calcext:value-type="float">
            <text:p>363.83</text:p>
          </table:table-cell>
          <table:table-cell office:value-type="float" office:value="1845.29682269572" calcext:value-type="float">
            <text:p>1845.3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521052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072097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364.837065078852" calcext:value-type="float">
            <text:p>364.84</text:p>
          </table:table-cell>
          <table:table-cell office:value-type="float" office:value="1883.44706151945" calcext:value-type="float">
            <text:p>1883.4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180114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1621456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366.136362592176" calcext:value-type="float">
            <text:p>366.14</text:p>
          </table:table-cell>
          <table:table-cell office:value-type="float" office:value="1885.39829280868" calcext:value-type="float">
            <text:p>1885.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575889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809867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367.030258112332" calcext:value-type="float">
            <text:p>367.03</text:p>
          </table:table-cell>
          <table:table-cell office:value-type="float" office:value="1897.4715154392" calcext:value-type="float">
            <text:p>1897.4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323761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519359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368.329408183842" calcext:value-type="float">
            <text:p>368.33</text:p>
          </table:table-cell>
          <table:table-cell office:value-type="float" office:value="1907.03529627943" calcext:value-type="float">
            <text:p>1907.0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275183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5730857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369.093933059199" calcext:value-type="float">
            <text:p>369.09</text:p>
          </table:table-cell>
          <table:table-cell office:value-type="float" office:value="1912.713" calcext:value-type="float">
            <text:p>1912.7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54642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5280246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369.826126657409" calcext:value-type="float">
            <text:p>369.83</text:p>
          </table:table-cell>
          <table:table-cell office:value-type="float" office:value="1912.910605701" calcext:value-type="float">
            <text:p>1912.9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052560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108947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371.9328" calcext:value-type="float">
            <text:p>371.93</text:p>
          </table:table-cell>
          <table:table-cell office:value-type="float" office:value="1919.01155238118" calcext:value-type="float">
            <text:p>1919.0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10942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192394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373.227766469458" calcext:value-type="float">
            <text:p>373.23</text:p>
          </table:table-cell>
          <table:table-cell office:value-type="float" office:value="1922.8458" calcext:value-type="float">
            <text:p>1922.8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23919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180473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376.523574588052" calcext:value-type="float">
            <text:p>376.52</text:p>
          </table:table-cell>
          <table:table-cell office:value-type="float" office:value="1948.71563725049" calcext:value-type="float">
            <text:p>1948.7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37764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9589195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377.219034755645" calcext:value-type="float">
            <text:p>377.22</text:p>
          </table:table-cell>
          <table:table-cell office:value-type="float" office:value="1949.6678" calcext:value-type="float">
            <text:p>1949.6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93657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189678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377.786888819682" calcext:value-type="float">
            <text:p>377.79</text:p>
          </table:table-cell>
          <table:table-cell office:value-type="float" office:value="1950.02972929896" calcext:value-type="float">
            <text:p>1950.03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042427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980804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378.350026417955" calcext:value-type="float">
            <text:p>378.35</text:p>
          </table:table-cell>
          <table:table-cell office:value-type="float" office:value="1950.2638" calcext:value-type="float">
            <text:p>1950.2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052394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9856224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379.940143257552" calcext:value-type="float">
            <text:p>379.94</text:p>
          </table:table-cell>
          <table:table-cell office:value-type="float" office:value="1958.0124" calcext:value-type="float">
            <text:p>1958.0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344755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9517669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385.7612" calcext:value-type="float">
            <text:p>385.76</text:p>
          </table:table-cell>
          <table:table-cell office:value-type="float" office:value="1960.3966" calcext:value-type="float">
            <text:p>1960.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78756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9071826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386.017939011167" calcext:value-type="float">
            <text:p>386.02</text:p>
          </table:table-cell>
          <table:table-cell office:value-type="float" office:value="1978.08161127434" calcext:value-type="float">
            <text:p>1978.0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35139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9210109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386.38077120627" calcext:value-type="float">
            <text:p>386.38</text:p>
          </table:table-cell>
          <table:table-cell office:value-type="float" office:value="1990.795" calcext:value-type="float">
            <text:p>1990.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042559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70405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386.925029010596" calcext:value-type="float">
            <text:p>386.93</text:p>
          </table:table-cell>
          <table:table-cell office:value-type="float" office:value="2026.83054888387" calcext:value-type="float">
            <text:p>2026.83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895932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633955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387.514657484734" calcext:value-type="float">
            <text:p>387.51</text:p>
          </table:table-cell>
          <table:table-cell office:value-type="float" office:value="2042.055" calcext:value-type="float">
            <text:p>2042.0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885369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7979869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390.50892467437" calcext:value-type="float">
            <text:p>390.51</text:p>
          </table:table-cell>
          <table:table-cell office:value-type="float" office:value="2057.98867088161" calcext:value-type="float">
            <text:p>2057.9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3288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9419918" calcext:value-type="float">
            <text:p>0</text:p>
          </table:table-cell>
          <table:table-cell office:value-type="float" office:value="0.0000001642" calcext:value-type="float">
            <text:p>0</text:p>
          </table:table-cell>
          <table:table-cell/>
          <table:table-cell office:value-type="float" office:value="391.534805488477" calcext:value-type="float">
            <text:p>391.53</text:p>
          </table:table-cell>
          <table:table-cell office:value-type="float" office:value="2060.82152474856" calcext:value-type="float">
            <text:p>2060.8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16171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6380081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391.69652693222" calcext:value-type="float">
            <text:p>391.7</text:p>
          </table:table-cell>
          <table:table-cell office:value-type="float" office:value="2070.12033766601" calcext:value-type="float">
            <text:p>2070.1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867619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908977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391.914109612495" calcext:value-type="float">
            <text:p>391.91</text:p>
          </table:table-cell>
          <table:table-cell office:value-type="float" office:value="2078.3354917111" calcext:value-type="float">
            <text:p>2078.3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363828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091533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391.914109612495" calcext:value-type="float">
            <text:p>391.91</text:p>
          </table:table-cell>
          <table:table-cell office:value-type="float" office:value="2099.09236587224" calcext:value-type="float">
            <text:p>2099.0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87398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1599788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392.821218635265" calcext:value-type="float">
            <text:p>392.82</text:p>
          </table:table-cell>
          <table:table-cell office:value-type="float" office:value="2108.57889868321" calcext:value-type="float">
            <text:p>2108.5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11429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1928806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393.521260710758" calcext:value-type="float">
            <text:p>393.52</text:p>
          </table:table-cell>
          <table:table-cell office:value-type="float" office:value="2110.19957968353" calcext:value-type="float">
            <text:p>2110.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002194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180006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395.318189657296" calcext:value-type="float">
            <text:p>395.32</text:p>
          </table:table-cell>
          <table:table-cell office:value-type="float" office:value="2115.87623789313" calcext:value-type="float">
            <text:p>2115.8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436546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1311302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395.678581619647" calcext:value-type="float">
            <text:p>395.68</text:p>
          </table:table-cell>
          <table:table-cell office:value-type="float" office:value="2118.01542632099" calcext:value-type="float">
            <text:p>2118.0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878646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1630783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395.723952289459" calcext:value-type="float">
            <text:p>395.72</text:p>
          </table:table-cell>
          <table:table-cell office:value-type="float" office:value="2118.47084376247" calcext:value-type="float">
            <text:p>2118.4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864937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1618862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397.991705823045" calcext:value-type="float">
            <text:p>397.99</text:p>
          </table:table-cell>
          <table:table-cell office:value-type="float" office:value="2123.77862743713" calcext:value-type="float">
            <text:p>2123.7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038685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401508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400.0662" calcext:value-type="float">
            <text:p>400.07</text:p>
          </table:table-cell>
          <table:table-cell office:value-type="float" office:value="2128.85761337949" calcext:value-type="float">
            <text:p>2128.8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81140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38005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400.422273781903" calcext:value-type="float">
            <text:p>400.42</text:p>
          </table:table-cell>
          <table:table-cell office:value-type="float" office:value="2167.33597235825" calcext:value-type="float">
            <text:p>2167.3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34188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6260871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400.745411792838" calcext:value-type="float">
            <text:p>400.75</text:p>
          </table:table-cell>
          <table:table-cell office:value-type="float" office:value="2226.45987843694" calcext:value-type="float">
            <text:p>2226.4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029744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7196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403.479673559458" calcext:value-type="float">
            <text:p>403.48</text:p>
          </table:table-cell>
          <table:table-cell office:value-type="float" office:value="2260.99057506884" calcext:value-type="float">
            <text:p>2260.9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837221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900165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404.613559837921" calcext:value-type="float">
            <text:p>404.61</text:p>
          </table:table-cell>
          <table:table-cell office:value-type="float" office:value="2264.81414627888" calcext:value-type="float">
            <text:p>2264.8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339986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157999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406.075292859573" calcext:value-type="float">
            <text:p>406.08</text:p>
          </table:table-cell>
          <table:table-cell office:value-type="float" office:value="2269.1488" calcext:value-type="float">
            <text:p>2269.1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13028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829936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407.1080906272" calcext:value-type="float">
            <text:p>407.11</text:p>
          </table:table-cell>
          <table:table-cell office:value-type="float" office:value="2287.40257779269" calcext:value-type="float">
            <text:p>2287.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15005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2071857" calcext:value-type="float">
            <text:p>0</text:p>
          </table:table-cell>
          <table:table-cell office:value-type="float" office:value="0.00000044531" calcext:value-type="float">
            <text:p>0</text:p>
          </table:table-cell>
          <table:table-cell/>
          <table:table-cell office:value-type="float" office:value="407.652348431526" calcext:value-type="float">
            <text:p>407.65</text:p>
          </table:table-cell>
          <table:table-cell office:value-type="float" office:value="2288.13788032805" calcext:value-type="float">
            <text:p>2288.1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57788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569095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411.602771496492" calcext:value-type="float">
            <text:p>411.6</text:p>
          </table:table-cell>
          <table:table-cell office:value-type="float" office:value="2288.28493886131" calcext:value-type="float">
            <text:p>2288.2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784935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900829" calcext:value-type="float">
            <text:p>0</text:p>
          </table:table-cell>
          <table:table-cell office:value-type="float" office:value="0.0000001642" calcext:value-type="float">
            <text:p>0</text:p>
          </table:table-cell>
          <table:table-cell/>
          <table:table-cell office:value-type="float" office:value="414.138147506991" calcext:value-type="float">
            <text:p>414.14</text:p>
          </table:table-cell>
          <table:table-cell office:value-type="float" office:value="2319.80353239041" calcext:value-type="float">
            <text:p>2319.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008584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290145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415.30167401444" calcext:value-type="float">
            <text:p>415.3</text:p>
          </table:table-cell>
          <table:table-cell office:value-type="float" office:value="2327.10661230134" calcext:value-type="float">
            <text:p>2327.1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14707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871555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415.654687013392" calcext:value-type="float">
            <text:p>415.65</text:p>
          </table:table-cell>
          <table:table-cell office:value-type="float" office:value="2333.95514860646" calcext:value-type="float">
            <text:p>2333.9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339986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6429424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417.766564574733" calcext:value-type="float">
            <text:p>417.77</text:p>
          </table:table-cell>
          <table:table-cell office:value-type="float" office:value="2336.65212970401" calcext:value-type="float">
            <text:p>2336.6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62798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1718997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417.947990183956" calcext:value-type="float">
            <text:p>417.95</text:p>
          </table:table-cell>
          <table:table-cell office:value-type="float" office:value="2337.4703142953" calcext:value-type="float">
            <text:p>2337.4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56132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4899501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421.767811342263" calcext:value-type="float">
            <text:p>421.77</text:p>
          </table:table-cell>
          <table:table-cell office:value-type="float" office:value="2339.53093637833" calcext:value-type="float">
            <text:p>2339.53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845136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5040168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421.939239446801" calcext:value-type="float">
            <text:p>421.94</text:p>
          </table:table-cell>
          <table:table-cell office:value-type="float" office:value="2340.40973288458" calcext:value-type="float">
            <text:p>2340.4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03846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5068778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422.71027450682" calcext:value-type="float">
            <text:p>422.71</text:p>
          </table:table-cell>
          <table:table-cell office:value-type="float" office:value="2348.57958885588" calcext:value-type="float">
            <text:p>2348.5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347139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4220008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424.959155544325" calcext:value-type="float">
            <text:p>424.96</text:p>
          </table:table-cell>
          <table:table-cell office:value-type="float" office:value="2348.95524011917" calcext:value-type="float">
            <text:p>2348.9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081302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3671646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425.749082123766" calcext:value-type="float">
            <text:p>425.75</text:p>
          </table:table-cell>
          <table:table-cell office:value-type="float" office:value="2349.71282296359" calcext:value-type="float">
            <text:p>2349.7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7103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4029273" calcext:value-type="float">
            <text:p>0</text:p>
          </table:table-cell>
          <table:table-cell office:value-type="float" office:value="0.0000001642" calcext:value-type="float">
            <text:p>0</text:p>
          </table:table-cell>
          <table:table-cell/>
          <table:table-cell office:value-type="float" office:value="425.890239139923" calcext:value-type="float">
            <text:p>425.89</text:p>
          </table:table-cell>
          <table:table-cell office:value-type="float" office:value="2349.92494941381" calcext:value-type="float">
            <text:p>2349.9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95173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3831386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426.383175208472" calcext:value-type="float">
            <text:p>426.38</text:p>
          </table:table-cell>
          <table:table-cell office:value-type="float" office:value="2350.62192034327" calcext:value-type="float">
            <text:p>2350.6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167299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2269744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426.602260458064" calcext:value-type="float">
            <text:p>426.6</text:p>
          </table:table-cell>
          <table:table-cell office:value-type="float" office:value="2360.01592321067" calcext:value-type="float">
            <text:p>2360.0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13868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5187988" calcext:value-type="float">
            <text:p>0</text:p>
          </table:table-cell>
          <table:table-cell office:value-type="float" office:value="0.0000001642" calcext:value-type="float">
            <text:p>0</text:p>
          </table:table-cell>
          <table:table-cell/>
          <table:table-cell office:value-type="float" office:value="428.73158994799" calcext:value-type="float">
            <text:p>428.73</text:p>
          </table:table-cell>
          <table:table-cell office:value-type="float" office:value="2360.25835053433" calcext:value-type="float">
            <text:p>2360.2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018883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2110004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431.488480005156" calcext:value-type="float">
            <text:p>431.49</text:p>
          </table:table-cell>
          <table:table-cell office:value-type="float" office:value="2362.68261360285" calcext:value-type="float">
            <text:p>2362.6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748576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4549026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431.628809604822" calcext:value-type="float">
            <text:p>431.63</text:p>
          </table:table-cell>
          <table:table-cell office:value-type="float" office:value="2364.74322551781" calcext:value-type="float">
            <text:p>2364.7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339092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2222061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431.7116286958" calcext:value-type="float">
            <text:p>431.71</text:p>
          </table:table-cell>
          <table:table-cell office:value-type="float" office:value="2369.37962520463" calcext:value-type="float">
            <text:p>2369.3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1481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4589557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432.779119980216" calcext:value-type="float">
            <text:p>432.78</text:p>
          </table:table-cell>
          <table:table-cell office:value-type="float" office:value="2370.25842171088" calcext:value-type="float">
            <text:p>2370.2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865831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1819133" calcext:value-type="float">
            <text:p>0</text:p>
          </table:table-cell>
          <table:table-cell office:value-type="float" office:value="0.0000001642" calcext:value-type="float">
            <text:p>0</text:p>
          </table:table-cell>
          <table:table-cell/>
          <table:table-cell office:value-type="float" office:value="435.748822678092" calcext:value-type="float">
            <text:p>435.75</text:p>
          </table:table-cell>
          <table:table-cell office:value-type="float" office:value="2378.32325647236" calcext:value-type="float">
            <text:p>2378.3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886991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3578662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437.359997717199" calcext:value-type="float">
            <text:p>437.36</text:p>
          </table:table-cell>
          <table:table-cell office:value-type="float" office:value="2378.90338211928" calcext:value-type="float">
            <text:p>2378.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887289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4100799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438.31245838644" calcext:value-type="float">
            <text:p>438.31</text:p>
          </table:table-cell>
          <table:table-cell office:value-type="float" office:value="2381.72952908239" calcext:value-type="float">
            <text:p>2381.73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98320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889209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439.854528506478" calcext:value-type="float">
            <text:p>439.85</text:p>
          </table:table-cell>
          <table:table-cell office:value-type="float" office:value="2384.19828661906" calcext:value-type="float">
            <text:p>2384.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870170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280185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440.185178378627" calcext:value-type="float">
            <text:p>440.19</text:p>
          </table:table-cell>
          <table:table-cell office:value-type="float" office:value="2388.13580169241" calcext:value-type="float">
            <text:p>2388.1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28582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4128894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440.353434664333" calcext:value-type="float">
            <text:p>440.35</text:p>
          </table:table-cell>
          <table:table-cell office:value-type="float" office:value="2389.69831283358" calcext:value-type="float">
            <text:p>2389.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00270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8700103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440.943063138471" calcext:value-type="float">
            <text:p>440.94</text:p>
          </table:table-cell>
          <table:table-cell office:value-type="float" office:value="2390.63581742112" calcext:value-type="float">
            <text:p>2390.6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64884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690658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442.526020687655" calcext:value-type="float">
            <text:p>442.53</text:p>
          </table:table-cell>
          <table:table-cell office:value-type="float" office:value="2392.60456971489" calcext:value-type="float">
            <text:p>2392.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01107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1100978" calcext:value-type="float">
            <text:p>0</text:p>
          </table:table-cell>
          <table:table-cell office:value-type="float" office:value="0.0000001642" calcext:value-type="float">
            <text:p>0</text:p>
          </table:table-cell>
          <table:table-cell/>
          <table:table-cell office:value-type="float" office:value="443.619019536972" calcext:value-type="float">
            <text:p>443.62</text:p>
          </table:table-cell>
          <table:table-cell office:value-type="float" office:value="2393.26082397475" calcext:value-type="float">
            <text:p>2393.2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26304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729438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444.238129149342" calcext:value-type="float">
            <text:p>444.24</text:p>
          </table:table-cell>
          <table:table-cell office:value-type="float" office:value="2394.69833380519" calcext:value-type="float">
            <text:p>2394.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80140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0910243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444.731065217891" calcext:value-type="float">
            <text:p>444.73</text:p>
          </table:table-cell>
          <table:table-cell office:value-type="float" office:value="2395.63583839274" calcext:value-type="float">
            <text:p>2395.6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00866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8940906" calcext:value-type="float">
            <text:p>0</text:p>
          </table:table-cell>
          <table:table-cell office:value-type="float" office:value="0.0000001642" calcext:value-type="float">
            <text:p>0</text:p>
          </table:table-cell>
          <table:table-cell/>
          <table:table-cell office:value-type="float" office:value="447.066010995492" calcext:value-type="float">
            <text:p>447.07</text:p>
          </table:table-cell>
          <table:table-cell office:value-type="float" office:value="2396.41709396332" calcext:value-type="float">
            <text:p>2396.4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325085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2470016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448.744155078281" calcext:value-type="float">
            <text:p>448.74</text:p>
          </table:table-cell>
          <table:table-cell office:value-type="float" office:value="2396.82334560173" calcext:value-type="float">
            <text:p>2396.8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49764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5090236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449.56054178477" calcext:value-type="float">
            <text:p>449.56</text:p>
          </table:table-cell>
          <table:table-cell office:value-type="float" office:value="2397.698344291" calcext:value-type="float">
            <text:p>2397.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339092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2319812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450.286225198318" calcext:value-type="float">
            <text:p>450.29</text:p>
          </table:table-cell>
          <table:table-cell office:value-type="float" office:value="2399.44835215536" calcext:value-type="float">
            <text:p>2399.4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11240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2148151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450.875834649115" calcext:value-type="float">
            <text:p>450.88</text:p>
          </table:table-cell>
          <table:table-cell office:value-type="float" office:value="2402.91712017784" calcext:value-type="float">
            <text:p>2402.9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221241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2250671" calcext:value-type="float">
            <text:p>0</text:p>
          </table:table-cell>
          <table:table-cell office:value-type="float" office:value="0.0000001642" calcext:value-type="float">
            <text:p>0</text:p>
          </table:table-cell>
          <table:table-cell/>
          <table:table-cell office:value-type="float" office:value="451.23868586756" calcext:value-type="float">
            <text:p>451.24</text:p>
          </table:table-cell>
          <table:table-cell office:value-type="float" office:value="2405.85463525119" calcext:value-type="float">
            <text:p>2405.8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41099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109249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452.191146536801" calcext:value-type="float">
            <text:p>452.19</text:p>
          </table:table-cell>
          <table:table-cell office:value-type="float" office:value="2406.35464049409" calcext:value-type="float">
            <text:p>2406.3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72497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19598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452.342975206612" calcext:value-type="float">
            <text:p>452.34</text:p>
          </table:table-cell>
          <table:table-cell office:value-type="float" office:value="2407.69839672004" calcext:value-type="float">
            <text:p>2407.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52828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1819133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452.962181596819" calcext:value-type="float">
            <text:p>452.96</text:p>
          </table:table-cell>
          <table:table-cell office:value-type="float" office:value="2408.19839147714" calcext:value-type="float">
            <text:p>2408.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5881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1859664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453.9488" calcext:value-type="float">
            <text:p>453.95</text:p>
          </table:table-cell>
          <table:table-cell office:value-type="float" office:value="2413.16716474252" calcext:value-type="float">
            <text:p>2413.1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89354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40694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454.551225420348" calcext:value-type="float">
            <text:p>454.55</text:p>
          </table:table-cell>
          <table:table-cell office:value-type="float" office:value="2414.01628926149" calcext:value-type="float">
            <text:p>2414.0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168789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8306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454.636219246341" calcext:value-type="float">
            <text:p>454.64</text:p>
          </table:table-cell>
          <table:table-cell office:value-type="float" office:value="2416.44843604182" calcext:value-type="float">
            <text:p>2416.4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03646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4710426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455.520732351657" calcext:value-type="float">
            <text:p>455.52</text:p>
          </table:table-cell>
          <table:table-cell office:value-type="float" office:value="2416.85468768022" calcext:value-type="float">
            <text:p>2416.8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8520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75984" calcext:value-type="float">
            <text:p>0</text:p>
          </table:table-cell>
          <table:table-cell office:value-type="float" office:value="0.0000001642" calcext:value-type="float">
            <text:p>0</text:p>
          </table:table-cell>
          <table:table-cell/>
          <table:table-cell office:value-type="float" office:value="458.223391100881" calcext:value-type="float">
            <text:p>458.22</text:p>
          </table:table-cell>
          <table:table-cell office:value-type="float" office:value="2417.635932765" calcext:value-type="float">
            <text:p>2417.6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49983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6668567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459.447980672285" calcext:value-type="float">
            <text:p>459.45</text:p>
          </table:table-cell>
          <table:table-cell office:value-type="float" office:value="2418.38594062936" calcext:value-type="float">
            <text:p>2418.3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079812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6837844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459.765461220918" calcext:value-type="float">
            <text:p>459.77</text:p>
          </table:table-cell>
          <table:table-cell office:value-type="float" office:value="2418.41718833559" calcext:value-type="float">
            <text:p>2418.4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875070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558502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459.992238476611" calcext:value-type="float">
            <text:p>459.99</text:p>
          </table:table-cell>
          <table:table-cell office:value-type="float" office:value="2419.07344259545" calcext:value-type="float">
            <text:p>2419.0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255216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6098022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462.421722450667" calcext:value-type="float">
            <text:p>462.42</text:p>
          </table:table-cell>
          <table:table-cell office:value-type="float" office:value="2419.47969423385" calcext:value-type="float">
            <text:p>2419.4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398995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4090538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462.752740560292" calcext:value-type="float">
            <text:p>462.75</text:p>
          </table:table-cell>
          <table:table-cell office:value-type="float" office:value="2419.65268894832" calcext:value-type="float">
            <text:p>2419.6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9200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589859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463.730083118651" calcext:value-type="float">
            <text:p>463.73</text:p>
          </table:table-cell>
          <table:table-cell office:value-type="float" office:value="2420.10470078748" calcext:value-type="float">
            <text:p>2420.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027360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6078948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463.9624" calcext:value-type="float">
            <text:p>463.96</text:p>
          </table:table-cell>
          <table:table-cell office:value-type="float" office:value="2420.25875725747" calcext:value-type="float">
            <text:p>2420.2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36274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691322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463.983487739456" calcext:value-type="float">
            <text:p>463.98</text:p>
          </table:table-cell>
          <table:table-cell office:value-type="float" office:value="2420.66720144285" calcext:value-type="float">
            <text:p>2420.6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08720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10107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464.168595327872" calcext:value-type="float">
            <text:p>464.17</text:p>
          </table:table-cell>
          <table:table-cell office:value-type="float" office:value="2421.19845439198" calcext:value-type="float">
            <text:p>2421.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34946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26081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465.480080509896" calcext:value-type="float">
            <text:p>465.48</text:p>
          </table:table-cell>
          <table:table-cell office:value-type="float" office:value="2421.4172093072" calcext:value-type="float">
            <text:p>2421.4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86233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020702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466.432666882265" calcext:value-type="float">
            <text:p>466.43</text:p>
          </table:table-cell>
          <table:table-cell office:value-type="float" office:value="2421.57345832416" calcext:value-type="float">
            <text:p>2421.5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25138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661022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469.322735521812" calcext:value-type="float">
            <text:p>469.32</text:p>
          </table:table-cell>
          <table:table-cell office:value-type="float" office:value="2422.26096029025" calcext:value-type="float">
            <text:p>2422.2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80084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6581497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471.262893112332" calcext:value-type="float">
            <text:p>471.26</text:p>
          </table:table-cell>
          <table:table-cell office:value-type="float" office:value="2422.80422381974" calcext:value-type="float">
            <text:p>2422.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09948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020702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471.805265141469" calcext:value-type="float">
            <text:p>471.81</text:p>
          </table:table-cell>
          <table:table-cell office:value-type="float" office:value="2425.57346880997" calcext:value-type="float">
            <text:p>2425.5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57298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6310214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474.160112769164" calcext:value-type="float">
            <text:p>474.16</text:p>
          </table:table-cell>
          <table:table-cell office:value-type="float" office:value="2426.29222896809" calcext:value-type="float">
            <text:p>2426.2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005008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75983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474.460536077768" calcext:value-type="float">
            <text:p>474.46</text:p>
          </table:table-cell>
          <table:table-cell office:value-type="float" office:value="2426.79222372519" calcext:value-type="float">
            <text:p>2426.7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807585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2000331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475.186219491316" calcext:value-type="float">
            <text:p>475.19</text:p>
          </table:table-cell>
          <table:table-cell office:value-type="float" office:value="2426.94848322795" calcext:value-type="float">
            <text:p>2426.9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384690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271072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477.091140829798" calcext:value-type="float">
            <text:p>477.09</text:p>
          </table:table-cell>
          <table:table-cell office:value-type="float" office:value="2427.47973617708" calcext:value-type="float">
            <text:p>2427.4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89024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021034" calcext:value-type="float">
            <text:p>0</text:p>
          </table:table-cell>
          <table:table-cell office:value-type="float" office:value="0.0000001642" calcext:value-type="float">
            <text:p>0</text:p>
          </table:table-cell>
          <table:table-cell/>
          <table:table-cell office:value-type="float" office:value="477.812041993062" calcext:value-type="float">
            <text:p>477.81</text:p>
          </table:table-cell>
          <table:table-cell office:value-type="float" office:value="2428.79223421099" calcext:value-type="float">
            <text:p>2428.7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31072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9288787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477.862175889817" calcext:value-type="float">
            <text:p>477.86</text:p>
          </table:table-cell>
          <table:table-cell office:value-type="float" office:value="2429.28911913937" calcext:value-type="float">
            <text:p>2429.2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77699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361339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478.814636559058" calcext:value-type="float">
            <text:p>478.81</text:p>
          </table:table-cell>
          <table:table-cell office:value-type="float" office:value="2429.69849109231" calcext:value-type="float">
            <text:p>2429.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92763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170936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480.112379683444" calcext:value-type="float">
            <text:p>480.11</text:p>
          </table:table-cell>
          <table:table-cell office:value-type="float" office:value="2429.72973879854" calcext:value-type="float">
            <text:p>2429.73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805035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7379264" calcext:value-type="float">
            <text:p>0</text:p>
          </table:table-cell>
          <table:table-cell office:value-type="float" office:value="0.00000062104" calcext:value-type="float">
            <text:p>0</text:p>
          </table:table-cell>
          <table:table-cell/>
          <table:table-cell office:value-type="float" office:value="482.138866554869" calcext:value-type="float">
            <text:p>482.14</text:p>
          </table:table-cell>
          <table:table-cell office:value-type="float" office:value="2429.82349240303" calcext:value-type="float">
            <text:p>2429.8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02259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070045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483.562886219016" calcext:value-type="float">
            <text:p>483.56</text:p>
          </table:table-cell>
          <table:table-cell office:value-type="float" office:value="2431.13600092275" calcext:value-type="float">
            <text:p>2431.1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801458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029846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483.939772100367" calcext:value-type="float">
            <text:p>483.94</text:p>
          </table:table-cell>
          <table:table-cell office:value-type="float" office:value="2431.85475059507" calcext:value-type="float">
            <text:p>2431.8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158656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909641" calcext:value-type="float">
            <text:p>0</text:p>
          </table:table-cell>
          <table:table-cell office:value-type="float" office:value="0.00000053067" calcext:value-type="float">
            <text:p>0</text:p>
          </table:table-cell>
          <table:table-cell/>
          <table:table-cell office:value-type="float" office:value="485.481842220405" calcext:value-type="float">
            <text:p>485.48</text:p>
          </table:table-cell>
          <table:table-cell office:value-type="float" office:value="2432.44850944247" calcext:value-type="float">
            <text:p>2432.4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124979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418468" calcext:value-type="float">
            <text:p>0</text:p>
          </table:table-cell>
          <table:table-cell office:value-type="float" office:value="0.00000083562" calcext:value-type="float">
            <text:p>0</text:p>
          </table:table-cell>
          <table:table-cell/>
          <table:table-cell office:value-type="float" office:value="486.661080145338" calcext:value-type="float">
            <text:p>486.66</text:p>
          </table:table-cell>
          <table:table-cell office:value-type="float" office:value="2433.04225780406" calcext:value-type="float">
            <text:p>2433.0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10999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829242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487.164719293246" calcext:value-type="float">
            <text:p>487.16</text:p>
          </table:table-cell>
          <table:table-cell office:value-type="float" office:value="2434.41726173624" calcext:value-type="float">
            <text:p>2434.4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10346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548603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487.232455032046" calcext:value-type="float">
            <text:p>487.23</text:p>
          </table:table-cell>
          <table:table-cell office:value-type="float" office:value="2434.66726435769" calcext:value-type="float">
            <text:p>2434.6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38956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92974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487.633501478518" calcext:value-type="float">
            <text:p>487.63</text:p>
          </table:table-cell>
          <table:table-cell office:value-type="float" office:value="2434.69851206392" calcext:value-type="float">
            <text:p>2434.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11538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050308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488.702056423231" calcext:value-type="float">
            <text:p>488.7</text:p>
          </table:table-cell>
          <table:table-cell office:value-type="float" office:value="2435.0735159961" calcext:value-type="float">
            <text:p>2435.0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2511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1290054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488.928833678924" calcext:value-type="float">
            <text:p>488.93</text:p>
          </table:table-cell>
          <table:table-cell office:value-type="float" office:value="2435.29227091132" calcext:value-type="float">
            <text:p>2435.2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193525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6640167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490.244814040569" calcext:value-type="float">
            <text:p>490.24</text:p>
          </table:table-cell>
          <table:table-cell office:value-type="float" office:value="2435.47976763451" calcext:value-type="float">
            <text:p>2435.4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093687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2040348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490.682961567619" calcext:value-type="float">
            <text:p>490.68</text:p>
          </table:table-cell>
          <table:table-cell office:value-type="float" office:value="2436.72977025596" calcext:value-type="float">
            <text:p>2436.73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86399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720596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492.106981231766" calcext:value-type="float">
            <text:p>492.11</text:p>
          </table:table-cell>
          <table:table-cell office:value-type="float" office:value="2437.01644178267" calcext:value-type="float">
            <text:p>2437.0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411214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340484" calcext:value-type="float">
            <text:p>0</text:p>
          </table:table-cell>
          <table:table-cell office:value-type="float" office:value="0.00000083562" calcext:value-type="float">
            <text:p>0</text:p>
          </table:table-cell>
          <table:table-cell/>
          <table:table-cell office:value-type="float" office:value="492.983299258" calcext:value-type="float">
            <text:p>492.98</text:p>
          </table:table-cell>
          <table:table-cell office:value-type="float" office:value="2438.22977549886" calcext:value-type="float">
            <text:p>2438.23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72199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150081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493.861250182278" calcext:value-type="float">
            <text:p>493.86</text:p>
          </table:table-cell>
          <table:table-cell office:value-type="float" office:value="2440.9485461428" calcext:value-type="float">
            <text:p>2440.9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44211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3800601" calcext:value-type="float">
            <text:p>0</text:p>
          </table:table-cell>
          <table:table-cell office:value-type="float" office:value="0.00000071641" calcext:value-type="float">
            <text:p>0</text:p>
          </table:table-cell>
          <table:table-cell/>
          <table:table-cell office:value-type="float" office:value="494.0032" calcext:value-type="float">
            <text:p>494</text:p>
          </table:table-cell>
          <table:table-cell office:value-type="float" office:value="2442.38604548743" calcext:value-type="float">
            <text:p>2442.3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872090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5908222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494.416820438678" calcext:value-type="float">
            <text:p>494.42</text:p>
          </table:table-cell>
          <table:table-cell office:value-type="float" office:value="2443.60480040266" calcext:value-type="float">
            <text:p>2443.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89520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469894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495.36928110792" calcext:value-type="float">
            <text:p>495.37</text:p>
          </table:table-cell>
          <table:table-cell office:value-type="float" office:value="2444.01105204106" calcext:value-type="float">
            <text:p>2444.0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816227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72977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497.145804139579" calcext:value-type="float">
            <text:p>497.15</text:p>
          </table:table-cell>
          <table:table-cell office:value-type="float" office:value="2444.59224989069" calcext:value-type="float">
            <text:p>2444.5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324787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4059753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497.455609032283" calcext:value-type="float">
            <text:p>497.46</text:p>
          </table:table-cell>
          <table:table-cell office:value-type="float" office:value="2445.542315476" calcext:value-type="float">
            <text:p>2445.5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76209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168491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01.603020803648" calcext:value-type="float">
            <text:p>501.6</text:p>
          </table:table-cell>
          <table:table-cell office:value-type="float" office:value="2445.82356580368" calcext:value-type="float">
            <text:p>2445.8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22267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6027431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01.746479520342" calcext:value-type="float">
            <text:p>501.75</text:p>
          </table:table-cell>
          <table:table-cell office:value-type="float" office:value="2447.38607694485" calcext:value-type="float">
            <text:p>2447.3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85014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357172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03.601877744005" calcext:value-type="float">
            <text:p>503.6</text:p>
          </table:table-cell>
          <table:table-cell office:value-type="float" office:value="2451.50138794269" calcext:value-type="float">
            <text:p>2451.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47165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551319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03.772943419632" calcext:value-type="float">
            <text:p>503.77</text:p>
          </table:table-cell>
          <table:table-cell office:value-type="float" office:value="2453.16734300125" calcext:value-type="float">
            <text:p>2453.1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023784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911331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04.704049987365" calcext:value-type="float">
            <text:p>504.7</text:p>
          </table:table-cell>
          <table:table-cell office:value-type="float" office:value="2455.83475855898" calcext:value-type="float">
            <text:p>2455.83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87293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609233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05.664903837008" calcext:value-type="float">
            <text:p>505.66</text:p>
          </table:table-cell>
          <table:table-cell office:value-type="float" office:value="2455.94860905764" calcext:value-type="float">
            <text:p>2455.9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02654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360252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05.846329446231" calcext:value-type="float">
            <text:p>505.85</text:p>
          </table:table-cell>
          <table:table-cell office:value-type="float" office:value="2457.91737183722" calcext:value-type="float">
            <text:p>2457.9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849606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977062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06.292366359606" calcext:value-type="float">
            <text:p>506.29</text:p>
          </table:table-cell>
          <table:table-cell office:value-type="float" office:value="2458.63612150954" calcext:value-type="float">
            <text:p>2458.6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07528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360221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06.566217178562" calcext:value-type="float">
            <text:p>506.57</text:p>
          </table:table-cell>
          <table:table-cell office:value-type="float" office:value="2475.72994851469" calcext:value-type="float">
            <text:p>2475.73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92465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491382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506.95671511204" calcext:value-type="float">
            <text:p>506.96</text:p>
          </table:table-cell>
          <table:table-cell office:value-type="float" office:value="2481.74401862792" calcext:value-type="float">
            <text:p>2481.7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47599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095005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08.47691517492" calcext:value-type="float">
            <text:p>508.48</text:p>
          </table:table-cell>
          <table:table-cell office:value-type="float" office:value="2482.51123554269" calcext:value-type="float">
            <text:p>2482.5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2481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021697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08.647469619352" calcext:value-type="float">
            <text:p>508.65</text:p>
          </table:table-cell>
          <table:table-cell office:value-type="float" office:value="2486.29250159909" calcext:value-type="float">
            <text:p>2486.2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08747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72877407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10.454871241184" calcext:value-type="float">
            <text:p>510.45</text:p>
          </table:table-cell>
          <table:table-cell office:value-type="float" office:value="2491.66752650288" calcext:value-type="float">
            <text:p>2491.6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803544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5202503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11.331189267419" calcext:value-type="float">
            <text:p>511.33</text:p>
          </table:table-cell>
          <table:table-cell office:value-type="float" office:value="2497.85505468349" calcext:value-type="float">
            <text:p>2497.8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16197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180412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11.379648829113" calcext:value-type="float">
            <text:p>511.38</text:p>
          </table:table-cell>
          <table:table-cell office:value-type="float" office:value="2501.79256975683" calcext:value-type="float">
            <text:p>2501.7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92657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5669803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12.963613175777" calcext:value-type="float">
            <text:p>512.96</text:p>
          </table:table-cell>
          <table:table-cell office:value-type="float" office:value="2503.3550704122" calcext:value-type="float">
            <text:p>2503.3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306906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8719177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15.493694148997" calcext:value-type="float">
            <text:p>515.49</text:p>
          </table:table-cell>
          <table:table-cell office:value-type="float" office:value="2503.73007434437" calcext:value-type="float">
            <text:p>2503.73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34784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310131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16.691391629806" calcext:value-type="float">
            <text:p>516.69</text:p>
          </table:table-cell>
          <table:table-cell office:value-type="float" office:value="2503.7613220506" calcext:value-type="float">
            <text:p>2503.7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48953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717184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17.275819430441" calcext:value-type="float">
            <text:p>517.28</text:p>
          </table:table-cell>
          <table:table-cell office:value-type="float" office:value="2504.66757893192" calcext:value-type="float">
            <text:p>2504.6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06336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1180381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17.820096258109" calcext:value-type="float">
            <text:p>517.82</text:p>
          </table:table-cell>
          <table:table-cell office:value-type="float" office:value="2505.76133253641" calcext:value-type="float">
            <text:p>2505.7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28118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6680698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19.382348211619" calcext:value-type="float">
            <text:p>519.38</text:p>
          </table:table-cell>
          <table:table-cell office:value-type="float" office:value="2506.88634433295" calcext:value-type="float">
            <text:p>2506.8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31098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220249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24.695021938389" calcext:value-type="float">
            <text:p>524.7</text:p>
          </table:table-cell>
          <table:table-cell office:value-type="float" office:value="2513.16761563224" calcext:value-type="float">
            <text:p>2513.1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96233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8421154" calcext:value-type="float">
            <text:p>0</text:p>
          </table:table-cell>
          <table:table-cell office:value-type="float" office:value="0.00000062104" calcext:value-type="float">
            <text:p>0</text:p>
          </table:table-cell>
          <table:table-cell/>
          <table:table-cell office:value-type="float" office:value="525.076911370251" calcext:value-type="float">
            <text:p>525.08</text:p>
          </table:table-cell>
          <table:table-cell office:value-type="float" office:value="2518.04264577894" calcext:value-type="float">
            <text:p>2518.0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418366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39191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25.212985333004" calcext:value-type="float">
            <text:p>525.21</text:p>
          </table:table-cell>
          <table:table-cell office:value-type="float" office:value="2522.8864177336" calcext:value-type="float">
            <text:p>2522.8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347735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9417057" calcext:value-type="float">
            <text:p>0</text:p>
          </table:table-cell>
          <table:table-cell office:value-type="float" office:value="0.0000003211" calcext:value-type="float">
            <text:p>0</text:p>
          </table:table-cell>
          <table:table-cell/>
          <table:table-cell office:value-type="float" office:value="525.212985333004" calcext:value-type="float">
            <text:p>525.21</text:p>
          </table:table-cell>
          <table:table-cell office:value-type="float" office:value="2527.04267723636" calcext:value-type="float">
            <text:p>2527.0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07664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9390792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26.120094355775" calcext:value-type="float">
            <text:p>526.12</text:p>
          </table:table-cell>
          <table:table-cell office:value-type="float" office:value="2530.35519624189" calcext:value-type="float">
            <text:p>2530.3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5792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351139" calcext:value-type="float">
            <text:p>0</text:p>
          </table:table-cell>
          <table:table-cell office:value-type="float" office:value="0.00000034494" calcext:value-type="float">
            <text:p>0</text:p>
          </table:table-cell>
          <table:table-cell/>
          <table:table-cell office:value-type="float" office:value="526.659265026472" calcext:value-type="float">
            <text:p>526.66</text:p>
          </table:table-cell>
          <table:table-cell office:value-type="float" office:value="2531.2614531232" calcext:value-type="float">
            <text:p>2531.2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97558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5088062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26.981832708734" calcext:value-type="float">
            <text:p>526.98</text:p>
          </table:table-cell>
          <table:table-cell office:value-type="float" office:value="2531.69895246783" calcext:value-type="float">
            <text:p>2531.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870898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1539669" calcext:value-type="float">
            <text:p>0</text:p>
          </table:table-cell>
          <table:table-cell office:value-type="float" office:value="0.00000034494" calcext:value-type="float">
            <text:p>0</text:p>
          </table:table-cell>
          <table:table-cell/>
          <table:table-cell office:value-type="float" office:value="528.070367340727" calcext:value-type="float">
            <text:p>528.07</text:p>
          </table:table-cell>
          <table:table-cell office:value-type="float" office:value="2532.60520934915" calcext:value-type="float">
            <text:p>2532.6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94743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8647651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28.478551182301" calcext:value-type="float">
            <text:p>528.48</text:p>
          </table:table-cell>
          <table:table-cell office:value-type="float" office:value="2532.69896295364" calcext:value-type="float">
            <text:p>2532.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49742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8866996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28.63846454251" calcext:value-type="float">
            <text:p>528.64</text:p>
          </table:table-cell>
          <table:table-cell office:value-type="float" office:value="2540.73024211729" calcext:value-type="float">
            <text:p>2540.73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12787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3090114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28.802761250603" calcext:value-type="float">
            <text:p>528.8</text:p>
          </table:table-cell>
          <table:table-cell office:value-type="float" office:value="2545.29276374427" calcext:value-type="float">
            <text:p>2545.2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312568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5139789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28.857526819967" calcext:value-type="float">
            <text:p>528.86</text:p>
          </table:table-cell>
          <table:table-cell office:value-type="float" office:value="2545.29276374427" calcext:value-type="float">
            <text:p>2545.2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21237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2309761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529.766" calcext:value-type="float">
            <text:p>529.77</text:p>
          </table:table-cell>
          <table:table-cell office:value-type="float" office:value="2546.32402193631" calcext:value-type="float">
            <text:p>2546.3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62364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154848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30.172015345386" calcext:value-type="float">
            <text:p>530.17</text:p>
          </table:table-cell>
          <table:table-cell office:value-type="float" office:value="2549.6052827498" calcext:value-type="float">
            <text:p>2549.6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3229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8999786" calcext:value-type="float">
            <text:p>0</text:p>
          </table:table-cell>
          <table:table-cell office:value-type="float" office:value="0.00000034494" calcext:value-type="float">
            <text:p>0</text:p>
          </table:table-cell>
          <table:table-cell/>
          <table:table-cell office:value-type="float" office:value="530.445866164343" calcext:value-type="float">
            <text:p>530.45</text:p>
          </table:table-cell>
          <table:table-cell office:value-type="float" office:value="2555.386559292" calcext:value-type="float">
            <text:p>2555.3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11727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3120384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530.664951413935" calcext:value-type="float">
            <text:p>530.66</text:p>
          </table:table-cell>
          <table:table-cell office:value-type="float" office:value="2561.1678358342" calcext:value-type="float">
            <text:p>2561.17</text:p>
          </table:table-cell>
          <table:table-cell/>
          <table:table-cell office:value-type="float" office:value="0.00000199675" calcext:value-type="float">
            <text:p>0</text:p>
          </table:table-cell>
          <table:table-cell office:value-type="float" office:value="0.0023904442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7188529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31.103098940985" calcext:value-type="float">
            <text:p>531.1</text:p>
          </table:table-cell>
          <table:table-cell office:value-type="float" office:value="2561.19910114187" calcext:value-type="float">
            <text:p>2561.2</text:p>
          </table:table-cell>
          <table:table-cell/>
          <table:table-cell office:value-type="float" office:value="0.00000199675" calcext:value-type="float">
            <text:p>0</text:p>
          </table:table-cell>
          <table:table-cell office:value-type="float" office:value="0.0023808777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2610168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32.74204053857" calcext:value-type="float">
            <text:p>532.74</text:p>
          </table:table-cell>
          <table:table-cell office:value-type="float" office:value="2622.16340995508" calcext:value-type="float">
            <text:p>2622.16</text:p>
          </table:table-cell>
          <table:table-cell/>
          <table:table-cell office:value-type="float" office:value="0.00000199675" calcext:value-type="float">
            <text:p>0</text:p>
          </table:table-cell>
          <table:table-cell office:value-type="float" office:value="0.0023102164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540039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33.403436631366" calcext:value-type="float">
            <text:p>533.4</text:p>
          </table:table-cell>
          <table:table-cell office:value-type="float" office:value="2622.98506622555" calcext:value-type="float">
            <text:p>2622.99</text:p>
          </table:table-cell>
          <table:table-cell/>
          <table:table-cell office:value-type="float" office:value="0.00000196695" calcext:value-type="float">
            <text:p>0</text:p>
          </table:table-cell>
          <table:table-cell office:value-type="float" office:value="0.0023143291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0888786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34.827456295514" calcext:value-type="float">
            <text:p>534.83</text:p>
          </table:table-cell>
          <table:table-cell office:value-type="float" office:value="2634.4881850869" calcext:value-type="float">
            <text:p>2634.49</text:p>
          </table:table-cell>
          <table:table-cell/>
          <table:table-cell office:value-type="float" office:value="0.00000181794" calcext:value-type="float">
            <text:p>0</text:p>
          </table:table-cell>
          <table:table-cell office:value-type="float" office:value="0.0023071169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4639835" calcext:value-type="float">
            <text:p>0</text:p>
          </table:table-cell>
          <table:table-cell office:value-type="float" office:value="0.00000062104" calcext:value-type="float">
            <text:p>0</text:p>
          </table:table-cell>
          <table:table-cell/>
          <table:table-cell office:value-type="float" office:value="535.352801461632" calcext:value-type="float">
            <text:p>535.35</text:p>
          </table:table-cell>
          <table:table-cell office:value-type="float" office:value="2647.25800967249" calcext:value-type="float">
            <text:p>2647.26</text:p>
          </table:table-cell>
          <table:table-cell/>
          <table:table-cell office:value-type="float" office:value="0.00000196695" calcext:value-type="float">
            <text:p>0</text:p>
          </table:table-cell>
          <table:table-cell office:value-type="float" office:value="0.0022891163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720264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35.690033671315" calcext:value-type="float">
            <text:p>535.69</text:p>
          </table:table-cell>
          <table:table-cell office:value-type="float" office:value="2650.75003159068" calcext:value-type="float">
            <text:p>2650.75</text:p>
          </table:table-cell>
          <table:table-cell/>
          <table:table-cell office:value-type="float" office:value="0.00000202655" calcext:value-type="float">
            <text:p>0</text:p>
          </table:table-cell>
          <table:table-cell office:value-type="float" office:value="0.0022980272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979114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35.922836599205" calcext:value-type="float">
            <text:p>535.92</text:p>
          </table:table-cell>
          <table:table-cell office:value-type="float" office:value="2651.91403889674" calcext:value-type="float">
            <text:p>2651.91</text:p>
          </table:table-cell>
          <table:table-cell/>
          <table:table-cell office:value-type="float" office:value="0.00000199675" calcext:value-type="float">
            <text:p>0</text:p>
          </table:table-cell>
          <table:table-cell office:value-type="float" office:value="0.0022936165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7791004" calcext:value-type="float">
            <text:p>0</text:p>
          </table:table-cell>
          <table:table-cell office:value-type="float" office:value="0.00000034494" calcext:value-type="float">
            <text:p>0</text:p>
          </table:table-cell>
          <table:table-cell/>
          <table:table-cell office:value-type="float" office:value="536.279643122111" calcext:value-type="float">
            <text:p>536.28</text:p>
          </table:table-cell>
          <table:table-cell office:value-type="float" office:value="2660.84950201606" calcext:value-type="float">
            <text:p>2660.85</text:p>
          </table:table-cell>
          <table:table-cell/>
          <table:table-cell office:value-type="float" office:value="0.00000199675" calcext:value-type="float">
            <text:p>0</text:p>
          </table:table-cell>
          <table:table-cell office:value-type="float" office:value="0.0023069977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118785" calcext:value-type="float">
            <text:p>0</text:p>
          </table:table-cell>
          <table:table-cell office:value-type="float" office:value="0.00000073141" calcext:value-type="float">
            <text:p>0</text:p>
          </table:table-cell>
          <table:table-cell/>
          <table:table-cell office:value-type="float" office:value="536.634857917346" calcext:value-type="float">
            <text:p>536.63</text:p>
          </table:table-cell>
          <table:table-cell office:value-type="float" office:value="2662.83515410506" calcext:value-type="float">
            <text:p>2662.8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874640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400119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536.634857917346" calcext:value-type="float">
            <text:p>536.63</text:p>
          </table:table-cell>
          <table:table-cell office:value-type="float" office:value="2664.95774890581" calcext:value-type="float">
            <text:p>2664.9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08856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268657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538.139212814123" calcext:value-type="float">
            <text:p>538.14</text:p>
          </table:table-cell>
          <table:table-cell office:value-type="float" office:value="2670.40119010695" calcext:value-type="float">
            <text:p>2670.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088753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660659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538.46111361587" calcext:value-type="float">
            <text:p>538.46</text:p>
          </table:table-cell>
          <table:table-cell office:value-type="float" office:value="2679.47359593801" calcext:value-type="float">
            <text:p>2679.4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99942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6691684" calcext:value-type="float">
            <text:p>0</text:p>
          </table:table-cell>
          <table:table-cell office:value-type="float" office:value="0.00000071641" calcext:value-type="float">
            <text:p>0</text:p>
          </table:table-cell>
          <table:table-cell/>
          <table:table-cell office:value-type="float" office:value="539.373343134777" calcext:value-type="float">
            <text:p>539.37</text:p>
          </table:table-cell>
          <table:table-cell office:value-type="float" office:value="2708.72839623651" calcext:value-type="float">
            <text:p>2708.73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019909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4269351" calcext:value-type="float">
            <text:p>0</text:p>
          </table:table-cell>
          <table:table-cell office:value-type="float" office:value="0.00000062104" calcext:value-type="float">
            <text:p>0</text:p>
          </table:table-cell>
          <table:table-cell/>
          <table:table-cell office:value-type="float" office:value="540.523511979968" calcext:value-type="float">
            <text:p>540.52</text:p>
          </table:table-cell>
          <table:table-cell office:value-type="float" office:value="2715.00286662464" calcext:value-type="float">
            <text:p>271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026334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438297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40.856227167054" calcext:value-type="float">
            <text:p>540.86</text:p>
          </table:table-cell>
          <table:table-cell office:value-type="float" office:value="2715.25101402386" calcext:value-type="float">
            <text:p>2715.2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666620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198852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540.961682479153" calcext:value-type="float">
            <text:p>540.96</text:p>
          </table:table-cell>
          <table:table-cell office:value-type="float" office:value="2715.85364751222" calcext:value-type="float">
            <text:p>2715.8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738443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5239715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41.235510325975" calcext:value-type="float">
            <text:p>541.24</text:p>
          </table:table-cell>
          <table:table-cell office:value-type="float" office:value="2724.64500243842" calcext:value-type="float">
            <text:p>2724.6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37466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659694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42.175813723439" calcext:value-type="float">
            <text:p>542.18</text:p>
          </table:table-cell>
          <table:table-cell office:value-type="float" office:value="2726.45289100879" calcext:value-type="float">
            <text:p>2726.4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01270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471343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44.262160671144" calcext:value-type="float">
            <text:p>544.26</text:p>
          </table:table-cell>
          <table:table-cell office:value-type="float" office:value="2729.82055643444" calcext:value-type="float">
            <text:p>2729.8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835135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979507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45.124187360731" calcext:value-type="float">
            <text:p>545.12</text:p>
          </table:table-cell>
          <table:table-cell office:value-type="float" office:value="2737.26483567461" calcext:value-type="float">
            <text:p>2737.2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01134574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288093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47.527726520441" calcext:value-type="float">
            <text:p>547.53</text:p>
          </table:table-cell>
          <table:table-cell office:value-type="float" office:value="2738.4613157804" calcext:value-type="float">
            <text:p>2738.4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00900030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7499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47.820678916226" calcext:value-type="float">
            <text:p>547.82</text:p>
          </table:table-cell>
          <table:table-cell office:value-type="float" office:value="2738.61189946593" calcext:value-type="float">
            <text:p>2738.6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01021027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498897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49.067606992718" calcext:value-type="float">
            <text:p>549.07</text:p>
          </table:table-cell>
          <table:table-cell office:value-type="float" office:value="2741.23512269391" calcext:value-type="float">
            <text:p>2741.2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01788437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518966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49.430135918546" calcext:value-type="float">
            <text:p>549.43</text:p>
          </table:table-cell>
          <table:table-cell office:value-type="float" office:value="2741.87320241225" calcext:value-type="float">
            <text:p>2741.8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25491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500919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51.587029932692" calcext:value-type="float">
            <text:p>551.59</text:p>
          </table:table-cell>
          <table:table-cell office:value-type="float" office:value="2749.45929036172" calcext:value-type="float">
            <text:p>2749.4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31733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512145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53.887344650938" calcext:value-type="float">
            <text:p>553.89</text:p>
          </table:table-cell>
          <table:table-cell office:value-type="float" office:value="2751.550784456" calcext:value-type="float">
            <text:p>2751.5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87696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141933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54.123560005833" calcext:value-type="float">
            <text:p>554.12</text:p>
          </table:table-cell>
          <table:table-cell office:value-type="float" office:value="2752.11797171438" calcext:value-type="float">
            <text:p>2752.1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850930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7920265" calcext:value-type="float">
            <text:p>0</text:p>
          </table:table-cell>
          <table:table-cell office:value-type="float" office:value="0.00000050183" calcext:value-type="float">
            <text:p>0</text:p>
          </table:table-cell>
          <table:table-cell/>
          <table:table-cell office:value-type="float" office:value="555.475683995314" calcext:value-type="float">
            <text:p>555.48</text:p>
          </table:table-cell>
          <table:table-cell office:value-type="float" office:value="2752.43701157355" calcext:value-type="float">
            <text:p>2752.4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15303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6790161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57.369813761485" calcext:value-type="float">
            <text:p>557.37</text:p>
          </table:table-cell>
          <table:table-cell office:value-type="float" office:value="2752.72060520275" calcext:value-type="float">
            <text:p>2752.7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14681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7050037" calcext:value-type="float">
            <text:p>0</text:p>
          </table:table-cell>
          <table:table-cell office:value-type="float" office:value="0.00000034494" calcext:value-type="float">
            <text:p>0</text:p>
          </table:table-cell>
          <table:table-cell/>
          <table:table-cell office:value-type="float" office:value="557.771399587788" calcext:value-type="float">
            <text:p>557.77</text:p>
          </table:table-cell>
          <table:table-cell office:value-type="float" office:value="2754.77664117234" calcext:value-type="float">
            <text:p>2754.7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887157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8189163" calcext:value-type="float">
            <text:p>0</text:p>
          </table:table-cell>
          <table:table-cell office:value-type="float" office:value="0.0000003211" calcext:value-type="float">
            <text:p>0</text:p>
          </table:table-cell>
          <table:table-cell/>
          <table:table-cell office:value-type="float" office:value="558.268934782109" calcext:value-type="float">
            <text:p>558.27</text:p>
          </table:table-cell>
          <table:table-cell office:value-type="float" office:value="2758.18095139631" calcext:value-type="float">
            <text:p>2758.1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768842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520324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60.207748019249" calcext:value-type="float">
            <text:p>560.21</text:p>
          </table:table-cell>
          <table:table-cell office:value-type="float" office:value="2764.31241450679" calcext:value-type="float">
            <text:p>2764.3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5074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7658004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60.227176745867" calcext:value-type="float">
            <text:p>560.23</text:p>
          </table:table-cell>
          <table:table-cell office:value-type="float" office:value="2767.89276920698" calcext:value-type="float">
            <text:p>2767.8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89384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6830902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61.656345695815" calcext:value-type="float">
            <text:p>561.66</text:p>
          </table:table-cell>
          <table:table-cell office:value-type="float" office:value="2774.62807626887" calcext:value-type="float">
            <text:p>2774.63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8490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438899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62.540300949265" calcext:value-type="float">
            <text:p>562.54</text:p>
          </table:table-cell>
          <table:table-cell office:value-type="float" office:value="2776.82590905306" calcext:value-type="float">
            <text:p>2776.83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09750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169849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63.595117991535" calcext:value-type="float">
            <text:p>563.6</text:p>
          </table:table-cell>
          <table:table-cell office:value-type="float" office:value="2789.78028971522" calcext:value-type="float">
            <text:p>2789.7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840367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6029605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64.082371069302" calcext:value-type="float">
            <text:p>564.08</text:p>
          </table:table-cell>
          <table:table-cell office:value-type="float" office:value="2817.84039680746" calcext:value-type="float">
            <text:p>2817.8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336708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6217956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66.0056" calcext:value-type="float">
            <text:p>566.01</text:p>
          </table:table-cell>
          <table:table-cell office:value-type="float" office:value="2817.87584303743" calcext:value-type="float">
            <text:p>2817.8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1451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678737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66.350124602888" calcext:value-type="float">
            <text:p>566.35</text:p>
          </table:table-cell>
          <table:table-cell office:value-type="float" office:value="2822.5905603597" calcext:value-type="float">
            <text:p>2822.5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76209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539428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67.01828561857" calcext:value-type="float">
            <text:p>567.02</text:p>
          </table:table-cell>
          <table:table-cell office:value-type="float" office:value="2833.33161256557" calcext:value-type="float">
            <text:p>2833.33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832453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380714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68.528711883728" calcext:value-type="float">
            <text:p>568.53</text:p>
          </table:table-cell>
          <table:table-cell office:value-type="float" office:value="2838.2235729324" calcext:value-type="float">
            <text:p>2838.2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00402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1150321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569.003836346512" calcext:value-type="float">
            <text:p>569</text:p>
          </table:table-cell>
          <table:table-cell office:value-type="float" office:value="2844.00176041679" calcext:value-type="float">
            <text:p>284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26773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458698" calcext:value-type="float">
            <text:p>0</text:p>
          </table:table-cell>
          <table:table-cell office:value-type="float" office:value="0.0000003211" calcext:value-type="float">
            <text:p>0</text:p>
          </table:table-cell>
          <table:table-cell/>
          <table:table-cell office:value-type="float" office:value="569.385869029063" calcext:value-type="float">
            <text:p>569.39</text:p>
          </table:table-cell>
          <table:table-cell office:value-type="float" office:value="2848.89372078362" calcext:value-type="float">
            <text:p>2848.8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374259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3911933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69.989685511475" calcext:value-type="float">
            <text:p>569.99</text:p>
          </table:table-cell>
          <table:table-cell office:value-type="float" office:value="2857.0115378668" calcext:value-type="float">
            <text:p>2857.0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41503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7770271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570.927477762115" calcext:value-type="float">
            <text:p>570.93</text:p>
          </table:table-cell>
          <table:table-cell office:value-type="float" office:value="2894.4014" calcext:value-type="float">
            <text:p>2894.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889971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4520626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71.304151064758" calcext:value-type="float">
            <text:p>571.3</text:p>
          </table:table-cell>
          <table:table-cell office:value-type="float" office:value="2909.8986" calcext:value-type="float">
            <text:p>2909.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71007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76239109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73.330637936183" calcext:value-type="float">
            <text:p>573.33</text:p>
          </table:table-cell>
          <table:table-cell office:value-type="float" office:value="3031.68948584252" calcext:value-type="float">
            <text:p>3031.6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17661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9010047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573.6856272838" calcext:value-type="float">
            <text:p>573.69</text:p>
          </table:table-cell>
          <table:table-cell office:value-type="float" office:value="3039.40019800673" calcext:value-type="float">
            <text:p>3039.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019909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7569999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73.755609671247" calcext:value-type="float">
            <text:p>573.76</text:p>
          </table:table-cell>
          <table:table-cell office:value-type="float" office:value="3043.21622335159" calcext:value-type="float">
            <text:p>3043.2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852718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981559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74.316510073281" calcext:value-type="float">
            <text:p>574.32</text:p>
          </table:table-cell>
          <table:table-cell office:value-type="float" office:value="3045.81268563131" calcext:value-type="float">
            <text:p>3045.8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88485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287429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74.535572350738" calcext:value-type="float">
            <text:p>574.54</text:p>
          </table:table-cell>
          <table:table-cell office:value-type="float" office:value="3046.52081050756" calcext:value-type="float">
            <text:p>3046.5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22565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9019374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76.827172941199" calcext:value-type="float">
            <text:p>576.83</text:p>
          </table:table-cell>
          <table:table-cell office:value-type="float" office:value="3054.42823576002" calcext:value-type="float">
            <text:p>3054.43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47165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380744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577.493142817762" calcext:value-type="float">
            <text:p>577.49</text:p>
          </table:table-cell>
          <table:table-cell office:value-type="float" office:value="3056.86733548941" calcext:value-type="float">
            <text:p>3056.8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27688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020401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77.552856354747" calcext:value-type="float">
            <text:p>577.55</text:p>
          </table:table-cell>
          <table:table-cell office:value-type="float" office:value="3085.03506039205" calcext:value-type="float">
            <text:p>3085.0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93981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478164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78.386559981446" calcext:value-type="float">
            <text:p>578.39</text:p>
          </table:table-cell>
          <table:table-cell office:value-type="float" office:value="3117.25486106528" calcext:value-type="float">
            <text:p>3117.2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460090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622034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78.505317023989" calcext:value-type="float">
            <text:p>578.51</text:p>
          </table:table-cell>
          <table:table-cell office:value-type="float" office:value="3126.02776054386" calcext:value-type="float">
            <text:p>3126.03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379921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6620883" calcext:value-type="float">
            <text:p>0</text:p>
          </table:table-cell>
          <table:table-cell office:value-type="float" office:value="0.00000034494" calcext:value-type="float">
            <text:p>0</text:p>
          </table:table-cell>
          <table:table-cell/>
          <table:table-cell office:value-type="float" office:value="578.634107811209" calcext:value-type="float">
            <text:p>578.63</text:p>
          </table:table-cell>
          <table:table-cell office:value-type="float" office:value="3131.18136096627" calcext:value-type="float">
            <text:p>3131.1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41397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500679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79.639203302452" calcext:value-type="float">
            <text:p>579.64</text:p>
          </table:table-cell>
          <table:table-cell office:value-type="float" office:value="3132.12552306778" calcext:value-type="float">
            <text:p>3132.13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335814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5149841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81.084957957023" calcext:value-type="float">
            <text:p>581.08</text:p>
          </table:table-cell>
          <table:table-cell office:value-type="float" office:value="3136.91197526623" calcext:value-type="float">
            <text:p>3136.9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68759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5759468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82.626429000154" calcext:value-type="float">
            <text:p>582.63</text:p>
          </table:table-cell>
          <table:table-cell office:value-type="float" office:value="3137.9357609069" calcext:value-type="float">
            <text:p>3137.9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802352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5289783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83.476631518951" calcext:value-type="float">
            <text:p>583.48</text:p>
          </table:table-cell>
          <table:table-cell office:value-type="float" office:value="3138.42717966335" calcext:value-type="float">
            <text:p>3138.43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89384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040077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83.736923112265" calcext:value-type="float">
            <text:p>583.74</text:p>
          </table:table-cell>
          <table:table-cell office:value-type="float" office:value="3141.21187220886" calcext:value-type="float">
            <text:p>3141.2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829638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999938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84.582913234539" calcext:value-type="float">
            <text:p>584.58</text:p>
          </table:table-cell>
          <table:table-cell office:value-type="float" office:value="3142.35850223291" calcext:value-type="float">
            <text:p>3142.3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46569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918876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84.780786552848" calcext:value-type="float">
            <text:p>584.78</text:p>
          </table:table-cell>
          <table:table-cell office:value-type="float" office:value="3147.82234835984" calcext:value-type="float">
            <text:p>3147.8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73716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890266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85.38000505387" calcext:value-type="float">
            <text:p>585.38</text:p>
          </table:table-cell>
          <table:table-cell office:value-type="float" office:value="3152.84204740639" calcext:value-type="float">
            <text:p>3152.8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03382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709762" calcext:value-type="float">
            <text:p>0</text:p>
          </table:table-cell>
          <table:table-cell office:value-type="float" office:value="0.00000023073" calcext:value-type="float">
            <text:p>0</text:p>
          </table:table-cell>
          <table:table-cell/>
          <table:table-cell office:value-type="float" office:value="585.46362313931" calcext:value-type="float">
            <text:p>585.46</text:p>
          </table:table-cell>
          <table:table-cell office:value-type="float" office:value="3153.44802323279" calcext:value-type="float">
            <text:p>3153.4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079084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632049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86.669260182244" calcext:value-type="float">
            <text:p>586.67</text:p>
          </table:table-cell>
          <table:table-cell office:value-type="float" office:value="3156.07719683957" calcext:value-type="float">
            <text:p>3156.0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52556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771327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86.968344398245" calcext:value-type="float">
            <text:p>586.97</text:p>
          </table:table-cell>
          <table:table-cell office:value-type="float" office:value="3159.72186877362" calcext:value-type="float">
            <text:p>3159.7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10105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5798549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89.571993836437" calcext:value-type="float">
            <text:p>589.57</text:p>
          </table:table-cell>
          <table:table-cell office:value-type="float" office:value="3160.41804191" calcext:value-type="float">
            <text:p>3160.4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47761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6859512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589.585621931658" calcext:value-type="float">
            <text:p>589.59</text:p>
          </table:table-cell>
          <table:table-cell office:value-type="float" office:value="3163.81699759533" calcext:value-type="float">
            <text:p>3163.8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31208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1971206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90.856998460867" calcext:value-type="float">
            <text:p>590.86</text:p>
          </table:table-cell>
          <table:table-cell office:value-type="float" office:value="3168.64924768121" calcext:value-type="float">
            <text:p>3168.6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095011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5820007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92.202579565126" calcext:value-type="float">
            <text:p>592.2</text:p>
          </table:table-cell>
          <table:table-cell office:value-type="float" office:value="3169.38636894538" calcext:value-type="float">
            <text:p>3169.3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512244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859905" calcext:value-type="float">
            <text:p>0</text:p>
          </table:table-cell>
          <table:table-cell office:value-type="float" office:value="0.0000003211" calcext:value-type="float">
            <text:p>0</text:p>
          </table:table-cell>
          <table:table-cell/>
          <table:table-cell office:value-type="float" office:value="593.70464060286" calcext:value-type="float">
            <text:p>593.7</text:p>
          </table:table-cell>
          <table:table-cell office:value-type="float" office:value="3170.69681896256" calcext:value-type="float">
            <text:p>3170.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341178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281574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93.926075294386" calcext:value-type="float">
            <text:p>593.93</text:p>
          </table:table-cell>
          <table:table-cell office:value-type="float" office:value="3170.73776709035" calcext:value-type="float">
            <text:p>3170.74</text:p>
          </table:table-cell>
          <table:table-cell/>
          <table:table-cell office:value-type="float" office:value="0.00000208616" calcext:value-type="float">
            <text:p>0</text:p>
          </table:table-cell>
          <table:table-cell office:value-type="float" office:value="0.0024034976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049945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595.238588592038" calcext:value-type="float">
            <text:p>595.24</text:p>
          </table:table-cell>
          <table:table-cell office:value-type="float" office:value="3170.77871521814" calcext:value-type="float">
            <text:p>3170.78</text:p>
          </table:table-cell>
          <table:table-cell/>
          <table:table-cell office:value-type="float" office:value="0.00000113248" calcext:value-type="float">
            <text:p>0</text:p>
          </table:table-cell>
          <table:table-cell office:value-type="float" office:value="0.0024051368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44065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95.238588592038" calcext:value-type="float">
            <text:p>595.24</text:p>
          </table:table-cell>
          <table:table-cell office:value-type="float" office:value="3172.41677773961" calcext:value-type="float">
            <text:p>3172.42</text:p>
          </table:table-cell>
          <table:table-cell/>
          <table:table-cell office:value-type="float" office:value="0.00000235438" calcext:value-type="float">
            <text:p>0</text:p>
          </table:table-cell>
          <table:table-cell office:value-type="float" office:value="0.0023835301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3621788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95.536833855799" calcext:value-type="float">
            <text:p>595.54</text:p>
          </table:table-cell>
          <table:table-cell office:value-type="float" office:value="3173.31770525593" calcext:value-type="float">
            <text:p>3173.32</text:p>
          </table:table-cell>
          <table:table-cell/>
          <table:table-cell office:value-type="float" office:value="0.00000208616" calcext:value-type="float">
            <text:p>0</text:p>
          </table:table-cell>
          <table:table-cell office:value-type="float" office:value="0.0023206174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6469955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95.649571023646" calcext:value-type="float">
            <text:p>595.65</text:p>
          </table:table-cell>
          <table:table-cell office:value-type="float" office:value="3173.4405496393" calcext:value-type="float">
            <text:p>3173.44</text:p>
          </table:table-cell>
          <table:table-cell/>
          <table:table-cell office:value-type="float" office:value="0.00000098347" calcext:value-type="float">
            <text:p>0</text:p>
          </table:table-cell>
          <table:table-cell office:value-type="float" office:value="0.0023008584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621517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98.196159059061" calcext:value-type="float">
            <text:p>598.2</text:p>
          </table:table-cell>
          <table:table-cell office:value-type="float" office:value="3178.27281346616" calcext:value-type="float">
            <text:p>3178.27</text:p>
          </table:table-cell>
          <table:table-cell/>
          <table:table-cell office:value-type="float" office:value="0.00000223517" calcext:value-type="float">
            <text:p>0</text:p>
          </table:table-cell>
          <table:table-cell office:value-type="float" office:value="0.0022867321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6708374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601.817852380124" calcext:value-type="float">
            <text:p>601.82</text:p>
          </table:table-cell>
          <table:table-cell office:value-type="float" office:value="3181.50796289935" calcext:value-type="float">
            <text:p>3181.51</text:p>
          </table:table-cell>
          <table:table-cell/>
          <table:table-cell office:value-type="float" office:value="0.00000098347" calcext:value-type="float">
            <text:p>0</text:p>
          </table:table-cell>
          <table:table-cell office:value-type="float" office:value="0.0023967325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87083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601.881746747391" calcext:value-type="float">
            <text:p>601.88</text:p>
          </table:table-cell>
          <table:table-cell office:value-type="float" office:value="3183.80123668842" calcext:value-type="float">
            <text:p>3183.8</text:p>
          </table:table-cell>
          <table:table-cell/>
          <table:table-cell office:value-type="float" office:value="0.00000098347" calcext:value-type="float">
            <text:p>0</text:p>
          </table:table-cell>
          <table:table-cell office:value-type="float" office:value="0.0023802518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841526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602.084813121683" calcext:value-type="float">
            <text:p>602.08</text:p>
          </table:table-cell>
          <table:table-cell office:value-type="float" office:value="3184.33360357266" calcext:value-type="float">
            <text:p>3184.33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877322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429061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603.508832785831" calcext:value-type="float">
            <text:p>603.51</text:p>
          </table:table-cell>
          <table:table-cell office:value-type="float" office:value="3185.68500171762" calcext:value-type="float">
            <text:p>3185.69</text:p>
          </table:table-cell>
          <table:table-cell/>
          <table:table-cell office:value-type="float" office:value="0.00000098347" calcext:value-type="float">
            <text:p>0</text:p>
          </table:table-cell>
          <table:table-cell office:value-type="float" office:value="0.0023302137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77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604.444367136314" calcext:value-type="float">
            <text:p>604.44</text:p>
          </table:table-cell>
          <table:table-cell office:value-type="float" office:value="3186.87259361044" calcext:value-type="float">
            <text:p>3186.87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171603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4300346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605.310232655468" calcext:value-type="float">
            <text:p>605.31</text:p>
          </table:table-cell>
          <table:table-cell office:value-type="float" office:value="3186.91354173823" calcext:value-type="float">
            <text:p>3186.91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138821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000572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606.517945149881" calcext:value-type="float">
            <text:p>606.52</text:p>
          </table:table-cell>
          <table:table-cell office:value-type="float" office:value="3188.10113363105" calcext:value-type="float">
            <text:p>3188.1</text:p>
          </table:table-cell>
          <table:table-cell/>
          <table:table-cell office:value-type="float" office:value="0.00000050183" calcext:value-type="float">
            <text:p>0</text:p>
          </table:table-cell>
          <table:table-cell office:value-type="float" office:value="0.0023017525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618408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609.040568790058" calcext:value-type="float">
            <text:p>609.04</text:p>
          </table:table-cell>
          <table:table-cell office:value-type="float" office:value="3189.61632428719" calcext:value-type="float">
            <text:p>3189.62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01433789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439262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611.505226160667" calcext:value-type="float">
            <text:p>611.51</text:p>
          </table:table-cell>
          <table:table-cell office:value-type="float" office:value="3189.78013053933" calcext:value-type="float">
            <text:p>3189.78</text:p>
          </table:table-cell>
          <table:table-cell/>
          <table:table-cell office:value-type="float" office:value="0.00000061479" calcext:value-type="float">
            <text:p>0</text:p>
          </table:table-cell>
          <table:table-cell office:value-type="float" office:value="0.0001413822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390583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612.567066790953" calcext:value-type="float">
            <text:p>612.57</text:p>
          </table:table-cell>
          <table:table-cell office:value-type="float" office:value="3191.66389556853" calcext:value-type="float">
            <text:p>3191.66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01409947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5492439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614.051893082855" calcext:value-type="float">
            <text:p>614.05</text:p>
          </table:table-cell>
          <table:table-cell office:value-type="float" office:value="3192.68768120921" calcext:value-type="float">
            <text:p>3192.69</text:p>
          </table:table-cell>
          <table:table-cell/>
          <table:table-cell office:value-type="float" office:value="0.00000098347" calcext:value-type="float">
            <text:p>0</text:p>
          </table:table-cell>
          <table:table-cell office:value-type="float" office:value="0.0023212432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809204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616.324963818888" calcext:value-type="float">
            <text:p>616.32</text:p>
          </table:table-cell>
          <table:table-cell office:value-type="float" office:value="3194.08001374098" calcext:value-type="float">
            <text:p>3194.08</text:p>
          </table:table-cell>
          <table:table-cell/>
          <table:table-cell office:value-type="float" office:value="0.00000116229" calcext:value-type="float">
            <text:p>0</text:p>
          </table:table-cell>
          <table:table-cell office:value-type="float" office:value="0.0023952722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619495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616.763134318072" calcext:value-type="float">
            <text:p>616.76</text:p>
          </table:table-cell>
          <table:table-cell office:value-type="float" office:value="3197.31517691515" calcext:value-type="float">
            <text:p>3197.32</text:p>
          </table:table-cell>
          <table:table-cell/>
          <table:table-cell office:value-type="float" office:value="0.00000113248" calcext:value-type="float">
            <text:p>0</text:p>
          </table:table-cell>
          <table:table-cell office:value-type="float" office:value="0.0023986101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310909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617.353004637382" calcext:value-type="float">
            <text:p>617.35</text:p>
          </table:table-cell>
          <table:table-cell office:value-type="float" office:value="3197.35612504294" calcext:value-type="float">
            <text:p>3197.36</text:p>
          </table:table-cell>
          <table:table-cell/>
          <table:table-cell office:value-type="float" office:value="0.00000113248" calcext:value-type="float">
            <text:p>0</text:p>
          </table:table-cell>
          <table:table-cell office:value-type="float" office:value="0.0023897588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481212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617.8389598256" calcext:value-type="float">
            <text:p>617.84</text:p>
          </table:table-cell>
          <table:table-cell office:value-type="float" office:value="3200.6322363449" calcext:value-type="float">
            <text:p>3200.63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39512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977993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618.65828288033" calcext:value-type="float">
            <text:p>618.66</text:p>
          </table:table-cell>
          <table:table-cell office:value-type="float" office:value="3200.83699072484" calcext:value-type="float">
            <text:p>3200.84</text:p>
          </table:table-cell>
          <table:table-cell/>
          <table:table-cell office:value-type="float" office:value="0.00000110268" calcext:value-type="float">
            <text:p>0</text:p>
          </table:table-cell>
          <table:table-cell office:value-type="float" office:value="0.0023359954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94611644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618.899152328226" calcext:value-type="float">
            <text:p>618.9</text:p>
          </table:table-cell>
          <table:table-cell office:value-type="float" office:value="3203.90833390587" calcext:value-type="float">
            <text:p>3203.91</text:p>
          </table:table-cell>
          <table:table-cell/>
          <table:table-cell office:value-type="float" office:value="0.00000098347" calcext:value-type="float">
            <text:p>0</text:p>
          </table:table-cell>
          <table:table-cell office:value-type="float" office:value="0.0023117661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9760341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619.720704785096" calcext:value-type="float">
            <text:p>619.72</text:p>
          </table:table-cell>
          <table:table-cell office:value-type="float" office:value="3208.37202335967" calcext:value-type="float">
            <text:p>3208.37</text:p>
          </table:table-cell>
          <table:table-cell/>
          <table:table-cell office:value-type="float" office:value="0.00000110268" calcext:value-type="float">
            <text:p>0</text:p>
          </table:table-cell>
          <table:table-cell office:value-type="float" office:value="0.0023250877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668476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619.959955865847" calcext:value-type="float">
            <text:p>619.96</text:p>
          </table:table-cell>
          <table:table-cell office:value-type="float" office:value="3245.80153899004" calcext:value-type="float">
            <text:p>3245.8</text:p>
          </table:table-cell>
          <table:table-cell/>
          <table:table-cell office:value-type="float" office:value="0.00000098347" calcext:value-type="float">
            <text:p>0</text:p>
          </table:table-cell>
          <table:table-cell office:value-type="float" office:value="0.0023110806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5171508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621.031734662099" calcext:value-type="float">
            <text:p>621.03</text:p>
          </table:table-cell>
          <table:table-cell office:value-type="float" office:value="3259.68402610787" calcext:value-type="float">
            <text:p>3259.68</text:p>
          </table:table-cell>
          <table:table-cell/>
          <table:table-cell office:value-type="float" office:value="0.00000098347" calcext:value-type="float">
            <text:p>0</text:p>
          </table:table-cell>
          <table:table-cell office:value-type="float" office:value="0.0022814571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3781528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621.585841015829" calcext:value-type="float">
            <text:p>621.59</text:p>
          </table:table-cell>
          <table:table-cell office:value-type="float" office:value="3260.42116111302" calcext:value-type="float">
            <text:p>3260.42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048818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2938461" calcext:value-type="float">
            <text:p>0</text:p>
          </table:table-cell>
          <table:table-cell office:value-type="float" office:value="0.0000001642" calcext:value-type="float">
            <text:p>0</text:p>
          </table:table-cell>
          <table:table-cell/>
          <table:table-cell office:value-type="float" office:value="626.55422155252" calcext:value-type="float">
            <text:p>626.55</text:p>
          </table:table-cell>
          <table:table-cell office:value-type="float" office:value="3260.87161800069" calcext:value-type="float">
            <text:p>3260.87</text:p>
          </table:table-cell>
          <table:table-cell/>
          <table:table-cell office:value-type="float" office:value="0.00000113248" calcext:value-type="float">
            <text:p>0</text:p>
          </table:table-cell>
          <table:table-cell office:value-type="float" office:value="0.0024108886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868747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626.627161527194" calcext:value-type="float">
            <text:p>626.63</text:p>
          </table:table-cell>
          <table:table-cell office:value-type="float" office:value="3261.60873926486" calcext:value-type="float">
            <text:p>3261.61</text:p>
          </table:table-cell>
          <table:table-cell/>
          <table:table-cell office:value-type="float" office:value="0.00000098347" calcext:value-type="float">
            <text:p>0</text:p>
          </table:table-cell>
          <table:table-cell office:value-type="float" office:value="0.0024041831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53973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627.05986538329" calcext:value-type="float">
            <text:p>627.06</text:p>
          </table:table-cell>
          <table:table-cell office:value-type="float" office:value="3263.53345242185" calcext:value-type="float">
            <text:p>3263.53</text:p>
          </table:table-cell>
          <table:table-cell/>
          <table:table-cell office:value-type="float" office:value="0.00000098347" calcext:value-type="float">
            <text:p>0</text:p>
          </table:table-cell>
          <table:table-cell office:value-type="float" office:value="0.0023796558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85959434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627.86281532233" calcext:value-type="float">
            <text:p>627.86</text:p>
          </table:table-cell>
          <table:table-cell office:value-type="float" office:value="3264.14772930265" calcext:value-type="float">
            <text:p>3264.15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143589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91540813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629.250648962808" calcext:value-type="float">
            <text:p>629.25</text:p>
          </table:table-cell>
          <table:table-cell office:value-type="float" office:value="3264.63914805909" calcext:value-type="float">
            <text:p>3264.64</text:p>
          </table:table-cell>
          <table:table-cell/>
          <table:table-cell office:value-type="float" office:value="0.00000110268" calcext:value-type="float">
            <text:p>0</text:p>
          </table:table-cell>
          <table:table-cell office:value-type="float" office:value="0.0023898780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598308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629.484543534917" calcext:value-type="float">
            <text:p>629.48</text:p>
          </table:table-cell>
          <table:table-cell office:value-type="float" office:value="3266.27719683957" calcext:value-type="float">
            <text:p>3266.28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339986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2010078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634.095540039897" calcext:value-type="float">
            <text:p>634.1</text:p>
          </table:table-cell>
          <table:table-cell office:value-type="float" office:value="3271.39611130196" calcext:value-type="float">
            <text:p>3271.4</text:p>
          </table:table-cell>
          <table:table-cell/>
          <table:table-cell office:value-type="float" office:value="0.00000098347" calcext:value-type="float">
            <text:p>0</text:p>
          </table:table-cell>
          <table:table-cell office:value-type="float" office:value="0.0023017227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039382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637.144129554656" calcext:value-type="float">
            <text:p>637.14</text:p>
          </table:table-cell>
          <table:table-cell office:value-type="float" office:value="3271.6008656819" calcext:value-type="float">
            <text:p>3271.6</text:p>
          </table:table-cell>
          <table:table-cell/>
          <table:table-cell office:value-type="float" office:value="0.00000098347" calcext:value-type="float">
            <text:p>0</text:p>
          </table:table-cell>
          <table:table-cell office:value-type="float" office:value="0.0022953748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358863" calcext:value-type="float">
            <text:p>0</text:p>
          </table:table-cell>
          <table:table-cell office:value-type="float" office:value="0.0000001642" calcext:value-type="float">
            <text:p>0</text:p>
          </table:table-cell>
          <table:table-cell/>
          <table:table-cell office:value-type="float" office:value="638.646299008884" calcext:value-type="float">
            <text:p>638.65</text:p>
          </table:table-cell>
          <table:table-cell office:value-type="float" office:value="3273.1570182068" calcext:value-type="float">
            <text:p>3273.16</text:p>
          </table:table-cell>
          <table:table-cell/>
          <table:table-cell office:value-type="float" office:value="0.00000110268" calcext:value-type="float">
            <text:p>0</text:p>
          </table:table-cell>
          <table:table-cell office:value-type="float" office:value="0.0022917389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2010078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638.963779557517" calcext:value-type="float">
            <text:p>638.96</text:p>
          </table:table-cell>
          <table:table-cell office:value-type="float" office:value="3282.0434489866" calcext:value-type="float">
            <text:p>3282.04</text:p>
          </table:table-cell>
          <table:table-cell/>
          <table:table-cell office:value-type="float" office:value="0.00000101327" calcext:value-type="float">
            <text:p>0</text:p>
          </table:table-cell>
          <table:table-cell office:value-type="float" office:value="0.0022948682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70116" calcext:value-type="float">
            <text:p>0</text:p>
          </table:table-cell>
          <table:table-cell office:value-type="float" office:value="0.0000001642" calcext:value-type="float">
            <text:p>0</text:p>
          </table:table-cell>
          <table:table-cell/>
          <table:table-cell office:value-type="float" office:value="646.220613693001" calcext:value-type="float">
            <text:p>646.22</text:p>
          </table:table-cell>
          <table:table-cell office:value-type="float" office:value="3282.98533837169" calcext:value-type="float">
            <text:p>3282.9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842155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659965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646.667455376628" calcext:value-type="float">
            <text:p>646.67</text:p>
          </table:table-cell>
          <table:table-cell office:value-type="float" office:value="3288.71851597389" calcext:value-type="float">
            <text:p>3288.7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823380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010772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652.144448783625" calcext:value-type="float">
            <text:p>652.14</text:p>
          </table:table-cell>
          <table:table-cell office:value-type="float" office:value="3291.33940226726" calcext:value-type="float">
            <text:p>3291.3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754835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101039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655.819995491434" calcext:value-type="float">
            <text:p>655.82</text:p>
          </table:table-cell>
          <table:table-cell office:value-type="float" office:value="3292.69080041223" calcext:value-type="float">
            <text:p>3292.6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28688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49953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656.879068617193" calcext:value-type="float">
            <text:p>656.88</text:p>
          </table:table-cell>
          <table:table-cell office:value-type="float" office:value="3293.30506355204" calcext:value-type="float">
            <text:p>3293.3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17661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469894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657.01895201121" calcext:value-type="float">
            <text:p>657.02</text:p>
          </table:table-cell>
          <table:table-cell office:value-type="float" office:value="3297.15448986603" calcext:value-type="float">
            <text:p>3297.15</text:p>
          </table:table-cell>
          <table:table-cell/>
          <table:table-cell office:value-type="float" office:value="0.00000286102" calcext:value-type="float">
            <text:p>0</text:p>
          </table:table-cell>
          <table:table-cell office:value-type="float" office:value="0.0024066567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370784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657.804139850409" calcext:value-type="float">
            <text:p>657.8</text:p>
          </table:table-cell>
          <table:table-cell office:value-type="float" office:value="3300.59439367915" calcext:value-type="float">
            <text:p>3300.59</text:p>
          </table:table-cell>
          <table:table-cell/>
          <table:table-cell office:value-type="float" office:value="0.0000026226" calcext:value-type="float">
            <text:p>0</text:p>
          </table:table-cell>
          <table:table-cell office:value-type="float" office:value="0.0024011135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720233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657.902226218831" calcext:value-type="float">
            <text:p>657.9</text:p>
          </table:table-cell>
          <table:table-cell office:value-type="float" office:value="3534.5554" calcext:value-type="float">
            <text:p>3534.56</text:p>
          </table:table-cell>
          <table:table-cell/>
          <table:table-cell office:value-type="float" office:value="0.00000202655" calcext:value-type="float">
            <text:p>0</text:p>
          </table:table-cell>
          <table:table-cell office:value-type="float" office:value="0.0023853480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817653" calcext:value-type="float">
            <text:p>0</text:p>
          </table:table-cell>
          <table:table-cell office:value-type="float" office:value="0.0000001642" calcext:value-type="float">
            <text:p>0</text:p>
          </table:table-cell>
          <table:table-cell/>
          <table:table-cell office:value-type="float" office:value="660.086594721103" calcext:value-type="float">
            <text:p>660.09</text:p>
          </table:table-cell>
          <table:table-cell office:value-type="float" office:value="3550.0526" calcext:value-type="float">
            <text:p>3550.05</text:p>
          </table:table-cell>
          <table:table-cell/>
          <table:table-cell office:value-type="float" office:value="0.00000098347" calcext:value-type="float">
            <text:p>0</text:p>
          </table:table-cell>
          <table:table-cell office:value-type="float" office:value="0.002374112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959678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665.451195617022" calcext:value-type="float">
            <text:p>665.45</text:p>
          </table:table-cell>
          <table:table-cell office:value-type="float" office:value="3555.94472455359" calcext:value-type="float">
            <text:p>3555.94</text:p>
          </table:table-cell>
          <table:table-cell/>
          <table:table-cell office:value-type="float" office:value="0.00000220537" calcext:value-type="float">
            <text:p>0</text:p>
          </table:table-cell>
          <table:table-cell office:value-type="float" office:value="0.0023571252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848316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666.877535549379" calcext:value-type="float">
            <text:p>666.88</text:p>
          </table:table-cell>
          <table:table-cell office:value-type="float" office:value="3576.8746" calcext:value-type="float">
            <text:p>3576.87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185014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890537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667.492190918257" calcext:value-type="float">
            <text:p>667.49</text:p>
          </table:table-cell>
          <table:table-cell office:value-type="float" office:value="3584.6232" calcext:value-type="float">
            <text:p>3584.62</text:p>
          </table:table-cell>
          <table:table-cell/>
          <table:table-cell office:value-type="float" office:value="0.00000235438" calcext:value-type="float">
            <text:p>0</text:p>
          </table:table-cell>
          <table:table-cell office:value-type="float" office:value="0.0023146271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946947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669.451701086582" calcext:value-type="float">
            <text:p>669.45</text:p>
          </table:table-cell>
          <table:table-cell office:value-type="float" office:value="3587.6034" calcext:value-type="float">
            <text:p>3587.6</text:p>
          </table:table-cell>
          <table:table-cell/>
          <table:table-cell office:value-type="float" office:value="0.00000172853" calcext:value-type="float">
            <text:p>0</text:p>
          </table:table-cell>
          <table:table-cell office:value-type="float" office:value="0.002315014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57175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669.61602076681" calcext:value-type="float">
            <text:p>669.62</text:p>
          </table:table-cell>
          <table:table-cell office:value-type="float" office:value="3592.3718" calcext:value-type="float">
            <text:p>3592.37</text:p>
          </table:table-cell>
          <table:table-cell/>
          <table:table-cell office:value-type="float" office:value="0.00000196695" calcext:value-type="float">
            <text:p>0</text:p>
          </table:table-cell>
          <table:table-cell office:value-type="float" office:value="0.002318978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90060138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669.669241158902" calcext:value-type="float">
            <text:p>669.67</text:p>
          </table:table-cell>
          <table:table-cell office:value-type="float" office:value="3600.1204" calcext:value-type="float">
            <text:p>3600.12</text:p>
          </table:table-cell>
          <table:table-cell/>
          <table:table-cell office:value-type="float" office:value="0.00000098347" calcext:value-type="float">
            <text:p>0</text:p>
          </table:table-cell>
          <table:table-cell office:value-type="float" office:value="0.0023108720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89399719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670.779632513236" calcext:value-type="float">
            <text:p>670.78</text:p>
          </table:table-cell>
          <table:table-cell office:value-type="float" office:value="3602.50290882577" calcext:value-type="float">
            <text:p>3602.5</text:p>
          </table:table-cell>
          <table:table-cell/>
          <table:table-cell office:value-type="float" office:value="0.00000146031" calcext:value-type="float">
            <text:p>0</text:p>
          </table:table-cell>
          <table:table-cell office:value-type="float" office:value="0.0023811161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389858" calcext:value-type="float">
            <text:p>0</text:p>
          </table:table-cell>
          <table:table-cell office:value-type="float" office:value="0.0000001642" calcext:value-type="float">
            <text:p>0</text:p>
          </table:table-cell>
          <table:table-cell/>
          <table:table-cell office:value-type="float" office:value="671.229475526175" calcext:value-type="float">
            <text:p>671.23</text:p>
          </table:table-cell>
          <table:table-cell office:value-type="float" office:value="3607.273" calcext:value-type="float">
            <text:p>3607.27</text:p>
          </table:table-cell>
          <table:table-cell/>
          <table:table-cell office:value-type="float" office:value="0.00000098347" calcext:value-type="float">
            <text:p>0</text:p>
          </table:table-cell>
          <table:table-cell office:value-type="float" office:value="0.0022988319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1790008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671.25912568055" calcext:value-type="float">
            <text:p>671.26</text:p>
          </table:table-cell>
          <table:table-cell office:value-type="float" office:value="3713.42588526163" calcext:value-type="float">
            <text:p>3713.43</text:p>
          </table:table-cell>
          <table:table-cell/>
          <table:table-cell office:value-type="float" office:value="0.00000184774" calcext:value-type="float">
            <text:p>0</text:p>
          </table:table-cell>
          <table:table-cell office:value-type="float" office:value="0.0022921264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721954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671.347385241692" calcext:value-type="float">
            <text:p>671.35</text:p>
          </table:table-cell>
          <table:table-cell office:value-type="float" office:value="3731.36186340051" calcext:value-type="float">
            <text:p>3731.36</text:p>
          </table:table-cell>
          <table:table-cell/>
          <table:table-cell office:value-type="float" office:value="0.00000274181" calcext:value-type="float">
            <text:p>0</text:p>
          </table:table-cell>
          <table:table-cell office:value-type="float" office:value="0.0023190379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9681663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672.135443706784" calcext:value-type="float">
            <text:p>672.14</text:p>
          </table:table-cell>
          <table:table-cell office:value-type="float" office:value="3741.94629144107" calcext:value-type="float">
            <text:p>3741.95</text:p>
          </table:table-cell>
          <table:table-cell/>
          <table:table-cell office:value-type="float" office:value="0.0000026226" calcext:value-type="float">
            <text:p>0</text:p>
          </table:table-cell>
          <table:table-cell office:value-type="float" office:value="0.0023868083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581287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676.71968234195" calcext:value-type="float">
            <text:p>676.72</text:p>
          </table:table-cell>
          <table:table-cell office:value-type="float" office:value="3746.8255827193" calcext:value-type="float">
            <text:p>3746.83</text:p>
          </table:table-cell>
          <table:table-cell/>
          <table:table-cell office:value-type="float" office:value="0.00000098347" calcext:value-type="float">
            <text:p>0</text:p>
          </table:table-cell>
          <table:table-cell office:value-type="float" office:value="0.0023101270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500888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680.467939583927" calcext:value-type="float">
            <text:p>680.47</text:p>
          </table:table-cell>
          <table:table-cell office:value-type="float" office:value="3751.28533320321" calcext:value-type="float">
            <text:p>3751.29</text:p>
          </table:table-cell>
          <table:table-cell/>
          <table:table-cell office:value-type="float" office:value="0.00000247359" calcext:value-type="float">
            <text:p>0</text:p>
          </table:table-cell>
          <table:table-cell office:value-type="float" office:value="0.0023100078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5379867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681.008027850172" calcext:value-type="float">
            <text:p>681.01</text:p>
          </table:table-cell>
          <table:table-cell office:value-type="float" office:value="3754.7271100701" calcext:value-type="float">
            <text:p>3754.73</text:p>
          </table:table-cell>
          <table:table-cell/>
          <table:table-cell office:value-type="float" office:value="0.00000098347" calcext:value-type="float">
            <text:p>0</text:p>
          </table:table-cell>
          <table:table-cell office:value-type="float" office:value="0.0024152398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289722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681.336771496175" calcext:value-type="float">
            <text:p>681.34</text:p>
          </table:table-cell>
          <table:table-cell office:value-type="float" office:value="3757.97496706192" calcext:value-type="float">
            <text:p>3757.97</text:p>
          </table:table-cell>
          <table:table-cell/>
          <table:table-cell office:value-type="float" office:value="0.00000098347" calcext:value-type="float">
            <text:p>0</text:p>
          </table:table-cell>
          <table:table-cell office:value-type="float" office:value="0.0023310780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989646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681.610622315132" calcext:value-type="float">
            <text:p>681.61</text:p>
          </table:table-cell>
          <table:table-cell office:value-type="float" office:value="3759.67161144456" calcext:value-type="float">
            <text:p>3759.67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322403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2090415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681.71742089146" calcext:value-type="float">
            <text:p>681.72</text:p>
          </table:table-cell>
          <table:table-cell office:value-type="float" office:value="3776.29875241953" calcext:value-type="float">
            <text:p>3776.3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162662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8229694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681.925735341861" calcext:value-type="float">
            <text:p>681.93</text:p>
          </table:table-cell>
          <table:table-cell office:value-type="float" office:value="3866.70576944973" calcext:value-type="float">
            <text:p>3866.71</text:p>
          </table:table-cell>
          <table:table-cell/>
          <table:table-cell office:value-type="float" office:value="0.00000184774" calcext:value-type="float">
            <text:p>0</text:p>
          </table:table-cell>
          <table:table-cell office:value-type="float" office:value="0.0023815929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660297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682.923499291511" calcext:value-type="float">
            <text:p>682.92</text:p>
          </table:table-cell>
          <table:table-cell office:value-type="float" office:value="3894.87010198604" calcext:value-type="float">
            <text:p>3894.87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303925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679037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682.958300835125" calcext:value-type="float">
            <text:p>682.96</text:p>
          </table:table-cell>
          <table:table-cell office:value-type="float" office:value="3905.34083182875" calcext:value-type="float">
            <text:p>3905.34</text:p>
          </table:table-cell>
          <table:table-cell/>
          <table:table-cell office:value-type="float" office:value="0.00000184774" calcext:value-type="float">
            <text:p>0</text:p>
          </table:table-cell>
          <table:table-cell office:value-type="float" office:value="0.0022960007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98011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685.362128331463" calcext:value-type="float">
            <text:p>685.36</text:p>
          </table:table-cell>
          <table:table-cell office:value-type="float" office:value="4586.71773309687" calcext:value-type="float">
            <text:p>4586.72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2853910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32040977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685.499276377754" calcext:value-type="float">
            <text:p>685.5</text:p>
          </table:table-cell>
          <table:table-cell office:value-type="float" office:value="4759.00025905187" calcext:value-type="float">
            <text:p>4759</text:p>
          </table:table-cell>
          <table:table-cell/>
          <table:table-cell office:value-type="float" office:value="0.00000160932" calcext:value-type="float">
            <text:p>0</text:p>
          </table:table-cell>
          <table:table-cell office:value-type="float" office:value="0.0022872388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3850669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687.282857245906" calcext:value-type="float">
            <text:p>687.28</text:p>
          </table:table-cell>
          <table:table-cell office:value-type="float" office:value="45586.8244" calcext:value-type="float">
            <text:p>45586.82</text:p>
          </table:table-cell>
          <table:table-cell/>
          <table:table-cell office:value-type="float" office:value="0.00000163912" calcext:value-type="float">
            <text:p>0</text:p>
          </table:table-cell>
          <table:table-cell office:value-type="float" office:value="0.0023179650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2079219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690.084771099346" calcext:value-type="float">
            <text:p>690.08</text:p>
          </table:table-cell>
          <table:table-cell office:value-type="float" office:value="45595.169" calcext:value-type="float">
            <text:p>45595.17</text:p>
          </table:table-cell>
          <table:table-cell/>
          <table:table-cell office:value-type="float" office:value="0.00000199675" calcext:value-type="float">
            <text:p>0</text:p>
          </table:table-cell>
          <table:table-cell office:value-type="float" office:value="0.0023156404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29129886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691.893279053399" calcext:value-type="float">
            <text:p>691.89</text:p>
          </table:table-cell>
          <table:table-cell office:value-type="float" office:value="45602.9176" calcext:value-type="float">
            <text:p>45602.92</text:p>
          </table:table-cell>
          <table:table-cell/>
          <table:table-cell office:value-type="float" office:value="0.00000146031" calcext:value-type="float">
            <text:p>0</text:p>
          </table:table-cell>
          <table:table-cell office:value-type="float" office:value="0.0023077130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320716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693.435349173436" calcext:value-type="float">
            <text:p>693.44</text:p>
          </table:table-cell>
          <table:table-cell office:value-type="float" office:value="45604.7058" calcext:value-type="float">
            <text:p>45604.71</text:p>
          </table:table-cell>
          <table:table-cell/>
          <table:table-cell office:value-type="float" office:value="0.00000157952" calcext:value-type="float">
            <text:p>0</text:p>
          </table:table-cell>
          <table:table-cell office:value-type="float" office:value="0.0022935271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12421512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695.850773012336" calcext:value-type="float">
            <text:p>695.85</text:p>
          </table:table-cell>
          <table:table-cell office:value-type="float" office:value="45607.0898" calcext:value-type="float">
            <text:p>45607.09</text:p>
          </table:table-cell>
          <table:table-cell/>
          <table:table-cell office:value-type="float" office:value="0.00000146031" calcext:value-type="float">
            <text:p>0</text:p>
          </table:table-cell>
          <table:table-cell office:value-type="float" office:value="0.0022889673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209114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696.551232197541" calcext:value-type="float">
            <text:p>696.55</text:p>
          </table:table-cell>
          <table:table-cell office:value-type="float" office:value="45610.0702" calcext:value-type="float">
            <text:p>45610.07</text:p>
          </table:table-cell>
          <table:table-cell/>
          <table:table-cell office:value-type="float" office:value="0.00000175833" calcext:value-type="float">
            <text:p>0</text:p>
          </table:table-cell>
          <table:table-cell office:value-type="float" office:value="0.0022928416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9170722" calcext:value-type="float">
            <text:p>0</text:p>
          </table:table-cell>
          <table:table-cell office:value-type="float" office:value="0.0000001642" calcext:value-type="float">
            <text:p>0</text:p>
          </table:table-cell>
          <table:table-cell/>
          <table:table-cell office:value-type="float" office:value="697.018414594708" calcext:value-type="float">
            <text:p>697.02</text:p>
          </table:table-cell>
          <table:table-cell office:value-type="float" office:value="45664.9064" calcext:value-type="float">
            <text:p>45664.9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078786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7841072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697.584085954531" calcext:value-type="float">
            <text:p>697.58</text:p>
          </table:table-cell>
          <table:table-cell office:value-type="float" office:value="45670.2708" calcext:value-type="float">
            <text:p>45670.2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037361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0292015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697.789449654727" calcext:value-type="float">
            <text:p>697.79</text:p>
          </table:table-cell>
          <table:table-cell office:value-type="float" office:value="45674.4432" calcext:value-type="float">
            <text:p>45674.4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124681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950836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698.92333593319" calcext:value-type="float">
            <text:p>698.92</text:p>
          </table:table-cell>
          <table:table-cell office:value-type="float" office:value="45697.093" calcext:value-type="float">
            <text:p>45697.0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49742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729106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699.246491006409" calcext:value-type="float">
            <text:p>699.25</text:p>
          </table:table-cell>
          <table:table-cell office:value-type="float" office:value="45701.8612" calcext:value-type="float">
            <text:p>45701.8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825168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6259632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700.64683166245" calcext:value-type="float">
            <text:p>700.65</text:p>
          </table:table-cell>
          <table:table-cell office:value-type="float" office:value="45705.4376" calcext:value-type="float">
            <text:p>45705.4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64749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14920139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702.210316329439" calcext:value-type="float">
            <text:p>702.21</text:p>
          </table:table-cell>
          <table:table-cell office:value-type="float" office:value="45710.206" calcext:value-type="float">
            <text:p>45710.2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92465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3610801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707.132611714574" calcext:value-type="float">
            <text:p>707.13</text:p>
          </table:table-cell>
          <table:table-cell office:value-type="float" office:value="45720.3388" calcext:value-type="float">
            <text:p>45720.3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00995397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14269256" calcext:value-type="float">
            <text:p>0</text:p>
          </table:table-cell>
          <table:table-cell office:value-type="float" office:value="0.0000001642" calcext:value-type="float">
            <text:p>0</text:p>
          </table:table-cell>
          <table:table-cell/>
          <table:table-cell office:value-type="float" office:value="708.402552932448" calcext:value-type="float">
            <text:p>708.4</text:p>
          </table:table-cell>
          <table:table-cell office:value-type="float" office:value="45722.723" calcext:value-type="float">
            <text:p>45722.7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01793801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4334917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708.537368817765" calcext:value-type="float">
            <text:p>708.54</text:p>
          </table:table-cell>
          <table:table-cell office:value-type="float" office:value="45725.107" calcext:value-type="float">
            <text:p>45725.1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00975131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597976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715.129746617353" calcext:value-type="float">
            <text:p>715.13</text:p>
          </table:table-cell>
          <table:table-cell office:value-type="float" office:value="45729.8754" calcext:value-type="float">
            <text:p>45729.8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00961422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8870315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715.209288357899" calcext:value-type="float">
            <text:p>715.21</text:p>
          </table:table-cell>
          <table:table-cell office:value-type="float" office:value="45731.6636" calcext:value-type="float">
            <text:p>45731.6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00956356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6569576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715.701214574899" calcext:value-type="float">
            <text:p>715.7</text:p>
          </table:table-cell>
          <table:table-cell office:value-type="float" office:value="45732.8556" calcext:value-type="float">
            <text:p>45732.8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00827610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27680301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715.7324" calcext:value-type="float">
            <text:p>715.73</text:p>
          </table:table-cell>
          <table:table-cell office:value-type="float" office:value="45735.2398" calcext:value-type="float">
            <text:p>45735.2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70305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779838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716.279915462544" calcext:value-type="float">
            <text:p>716.28</text:p>
          </table:table-cell>
          <table:table-cell office:value-type="float" office:value="45741.7964" calcext:value-type="float">
            <text:p>45741.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06174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399063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718.799338402518" calcext:value-type="float">
            <text:p>718.8</text:p>
          </table:table-cell>
          <table:table-cell office:value-type="float" office:value="45744.1806" calcext:value-type="float">
            <text:p>45744.1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52530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919147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720.215659732117" calcext:value-type="float">
            <text:p>720.22</text:p>
          </table:table-cell>
          <table:table-cell office:value-type="float" office:value="45750.141" calcext:value-type="float">
            <text:p>45750.1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04872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89011192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721.975994119133" calcext:value-type="float">
            <text:p>721.98</text:p>
          </table:table-cell>
          <table:table-cell office:value-type="float" office:value="45757.2936" calcext:value-type="float">
            <text:p>45757.2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00980198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0561428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725.31155599886" calcext:value-type="float">
            <text:p>725.31</text:p>
          </table:table-cell>
          <table:table-cell office:value-type="float" office:value="45767.4264" calcext:value-type="float">
            <text:p>45767.43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00827610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548788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725.31155599886" calcext:value-type="float">
            <text:p>725.31</text:p>
          </table:table-cell>
          <table:table-cell office:value-type="float" office:value="45769.8106" calcext:value-type="float">
            <text:p>45769.8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00974833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770301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726.850497346718" calcext:value-type="float">
            <text:p>726.85</text:p>
          </table:table-cell>
          <table:table-cell office:value-type="float" office:value="45773.983" calcext:value-type="float">
            <text:p>45773.9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01803636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631687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728.876984218143" calcext:value-type="float">
            <text:p>728.88</text:p>
          </table:table-cell>
          <table:table-cell office:value-type="float" office:value="45774.579" calcext:value-type="float">
            <text:p>45774.5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307502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9051513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731.766315189513" calcext:value-type="float">
            <text:p>731.77</text:p>
          </table:table-cell>
          <table:table-cell office:value-type="float" office:value="45778.1552" calcext:value-type="float">
            <text:p>45778.1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041069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14428997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733.125178113423" calcext:value-type="float">
            <text:p>733.13</text:p>
          </table:table-cell>
          <table:table-cell office:value-type="float" office:value="45779.9434" calcext:value-type="float">
            <text:p>45779.9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13787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02989673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734.910513780197" calcext:value-type="float">
            <text:p>734.91</text:p>
          </table:table-cell>
          <table:table-cell office:value-type="float" office:value="45784.7118" calcext:value-type="float">
            <text:p>45784.7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00831186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631687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736.568132098084" calcext:value-type="float">
            <text:p>736.57</text:p>
          </table:table-cell>
          <table:table-cell office:value-type="float" office:value="45787.096" calcext:value-type="float">
            <text:p>45787.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237632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2141208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737.567287064417" calcext:value-type="float">
            <text:p>737.57</text:p>
          </table:table-cell>
          <table:table-cell office:value-type="float" office:value="45787.692" calcext:value-type="float">
            <text:p>45787.6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00829696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879642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739.380143435996" calcext:value-type="float">
            <text:p>739.38</text:p>
          </table:table-cell>
          <table:table-cell office:value-type="float" office:value="45787.692" calcext:value-type="float">
            <text:p>45787.6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0080883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601024" calcext:value-type="float">
            <text:p>0</text:p>
          </table:table-cell>
          <table:table-cell office:value-type="float" office:value="0.0000001642" calcext:value-type="float">
            <text:p>0</text:p>
          </table:table-cell>
          <table:table-cell/>
          <table:table-cell office:value-type="float" office:value="742.240816889113" calcext:value-type="float">
            <text:p>742.24</text:p>
          </table:table-cell>
          <table:table-cell office:value-type="float" office:value="45790.0762" calcext:value-type="float">
            <text:p>45790.0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01796185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2100677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743.235337759431" calcext:value-type="float">
            <text:p>743.24</text:p>
          </table:table-cell>
          <table:table-cell office:value-type="float" office:value="45791.8642" calcext:value-type="float">
            <text:p>45791.8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015009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611587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745.636557855322" calcext:value-type="float">
            <text:p>745.64</text:p>
          </table:table-cell>
          <table:table-cell office:value-type="float" office:value="45794.8446" calcext:value-type="float">
            <text:p>45794.8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778378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1051635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746.841492269877" calcext:value-type="float">
            <text:p>746.84</text:p>
          </table:table-cell>
          <table:table-cell office:value-type="float" office:value="45794.8446" calcext:value-type="float">
            <text:p>45794.8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84852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2410621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755.306180344478" calcext:value-type="float">
            <text:p>755.31</text:p>
          </table:table-cell>
          <table:table-cell office:value-type="float" office:value="45794.8446" calcext:value-type="float">
            <text:p>45794.8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052692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577182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755.814663419725" calcext:value-type="float">
            <text:p>755.81</text:p>
          </table:table-cell>
          <table:table-cell office:value-type="float" office:value="45797.2288" calcext:value-type="float">
            <text:p>45797.23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54046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370784" calcext:value-type="float">
            <text:p>0</text:p>
          </table:table-cell>
          <table:table-cell office:value-type="float" office:value="0.0000001642" calcext:value-type="float">
            <text:p>0</text:p>
          </table:table-cell>
          <table:table-cell/>
          <table:table-cell office:value-type="float" office:value="766.2772" calcext:value-type="float">
            <text:p>766.28</text:p>
          </table:table-cell>
          <table:table-cell office:value-type="float" office:value="45800.805" calcext:value-type="float">
            <text:p>45800.8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01454949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840137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766.588059276147" calcext:value-type="float">
            <text:p>766.59</text:p>
          </table:table-cell>
          <table:table-cell office:value-type="float" office:value="45801.997" calcext:value-type="float">
            <text:p>4580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00824928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99639892" calcext:value-type="float">
            <text:p>0</text:p>
          </table:table-cell>
          <table:table-cell office:value-type="float" office:value="0.0000001642" calcext:value-type="float">
            <text:p>0</text:p>
          </table:table-cell>
          <table:table-cell/>
          <table:table-cell office:value-type="float" office:value="766.613401943443" calcext:value-type="float">
            <text:p>766.61</text:p>
          </table:table-cell>
          <table:table-cell office:value-type="float" office:value="45802.5932" calcext:value-type="float">
            <text:p>45802.5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01447200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73342323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767.772499857325" calcext:value-type="float">
            <text:p>767.77</text:p>
          </table:table-cell>
          <table:table-cell office:value-type="float" office:value="45806.7654" calcext:value-type="float">
            <text:p>45806.7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75074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80311298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770.049737030063" calcext:value-type="float">
            <text:p>770.05</text:p>
          </table:table-cell>
          <table:table-cell office:value-type="float" office:value="45806.7654" calcext:value-type="float">
            <text:p>45806.7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873746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97959041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772.168837797113" calcext:value-type="float">
            <text:p>772.17</text:p>
          </table:table-cell>
          <table:table-cell office:value-type="float" office:value="45809.7456" calcext:value-type="float">
            <text:p>45809.7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00979006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79219341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772.364246169397" calcext:value-type="float">
            <text:p>772.36</text:p>
          </table:table-cell>
          <table:table-cell office:value-type="float" office:value="45817.4942" calcext:value-type="float">
            <text:p>45817.4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43781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7782936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774.21068203052" calcext:value-type="float">
            <text:p>774.21</text:p>
          </table:table-cell>
          <table:table-cell office:value-type="float" office:value="45822.8588" calcext:value-type="float">
            <text:p>45822.8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406147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95651149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774.802537713775" calcext:value-type="float">
            <text:p>774.8</text:p>
          </table:table-cell>
          <table:table-cell office:value-type="float" office:value="45823.4548" calcext:value-type="float">
            <text:p>45823.4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541450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3500194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776.746463811792" calcext:value-type="float">
            <text:p>776.75</text:p>
          </table:table-cell>
          <table:table-cell office:value-type="float" office:value="45829.4152" calcext:value-type="float">
            <text:p>45829.4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499131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360916" calcext:value-type="float">
            <text:p>0</text:p>
          </table:table-cell>
          <table:table-cell office:value-type="float" office:value="0.0000001642" calcext:value-type="float">
            <text:p>0</text:p>
          </table:table-cell>
          <table:table-cell/>
          <table:table-cell office:value-type="float" office:value="777.841345330721" calcext:value-type="float">
            <text:p>777.84</text:p>
          </table:table-cell>
          <table:table-cell office:value-type="float" office:value="45830.0112" calcext:value-type="float">
            <text:p>45830.0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313462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301311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785.677771010962" calcext:value-type="float">
            <text:p>785.68</text:p>
          </table:table-cell>
          <table:table-cell office:value-type="float" office:value="45830.0112" calcext:value-type="float">
            <text:p>45830.0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22863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4900646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787.184507390568" calcext:value-type="float">
            <text:p>787.18</text:p>
          </table:table-cell>
          <table:table-cell office:value-type="float" office:value="45830.6074" calcext:value-type="float">
            <text:p>45830.6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62689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607845" calcext:value-type="float">
            <text:p>0</text:p>
          </table:table-cell>
          <table:table-cell office:value-type="float" office:value="0.0000001642" calcext:value-type="float">
            <text:p>0</text:p>
          </table:table-cell>
          <table:table-cell/>
          <table:table-cell office:value-type="float" office:value="788.772319502169" calcext:value-type="float">
            <text:p>788.77</text:p>
          </table:table-cell>
          <table:table-cell office:value-type="float" office:value="45832.3954" calcext:value-type="float">
            <text:p>45832.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022459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8569908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788.784368295936" calcext:value-type="float">
            <text:p>788.78</text:p>
          </table:table-cell>
          <table:table-cell office:value-type="float" office:value="45844.9124" calcext:value-type="float">
            <text:p>45844.9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32698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209114" calcext:value-type="float">
            <text:p>0</text:p>
          </table:table-cell>
          <table:table-cell office:value-type="float" office:value="0.00000081178" calcext:value-type="float">
            <text:p>0</text:p>
          </table:table-cell>
          <table:table-cell/>
          <table:table-cell office:value-type="float" office:value="789.342882084032" calcext:value-type="float">
            <text:p>789.34</text:p>
          </table:table-cell>
          <table:table-cell office:value-type="float" office:value="45847.8926" calcext:value-type="float">
            <text:p>45847.8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96637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858184" calcext:value-type="float">
            <text:p>0</text:p>
          </table:table-cell>
          <table:table-cell office:value-type="float" office:value="0.00000050683" calcext:value-type="float">
            <text:p>0</text:p>
          </table:table-cell>
          <table:table-cell/>
          <table:table-cell office:value-type="float" office:value="789.342882084032" calcext:value-type="float">
            <text:p>789.34</text:p>
          </table:table-cell>
          <table:table-cell office:value-type="float" office:value="45850.2768" calcext:value-type="float">
            <text:p>45850.2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323595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656555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791.989528733156" calcext:value-type="float">
            <text:p>791.99</text:p>
          </table:table-cell>
          <table:table-cell office:value-type="float" office:value="45856.2374" calcext:value-type="float">
            <text:p>45856.2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21535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119449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792.970932775969" calcext:value-type="float">
            <text:p>792.97</text:p>
          </table:table-cell>
          <table:table-cell office:value-type="float" office:value="45862.1978" calcext:value-type="float">
            <text:p>45862.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403929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990703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793.012473869197" calcext:value-type="float">
            <text:p>793.01</text:p>
          </table:table-cell>
          <table:table-cell office:value-type="float" office:value="45864.582" calcext:value-type="float">
            <text:p>45864.5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411214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449462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793.888791895431" calcext:value-type="float">
            <text:p>793.89</text:p>
          </table:table-cell>
          <table:table-cell office:value-type="float" office:value="45865.774" calcext:value-type="float">
            <text:p>45865.7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549795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840499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796.527669450416" calcext:value-type="float">
            <text:p>796.53</text:p>
          </table:table-cell>
          <table:table-cell office:value-type="float" office:value="45874.7148" calcext:value-type="float">
            <text:p>45874.7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76209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0729045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798.432590788898" calcext:value-type="float">
            <text:p>798.43</text:p>
          </table:table-cell>
          <table:table-cell office:value-type="float" office:value="45880.0792" calcext:value-type="float">
            <text:p>45880.0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336112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010108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799.747902676584" calcext:value-type="float">
            <text:p>799.75</text:p>
          </table:table-cell>
          <table:table-cell office:value-type="float" office:value="45880.0792" calcext:value-type="float">
            <text:p>45880.0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47490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600059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800.351611495256" calcext:value-type="float">
            <text:p>800.35</text:p>
          </table:table-cell>
          <table:table-cell office:value-type="float" office:value="45888.4238" calcext:value-type="float">
            <text:p>45888.4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37357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573801" calcext:value-type="float">
            <text:p>0</text:p>
          </table:table-cell>
          <table:table-cell office:value-type="float" office:value="0.00000062104" calcext:value-type="float">
            <text:p>0</text:p>
          </table:table-cell>
          <table:table-cell/>
          <table:table-cell office:value-type="float" office:value="807.186143397949" calcext:value-type="float">
            <text:p>807.19</text:p>
          </table:table-cell>
          <table:table-cell office:value-type="float" office:value="45894.9804" calcext:value-type="float">
            <text:p>45894.9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012625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6067028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807.957178457968" calcext:value-type="float">
            <text:p>807.96</text:p>
          </table:table-cell>
          <table:table-cell office:value-type="float" office:value="45905.1132" calcext:value-type="float">
            <text:p>45905.1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321211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930435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810.587783209999" calcext:value-type="float">
            <text:p>810.59</text:p>
          </table:table-cell>
          <table:table-cell office:value-type="float" office:value="45908.0934" calcext:value-type="float">
            <text:p>45908.0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80084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0729045" calcext:value-type="float">
            <text:p>0</text:p>
          </table:table-cell>
          <table:table-cell office:value-type="float" office:value="0.00000062104" calcext:value-type="float">
            <text:p>0</text:p>
          </table:table-cell>
          <table:table-cell/>
          <table:table-cell office:value-type="float" office:value="811.141278629023" calcext:value-type="float">
            <text:p>811.14</text:p>
          </table:table-cell>
          <table:table-cell office:value-type="float" office:value="45909.2854" calcext:value-type="float">
            <text:p>45909.29</text:p>
          </table:table-cell>
          <table:table-cell/>
          <table:table-cell office:value-type="float" office:value="0.00000196695" calcext:value-type="float">
            <text:p>0</text:p>
          </table:table-cell>
          <table:table-cell office:value-type="float" office:value="0.0023936331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7279129" calcext:value-type="float">
            <text:p>0</text:p>
          </table:table-cell>
          <table:table-cell office:value-type="float" office:value="0.00000074025" calcext:value-type="float">
            <text:p>0</text:p>
          </table:table-cell>
          <table:table-cell/>
          <table:table-cell office:value-type="float" office:value="812.492704548481" calcext:value-type="float">
            <text:p>812.49</text:p>
          </table:table-cell>
          <table:table-cell office:value-type="float" office:value="45912.2656" calcext:value-type="float">
            <text:p>45912.27</text:p>
          </table:table-cell>
          <table:table-cell/>
          <table:table-cell office:value-type="float" office:value="0.00000172853" calcext:value-type="float">
            <text:p>0</text:p>
          </table:table-cell>
          <table:table-cell office:value-type="float" office:value="0.0023963451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2200813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813.222531069812" calcext:value-type="float">
            <text:p>813.22</text:p>
          </table:table-cell>
          <table:table-cell office:value-type="float" office:value="45912.2656" calcext:value-type="float">
            <text:p>45912.27</text:p>
          </table:table-cell>
          <table:table-cell/>
          <table:table-cell office:value-type="float" office:value="0.00000199675" calcext:value-type="float">
            <text:p>0</text:p>
          </table:table-cell>
          <table:table-cell office:value-type="float" office:value="0.0023989677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9930343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814.810870414188" calcext:value-type="float">
            <text:p>814.81</text:p>
          </table:table-cell>
          <table:table-cell office:value-type="float" office:value="45915.842" calcext:value-type="float">
            <text:p>45915.84</text:p>
          </table:table-cell>
          <table:table-cell/>
          <table:table-cell office:value-type="float" office:value="0.00000160932" calcext:value-type="float">
            <text:p>0</text:p>
          </table:table-cell>
          <table:table-cell office:value-type="float" office:value="0.0023739635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6740303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819.411522822816" calcext:value-type="float">
            <text:p>819.41</text:p>
          </table:table-cell>
          <table:table-cell office:value-type="float" office:value="45917.63" calcext:value-type="float">
            <text:p>45917.63</text:p>
          </table:table-cell>
          <table:table-cell/>
          <table:table-cell office:value-type="float" office:value="0.00000149011" calcext:value-type="float">
            <text:p>0</text:p>
          </table:table-cell>
          <table:table-cell office:value-type="float" office:value="0.002342075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2539367" calcext:value-type="float">
            <text:p>0</text:p>
          </table:table-cell>
          <table:table-cell office:value-type="float" office:value="0.00000034494" calcext:value-type="float">
            <text:p>0</text:p>
          </table:table-cell>
          <table:table-cell/>
          <table:table-cell office:value-type="float" office:value="821.273690014013" calcext:value-type="float">
            <text:p>821.27</text:p>
          </table:table-cell>
          <table:table-cell office:value-type="float" office:value="45925.3786" calcext:value-type="float">
            <text:p>45925.38</text:p>
          </table:table-cell>
          <table:table-cell/>
          <table:table-cell office:value-type="float" office:value="0.00000157952" calcext:value-type="float">
            <text:p>0</text:p>
          </table:table-cell>
          <table:table-cell office:value-type="float" office:value="0.0023281276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4898986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821.70410923612" calcext:value-type="float">
            <text:p>821.7</text:p>
          </table:table-cell>
          <table:table-cell office:value-type="float" office:value="45925.3786" calcext:value-type="float">
            <text:p>45925.38</text:p>
          </table:table-cell>
          <table:table-cell/>
          <table:table-cell office:value-type="float" office:value="0.00000187754" calcext:value-type="float">
            <text:p>0</text:p>
          </table:table-cell>
          <table:table-cell office:value-type="float" office:value="0.0023186504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2412281" calcext:value-type="float">
            <text:p>0</text:p>
          </table:table-cell>
          <table:table-cell office:value-type="float" office:value="0.00000062104" calcext:value-type="float">
            <text:p>0</text:p>
          </table:table-cell>
          <table:table-cell/>
          <table:table-cell office:value-type="float" office:value="822.017292217551" calcext:value-type="float">
            <text:p>822.02</text:p>
          </table:table-cell>
          <table:table-cell office:value-type="float" office:value="45942.068" calcext:value-type="float">
            <text:p>45942.07</text:p>
          </table:table-cell>
          <table:table-cell/>
          <table:table-cell office:value-type="float" office:value="0.00000199675" calcext:value-type="float">
            <text:p>0</text:p>
          </table:table-cell>
          <table:table-cell office:value-type="float" office:value="0.0022928416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039413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822.862029358388" calcext:value-type="float">
            <text:p>822.86</text:p>
          </table:table-cell>
          <table:table-cell office:value-type="float" office:value="45947.4324" calcext:value-type="float">
            <text:p>45947.43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017393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779869" calcext:value-type="float">
            <text:p>0</text:p>
          </table:table-cell>
          <table:table-cell office:value-type="float" office:value="0.00000073525" calcext:value-type="float">
            <text:p>0</text:p>
          </table:table-cell>
          <table:table-cell/>
          <table:table-cell office:value-type="float" office:value="823.081114607981" calcext:value-type="float">
            <text:p>823.08</text:p>
          </table:table-cell>
          <table:table-cell office:value-type="float" office:value="45964.7178" calcext:value-type="float">
            <text:p>45964.7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389756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772974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825.020661157025" calcext:value-type="float">
            <text:p>825.02</text:p>
          </table:table-cell>
          <table:table-cell office:value-type="float" office:value="45972.4664" calcext:value-type="float">
            <text:p>45972.4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97531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1449794" calcext:value-type="float">
            <text:p>0</text:p>
          </table:table-cell>
          <table:table-cell office:value-type="float" office:value="0.00000034494" calcext:value-type="float">
            <text:p>0</text:p>
          </table:table-cell>
          <table:table-cell/>
          <table:table-cell office:value-type="float" office:value="825.846283315146" calcext:value-type="float">
            <text:p>825.85</text:p>
          </table:table-cell>
          <table:table-cell office:value-type="float" office:value="45975.4466" calcext:value-type="float">
            <text:p>45975.4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048818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7260055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832.501527646964" calcext:value-type="float">
            <text:p>832.5</text:p>
          </table:table-cell>
          <table:table-cell office:value-type="float" office:value="45975.4466" calcext:value-type="float">
            <text:p>45975.4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61172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960735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832.66293199825" calcext:value-type="float">
            <text:p>832.66</text:p>
          </table:table-cell>
          <table:table-cell office:value-type="float" office:value="45982.5992" calcext:value-type="float">
            <text:p>45982.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91299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5170783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835.626613885506" calcext:value-type="float">
            <text:p>835.63</text:p>
          </table:table-cell>
          <table:table-cell office:value-type="float" office:value="45982.5992" calcext:value-type="float">
            <text:p>45982.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41099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6239624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836.077386953792" calcext:value-type="float">
            <text:p>836.08</text:p>
          </table:table-cell>
          <table:table-cell office:value-type="float" office:value="45987.9636" calcext:value-type="float">
            <text:p>45987.9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22622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5829544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838.96434724679" calcext:value-type="float">
            <text:p>838.96</text:p>
          </table:table-cell>
          <table:table-cell office:value-type="float" office:value="45989.7518" calcext:value-type="float">
            <text:p>45989.7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320317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8971176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843.535622684525" calcext:value-type="float">
            <text:p>843.54</text:p>
          </table:table-cell>
          <table:table-cell office:value-type="float" office:value="45990.3478" calcext:value-type="float">
            <text:p>45990.3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93955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4840106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843.697072307722" calcext:value-type="float">
            <text:p>843.7</text:p>
          </table:table-cell>
          <table:table-cell office:value-type="float" office:value="45991.5398" calcext:value-type="float">
            <text:p>45991.5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339390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1561126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852.492499597988" calcext:value-type="float">
            <text:p>852.49</text:p>
          </table:table-cell>
          <table:table-cell office:value-type="float" office:value="45991.5398" calcext:value-type="float">
            <text:p>45991.5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96935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3992271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853.215651440119" calcext:value-type="float">
            <text:p>853.22</text:p>
          </table:table-cell>
          <table:table-cell office:value-type="float" office:value="45995.1162" calcext:value-type="float">
            <text:p>45995.1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827254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1031112" calcext:value-type="float">
            <text:p>0</text:p>
          </table:table-cell>
          <table:table-cell office:value-type="float" office:value="0.00000062104" calcext:value-type="float">
            <text:p>0</text:p>
          </table:table-cell>
          <table:table-cell/>
          <table:table-cell office:value-type="float" office:value="854.128749976221" calcext:value-type="float">
            <text:p>854.13</text:p>
          </table:table-cell>
          <table:table-cell office:value-type="float" office:value="45999.8846" calcext:value-type="float">
            <text:p>45999.8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30452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7109851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854.29990121982" calcext:value-type="float">
            <text:p>854.3</text:p>
          </table:table-cell>
          <table:table-cell office:value-type="float" office:value="45999.8846" calcext:value-type="float">
            <text:p>45999.8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47463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82399845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855.94300613356" calcext:value-type="float">
            <text:p>855.94</text:p>
          </table:table-cell>
          <table:table-cell office:value-type="float" office:value="46002.2686" calcext:value-type="float">
            <text:p>46002.2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15120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7438144" calcext:value-type="float">
            <text:p>0</text:p>
          </table:table-cell>
          <table:table-cell office:value-type="float" office:value="0.00000061604" calcext:value-type="float">
            <text:p>0</text:p>
          </table:table-cell>
          <table:table-cell/>
          <table:table-cell office:value-type="float" office:value="856.623299788841" calcext:value-type="float">
            <text:p>856.62</text:p>
          </table:table-cell>
          <table:table-cell office:value-type="float" office:value="46010.0172" calcext:value-type="float">
            <text:p>46010.0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897588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610229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858.346795518101" calcext:value-type="float">
            <text:p>858.35</text:p>
          </table:table-cell>
          <table:table-cell office:value-type="float" office:value="46014.7856" calcext:value-type="float">
            <text:p>46014.7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10048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920204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858.709627713204" calcext:value-type="float">
            <text:p>858.71</text:p>
          </table:table-cell>
          <table:table-cell office:value-type="float" office:value="46015.3818" calcext:value-type="float">
            <text:p>46015.3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72497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44065" calcext:value-type="float">
            <text:p>0</text:p>
          </table:table-cell>
          <table:table-cell office:value-type="float" office:value="0.00000034494" calcext:value-type="float">
            <text:p>0</text:p>
          </table:table-cell>
          <table:table-cell/>
          <table:table-cell office:value-type="float" office:value="859.299237164" calcext:value-type="float">
            <text:p>859.3</text:p>
          </table:table-cell>
          <table:table-cell office:value-type="float" office:value="46017.1698" calcext:value-type="float">
            <text:p>46017.1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17065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087429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859.556856241144" calcext:value-type="float">
            <text:p>859.56</text:p>
          </table:table-cell>
          <table:table-cell office:value-type="float" office:value="46017.1698" calcext:value-type="float">
            <text:p>46017.1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890137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987987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863.063081482162" calcext:value-type="float">
            <text:p>863.06</text:p>
          </table:table-cell>
          <table:table-cell office:value-type="float" office:value="46017.7658" calcext:value-type="float">
            <text:p>46017.7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01800060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6191215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865.19542678867" calcext:value-type="float">
            <text:p>865.2</text:p>
          </table:table-cell>
          <table:table-cell office:value-type="float" office:value="46020.15" calcext:value-type="float">
            <text:p>46020.1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042725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320747" calcext:value-type="float">
            <text:p>0</text:p>
          </table:table-cell>
          <table:table-cell office:value-type="float" office:value="0.00000071641" calcext:value-type="float">
            <text:p>0</text:p>
          </table:table-cell>
          <table:table-cell/>
          <table:table-cell office:value-type="float" office:value="866.732673267327" calcext:value-type="float">
            <text:p>866.73</text:p>
          </table:table-cell>
          <table:table-cell office:value-type="float" office:value="46025.5146" calcext:value-type="float">
            <text:p>46025.5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801326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103878" calcext:value-type="float">
            <text:p>0</text:p>
          </table:table-cell>
          <table:table-cell office:value-type="float" office:value="0.00000062104" calcext:value-type="float">
            <text:p>0</text:p>
          </table:table-cell>
          <table:table-cell/>
          <table:table-cell office:value-type="float" office:value="869.399771545229" calcext:value-type="float">
            <text:p>869.4</text:p>
          </table:table-cell>
          <table:table-cell office:value-type="float" office:value="46027.3026" calcext:value-type="float">
            <text:p>46027.3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39907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9639263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871.902607580507" calcext:value-type="float">
            <text:p>871.9</text:p>
          </table:table-cell>
          <table:table-cell office:value-type="float" office:value="46027.3026" calcext:value-type="float">
            <text:p>46027.3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900270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957656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872.702619938755" calcext:value-type="float">
            <text:p>872.7</text:p>
          </table:table-cell>
          <table:table-cell office:value-type="float" office:value="46032.667" calcext:value-type="float">
            <text:p>46032.6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75911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999546" calcext:value-type="float">
            <text:p>0</text:p>
          </table:table-cell>
          <table:table-cell office:value-type="float" office:value="0.00000062604" calcext:value-type="float">
            <text:p>0</text:p>
          </table:table-cell>
          <table:table-cell/>
          <table:table-cell office:value-type="float" office:value="877.522317428959" calcext:value-type="float">
            <text:p>877.52</text:p>
          </table:table-cell>
          <table:table-cell office:value-type="float" office:value="46039.8196" calcext:value-type="float">
            <text:p>46039.8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52367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510456" calcext:value-type="float">
            <text:p>0</text:p>
          </table:table-cell>
          <table:table-cell office:value-type="float" office:value="0.00000071641" calcext:value-type="float">
            <text:p>0</text:p>
          </table:table-cell>
          <table:table-cell/>
          <table:table-cell office:value-type="float" office:value="878.711263720585" calcext:value-type="float">
            <text:p>878.71</text:p>
          </table:table-cell>
          <table:table-cell office:value-type="float" office:value="46039.8196" calcext:value-type="float">
            <text:p>46039.8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40039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3969879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881.550522946791" calcext:value-type="float">
            <text:p>881.55</text:p>
          </table:table-cell>
          <table:table-cell office:value-type="float" office:value="46040.4156" calcext:value-type="float">
            <text:p>46040.4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01792311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380413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882.773795953263" calcext:value-type="float">
            <text:p>882.77</text:p>
          </table:table-cell>
          <table:table-cell office:value-type="float" office:value="46045.184" calcext:value-type="float">
            <text:p>46045.1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01775026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700225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884.916243596517" calcext:value-type="float">
            <text:p>884.92</text:p>
          </table:table-cell>
          <table:table-cell office:value-type="float" office:value="46047.5682" calcext:value-type="float">
            <text:p>46047.5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01767277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742053" calcext:value-type="float">
            <text:p>0</text:p>
          </table:table-cell>
          <table:table-cell office:value-type="float" office:value="0.00000050183" calcext:value-type="float">
            <text:p>0</text:p>
          </table:table-cell>
          <table:table-cell/>
          <table:table-cell office:value-type="float" office:value="885.573499345294" calcext:value-type="float">
            <text:p>885.57</text:p>
          </table:table-cell>
          <table:table-cell office:value-type="float" office:value="46049.9524" calcext:value-type="float">
            <text:p>46049.95</text:p>
          </table:table-cell>
          <table:table-cell/>
          <table:table-cell office:value-type="float" office:value="0.00000149011" calcext:value-type="float">
            <text:p>0</text:p>
          </table:table-cell>
          <table:table-cell office:value-type="float" office:value="0.0024102628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4197826" calcext:value-type="float">
            <text:p>0</text:p>
          </table:table-cell>
          <table:table-cell office:value-type="float" office:value="0.00000034494" calcext:value-type="float">
            <text:p>0</text:p>
          </table:table-cell>
          <table:table-cell/>
          <table:table-cell office:value-type="float" office:value="886.626035502959" calcext:value-type="float">
            <text:p>886.63</text:p>
          </table:table-cell>
          <table:table-cell office:value-type="float" office:value="46054.7208" calcext:value-type="float">
            <text:p>46054.72</text:p>
          </table:table-cell>
          <table:table-cell/>
          <table:table-cell office:value-type="float" office:value="0.00000149011" calcext:value-type="float">
            <text:p>0</text:p>
          </table:table-cell>
          <table:table-cell office:value-type="float" office:value="0.0023913979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780532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887.819048494177" calcext:value-type="float">
            <text:p>887.82</text:p>
          </table:table-cell>
          <table:table-cell office:value-type="float" office:value="46059.4892" calcext:value-type="float">
            <text:p>46059.49</text:p>
          </table:table-cell>
          <table:table-cell/>
          <table:table-cell office:value-type="float" office:value="0.00000146031" calcext:value-type="float">
            <text:p>0</text:p>
          </table:table-cell>
          <table:table-cell office:value-type="float" office:value="0.0024008750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199878" calcext:value-type="float">
            <text:p>0</text:p>
          </table:table-cell>
          <table:table-cell office:value-type="float" office:value="0.0000003211" calcext:value-type="float">
            <text:p>0</text:p>
          </table:table-cell>
          <table:table-cell/>
          <table:table-cell office:value-type="float" office:value="891.946352237104" calcext:value-type="float">
            <text:p>891.95</text:p>
          </table:table-cell>
          <table:table-cell office:value-type="float" office:value="46077.3706" calcext:value-type="float">
            <text:p>46077.37</text:p>
          </table:table-cell>
          <table:table-cell/>
          <table:table-cell office:value-type="float" office:value="0.00000146031" calcext:value-type="float">
            <text:p>0</text:p>
          </table:table-cell>
          <table:table-cell office:value-type="float" office:value="0.0023932158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4100074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895.822485782336" calcext:value-type="float">
            <text:p>895.82</text:p>
          </table:table-cell>
          <table:table-cell office:value-type="float" office:value="46082.139" calcext:value-type="float">
            <text:p>46082.14</text:p>
          </table:table-cell>
          <table:table-cell/>
          <table:table-cell office:value-type="float" office:value="0.00000125169" calcext:value-type="float">
            <text:p>0</text:p>
          </table:table-cell>
          <table:table-cell office:value-type="float" office:value="0.0023870170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4531612" calcext:value-type="float">
            <text:p>0</text:p>
          </table:table-cell>
          <table:table-cell office:value-type="float" office:value="0.00000062104" calcext:value-type="float">
            <text:p>0</text:p>
          </table:table-cell>
          <table:table-cell/>
          <table:table-cell office:value-type="float" office:value="903.976154924077" calcext:value-type="float">
            <text:p>903.98</text:p>
          </table:table-cell>
          <table:table-cell office:value-type="float" office:value="46082.139" calcext:value-type="float">
            <text:p>46082.14</text:p>
          </table:table-cell>
          <table:table-cell/>
          <table:table-cell office:value-type="float" office:value="0.00000146031" calcext:value-type="float">
            <text:p>0</text:p>
          </table:table-cell>
          <table:table-cell office:value-type="float" office:value="0.0023190081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51118" calcext:value-type="float">
            <text:p>0</text:p>
          </table:table-cell>
          <table:table-cell office:value-type="float" office:value="0.00000034494" calcext:value-type="float">
            <text:p>0</text:p>
          </table:table-cell>
          <table:table-cell/>
          <table:table-cell office:value-type="float" office:value="907.861694176269" calcext:value-type="float">
            <text:p>907.86</text:p>
          </table:table-cell>
          <table:table-cell office:value-type="float" office:value="46085.1192" calcext:value-type="float">
            <text:p>46085.12</text:p>
          </table:table-cell>
          <table:table-cell/>
          <table:table-cell office:value-type="float" office:value="0.00037387013" calcext:value-type="float">
            <text:p>0</text:p>
          </table:table-cell>
          <table:table-cell office:value-type="float" office:value="0.0023925006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609958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908.369975975586" calcext:value-type="float">
            <text:p>908.37</text:p>
          </table:table-cell>
          <table:table-cell office:value-type="float" office:value="46087.5034" calcext:value-type="float">
            <text:p>46087.5</text:p>
          </table:table-cell>
          <table:table-cell/>
          <table:table-cell office:value-type="float" office:value="0.00013077259" calcext:value-type="float">
            <text:p>0</text:p>
          </table:table-cell>
          <table:table-cell office:value-type="float" office:value="0.0023863613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360977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909.8052" calcext:value-type="float">
            <text:p>909.81</text:p>
          </table:table-cell>
          <table:table-cell office:value-type="float" office:value="46092.2718" calcext:value-type="float">
            <text:p>46092.27</text:p>
          </table:table-cell>
          <table:table-cell/>
          <table:table-cell office:value-type="float" office:value="0.00027012825" calcext:value-type="float">
            <text:p>0</text:p>
          </table:table-cell>
          <table:table-cell office:value-type="float" office:value="0.0023373663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1699199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911.746796544327" calcext:value-type="float">
            <text:p>911.75</text:p>
          </table:table-cell>
          <table:table-cell office:value-type="float" office:value="46097.6362" calcext:value-type="float">
            <text:p>46097.64</text:p>
          </table:table-cell>
          <table:table-cell/>
          <table:table-cell office:value-type="float" office:value="0.00002846121" calcext:value-type="float">
            <text:p>0</text:p>
          </table:table-cell>
          <table:table-cell office:value-type="float" office:value="0.0023309886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1079311" calcext:value-type="float">
            <text:p>0</text:p>
          </table:table-cell>
          <table:table-cell office:value-type="float" office:value="0.0000003211" calcext:value-type="float">
            <text:p>0</text:p>
          </table:table-cell>
          <table:table-cell/>
          <table:table-cell office:value-type="float" office:value="914.053800739703" calcext:value-type="float">
            <text:p>914.05</text:p>
          </table:table-cell>
          <table:table-cell office:value-type="float" office:value="46104.7886" calcext:value-type="float">
            <text:p>46104.79</text:p>
          </table:table-cell>
          <table:table-cell/>
          <table:table-cell office:value-type="float" office:value="0.00008174777" calcext:value-type="float">
            <text:p>0</text:p>
          </table:table-cell>
          <table:table-cell office:value-type="float" office:value="0.0023178458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180141" calcext:value-type="float">
            <text:p>0</text:p>
          </table:table-cell>
          <table:table-cell office:value-type="float" office:value="0.00000034494" calcext:value-type="float">
            <text:p>0</text:p>
          </table:table-cell>
          <table:table-cell/>
          <table:table-cell office:value-type="float" office:value="917.285222025683" calcext:value-type="float">
            <text:p>917.29</text:p>
          </table:table-cell>
          <table:table-cell office:value-type="float" office:value="46105.3848" calcext:value-type="float">
            <text:p>46105.38</text:p>
          </table:table-cell>
          <table:table-cell/>
          <table:table-cell office:value-type="float" office:value="0.00009062886" calcext:value-type="float">
            <text:p>0</text:p>
          </table:table-cell>
          <table:table-cell office:value-type="float" office:value="0.0023216307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027553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917.9114" calcext:value-type="float">
            <text:p>917.91</text:p>
          </table:table-cell>
          <table:table-cell office:value-type="float" office:value="46109.557" calcext:value-type="float">
            <text:p>46109.56</text:p>
          </table:table-cell>
          <table:table-cell/>
          <table:table-cell office:value-type="float" office:value="0.0000873804" calcext:value-type="float">
            <text:p>0</text:p>
          </table:table-cell>
          <table:table-cell office:value-type="float" office:value="0.0023000240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441646" calcext:value-type="float">
            <text:p>0</text:p>
          </table:table-cell>
          <table:table-cell office:value-type="float" office:value="0.00000034494" calcext:value-type="float">
            <text:p>0</text:p>
          </table:table-cell>
          <table:table-cell/>
          <table:table-cell office:value-type="float" office:value="917.957298400817" calcext:value-type="float">
            <text:p>917.96</text:p>
          </table:table-cell>
          <table:table-cell office:value-type="float" office:value="46117.3056" calcext:value-type="float">
            <text:p>46117.31</text:p>
          </table:table-cell>
          <table:table-cell/>
          <table:table-cell office:value-type="float" office:value="0.00003388524" calcext:value-type="float">
            <text:p>0</text:p>
          </table:table-cell>
          <table:table-cell office:value-type="float" office:value="0.0022861361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109912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923.204691156048" calcext:value-type="float">
            <text:p>923.2</text:p>
          </table:table-cell>
          <table:table-cell office:value-type="float" office:value="46119.0938" calcext:value-type="float">
            <text:p>46119.09</text:p>
          </table:table-cell>
          <table:table-cell/>
          <table:table-cell office:value-type="float" office:value="0.00000250339" calcext:value-type="float">
            <text:p>0</text:p>
          </table:table-cell>
          <table:table-cell office:value-type="float" office:value="0.0023917257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151439" calcext:value-type="float">
            <text:p>0</text:p>
          </table:table-cell>
          <table:table-cell office:value-type="float" office:value="0.0000003211" calcext:value-type="float">
            <text:p>0</text:p>
          </table:table-cell>
          <table:table-cell/>
          <table:table-cell office:value-type="float" office:value="925.774551469068" calcext:value-type="float">
            <text:p>925.77</text:p>
          </table:table-cell>
          <table:table-cell office:value-type="float" office:value="46154.8566" calcext:value-type="float">
            <text:p>46154.86</text:p>
          </table:table-cell>
          <table:table-cell/>
          <table:table-cell office:value-type="float" office:value="0.00000211596" calcext:value-type="float">
            <text:p>0</text:p>
          </table:table-cell>
          <table:table-cell office:value-type="float" office:value="0.0023891925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259784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926.0886292391" calcext:value-type="float">
            <text:p>926.09</text:p>
          </table:table-cell>
          <table:table-cell office:value-type="float" office:value="46159.625" calcext:value-type="float">
            <text:p>46159.63</text:p>
          </table:table-cell>
          <table:table-cell/>
          <table:table-cell office:value-type="float" office:value="0.0000013709" calcext:value-type="float">
            <text:p>0</text:p>
          </table:table-cell>
          <table:table-cell office:value-type="float" office:value="0.0023837387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340847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926.705635064666" calcext:value-type="float">
            <text:p>926.71</text:p>
          </table:table-cell>
          <table:table-cell office:value-type="float" office:value="46162.6052" calcext:value-type="float">
            <text:p>46162.61</text:p>
          </table:table-cell>
          <table:table-cell/>
          <table:table-cell office:value-type="float" office:value="0.00000087051" calcext:value-type="float">
            <text:p>0</text:p>
          </table:table-cell>
          <table:table-cell office:value-type="float" office:value="0.0023325085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190612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939.577910095687" calcext:value-type="float">
            <text:p>939.58</text:p>
          </table:table-cell>
          <table:table-cell office:value-type="float" office:value="46167.3736" calcext:value-type="float">
            <text:p>46167.37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292601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961761" calcext:value-type="float">
            <text:p>0</text:p>
          </table:table-cell>
          <table:table-cell office:value-type="float" office:value="0.00000081678" calcext:value-type="float">
            <text:p>0</text:p>
          </table:table-cell>
          <table:table-cell/>
          <table:table-cell office:value-type="float" office:value="943.334116078159" calcext:value-type="float">
            <text:p>943.33</text:p>
          </table:table-cell>
          <table:table-cell office:value-type="float" office:value="46177.5064" calcext:value-type="float">
            <text:p>46177.51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218691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799636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947.189566056374" calcext:value-type="float">
            <text:p>947.19</text:p>
          </table:table-cell>
          <table:table-cell office:value-type="float" office:value="46190.0234" calcext:value-type="float">
            <text:p>46190.02</text:p>
          </table:table-cell>
          <table:table-cell/>
          <table:table-cell office:value-type="float" office:value="0.00000208616" calcext:value-type="float">
            <text:p>0</text:p>
          </table:table-cell>
          <table:table-cell office:value-type="float" office:value="0.0023197531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5218257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948.088441160745" calcext:value-type="float">
            <text:p>948.09</text:p>
          </table:table-cell>
          <table:table-cell office:value-type="float" office:value="46197.1758" calcext:value-type="float">
            <text:p>46197.18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044943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530254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950.591610135096" calcext:value-type="float">
            <text:p>950.59</text:p>
          </table:table-cell>
          <table:table-cell office:value-type="float" office:value="46198.964" calcext:value-type="float">
            <text:p>46198.96</text:p>
          </table:table-cell>
          <table:table-cell/>
          <table:table-cell office:value-type="float" office:value="0.00000098347" calcext:value-type="float">
            <text:p>0</text:p>
          </table:table-cell>
          <table:table-cell office:value-type="float" office:value="0.0000856518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641254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953.266600170989" calcext:value-type="float">
            <text:p>953.27</text:p>
          </table:table-cell>
          <table:table-cell office:value-type="float" office:value="46202.5402" calcext:value-type="float">
            <text:p>46202.54</text:p>
          </table:table-cell>
          <table:table-cell/>
          <table:table-cell office:value-type="float" office:value="0.0000013709" calcext:value-type="float">
            <text:p>0</text:p>
          </table:table-cell>
          <table:table-cell office:value-type="float" office:value="0.0001038610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509822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954.747788932025" calcext:value-type="float">
            <text:p>954.75</text:p>
          </table:table-cell>
          <table:table-cell office:value-type="float" office:value="46203.1364" calcext:value-type="float">
            <text:p>46203.14</text:p>
          </table:table-cell>
          <table:table-cell/>
          <table:table-cell office:value-type="float" office:value="0.00000098347" calcext:value-type="float">
            <text:p>0</text:p>
          </table:table-cell>
          <table:table-cell office:value-type="float" office:value="0.0001046359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130737" calcext:value-type="float">
            <text:p>0</text:p>
          </table:table-cell>
          <table:table-cell office:value-type="float" office:value="0.0000003211" calcext:value-type="float">
            <text:p>0</text:p>
          </table:table-cell>
          <table:table-cell/>
          <table:table-cell office:value-type="float" office:value="954.795383300086" calcext:value-type="float">
            <text:p>954.8</text:p>
          </table:table-cell>
          <table:table-cell office:value-type="float" office:value="46212.673" calcext:value-type="float">
            <text:p>46212.67</text:p>
          </table:table-cell>
          <table:table-cell/>
          <table:table-cell office:value-type="float" office:value="0.00000075755" calcext:value-type="float">
            <text:p>0</text:p>
          </table:table-cell>
          <table:table-cell office:value-type="float" office:value="0.0023681223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012161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960.991546254394" calcext:value-type="float">
            <text:p>960.99</text:p>
          </table:table-cell>
          <table:table-cell office:value-type="float" office:value="46215.0572" calcext:value-type="float">
            <text:p>46215.06</text:p>
          </table:table-cell>
          <table:table-cell/>
          <table:table-cell office:value-type="float" office:value="0.00000160932" calcext:value-type="float">
            <text:p>0</text:p>
          </table:table-cell>
          <table:table-cell office:value-type="float" office:value="0.0023272633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080638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968.214519806213" calcext:value-type="float">
            <text:p>968.21</text:p>
          </table:table-cell>
          <table:table-cell office:value-type="float" office:value="46216.8454" calcext:value-type="float">
            <text:p>46216.85</text:p>
          </table:table-cell>
          <table:table-cell/>
          <table:table-cell office:value-type="float" office:value="0.00000084071" calcext:value-type="float">
            <text:p>0</text:p>
          </table:table-cell>
          <table:table-cell office:value-type="float" office:value="0.002313733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409687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968.893915645483" calcext:value-type="float">
            <text:p>968.89</text:p>
          </table:table-cell>
          <table:table-cell office:value-type="float" office:value="46217.4414" calcext:value-type="float">
            <text:p>46217.44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087263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33813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969.240207734891" calcext:value-type="float">
            <text:p>969.24</text:p>
          </table:table-cell>
          <table:table-cell office:value-type="float" office:value="46222.8058" calcext:value-type="float">
            <text:p>46222.81</text:p>
          </table:table-cell>
          <table:table-cell/>
          <table:table-cell office:value-type="float" office:value="0.0000014007" calcext:value-type="float">
            <text:p>0</text:p>
          </table:table-cell>
          <table:table-cell office:value-type="float" office:value="0.0023121237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608871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972.888713362174" calcext:value-type="float">
            <text:p>972.89</text:p>
          </table:table-cell>
          <table:table-cell office:value-type="float" office:value="46227.5742" calcext:value-type="float">
            <text:p>46227.57</text:p>
          </table:table-cell>
          <table:table-cell/>
          <table:table-cell office:value-type="float" office:value="0.00000098347" calcext:value-type="float">
            <text:p>0</text:p>
          </table:table-cell>
          <table:table-cell office:value-type="float" office:value="0.0023891329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4730434" calcext:value-type="float">
            <text:p>0</text:p>
          </table:table-cell>
          <table:table-cell office:value-type="float" office:value="0.00000044031" calcext:value-type="float">
            <text:p>0</text:p>
          </table:table-cell>
          <table:table-cell/>
          <table:table-cell office:value-type="float" office:value="974.437612338378" calcext:value-type="float">
            <text:p>974.44</text:p>
          </table:table-cell>
          <table:table-cell office:value-type="float" office:value="46229.3624" calcext:value-type="float">
            <text:p>46229.36</text:p>
          </table:table-cell>
          <table:table-cell/>
          <table:table-cell office:value-type="float" office:value="0.00000098347" calcext:value-type="float">
            <text:p>0</text:p>
          </table:table-cell>
          <table:table-cell office:value-type="float" office:value="0.0023236274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2589435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977.582995951417" calcext:value-type="float">
            <text:p>977.58</text:p>
          </table:table-cell>
          <table:table-cell office:value-type="float" office:value="46229.9584" calcext:value-type="float">
            <text:p>46229.96</text:p>
          </table:table-cell>
          <table:table-cell/>
          <table:table-cell office:value-type="float" office:value="0.00000101327" calcext:value-type="float">
            <text:p>0</text:p>
          </table:table-cell>
          <table:table-cell office:value-type="float" office:value="0.0023186504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1220912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980.624346072631" calcext:value-type="float">
            <text:p>980.62</text:p>
          </table:table-cell>
          <table:table-cell office:value-type="float" office:value="46231.7466" calcext:value-type="float">
            <text:p>46231.75</text:p>
          </table:table-cell>
          <table:table-cell/>
          <table:table-cell office:value-type="float" office:value="0.00000101327" calcext:value-type="float">
            <text:p>0</text:p>
          </table:table-cell>
          <table:table-cell office:value-type="float" office:value="0.0023177564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040771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988.266936206382" calcext:value-type="float">
            <text:p>988.27</text:p>
          </table:table-cell>
          <table:table-cell office:value-type="float" office:value="46232.3426" calcext:value-type="float">
            <text:p>46232.34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197531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400451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990.129103397579" calcext:value-type="float">
            <text:p>990.13</text:p>
          </table:table-cell>
          <table:table-cell office:value-type="float" office:value="46234.1308" calcext:value-type="float">
            <text:p>46234.13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172497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9789676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990.651074431641" calcext:value-type="float">
            <text:p>990.65</text:p>
          </table:table-cell>
          <table:table-cell office:value-type="float" office:value="46235.3228" calcext:value-type="float">
            <text:p>46235.32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238360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869441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991.224506673405" calcext:value-type="float">
            <text:p>991.22</text:p>
          </table:table-cell>
          <table:table-cell office:value-type="float" office:value="46235.3228" calcext:value-type="float">
            <text:p>46235.32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2882819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981166" calcext:value-type="float">
            <text:p>0</text:p>
          </table:table-cell>
          <table:table-cell office:value-type="float" office:value="0.0000003211" calcext:value-type="float">
            <text:p>0</text:p>
          </table:table-cell>
          <table:table-cell/>
          <table:table-cell office:value-type="float" office:value="994.236842709793" calcext:value-type="float">
            <text:p>994.24</text:p>
          </table:table-cell>
          <table:table-cell office:value-type="float" office:value="46242.4754" calcext:value-type="float">
            <text:p>46242.4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861229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07925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002.53090341849" calcext:value-type="float">
            <text:p>1002.53</text:p>
          </table:table-cell>
          <table:table-cell office:value-type="float" office:value="46242.4754" calcext:value-type="float">
            <text:p>46242.4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337304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019313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008.0336" calcext:value-type="float">
            <text:p>1008.03</text:p>
          </table:table-cell>
          <table:table-cell office:value-type="float" office:value="46243.0714" calcext:value-type="float">
            <text:p>46243.0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62662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421909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008.75084422595" calcext:value-type="float">
            <text:p>1008.75</text:p>
          </table:table-cell>
          <table:table-cell office:value-type="float" office:value="46243.0714" calcext:value-type="float">
            <text:p>46243.0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898614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12968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011.92749994257" calcext:value-type="float">
            <text:p>1011.93</text:p>
          </table:table-cell>
          <table:table-cell office:value-type="float" office:value="46247.8398" calcext:value-type="float">
            <text:p>46247.8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883713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941329" calcext:value-type="float">
            <text:p>0</text:p>
          </table:table-cell>
          <table:table-cell office:value-type="float" office:value="0.0000003211" calcext:value-type="float">
            <text:p>0</text:p>
          </table:table-cell>
          <table:table-cell/>
          <table:table-cell office:value-type="float" office:value="1013.7556" calcext:value-type="float">
            <text:p>1013.76</text:p>
          </table:table-cell>
          <table:table-cell office:value-type="float" office:value="46249.628" calcext:value-type="float">
            <text:p>46249.63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054778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9100437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014.8773293942" calcext:value-type="float">
            <text:p>1014.88</text:p>
          </table:table-cell>
          <table:table-cell office:value-type="float" office:value="46250.224" calcext:value-type="float">
            <text:p>46250.2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897422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740425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018.28830694275" calcext:value-type="float">
            <text:p>1018.29</text:p>
          </table:table-cell>
          <table:table-cell office:value-type="float" office:value="46250.224" calcext:value-type="float">
            <text:p>46250.22</text:p>
          </table:table-cell>
          <table:table-cell/>
          <table:table-cell office:value-type="float" office:value="0.00000301003" calcext:value-type="float">
            <text:p>0</text:p>
          </table:table-cell>
          <table:table-cell office:value-type="float" office:value="0.0024231374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9801387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027.11341716286" calcext:value-type="float">
            <text:p>1027.11</text:p>
          </table:table-cell>
          <table:table-cell office:value-type="float" office:value="46252.6082" calcext:value-type="float">
            <text:p>46252.61</text:p>
          </table:table-cell>
          <table:table-cell/>
          <table:table-cell office:value-type="float" office:value="0.00000277161" calcext:value-type="float">
            <text:p>0</text:p>
          </table:table-cell>
          <table:table-cell office:value-type="float" office:value="0.0024086534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370483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028.2836970787" calcext:value-type="float">
            <text:p>1028.28</text:p>
          </table:table-cell>
          <table:table-cell office:value-type="float" office:value="46257.3766" calcext:value-type="float">
            <text:p>46257.38</text:p>
          </table:table-cell>
          <table:table-cell/>
          <table:table-cell office:value-type="float" office:value="0.00000283122" calcext:value-type="float">
            <text:p>0</text:p>
          </table:table-cell>
          <table:table-cell office:value-type="float" office:value="0.0023804008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380321" calcext:value-type="float">
            <text:p>0</text:p>
          </table:table-cell>
          <table:table-cell office:value-type="float" office:value="0.00000050183" calcext:value-type="float">
            <text:p>0</text:p>
          </table:table-cell>
          <table:table-cell/>
          <table:table-cell office:value-type="float" office:value="1031.91849486573" calcext:value-type="float">
            <text:p>1031.92</text:p>
          </table:table-cell>
          <table:table-cell office:value-type="float" office:value="46257.9726" calcext:value-type="float">
            <text:p>46257.97</text:p>
          </table:table-cell>
          <table:table-cell/>
          <table:table-cell office:value-type="float" office:value="0.00000384449" calcext:value-type="float">
            <text:p>0</text:p>
          </table:table-cell>
          <table:table-cell office:value-type="float" office:value="0.0023837089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209354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033.43376345298" calcext:value-type="float">
            <text:p>1033.43</text:p>
          </table:table-cell>
          <table:table-cell office:value-type="float" office:value="46262.145" calcext:value-type="float">
            <text:p>46262.15</text:p>
          </table:table-cell>
          <table:table-cell/>
          <table:table-cell office:value-type="float" office:value="0.00000286102" calcext:value-type="float">
            <text:p>0</text:p>
          </table:table-cell>
          <table:table-cell office:value-type="float" office:value="0.0023202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940967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046.25329579394" calcext:value-type="float">
            <text:p>1046.25</text:p>
          </table:table-cell>
          <table:table-cell office:value-type="float" office:value="46264.5292" calcext:value-type="float">
            <text:p>46264.53</text:p>
          </table:table-cell>
          <table:table-cell/>
          <table:table-cell office:value-type="float" office:value="0.00000324845" calcext:value-type="float">
            <text:p>0</text:p>
          </table:table-cell>
          <table:table-cell office:value-type="float" office:value="0.0023031830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769306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047.98483449181" calcext:value-type="float">
            <text:p>1047.98</text:p>
          </table:table-cell>
          <table:table-cell office:value-type="float" office:value="46269.8936" calcext:value-type="float">
            <text:p>46269.89</text:p>
          </table:table-cell>
          <table:table-cell/>
          <table:table-cell office:value-type="float" office:value="0.00000450015" calcext:value-type="float">
            <text:p>0</text:p>
          </table:table-cell>
          <table:table-cell office:value-type="float" office:value="0.002294480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2310485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055.58314489476" calcext:value-type="float">
            <text:p>1055.58</text:p>
          </table:table-cell>
          <table:table-cell office:value-type="float" office:value="46272.2778" calcext:value-type="float">
            <text:p>46272.28</text:p>
          </table:table-cell>
          <table:table-cell/>
          <table:table-cell office:value-type="float" office:value="0.00000223517" calcext:value-type="float">
            <text:p>0</text:p>
          </table:table-cell>
          <table:table-cell office:value-type="float" office:value="0.0023203790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339488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055.82325413282" calcext:value-type="float">
            <text:p>1055.82</text:p>
          </table:table-cell>
          <table:table-cell office:value-type="float" office:value="46283.0066" calcext:value-type="float">
            <text:p>46283.01</text:p>
          </table:table-cell>
          <table:table-cell/>
          <table:table-cell office:value-type="float" office:value="0.00000301003" calcext:value-type="float">
            <text:p>0</text:p>
          </table:table-cell>
          <table:table-cell office:value-type="float" office:value="0.0024060904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5928745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056.0172291011" calcext:value-type="float">
            <text:p>1056.02</text:p>
          </table:table-cell>
          <table:table-cell office:value-type="float" office:value="46285.3908" calcext:value-type="float">
            <text:p>46285.39</text:p>
          </table:table-cell>
          <table:table-cell/>
          <table:table-cell office:value-type="float" office:value="0.00000348687" calcext:value-type="float">
            <text:p>0</text:p>
          </table:table-cell>
          <table:table-cell office:value-type="float" office:value="0.0023058950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8111209" calcext:value-type="float">
            <text:p>0</text:p>
          </table:table-cell>
          <table:table-cell office:value-type="float" office:value="0.00000055452" calcext:value-type="float">
            <text:p>0</text:p>
          </table:table-cell>
          <table:table-cell/>
          <table:table-cell office:value-type="float" office:value="1070.81497593934" calcext:value-type="float">
            <text:p>1070.81</text:p>
          </table:table-cell>
          <table:table-cell office:value-type="float" office:value="46288.371" calcext:value-type="float">
            <text:p>46288.37</text:p>
          </table:table-cell>
          <table:table-cell/>
          <table:table-cell office:value-type="float" office:value="0.00000450015" calcext:value-type="float">
            <text:p>0</text:p>
          </table:table-cell>
          <table:table-cell office:value-type="float" office:value="0.0022933483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1809806" calcext:value-type="float">
            <text:p>0</text:p>
          </table:table-cell>
          <table:table-cell office:value-type="float" office:value="0.0000003211" calcext:value-type="float">
            <text:p>0</text:p>
          </table:table-cell>
          <table:table-cell/>
          <table:table-cell office:value-type="float" office:value="1079.09074786282" calcext:value-type="float">
            <text:p>1079.09</text:p>
          </table:table-cell>
          <table:table-cell office:value-type="float" office:value="46293.1394" calcext:value-type="float">
            <text:p>46293.14</text:p>
          </table:table-cell>
          <table:table-cell/>
          <table:table-cell office:value-type="float" office:value="0.00000298023" calcext:value-type="float">
            <text:p>0</text:p>
          </table:table-cell>
          <table:table-cell office:value-type="float" office:value="0.0023250281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3371448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087.20902847794" calcext:value-type="float">
            <text:p>1087.21</text:p>
          </table:table-cell>
          <table:table-cell office:value-type="float" office:value="46294.3314" calcext:value-type="float">
            <text:p>46294.33</text:p>
          </table:table-cell>
          <table:table-cell/>
          <table:table-cell office:value-type="float" office:value="0.00000301003" calcext:value-type="float">
            <text:p>0</text:p>
          </table:table-cell>
          <table:table-cell office:value-type="float" office:value="0.0023110806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2789707" calcext:value-type="float">
            <text:p>0</text:p>
          </table:table-cell>
          <table:table-cell office:value-type="float" office:value="0.00000034494" calcext:value-type="float">
            <text:p>0</text:p>
          </table:table-cell>
          <table:table-cell/>
          <table:table-cell office:value-type="float" office:value="1096.26077953715" calcext:value-type="float">
            <text:p>1096.26</text:p>
          </table:table-cell>
          <table:table-cell office:value-type="float" office:value="46294.3314" calcext:value-type="float">
            <text:p>46294.33</text:p>
          </table:table-cell>
          <table:table-cell/>
          <table:table-cell office:value-type="float" office:value="0.00000399351" calcext:value-type="float">
            <text:p>0</text:p>
          </table:table-cell>
          <table:table-cell office:value-type="float" office:value="0.0023146271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5938282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139.21260710758" calcext:value-type="float">
            <text:p>1139.21</text:p>
          </table:table-cell>
          <table:table-cell office:value-type="float" office:value="46294.9274" calcext:value-type="float">
            <text:p>46294.93</text:p>
          </table:table-cell>
          <table:table-cell/>
          <table:table-cell office:value-type="float" office:value="0.00000298023" calcext:value-type="float">
            <text:p>0</text:p>
          </table:table-cell>
          <table:table-cell office:value-type="float" office:value="0.0024145245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090175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145.55058421203" calcext:value-type="float">
            <text:p>1145.55</text:p>
          </table:table-cell>
          <table:table-cell office:value-type="float" office:value="46295.5236" calcext:value-type="float">
            <text:p>46295.52</text:p>
          </table:table-cell>
          <table:table-cell/>
          <table:table-cell office:value-type="float" office:value="0.00000157952" calcext:value-type="float">
            <text:p>0</text:p>
          </table:table-cell>
          <table:table-cell office:value-type="float" office:value="0.0023352503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699893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146.90951838131" calcext:value-type="float">
            <text:p>1146.91</text:p>
          </table:table-cell>
          <table:table-cell office:value-type="float" office:value="46297.9078" calcext:value-type="float">
            <text:p>46297.91</text:p>
          </table:table-cell>
          <table:table-cell/>
          <table:table-cell office:value-type="float" office:value="0.00000274181" calcext:value-type="float">
            <text:p>0</text:p>
          </table:table-cell>
          <table:table-cell office:value-type="float" office:value="0.0023186206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411045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151.80967586318" calcext:value-type="float">
            <text:p>1151.81</text:p>
          </table:table-cell>
          <table:table-cell office:value-type="float" office:value="46299.6958" calcext:value-type="float">
            <text:p>46299.7</text:p>
          </table:table-cell>
          <table:table-cell/>
          <table:table-cell office:value-type="float" office:value="0.00000298023" calcext:value-type="float">
            <text:p>0</text:p>
          </table:table-cell>
          <table:table-cell office:value-type="float" office:value="0.0024093389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869171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1152.59159140455" calcext:value-type="float">
            <text:p>1152.59</text:p>
          </table:table-cell>
          <table:table-cell office:value-type="float" office:value="46301.484" calcext:value-type="float">
            <text:p>46301.48</text:p>
          </table:table-cell>
          <table:table-cell/>
          <table:table-cell office:value-type="float" office:value="0.00000450015" calcext:value-type="float">
            <text:p>0</text:p>
          </table:table-cell>
          <table:table-cell office:value-type="float" office:value="0.0024000406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411407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1158.40645554202" calcext:value-type="float">
            <text:p>1158.41</text:p>
          </table:table-cell>
          <table:table-cell office:value-type="float" office:value="46305.0602" calcext:value-type="float">
            <text:p>46305.06</text:p>
          </table:table-cell>
          <table:table-cell/>
          <table:table-cell office:value-type="float" office:value="0.00000286102" calcext:value-type="float">
            <text:p>0</text:p>
          </table:table-cell>
          <table:table-cell office:value-type="float" office:value="0.002321541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69102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170.52037617555" calcext:value-type="float">
            <text:p>1170.52</text:p>
          </table:table-cell>
          <table:table-cell office:value-type="float" office:value="46305.6564" calcext:value-type="float">
            <text:p>46305.66</text:p>
          </table:table-cell>
          <table:table-cell/>
          <table:table-cell office:value-type="float" office:value="0.0000013411" calcext:value-type="float">
            <text:p>0</text:p>
          </table:table-cell>
          <table:table-cell office:value-type="float" office:value="0.0023984014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419223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173.33852036449" calcext:value-type="float">
            <text:p>1173.34</text:p>
          </table:table-cell>
          <table:table-cell office:value-type="float" office:value="46314.597" calcext:value-type="float">
            <text:p>46314.6</text:p>
          </table:table-cell>
          <table:table-cell/>
          <table:table-cell office:value-type="float" office:value="0.00000160932" calcext:value-type="float">
            <text:p>0</text:p>
          </table:table-cell>
          <table:table-cell office:value-type="float" office:value="0.0023853480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410652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173.56529762018" calcext:value-type="float">
            <text:p>1173.57</text:p>
          </table:table-cell>
          <table:table-cell office:value-type="float" office:value="46322.3456" calcext:value-type="float">
            <text:p>46322.35</text:p>
          </table:table-cell>
          <table:table-cell/>
          <table:table-cell office:value-type="float" office:value="0.00000160932" calcext:value-type="float">
            <text:p>0</text:p>
          </table:table-cell>
          <table:table-cell office:value-type="float" office:value="0.0023757517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652118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176.92158578576" calcext:value-type="float">
            <text:p>1176.92</text:p>
          </table:table-cell>
          <table:table-cell office:value-type="float" office:value="46324.7298" calcext:value-type="float">
            <text:p>46324.73</text:p>
          </table:table-cell>
          <table:table-cell/>
          <table:table-cell office:value-type="float" office:value="0.00000098347" calcext:value-type="float">
            <text:p>0</text:p>
          </table:table-cell>
          <table:table-cell office:value-type="float" office:value="0.0023210048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360252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190.18072230594" calcext:value-type="float">
            <text:p>1190.18</text:p>
          </table:table-cell>
          <table:table-cell office:value-type="float" office:value="46324.7298" calcext:value-type="float">
            <text:p>46324.73</text:p>
          </table:table-cell>
          <table:table-cell/>
          <table:table-cell office:value-type="float" office:value="0.00000146031" calcext:value-type="float">
            <text:p>0</text:p>
          </table:table-cell>
          <table:table-cell office:value-type="float" office:value="0.0022954940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601718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197.04955089476" calcext:value-type="float">
            <text:p>1197.05</text:p>
          </table:table-cell>
          <table:table-cell office:value-type="float" office:value="46325.3258" calcext:value-type="float">
            <text:p>46325.33</text:p>
          </table:table-cell>
          <table:table-cell/>
          <table:table-cell office:value-type="float" office:value="0.00000146031" calcext:value-type="float">
            <text:p>0</text:p>
          </table:table-cell>
          <table:table-cell office:value-type="float" office:value="0.0022900104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529529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204.25781295298" calcext:value-type="float">
            <text:p>1204.26</text:p>
          </table:table-cell>
          <table:table-cell office:value-type="float" office:value="46329.4982" calcext:value-type="float">
            <text:p>46329.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091601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269321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211.28726132801" calcext:value-type="float">
            <text:p>1211.29</text:p>
          </table:table-cell>
          <table:table-cell office:value-type="float" office:value="46334.8626" calcext:value-type="float">
            <text:p>46334.8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4106204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66893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222.57430277729" calcext:value-type="float">
            <text:p>1222.57</text:p>
          </table:table-cell>
          <table:table-cell office:value-type="float" office:value="46342.0152" calcext:value-type="float">
            <text:p>46342.0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885071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220611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226.1642687017" calcext:value-type="float">
            <text:p>1226.16</text:p>
          </table:table-cell>
          <table:table-cell office:value-type="float" office:value="46344.3994" calcext:value-type="float">
            <text:p>46344.4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669004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11127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226.41756687748" calcext:value-type="float">
            <text:p>1226.42</text:p>
          </table:table-cell>
          <table:table-cell office:value-type="float" office:value="46344.9954" calcext:value-type="float">
            <text:p>4634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81140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291805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226.62783745686" calcext:value-type="float">
            <text:p>1226.63</text:p>
          </table:table-cell>
          <table:table-cell office:value-type="float" office:value="46344.9954" calcext:value-type="float">
            <text:p>46345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962689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649433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230.31184098034" calcext:value-type="float">
            <text:p>1230.31</text:p>
          </table:table-cell>
          <table:table-cell office:value-type="float" office:value="46349.7638" calcext:value-type="float">
            <text:p>46349.76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020207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440982" calcext:value-type="float">
            <text:p>0</text:p>
          </table:table-cell>
          <table:table-cell office:value-type="float" office:value="0.00000034494" calcext:value-type="float">
            <text:p>0</text:p>
          </table:table-cell>
          <table:table-cell/>
          <table:table-cell office:value-type="float" office:value="1234.29303255152" calcext:value-type="float">
            <text:p>1234.29</text:p>
          </table:table-cell>
          <table:table-cell office:value-type="float" office:value="46357.5124" calcext:value-type="float">
            <text:p>46357.51</text:p>
          </table:table-cell>
          <table:table-cell/>
          <table:table-cell office:value-type="float" office:value="0.00000172853" calcext:value-type="float">
            <text:p>0</text:p>
          </table:table-cell>
          <table:table-cell office:value-type="float" office:value="0.0024121403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6911029" calcext:value-type="float">
            <text:p>0</text:p>
          </table:table-cell>
          <table:table-cell office:value-type="float" office:value="0.0000003211" calcext:value-type="float">
            <text:p>0</text:p>
          </table:table-cell>
          <table:table-cell/>
          <table:table-cell office:value-type="float" office:value="1243.14200651339" calcext:value-type="float">
            <text:p>1243.14</text:p>
          </table:table-cell>
          <table:table-cell office:value-type="float" office:value="46360.4926" calcext:value-type="float">
            <text:p>46360.49</text:p>
          </table:table-cell>
          <table:table-cell/>
          <table:table-cell office:value-type="float" office:value="0.00000101327" calcext:value-type="float">
            <text:p>0</text:p>
          </table:table-cell>
          <table:table-cell office:value-type="float" office:value="0.0024104714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151802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244.75014249074" calcext:value-type="float">
            <text:p>1244.75</text:p>
          </table:table-cell>
          <table:table-cell office:value-type="float" office:value="46362.2808" calcext:value-type="float">
            <text:p>46362.28</text:p>
          </table:table-cell>
          <table:table-cell/>
          <table:table-cell office:value-type="float" office:value="0.00000160932" calcext:value-type="float">
            <text:p>0</text:p>
          </table:table-cell>
          <table:table-cell office:value-type="float" office:value="0.0023718774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68800449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252.1742" calcext:value-type="float">
            <text:p>1252.17</text:p>
          </table:table-cell>
          <table:table-cell office:value-type="float" office:value="46362.2808" calcext:value-type="float">
            <text:p>46362.28</text:p>
          </table:table-cell>
          <table:table-cell/>
          <table:table-cell office:value-type="float" office:value="0.00000101327" calcext:value-type="float">
            <text:p>0</text:p>
          </table:table-cell>
          <table:table-cell office:value-type="float" office:value="0.0023185014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60420036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259.06905548791" calcext:value-type="float">
            <text:p>1259.07</text:p>
          </table:table-cell>
          <table:table-cell office:value-type="float" office:value="46362.8768" calcext:value-type="float">
            <text:p>46362.88</text:p>
          </table:table-cell>
          <table:table-cell/>
          <table:table-cell office:value-type="float" office:value="0.00000098347" calcext:value-type="float">
            <text:p>0</text:p>
          </table:table-cell>
          <table:table-cell office:value-type="float" office:value="0.0022980272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258728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261.41908737752" calcext:value-type="float">
            <text:p>1261.42</text:p>
          </table:table-cell>
          <table:table-cell office:value-type="float" office:value="46370.0294" calcext:value-type="float">
            <text:p>46370.03</text:p>
          </table:table-cell>
          <table:table-cell/>
          <table:table-cell office:value-type="float" office:value="0.00000196695" calcext:value-type="float">
            <text:p>0</text:p>
          </table:table-cell>
          <table:table-cell office:value-type="float" office:value="0.0024180114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18008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267.91" calcext:value-type="float">
            <text:p>1267.91</text:p>
          </table:table-cell>
          <table:table-cell office:value-type="float" office:value="46372.4136" calcext:value-type="float">
            <text:p>46372.41</text:p>
          </table:table-cell>
          <table:table-cell/>
          <table:table-cell office:value-type="float" office:value="0.00000160932" calcext:value-type="float">
            <text:p>0</text:p>
          </table:table-cell>
          <table:table-cell office:value-type="float" office:value="0.002406239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86588859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1268.87054716443" calcext:value-type="float">
            <text:p>1268.87</text:p>
          </table:table-cell>
          <table:table-cell office:value-type="float" office:value="46374.7978" calcext:value-type="float">
            <text:p>46374.8</text:p>
          </table:table-cell>
          <table:table-cell/>
          <table:table-cell office:value-type="float" office:value="0.00000157952" calcext:value-type="float">
            <text:p>0</text:p>
          </table:table-cell>
          <table:table-cell office:value-type="float" office:value="0.0023820102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671192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274.64591051582" calcext:value-type="float">
            <text:p>1274.65</text:p>
          </table:table-cell>
          <table:table-cell office:value-type="float" office:value="46375.3938" calcext:value-type="float">
            <text:p>46375.39</text:p>
          </table:table-cell>
          <table:table-cell/>
          <table:table-cell office:value-type="float" office:value="0.00000146031" calcext:value-type="float">
            <text:p>0</text:p>
          </table:table-cell>
          <table:table-cell office:value-type="float" office:value="0.0023505091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359588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302.40007801326" calcext:value-type="float">
            <text:p>1302.4</text:p>
          </table:table-cell>
          <table:table-cell office:value-type="float" office:value="46384.9306" calcext:value-type="float">
            <text:p>46384.93</text:p>
          </table:table-cell>
          <table:table-cell/>
          <table:table-cell office:value-type="float" office:value="0.00000175833" calcext:value-type="float">
            <text:p>0</text:p>
          </table:table-cell>
          <table:table-cell office:value-type="float" office:value="0.0022954940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802021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304.15760948816" calcext:value-type="float">
            <text:p>1304.16</text:p>
          </table:table-cell>
          <table:table-cell office:value-type="float" office:value="46384.9306" calcext:value-type="float">
            <text:p>46384.93</text:p>
          </table:table-cell>
          <table:table-cell/>
          <table:table-cell office:value-type="float" office:value="0.00000160932" calcext:value-type="float">
            <text:p>0</text:p>
          </table:table-cell>
          <table:table-cell office:value-type="float" office:value="0.0022926032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812221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307.355999173" calcext:value-type="float">
            <text:p>1307.36</text:p>
          </table:table-cell>
          <table:table-cell office:value-type="float" office:value="46384.9306" calcext:value-type="float">
            <text:p>46384.93</text:p>
          </table:table-cell>
          <table:table-cell/>
          <table:table-cell office:value-type="float" office:value="0.00000160932" calcext:value-type="float">
            <text:p>0</text:p>
          </table:table-cell>
          <table:table-cell office:value-type="float" office:value="0.0022878348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078918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308.81444632564" calcext:value-type="float">
            <text:p>1308.81</text:p>
          </table:table-cell>
          <table:table-cell office:value-type="float" office:value="46385.5266" calcext:value-type="float">
            <text:p>46385.53</text:p>
          </table:table-cell>
          <table:table-cell/>
          <table:table-cell office:value-type="float" office:value="0.00000125169" calcext:value-type="float">
            <text:p>0</text:p>
          </table:table-cell>
          <table:table-cell office:value-type="float" office:value="0.0024020075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2627582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1312.44286339338" calcext:value-type="float">
            <text:p>1312.44</text:p>
          </table:table-cell>
          <table:table-cell office:value-type="float" office:value="46387.3146" calcext:value-type="float">
            <text:p>46387.31</text:p>
          </table:table-cell>
          <table:table-cell/>
          <table:table-cell office:value-type="float" office:value="0.00000172853" calcext:value-type="float">
            <text:p>0</text:p>
          </table:table-cell>
          <table:table-cell office:value-type="float" office:value="0.0023880004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791126" calcext:value-type="float">
            <text:p>0</text:p>
          </table:table-cell>
          <table:table-cell office:value-type="float" office:value="0.00000034494" calcext:value-type="float">
            <text:p>0</text:p>
          </table:table-cell>
          <table:table-cell/>
          <table:table-cell office:value-type="float" office:value="1317.2553593179" calcext:value-type="float">
            <text:p>1317.26</text:p>
          </table:table-cell>
          <table:table-cell office:value-type="float" office:value="46387.9108" calcext:value-type="float">
            <text:p>46387.91</text:p>
          </table:table-cell>
          <table:table-cell/>
          <table:table-cell office:value-type="float" office:value="0.00000146031" calcext:value-type="float">
            <text:p>0</text:p>
          </table:table-cell>
          <table:table-cell office:value-type="float" office:value="0.0023257732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729106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321.74067380676" calcext:value-type="float">
            <text:p>1321.74</text:p>
          </table:table-cell>
          <table:table-cell office:value-type="float" office:value="46393.2752" calcext:value-type="float">
            <text:p>46393.28</text:p>
          </table:table-cell>
          <table:table-cell/>
          <table:table-cell office:value-type="float" office:value="0.00000110268" calcext:value-type="float">
            <text:p>0</text:p>
          </table:table-cell>
          <table:table-cell office:value-type="float" office:value="0.0023146271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148059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323.69519336696" calcext:value-type="float">
            <text:p>1323.7</text:p>
          </table:table-cell>
          <table:table-cell office:value-type="float" office:value="46393.8712" calcext:value-type="float">
            <text:p>46393.87</text:p>
          </table:table-cell>
          <table:table-cell/>
          <table:table-cell office:value-type="float" office:value="0.00000104308" calcext:value-type="float">
            <text:p>0</text:p>
          </table:table-cell>
          <table:table-cell office:value-type="float" office:value="0.0023223757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3885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329.51139925905" calcext:value-type="float">
            <text:p>1329.51</text:p>
          </table:table-cell>
          <table:table-cell office:value-type="float" office:value="46395.0634" calcext:value-type="float">
            <text:p>46395.06</text:p>
          </table:table-cell>
          <table:table-cell/>
          <table:table-cell office:value-type="float" office:value="0.00000160932" calcext:value-type="float">
            <text:p>0</text:p>
          </table:table-cell>
          <table:table-cell office:value-type="float" office:value="0.0023031234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579959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329.51139925905" calcext:value-type="float">
            <text:p>1329.51</text:p>
          </table:table-cell>
          <table:table-cell office:value-type="float" office:value="46396.8514" calcext:value-type="float">
            <text:p>46396.85</text:p>
          </table:table-cell>
          <table:table-cell/>
          <table:table-cell office:value-type="float" office:value="0.00000160932" calcext:value-type="float">
            <text:p>0</text:p>
          </table:table-cell>
          <table:table-cell office:value-type="float" office:value="0.0022981166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619434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333.7134" calcext:value-type="float">
            <text:p>1333.71</text:p>
          </table:table-cell>
          <table:table-cell office:value-type="float" office:value="46399.8316" calcext:value-type="float">
            <text:p>46399.83</text:p>
          </table:table-cell>
          <table:table-cell/>
          <table:table-cell office:value-type="float" office:value="0.00000101327" calcext:value-type="float">
            <text:p>0</text:p>
          </table:table-cell>
          <table:table-cell office:value-type="float" office:value="0.0022909939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560523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333.71444061864" calcext:value-type="float">
            <text:p>1333.71</text:p>
          </table:table-cell>
          <table:table-cell office:value-type="float" office:value="46402.2158" calcext:value-type="float">
            <text:p>46402.22</text:p>
          </table:table-cell>
          <table:table-cell/>
          <table:table-cell office:value-type="float" office:value="0.00000172853" calcext:value-type="float">
            <text:p>0</text:p>
          </table:table-cell>
          <table:table-cell office:value-type="float" office:value="0.0024034678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582313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350.0646907951" calcext:value-type="float">
            <text:p>1350.06</text:p>
          </table:table-cell>
          <table:table-cell office:value-type="float" office:value="46402.812" calcext:value-type="float">
            <text:p>46402.81</text:p>
          </table:table-cell>
          <table:table-cell/>
          <table:table-cell office:value-type="float" office:value="0.00000169873" calcext:value-type="float">
            <text:p>0</text:p>
          </table:table-cell>
          <table:table-cell office:value-type="float" office:value="0.0023922324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100376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353.2649817296" calcext:value-type="float">
            <text:p>1353.26</text:p>
          </table:table-cell>
          <table:table-cell office:value-type="float" office:value="46407.5802" calcext:value-type="float">
            <text:p>46407.58</text:p>
          </table:table-cell>
          <table:table-cell/>
          <table:table-cell office:value-type="float" office:value="0.00000172853" calcext:value-type="float">
            <text:p>0</text:p>
          </table:table-cell>
          <table:table-cell office:value-type="float" office:value="0.0022978484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051334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361.44549729268" calcext:value-type="float">
            <text:p>1361.45</text:p>
          </table:table-cell>
          <table:table-cell office:value-type="float" office:value="46412.3486" calcext:value-type="float">
            <text:p>46412.35</text:p>
          </table:table-cell>
          <table:table-cell/>
          <table:table-cell office:value-type="float" office:value="0.00000122189" calcext:value-type="float">
            <text:p>0</text:p>
          </table:table-cell>
          <table:table-cell office:value-type="float" office:value="0.0023013651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8421154" calcext:value-type="float">
            <text:p>0</text:p>
          </table:table-cell>
          <table:table-cell office:value-type="float" office:value="0.00000045031" calcext:value-type="float">
            <text:p>0</text:p>
          </table:table-cell>
          <table:table-cell/>
          <table:table-cell office:value-type="float" office:value="1368.5796523226" calcext:value-type="float">
            <text:p>1368.58</text:p>
          </table:table-cell>
          <table:table-cell office:value-type="float" office:value="46414.1368" calcext:value-type="float">
            <text:p>46414.14</text:p>
          </table:table-cell>
          <table:table-cell/>
          <table:table-cell office:value-type="float" office:value="0.00000169873" calcext:value-type="float">
            <text:p>0</text:p>
          </table:table-cell>
          <table:table-cell office:value-type="float" office:value="0.0022931694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6211013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1382.16863778854" calcext:value-type="float">
            <text:p>1382.17</text:p>
          </table:table-cell>
          <table:table-cell office:value-type="float" office:value="46415.3288" calcext:value-type="float">
            <text:p>46415.33</text:p>
          </table:table-cell>
          <table:table-cell/>
          <table:table-cell office:value-type="float" office:value="0.00000172853" calcext:value-type="float">
            <text:p>0</text:p>
          </table:table-cell>
          <table:table-cell office:value-type="float" office:value="0.0023989975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2431354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1384.52670510671" calcext:value-type="float">
            <text:p>1384.53</text:p>
          </table:table-cell>
          <table:table-cell office:value-type="float" office:value="46417.713" calcext:value-type="float">
            <text:p>46417.71</text:p>
          </table:table-cell>
          <table:table-cell/>
          <table:table-cell office:value-type="float" office:value="0.00000113248" calcext:value-type="float">
            <text:p>0</text:p>
          </table:table-cell>
          <table:table-cell office:value-type="float" office:value="0.0023306310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169155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1385.48744709225" calcext:value-type="float">
            <text:p>1385.49</text:p>
          </table:table-cell>
          <table:table-cell office:value-type="float" office:value="46419.5012" calcext:value-type="float">
            <text:p>46419.5</text:p>
          </table:table-cell>
          <table:table-cell/>
          <table:table-cell office:value-type="float" office:value="0.00000146031" calcext:value-type="float">
            <text:p>0</text:p>
          </table:table-cell>
          <table:table-cell office:value-type="float" office:value="0.0024327635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66748" calcext:value-type="float">
            <text:p>0</text:p>
          </table:table-cell>
          <table:table-cell office:value-type="float" office:value="0.00000062104" calcext:value-type="float">
            <text:p>0</text:p>
          </table:table-cell>
          <table:table-cell/>
          <table:table-cell office:value-type="float" office:value="1387.97721164228" calcext:value-type="float">
            <text:p>1387.98</text:p>
          </table:table-cell>
          <table:table-cell office:value-type="float" office:value="46420.0972" calcext:value-type="float">
            <text:p>46420.1</text:p>
          </table:table-cell>
          <table:table-cell/>
          <table:table-cell office:value-type="float" office:value="0.00000146031" calcext:value-type="float">
            <text:p>0</text:p>
          </table:table-cell>
          <table:table-cell office:value-type="float" office:value="0.0024106502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368129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1394.2718" calcext:value-type="float">
            <text:p>1394.27</text:p>
          </table:table-cell>
          <table:table-cell office:value-type="float" office:value="46420.6932" calcext:value-type="float">
            <text:p>46420.69</text:p>
          </table:table-cell>
          <table:table-cell/>
          <table:table-cell office:value-type="float" office:value="0.00000113248" calcext:value-type="float">
            <text:p>0</text:p>
          </table:table-cell>
          <table:table-cell office:value-type="float" office:value="0.0023443698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619464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410.76145735223" calcext:value-type="float">
            <text:p>1410.76</text:p>
          </table:table-cell>
          <table:table-cell office:value-type="float" office:value="46421.8854" calcext:value-type="float">
            <text:p>46421.89</text:p>
          </table:table-cell>
          <table:table-cell/>
          <table:table-cell office:value-type="float" office:value="0.0000013411" calcext:value-type="float">
            <text:p>0</text:p>
          </table:table-cell>
          <table:table-cell office:value-type="float" office:value="0.002335578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992031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410.79564859359" calcext:value-type="float">
            <text:p>1410.8</text:p>
          </table:table-cell>
          <table:table-cell office:value-type="float" office:value="46422.4814" calcext:value-type="float">
            <text:p>46422.48</text:p>
          </table:table-cell>
          <table:table-cell/>
          <table:table-cell office:value-type="float" office:value="0.00000119209" calcext:value-type="float">
            <text:p>0</text:p>
          </table:table-cell>
          <table:table-cell office:value-type="float" office:value="0.0023246109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410289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416.45751303669" calcext:value-type="float">
            <text:p>1416.46</text:p>
          </table:table-cell>
          <table:table-cell office:value-type="float" office:value="46423.0774" calcext:value-type="float">
            <text:p>46423.08</text:p>
          </table:table-cell>
          <table:table-cell/>
          <table:table-cell office:value-type="float" office:value="0.00000157952" calcext:value-type="float">
            <text:p>0</text:p>
          </table:table-cell>
          <table:table-cell office:value-type="float" office:value="0.0023932456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670196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417.6368" calcext:value-type="float">
            <text:p>1417.64</text:p>
          </table:table-cell>
          <table:table-cell office:value-type="float" office:value="46426.0578" calcext:value-type="float">
            <text:p>46426.06</text:p>
          </table:table-cell>
          <table:table-cell/>
          <table:table-cell office:value-type="float" office:value="0.00000169873" calcext:value-type="float">
            <text:p>0</text:p>
          </table:table-cell>
          <table:table-cell office:value-type="float" office:value="0.0022885203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1032562" calcext:value-type="float">
            <text:p>0</text:p>
          </table:table-cell>
          <table:table-cell office:value-type="float" office:value="0.00000053067" calcext:value-type="float">
            <text:p>0</text:p>
          </table:table-cell>
          <table:table-cell/>
          <table:table-cell office:value-type="float" office:value="1417.66611647462" calcext:value-type="float">
            <text:p>1417.67</text:p>
          </table:table-cell>
          <table:table-cell office:value-type="float" office:value="46429.038" calcext:value-type="float">
            <text:p>46429.04</text:p>
          </table:table-cell>
          <table:table-cell/>
          <table:table-cell office:value-type="float" office:value="0.00000101327" calcext:value-type="float">
            <text:p>0</text:p>
          </table:table-cell>
          <table:table-cell office:value-type="float" office:value="0.0023797452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1130313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420.53070099148" calcext:value-type="float">
            <text:p>1420.53</text:p>
          </table:table-cell>
          <table:table-cell office:value-type="float" office:value="46429.634" calcext:value-type="float">
            <text:p>46429.63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436995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89740753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423.15721574767" calcext:value-type="float">
            <text:p>1423.16</text:p>
          </table:table-cell>
          <table:table-cell office:value-type="float" office:value="46430.23" calcext:value-type="float">
            <text:p>46430.23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4425089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848316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432.10815047022" calcext:value-type="float">
            <text:p>1432.11</text:p>
          </table:table-cell>
          <table:table-cell office:value-type="float" office:value="46444.5352" calcext:value-type="float">
            <text:p>46444.54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4314820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17839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488.2086" calcext:value-type="float">
            <text:p>1488.21</text:p>
          </table:table-cell>
          <table:table-cell office:value-type="float" office:value="46445.1312" calcext:value-type="float">
            <text:p>46445.13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4099647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538734" calcext:value-type="float">
            <text:p>0</text:p>
          </table:table-cell>
          <table:table-cell office:value-type="float" office:value="0.0000003211" calcext:value-type="float">
            <text:p>0</text:p>
          </table:table-cell>
          <table:table-cell/>
          <table:table-cell office:value-type="float" office:value="1500.75250700716" calcext:value-type="float">
            <text:p>1500.75</text:p>
          </table:table-cell>
          <table:table-cell office:value-type="float" office:value="46445.7272" calcext:value-type="float">
            <text:p>46445.73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4273693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1232109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501.89846316418" calcext:value-type="float">
            <text:p>1501.9</text:p>
          </table:table-cell>
          <table:table-cell office:value-type="float" office:value="46452.2838" calcext:value-type="float">
            <text:p>46452.28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4060010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71260833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505.10924512711" calcext:value-type="float">
            <text:p>1505.11</text:p>
          </table:table-cell>
          <table:table-cell office:value-type="float" office:value="46462.4166" calcext:value-type="float">
            <text:p>46462.42</text:p>
          </table:table-cell>
          <table:table-cell/>
          <table:table-cell office:value-type="float" office:value="0.00000098347" calcext:value-type="float">
            <text:p>0</text:p>
          </table:table-cell>
          <table:table-cell office:value-type="float" office:value="0.0025188624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87211036" calcext:value-type="float">
            <text:p>0</text:p>
          </table:table-cell>
          <table:table-cell office:value-type="float" office:value="0.00000034494" calcext:value-type="float">
            <text:p>0</text:p>
          </table:table-cell>
          <table:table-cell/>
          <table:table-cell office:value-type="float" office:value="1519.9881674815" calcext:value-type="float">
            <text:p>1519.99</text:p>
          </table:table-cell>
          <table:table-cell office:value-type="float" office:value="46465.3968" calcext:value-type="float">
            <text:p>46465.4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4273693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5887022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1534.61991473812" calcext:value-type="float">
            <text:p>1534.62</text:p>
          </table:table-cell>
          <table:table-cell office:value-type="float" office:value="46468.377" calcext:value-type="float">
            <text:p>46468.38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4153590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631416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544.72677400969" calcext:value-type="float">
            <text:p>1544.73</text:p>
          </table:table-cell>
          <table:table-cell office:value-type="float" office:value="46469.5692" calcext:value-type="float">
            <text:p>46469.57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447275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55642032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545.40624109433" calcext:value-type="float">
            <text:p>1545.41</text:p>
          </table:table-cell>
          <table:table-cell office:value-type="float" office:value="46472.5494" calcext:value-type="float">
            <text:p>46472.55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2994875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9069652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559.50477343973" calcext:value-type="float">
            <text:p>1559.5</text:p>
          </table:table-cell>
          <table:table-cell office:value-type="float" office:value="46474.9336" calcext:value-type="float">
            <text:p>46474.93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27859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61690807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567.52040253391" calcext:value-type="float">
            <text:p>1567.52</text:p>
          </table:table-cell>
          <table:table-cell office:value-type="float" office:value="46475.5296" calcext:value-type="float">
            <text:p>46475.53</text:p>
          </table:table-cell>
          <table:table-cell/>
          <table:table-cell office:value-type="float" office:value="0.00000084071" calcext:value-type="float">
            <text:p>0</text:p>
          </table:table-cell>
          <table:table-cell office:value-type="float" office:value="0.0023114979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1771659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1575.30200911941" calcext:value-type="float">
            <text:p>1575.3</text:p>
          </table:table-cell>
          <table:table-cell office:value-type="float" office:value="46477.9138" calcext:value-type="float">
            <text:p>46477.91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294480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4920444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576.07179891794" calcext:value-type="float">
            <text:p>1576.07</text:p>
          </table:table-cell>
          <table:table-cell office:value-type="float" office:value="46486.2584" calcext:value-type="float">
            <text:p>46486.26</text:p>
          </table:table-cell>
          <table:table-cell/>
          <table:table-cell office:value-type="float" office:value="0.00000087051" calcext:value-type="float">
            <text:p>0</text:p>
          </table:table-cell>
          <table:table-cell office:value-type="float" office:value="0.002401024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609958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584.5298" calcext:value-type="float">
            <text:p>1584.53</text:p>
          </table:table-cell>
          <table:table-cell office:value-type="float" office:value="46495.1992" calcext:value-type="float">
            <text:p>46495.2</text:p>
          </table:table-cell>
          <table:table-cell/>
          <table:table-cell office:value-type="float" office:value="0.00000084071" calcext:value-type="float">
            <text:p>0</text:p>
          </table:table-cell>
          <table:table-cell office:value-type="float" office:value="0.0023326575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5521259" calcext:value-type="float">
            <text:p>0</text:p>
          </table:table-cell>
          <table:table-cell office:value-type="float" office:value="0.0000003211" calcext:value-type="float">
            <text:p>0</text:p>
          </table:table-cell>
          <table:table-cell/>
          <table:table-cell office:value-type="float" office:value="1588.32526245664" calcext:value-type="float">
            <text:p>1588.33</text:p>
          </table:table-cell>
          <table:table-cell office:value-type="float" office:value="46499.9674" calcext:value-type="float">
            <text:p>46499.97</text:p>
          </table:table-cell>
          <table:table-cell/>
          <table:table-cell office:value-type="float" office:value="0.00000087051" calcext:value-type="float">
            <text:p>0</text:p>
          </table:table-cell>
          <table:table-cell office:value-type="float" office:value="0.0024285316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65379142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592.1592" calcext:value-type="float">
            <text:p>1592.16</text:p>
          </table:table-cell>
          <table:table-cell office:value-type="float" office:value="46499.9674" calcext:value-type="float">
            <text:p>46499.97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316442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61929225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1603.83884297521" calcext:value-type="float">
            <text:p>1603.84</text:p>
          </table:table-cell>
          <table:table-cell office:value-type="float" office:value="46504.7358" calcext:value-type="float">
            <text:p>46504.74</text:p>
          </table:table-cell>
          <table:table-cell/>
          <table:table-cell office:value-type="float" office:value="0.00000061479" calcext:value-type="float">
            <text:p>0</text:p>
          </table:table-cell>
          <table:table-cell office:value-type="float" office:value="0.0023062527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119873" calcext:value-type="float">
            <text:p>0</text:p>
          </table:table-cell>
          <table:table-cell office:value-type="float" office:value="0.00000093099" calcext:value-type="float">
            <text:p>0</text:p>
          </table:table-cell>
          <table:table-cell/>
          <table:table-cell office:value-type="float" office:value="1616.001" calcext:value-type="float">
            <text:p>1616</text:p>
          </table:table-cell>
          <table:table-cell office:value-type="float" office:value="46524.4054" calcext:value-type="float">
            <text:p>46524.41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995041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0139427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637.9356" calcext:value-type="float">
            <text:p>1637.94</text:p>
          </table:table-cell>
          <table:table-cell office:value-type="float" office:value="46525.5974" calcext:value-type="float">
            <text:p>46525.6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234784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61659812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640.18038976858" calcext:value-type="float">
            <text:p>1640.18</text:p>
          </table:table-cell>
          <table:table-cell office:value-type="float" office:value="46529.7698" calcext:value-type="float">
            <text:p>46529.77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2837519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760162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652.07972356797" calcext:value-type="float">
            <text:p>1652.08</text:p>
          </table:table-cell>
          <table:table-cell office:value-type="float" office:value="46529.7698" calcext:value-type="float">
            <text:p>46529.77</text:p>
          </table:table-cell>
          <table:table-cell/>
          <table:table-cell office:value-type="float" office:value="0.00000084071" calcext:value-type="float">
            <text:p>0</text:p>
          </table:table-cell>
          <table:table-cell office:value-type="float" office:value="0.0022949874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298988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652.24957252779" calcext:value-type="float">
            <text:p>1652.25</text:p>
          </table:table-cell>
          <table:table-cell office:value-type="float" office:value="46537.5184" calcext:value-type="float">
            <text:p>46537.52</text:p>
          </table:table-cell>
          <table:table-cell/>
          <table:table-cell office:value-type="float" office:value="0.00000075755" calcext:value-type="float">
            <text:p>0</text:p>
          </table:table-cell>
          <table:table-cell office:value-type="float" office:value="0.0023888945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64059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1666.31644336175" calcext:value-type="float">
            <text:p>1666.32</text:p>
          </table:table-cell>
          <table:table-cell office:value-type="float" office:value="46539.9026" calcext:value-type="float">
            <text:p>46539.9</text:p>
          </table:table-cell>
          <table:table-cell/>
          <table:table-cell office:value-type="float" office:value="0.00000084071" calcext:value-type="float">
            <text:p>0</text:p>
          </table:table-cell>
          <table:table-cell office:value-type="float" office:value="0.0023729801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390613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670.1180317658" calcext:value-type="float">
            <text:p>1670.12</text:p>
          </table:table-cell>
          <table:table-cell office:value-type="float" office:value="46551.8236" calcext:value-type="float">
            <text:p>46551.82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092329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97880363" calcext:value-type="float">
            <text:p>0</text:p>
          </table:table-cell>
          <table:table-cell office:value-type="float" office:value="0.00000062104" calcext:value-type="float">
            <text:p>0</text:p>
          </table:table-cell>
          <table:table-cell/>
          <table:table-cell office:value-type="float" office:value="1672.2678" calcext:value-type="float">
            <text:p>1672.27</text:p>
          </table:table-cell>
          <table:table-cell office:value-type="float" office:value="46552.4196" calcext:value-type="float">
            <text:p>46552.42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2999942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89093" calcext:value-type="float">
            <text:p>0</text:p>
          </table:table-cell>
          <table:table-cell office:value-type="float" office:value="0.00000063988" calcext:value-type="float">
            <text:p>0</text:p>
          </table:table-cell>
          <table:table-cell/>
          <table:table-cell office:value-type="float" office:value="1674.14961751396" calcext:value-type="float">
            <text:p>1674.15</text:p>
          </table:table-cell>
          <table:table-cell office:value-type="float" office:value="46552.4196" calcext:value-type="float">
            <text:p>46552.42</text:p>
          </table:table-cell>
          <table:table-cell/>
          <table:table-cell office:value-type="float" office:value="0.00000075755" calcext:value-type="float">
            <text:p>0</text:p>
          </table:table-cell>
          <table:table-cell office:value-type="float" office:value="0.002307355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277168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674.1752" calcext:value-type="float">
            <text:p>1674.18</text:p>
          </table:table-cell>
          <table:table-cell office:value-type="float" office:value="46552.4196" calcext:value-type="float">
            <text:p>46552.42</text:p>
          </table:table-cell>
          <table:table-cell/>
          <table:table-cell office:value-type="float" office:value="0.00000061479" calcext:value-type="float">
            <text:p>0</text:p>
          </table:table-cell>
          <table:table-cell office:value-type="float" office:value="0.0022940039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490749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681.8046" calcext:value-type="float">
            <text:p>1681.8</text:p>
          </table:table-cell>
          <table:table-cell office:value-type="float" office:value="46555.3998" calcext:value-type="float">
            <text:p>46555.4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967027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901462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692.67675976062" calcext:value-type="float">
            <text:p>1692.68</text:p>
          </table:table-cell>
          <table:table-cell office:value-type="float" office:value="46560.1682" calcext:value-type="float">
            <text:p>46560.17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90742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482177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706.1232" calcext:value-type="float">
            <text:p>1706.12</text:p>
          </table:table-cell>
          <table:table-cell office:value-type="float" office:value="46560.1682" calcext:value-type="float">
            <text:p>46560.17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268759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601749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711.8452" calcext:value-type="float">
            <text:p>1711.85</text:p>
          </table:table-cell>
          <table:table-cell office:value-type="float" office:value="46560.7642" calcext:value-type="float">
            <text:p>46560.76</text:p>
          </table:table-cell>
          <table:table-cell/>
          <table:table-cell office:value-type="float" office:value="0.00000087051" calcext:value-type="float">
            <text:p>0</text:p>
          </table:table-cell>
          <table:table-cell office:value-type="float" office:value="0.002316296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350082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728.51766885152" calcext:value-type="float">
            <text:p>1728.52</text:p>
          </table:table-cell>
          <table:table-cell office:value-type="float" office:value="46569.705" calcext:value-type="float">
            <text:p>46569.71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348927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589134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736.30286236297" calcext:value-type="float">
            <text:p>1736.3</text:p>
          </table:table-cell>
          <table:table-cell office:value-type="float" office:value="46572.089" calcext:value-type="float">
            <text:p>46572.09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079812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509822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739.8984753491" calcext:value-type="float">
            <text:p>1739.9</text:p>
          </table:table-cell>
          <table:table-cell office:value-type="float" office:value="46572.6852" calcext:value-type="float">
            <text:p>46572.69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307800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479461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742.25609013398" calcext:value-type="float">
            <text:p>1742.26</text:p>
          </table:table-cell>
          <table:table-cell office:value-type="float" office:value="46575.0694" calcext:value-type="float">
            <text:p>46575.07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056268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448829" calcext:value-type="float">
            <text:p>0</text:p>
          </table:table-cell>
          <table:table-cell office:value-type="float" office:value="0.00000090714" calcext:value-type="float">
            <text:p>0</text:p>
          </table:table-cell>
          <table:table-cell/>
          <table:table-cell office:value-type="float" office:value="1751.37508901702" calcext:value-type="float">
            <text:p>1751.38</text:p>
          </table:table-cell>
          <table:table-cell office:value-type="float" office:value="46578.0496" calcext:value-type="float">
            <text:p>46578.05</text:p>
          </table:table-cell>
          <table:table-cell/>
          <table:table-cell office:value-type="float" office:value="0.00000084071" calcext:value-type="float">
            <text:p>0</text:p>
          </table:table-cell>
          <table:table-cell office:value-type="float" office:value="0.0023142397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380352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755.03367844093" calcext:value-type="float">
            <text:p>1755.03</text:p>
          </table:table-cell>
          <table:table-cell office:value-type="float" office:value="46584.01" calcext:value-type="float">
            <text:p>46584.01</text:p>
          </table:table-cell>
          <table:table-cell/>
          <table:table-cell office:value-type="float" office:value="0.00000087051" calcext:value-type="float">
            <text:p>0</text:p>
          </table:table-cell>
          <table:table-cell office:value-type="float" office:value="0.0023075044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439292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774.311" calcext:value-type="float">
            <text:p>1774.31</text:p>
          </table:table-cell>
          <table:table-cell office:value-type="float" office:value="46585.2022" calcext:value-type="float">
            <text:p>46585.2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736357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130374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775.7414" calcext:value-type="float">
            <text:p>1775.74</text:p>
          </table:table-cell>
          <table:table-cell office:value-type="float" office:value="46604.8716" calcext:value-type="float">
            <text:p>46604.87</text:p>
          </table:table-cell>
          <table:table-cell/>
          <table:table-cell office:value-type="float" office:value="0.00000087051" calcext:value-type="float">
            <text:p>0</text:p>
          </table:table-cell>
          <table:table-cell office:value-type="float" office:value="0.0023044645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829273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786.27080364776" calcext:value-type="float">
            <text:p>1786.27</text:p>
          </table:table-cell>
          <table:table-cell office:value-type="float" office:value="46609.044" calcext:value-type="float">
            <text:p>46609.04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2961497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660297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1787.99409257004" calcext:value-type="float">
            <text:p>1787.99</text:p>
          </table:table-cell>
          <table:table-cell office:value-type="float" office:value="46613.8124" calcext:value-type="float">
            <text:p>46613.81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100376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970272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788.72009744214" calcext:value-type="float">
            <text:p>1788.72</text:p>
          </table:table-cell>
          <table:table-cell office:value-type="float" office:value="46615.0044" calcext:value-type="float">
            <text:p>46615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153424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35992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789.88172959805" calcext:value-type="float">
            <text:p>1789.88</text:p>
          </table:table-cell>
          <table:table-cell office:value-type="float" office:value="46625.1372" calcext:value-type="float">
            <text:p>46625.14</text:p>
          </table:table-cell>
          <table:table-cell/>
          <table:table-cell office:value-type="float" office:value="0.00000087051" calcext:value-type="float">
            <text:p>0</text:p>
          </table:table-cell>
          <table:table-cell office:value-type="float" office:value="0.0022833347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749237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791.70639783414" calcext:value-type="float">
            <text:p>1791.71</text:p>
          </table:table-cell>
          <table:table-cell office:value-type="float" office:value="46625.1372" calcext:value-type="float">
            <text:p>46625.14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967325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25079154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814.3652" calcext:value-type="float">
            <text:p>1814.37</text:p>
          </table:table-cell>
          <table:table-cell office:value-type="float" office:value="46626.9254" calcext:value-type="float">
            <text:p>46626.93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711025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71558856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842.0218" calcext:value-type="float">
            <text:p>1842.02</text:p>
          </table:table-cell>
          <table:table-cell office:value-type="float" office:value="46634.674" calcext:value-type="float">
            <text:p>46634.67</text:p>
          </table:table-cell>
          <table:table-cell/>
          <table:table-cell office:value-type="float" office:value="0.00000061479" calcext:value-type="float">
            <text:p>0</text:p>
          </table:table-cell>
          <table:table-cell office:value-type="float" office:value="0.0023216307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69641971" calcext:value-type="float">
            <text:p>0</text:p>
          </table:table-cell>
          <table:table-cell office:value-type="float" office:value="0.0000003211" calcext:value-type="float">
            <text:p>0</text:p>
          </table:table-cell>
          <table:table-cell/>
          <table:table-cell office:value-type="float" office:value="1857.7574" calcext:value-type="float">
            <text:p>1857.76</text:p>
          </table:table-cell>
          <table:table-cell office:value-type="float" office:value="46640.6344" calcext:value-type="float">
            <text:p>46640.63</text:p>
          </table:table-cell>
          <table:table-cell/>
          <table:table-cell office:value-type="float" office:value="0.00000061479" calcext:value-type="float">
            <text:p>0</text:p>
          </table:table-cell>
          <table:table-cell office:value-type="float" office:value="0.0023083686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590522" calcext:value-type="float">
            <text:p>0</text:p>
          </table:table-cell>
          <table:table-cell office:value-type="float" office:value="0.0000003211" calcext:value-type="float">
            <text:p>0</text:p>
          </table:table-cell>
          <table:table-cell/>
          <table:table-cell office:value-type="float" office:value="1863.64336175396" calcext:value-type="float">
            <text:p>1863.64</text:p>
          </table:table-cell>
          <table:table-cell office:value-type="float" office:value="46641.2304" calcext:value-type="float">
            <text:p>46641.23</text:p>
          </table:table-cell>
          <table:table-cell/>
          <table:table-cell office:value-type="float" office:value="0.00000084071" calcext:value-type="float">
            <text:p>0</text:p>
          </table:table-cell>
          <table:table-cell office:value-type="float" office:value="0.0023140013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0171146" calcext:value-type="float">
            <text:p>0</text:p>
          </table:table-cell>
          <table:table-cell office:value-type="float" office:value="0.00000093099" calcext:value-type="float">
            <text:p>0</text:p>
          </table:table-cell>
          <table:table-cell/>
          <table:table-cell office:value-type="float" office:value="1869.74177831912" calcext:value-type="float">
            <text:p>1869.74</text:p>
          </table:table-cell>
          <table:table-cell office:value-type="float" office:value="46642.4226" calcext:value-type="float">
            <text:p>46642.42</text:p>
          </table:table-cell>
          <table:table-cell/>
          <table:table-cell office:value-type="float" office:value="0.00000084071" calcext:value-type="float">
            <text:p>0</text:p>
          </table:table-cell>
          <table:table-cell office:value-type="float" office:value="0.0022832453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3148994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876.3542" calcext:value-type="float">
            <text:p>1876.35</text:p>
          </table:table-cell>
          <table:table-cell office:value-type="float" office:value="46645.4028" calcext:value-type="float">
            <text:p>46645.4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268461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1428337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877.7846" calcext:value-type="float">
            <text:p>1877.78</text:p>
          </table:table-cell>
          <table:table-cell office:value-type="float" office:value="46647.191" calcext:value-type="float">
            <text:p>46647.19</text:p>
          </table:table-cell>
          <table:table-cell/>
          <table:table-cell office:value-type="float" office:value="0.00000084071" calcext:value-type="float">
            <text:p>0</text:p>
          </table:table-cell>
          <table:table-cell office:value-type="float" office:value="0.0022772550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288364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885.28587580449" calcext:value-type="float">
            <text:p>1885.29</text:p>
          </table:table-cell>
          <table:table-cell office:value-type="float" office:value="46649.5752" calcext:value-type="float">
            <text:p>46649.58</text:p>
          </table:table-cell>
          <table:table-cell/>
          <table:table-cell office:value-type="float" office:value="0.00000075755" calcext:value-type="float">
            <text:p>0</text:p>
          </table:table-cell>
          <table:table-cell office:value-type="float" office:value="0.0023614764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6680698" calcext:value-type="float">
            <text:p>0</text:p>
          </table:table-cell>
          <table:table-cell office:value-type="float" office:value="0.00000035494" calcext:value-type="float">
            <text:p>0</text:p>
          </table:table-cell>
          <table:table-cell/>
          <table:table-cell office:value-type="float" office:value="1893.11413508122" calcext:value-type="float">
            <text:p>1893.11</text:p>
          </table:table-cell>
          <table:table-cell office:value-type="float" office:value="46650.1712" calcext:value-type="float">
            <text:p>46650.17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20140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609928" calcext:value-type="float">
            <text:p>0</text:p>
          </table:table-cell>
          <table:table-cell office:value-type="float" office:value="0.00000064488" calcext:value-type="float">
            <text:p>0</text:p>
          </table:table-cell>
          <table:table-cell/>
          <table:table-cell office:value-type="float" office:value="1893.79360216586" calcext:value-type="float">
            <text:p>1893.79</text:p>
          </table:table-cell>
          <table:table-cell office:value-type="float" office:value="46662.6882" calcext:value-type="float">
            <text:p>46662.69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2857785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0470829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1894.98261612995" calcext:value-type="float">
            <text:p>1894.98</text:p>
          </table:table-cell>
          <table:table-cell office:value-type="float" office:value="46671.6288" calcext:value-type="float">
            <text:p>46671.63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069977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161701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899.39904531205" calcext:value-type="float">
            <text:p>1899.4</text:p>
          </table:table-cell>
          <table:table-cell office:value-type="float" office:value="46672.2248" calcext:value-type="float">
            <text:p>46672.22</text:p>
          </table:table-cell>
          <table:table-cell/>
          <table:table-cell office:value-type="float" office:value="0.00000084071" calcext:value-type="float">
            <text:p>0</text:p>
          </table:table-cell>
          <table:table-cell office:value-type="float" office:value="0.0023023784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2171478" calcext:value-type="float">
            <text:p>0</text:p>
          </table:table-cell>
          <table:table-cell office:value-type="float" office:value="0.00000034494" calcext:value-type="float">
            <text:p>0</text:p>
          </table:table-cell>
          <table:table-cell/>
          <table:table-cell office:value-type="float" office:value="1903.5338" calcext:value-type="float">
            <text:p>1903.53</text:p>
          </table:table-cell>
          <table:table-cell office:value-type="float" office:value="46672.821" calcext:value-type="float">
            <text:p>46672.82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2860169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5721321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903.81547449416" calcext:value-type="float">
            <text:p>1903.82</text:p>
          </table:table-cell>
          <table:table-cell office:value-type="float" office:value="46673.417" calcext:value-type="float">
            <text:p>46673.42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674964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618408" calcext:value-type="float">
            <text:p>0</text:p>
          </table:table-cell>
          <table:table-cell office:value-type="float" office:value="0.00000102635" calcext:value-type="float">
            <text:p>0</text:p>
          </table:table-cell>
          <table:table-cell/>
          <table:table-cell office:value-type="float" office:value="1904.32502137361" calcext:value-type="float">
            <text:p>1904.33</text:p>
          </table:table-cell>
          <table:table-cell office:value-type="float" office:value="46674.609" calcext:value-type="float">
            <text:p>46674.61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203194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191638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917.839" calcext:value-type="float">
            <text:p>1917.84</text:p>
          </table:table-cell>
          <table:table-cell office:value-type="float" office:value="46678.1854" calcext:value-type="float">
            <text:p>46678.19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2828876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2570362" calcext:value-type="float">
            <text:p>0</text:p>
          </table:table-cell>
          <table:table-cell office:value-type="float" office:value="0.0000006022" calcext:value-type="float">
            <text:p>0</text:p>
          </table:table-cell>
          <table:table-cell/>
          <table:table-cell office:value-type="float" office:value="1920.12225705329" calcext:value-type="float">
            <text:p>1920.12</text:p>
          </table:table-cell>
          <table:table-cell office:value-type="float" office:value="46678.1854" calcext:value-type="float">
            <text:p>46678.19</text:p>
          </table:table-cell>
          <table:table-cell/>
          <table:table-cell office:value-type="float" office:value="0.00000075755" calcext:value-type="float">
            <text:p>0</text:p>
          </table:table-cell>
          <table:table-cell office:value-type="float" office:value="0.0023078918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029876" calcext:value-type="float">
            <text:p>0</text:p>
          </table:table-cell>
          <table:table-cell office:value-type="float" office:value="0.00000062104" calcext:value-type="float">
            <text:p>0</text:p>
          </table:table-cell>
          <table:table-cell/>
          <table:table-cell office:value-type="float" office:value="1949.787" calcext:value-type="float">
            <text:p>1949.79</text:p>
          </table:table-cell>
          <table:table-cell office:value-type="float" office:value="46678.7814" calcext:value-type="float">
            <text:p>46678.78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886263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180412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950.79205623579" calcext:value-type="float">
            <text:p>1950.79</text:p>
          </table:table-cell>
          <table:table-cell office:value-type="float" office:value="46679.9736" calcext:value-type="float">
            <text:p>46679.97</text:p>
          </table:table-cell>
          <table:table-cell/>
          <table:table-cell office:value-type="float" office:value="0.00000084071" calcext:value-type="float">
            <text:p>0</text:p>
          </table:table-cell>
          <table:table-cell office:value-type="float" office:value="0.0023909807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509792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1954.81944686032" calcext:value-type="float">
            <text:p>1954.82</text:p>
          </table:table-cell>
          <table:table-cell office:value-type="float" office:value="46679.9736" calcext:value-type="float">
            <text:p>46679.97</text:p>
          </table:table-cell>
          <table:table-cell/>
          <table:table-cell office:value-type="float" office:value="0.00000084071" calcext:value-type="float">
            <text:p>0</text:p>
          </table:table-cell>
          <table:table-cell office:value-type="float" office:value="0.0023051202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3210983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959.55523649813" calcext:value-type="float">
            <text:p>1959.56</text:p>
          </table:table-cell>
          <table:table-cell office:value-type="float" office:value="46682.3576" calcext:value-type="float">
            <text:p>46682.36</text:p>
          </table:table-cell>
          <table:table-cell/>
          <table:table-cell office:value-type="float" office:value="0.00000075755" calcext:value-type="float">
            <text:p>0</text:p>
          </table:table-cell>
          <table:table-cell office:value-type="float" office:value="0.0023157298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477003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999.70152305254" calcext:value-type="float">
            <text:p>1999.7</text:p>
          </table:table-cell>
          <table:table-cell office:value-type="float" office:value="46689.5102" calcext:value-type="float">
            <text:p>46689.51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2915899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95153" calcext:value-type="float">
            <text:p>0</text:p>
          </table:table-cell>
          <table:table-cell office:value-type="float" office:value="0.00000092599" calcext:value-type="float">
            <text:p>0</text:p>
          </table:table-cell>
          <table:table-cell/>
          <table:table-cell office:value-type="float" office:value="2034.1872" calcext:value-type="float">
            <text:p>2034.19</text:p>
          </table:table-cell>
          <table:table-cell office:value-type="float" office:value="46694.2786" calcext:value-type="float">
            <text:p>46694.28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2839903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831687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2038.4788" calcext:value-type="float">
            <text:p>2038.48</text:p>
          </table:table-cell>
          <table:table-cell office:value-type="float" office:value="46695.4708" calcext:value-type="float">
            <text:p>46695.47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4020075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260841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2039.87510686805" calcext:value-type="float">
            <text:p>2039.88</text:p>
          </table:table-cell>
          <table:table-cell office:value-type="float" office:value="46697.2588" calcext:value-type="float">
            <text:p>46697.26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722350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5320777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2042.42298375606" calcext:value-type="float">
            <text:p>2042.42</text:p>
          </table:table-cell>
          <table:table-cell office:value-type="float" office:value="46722.8888" calcext:value-type="float">
            <text:p>46722.89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226439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420581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2051.25584212026" calcext:value-type="float">
            <text:p>2051.26</text:p>
          </table:table-cell>
          <table:table-cell office:value-type="float" office:value="46727.6572" calcext:value-type="float">
            <text:p>46727.66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15014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629032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2057.34031668697" calcext:value-type="float">
            <text:p>2057.34</text:p>
          </table:table-cell>
          <table:table-cell office:value-type="float" office:value="46727.6572" calcext:value-type="float">
            <text:p>46727.66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090243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118484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2057.5407523511" calcext:value-type="float">
            <text:p>2057.54</text:p>
          </table:table-cell>
          <table:table-cell office:value-type="float" office:value="46742.5584" calcext:value-type="float">
            <text:p>46742.56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013651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029575" calcext:value-type="float">
            <text:p>0</text:p>
          </table:table-cell>
          <table:table-cell office:value-type="float" office:value="0.00000050183" calcext:value-type="float">
            <text:p>0</text:p>
          </table:table-cell>
          <table:table-cell/>
          <table:table-cell office:value-type="float" office:value="2061.53667501321" calcext:value-type="float">
            <text:p>2061.54</text:p>
          </table:table-cell>
          <table:table-cell office:value-type="float" office:value="46748.5188" calcext:value-type="float">
            <text:p>46748.52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2968351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9520053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2066.20369051012" calcext:value-type="float">
            <text:p>2066.2</text:p>
          </table:table-cell>
          <table:table-cell office:value-type="float" office:value="46755.6714" calcext:value-type="float">
            <text:p>46755.67</text:p>
          </table:table-cell>
          <table:table-cell/>
          <table:table-cell office:value-type="float" office:value="0.00000084071" calcext:value-type="float">
            <text:p>0</text:p>
          </table:table-cell>
          <table:table-cell office:value-type="float" office:value="0.0024019181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1940002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2068.92148760331" calcext:value-type="float">
            <text:p>2068.92</text:p>
          </table:table-cell>
          <table:table-cell office:value-type="float" office:value="46759.8438" calcext:value-type="float">
            <text:p>46759.84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29230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5740394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2071.12973781704" calcext:value-type="float">
            <text:p>2071.13</text:p>
          </table:table-cell>
          <table:table-cell office:value-type="float" office:value="46769.3804" calcext:value-type="float">
            <text:p>46769.38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252665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46389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2086.75705329154" calcext:value-type="float">
            <text:p>2086.76</text:p>
          </table:table-cell>
          <table:table-cell office:value-type="float" office:value="46779.5132" calcext:value-type="float">
            <text:p>46779.51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191869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4598369" calcext:value-type="float">
            <text:p>0</text:p>
          </table:table-cell>
          <table:table-cell office:value-type="float" office:value="0.0000003211" calcext:value-type="float">
            <text:p>0</text:p>
          </table:table-cell>
          <table:table-cell/>
          <table:table-cell office:value-type="float" office:value="2088.9652322599" calcext:value-type="float">
            <text:p>2088.97</text:p>
          </table:table-cell>
          <table:table-cell office:value-type="float" office:value="46782.4934" calcext:value-type="float">
            <text:p>46782.49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074746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4219284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2092.53234539755" calcext:value-type="float">
            <text:p>2092.53</text:p>
          </table:table-cell>
          <table:table-cell office:value-type="float" office:value="46797.9906" calcext:value-type="float">
            <text:p>46797.99</text:p>
          </table:table-cell>
          <table:table-cell/>
          <table:table-cell office:value-type="float" office:value="0.00000084071" calcext:value-type="float">
            <text:p>0</text:p>
          </table:table-cell>
          <table:table-cell office:value-type="float" office:value="0.0023132562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190341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2101.70490168139" calcext:value-type="float">
            <text:p>2101.7</text:p>
          </table:table-cell>
          <table:table-cell office:value-type="float" office:value="46812.2958" calcext:value-type="float">
            <text:p>46812.3</text:p>
          </table:table-cell>
          <table:table-cell/>
          <table:table-cell office:value-type="float" office:value="0.00000061479" calcext:value-type="float">
            <text:p>0</text:p>
          </table:table-cell>
          <table:table-cell office:value-type="float" office:value="0.002303510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990009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2104.42956788023" calcext:value-type="float">
            <text:p>2104.43</text:p>
          </table:table-cell>
          <table:table-cell office:value-type="float" office:value="46812.2958" calcext:value-type="float">
            <text:p>46812.3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2774934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009143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2109.68844400114" calcext:value-type="float">
            <text:p>2109.69</text:p>
          </table:table-cell>
          <table:table-cell office:value-type="float" office:value="46817.6602" calcext:value-type="float">
            <text:p>46817.66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2823810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7419586" calcext:value-type="float">
            <text:p>0</text:p>
          </table:table-cell>
          <table:table-cell office:value-type="float" office:value="0.0000003211" calcext:value-type="float">
            <text:p>0</text:p>
          </table:table-cell>
          <table:table-cell/>
          <table:table-cell office:value-type="float" office:value="2113.819" calcext:value-type="float">
            <text:p>2113.82</text:p>
          </table:table-cell>
          <table:table-cell office:value-type="float" office:value="46822.4286" calcext:value-type="float">
            <text:p>46822.43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4013817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010864" calcext:value-type="float">
            <text:p>0</text:p>
          </table:table-cell>
          <table:table-cell office:value-type="float" office:value="0.00000034494" calcext:value-type="float">
            <text:p>0</text:p>
          </table:table-cell>
          <table:table-cell/>
          <table:table-cell office:value-type="float" office:value="2118.86100028498" calcext:value-type="float">
            <text:p>2118.86</text:p>
          </table:table-cell>
          <table:table-cell office:value-type="float" office:value="46822.4286" calcext:value-type="float">
            <text:p>46822.43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885071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460056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2129.56233969792" calcext:value-type="float">
            <text:p>2129.56</text:p>
          </table:table-cell>
          <table:table-cell office:value-type="float" office:value="46832.5614" calcext:value-type="float">
            <text:p>46832.56</text:p>
          </table:table-cell>
          <table:table-cell/>
          <table:table-cell office:value-type="float" office:value="0.00000084071" calcext:value-type="float">
            <text:p>0</text:p>
          </table:table-cell>
          <table:table-cell office:value-type="float" office:value="0.0023820102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7641315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2134.48831575948" calcext:value-type="float">
            <text:p>2134.49</text:p>
          </table:table-cell>
          <table:table-cell office:value-type="float" office:value="46836.7338" calcext:value-type="float">
            <text:p>46836.73</text:p>
          </table:table-cell>
          <table:table-cell/>
          <table:table-cell office:value-type="float" office:value="0.00000075755" calcext:value-type="float">
            <text:p>0</text:p>
          </table:table-cell>
          <table:table-cell office:value-type="float" office:value="0.0023727416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6999969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2142.05465587045" calcext:value-type="float">
            <text:p>2142.05</text:p>
          </table:table-cell>
          <table:table-cell office:value-type="float" office:value="46873.0926" calcext:value-type="float">
            <text:p>46873.09</text:p>
          </table:table-cell>
          <table:table-cell/>
          <table:table-cell office:value-type="float" office:value="0.00000075755" calcext:value-type="float">
            <text:p>0</text:p>
          </table:table-cell>
          <table:table-cell office:value-type="float" office:value="0.0023370683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560886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2143.8598" calcext:value-type="float">
            <text:p>2143.86</text:p>
          </table:table-cell>
          <table:table-cell office:value-type="float" office:value="46874.8806" calcext:value-type="float">
            <text:p>46874.88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218989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6349086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2152.49373040752" calcext:value-type="float">
            <text:p>2152.49</text:p>
          </table:table-cell>
          <table:table-cell office:value-type="float" office:value="46897.5304" calcext:value-type="float">
            <text:p>46897.53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213624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1832923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2178.48261612995" calcext:value-type="float">
            <text:p>2178.48</text:p>
          </table:table-cell>
          <table:table-cell office:value-type="float" office:value="46920.1802" calcext:value-type="float">
            <text:p>46920.18</text:p>
          </table:table-cell>
          <table:table-cell/>
          <table:table-cell office:value-type="float" office:value="0.00000084071" calcext:value-type="float">
            <text:p>0</text:p>
          </table:table-cell>
          <table:table-cell office:value-type="float" office:value="0.0022921562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138854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2188.67433741807" calcext:value-type="float">
            <text:p>2188.67</text:p>
          </table:table-cell>
          <table:table-cell office:value-type="float" office:value="46995.282" calcext:value-type="float">
            <text:p>46995.28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891925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299259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2192.92091764035" calcext:value-type="float">
            <text:p>2192.92</text:p>
          </table:table-cell>
          <table:table-cell office:value-type="float" office:value="46998.2624" calcext:value-type="float">
            <text:p>46998.26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192465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149749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2195.12909660872" calcext:value-type="float">
            <text:p>2195.13</text:p>
          </table:table-cell>
          <table:table-cell office:value-type="float" office:value="47024.4884" calcext:value-type="float">
            <text:p>47024.49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093819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319721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2244.4724" calcext:value-type="float">
            <text:p>2244.47</text:p>
          </table:table-cell>
          <table:table-cell office:value-type="float" office:value="47082.901" calcext:value-type="float">
            <text:p>47082.9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059844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302005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2264.0228" calcext:value-type="float">
            <text:p>2264.02</text:p>
          </table:table-cell>
          <table:table-cell office:value-type="float" office:value="47099.5902" calcext:value-type="float">
            <text:p>47099.59</text:p>
          </table:table-cell>
          <table:table-cell/>
          <table:table-cell office:value-type="float" office:value="0.00000064459" calcext:value-type="float">
            <text:p>0</text:p>
          </table:table-cell>
          <table:table-cell office:value-type="float" office:value="0.0022921264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110607" calcext:value-type="float">
            <text:p>0</text:p>
          </table:table-cell>
          <table:table-cell office:value-type="float" office:value="0.00000050183" calcext:value-type="float">
            <text:p>0</text:p>
          </table:table-cell>
          <table:table-cell/>
          <table:table-cell office:value-type="float" office:value="2280.56982046167" calcext:value-type="float">
            <text:p>2280.57</text:p>
          </table:table-cell>
          <table:table-cell office:value-type="float" office:value="47185.4208" calcext:value-type="float">
            <text:p>47185.42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281755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808479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2285.49579652323" calcext:value-type="float">
            <text:p>2285.5</text:p>
          </table:table-cell>
          <table:table-cell office:value-type="float" office:value="47333.2404" calcext:value-type="float">
            <text:p>47333.24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2681355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569396" calcext:value-type="float">
            <text:p>0</text:p>
          </table:table-cell>
          <table:table-cell office:value-type="float" office:value="0.00000102135" calcext:value-type="float">
            <text:p>0</text:p>
          </table:table-cell>
          <table:table-cell/>
          <table:table-cell office:value-type="float" office:value="2309.10665431747" calcext:value-type="float">
            <text:p>2309.11</text:p>
          </table:table-cell>
          <table:table-cell office:value-type="float" office:value="47338.0088" calcext:value-type="float">
            <text:p>47338.01</text:p>
          </table:table-cell>
          <table:table-cell/>
          <table:table-cell office:value-type="float" office:value="0.00000064459" calcext:value-type="float">
            <text:p>0</text:p>
          </table:table-cell>
          <table:table-cell office:value-type="float" office:value="0.0024120211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92123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2314.71209746366" calcext:value-type="float">
            <text:p>2314.71</text:p>
          </table:table-cell>
          <table:table-cell office:value-type="float" office:value="47422.6474" calcext:value-type="float">
            <text:p>47422.65</text:p>
          </table:table-cell>
          <table:table-cell/>
          <table:table-cell office:value-type="float" office:value="0.00000061479" calcext:value-type="float">
            <text:p>0</text:p>
          </table:table-cell>
          <table:table-cell office:value-type="float" office:value="0.0024009644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369457" calcext:value-type="float">
            <text:p>0</text:p>
          </table:table-cell>
          <table:table-cell office:value-type="float" office:value="0.00000061604" calcext:value-type="float">
            <text:p>0</text:p>
          </table:table-cell>
          <table:table-cell/>
          <table:table-cell office:value-type="float" office:value="2349.84509889504" calcext:value-type="float">
            <text:p>2349.85</text:p>
          </table:table-cell>
          <table:table-cell office:value-type="float" office:value="47447.0852" calcext:value-type="float">
            <text:p>47447.09</text:p>
          </table:table-cell>
          <table:table-cell/>
          <table:table-cell office:value-type="float" office:value="0.00000084071" calcext:value-type="float">
            <text:p>0</text:p>
          </table:table-cell>
          <table:table-cell office:value-type="float" office:value="0.0023950934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220672" calcext:value-type="float">
            <text:p>0</text:p>
          </table:table-cell>
          <table:table-cell office:value-type="float" office:value="0.00000023073" calcext:value-type="float">
            <text:p>0</text:p>
          </table:table-cell>
          <table:table-cell/>
          <table:table-cell office:value-type="float" office:value="2371.55334957369" calcext:value-type="float">
            <text:p>2371.55</text:p>
          </table:table-cell>
          <table:table-cell office:value-type="float" office:value="47453.0458" calcext:value-type="float">
            <text:p>47453.05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754835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7441043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384.77539140525" calcext:value-type="float">
            <text:p>2384.78</text:p>
          </table:table-cell>
          <table:table-cell office:value-type="float" office:value="47453.0458" calcext:value-type="float">
            <text:p>47453.05</text:p>
          </table:table-cell>
          <table:table-cell/>
          <table:table-cell office:value-type="float" office:value="0.00000084071" calcext:value-type="float">
            <text:p>0</text:p>
          </table:table-cell>
          <table:table-cell office:value-type="float" office:value="0.0023345053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5919933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2386.73368481049" calcext:value-type="float">
            <text:p>2386.73</text:p>
          </table:table-cell>
          <table:table-cell office:value-type="float" office:value="47476.8876" calcext:value-type="float">
            <text:p>47476.89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294091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7922649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390.3846" calcext:value-type="float">
            <text:p>2390.38</text:p>
          </table:table-cell>
          <table:table-cell office:value-type="float" office:value="47497.1532" calcext:value-type="float">
            <text:p>47497.15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063719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7088184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406.77742946708" calcext:value-type="float">
            <text:p>2406.78</text:p>
          </table:table-cell>
          <table:table-cell office:value-type="float" office:value="47509.6702" calcext:value-type="float">
            <text:p>47509.67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2798776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667449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2411.70340552864" calcext:value-type="float">
            <text:p>2411.7</text:p>
          </table:table-cell>
          <table:table-cell office:value-type="float" office:value="47528.1476" calcext:value-type="float">
            <text:p>47528.15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962557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758411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2415.02729849525" calcext:value-type="float">
            <text:p>2415.03</text:p>
          </table:table-cell>
          <table:table-cell office:value-type="float" office:value="47537.6844" calcext:value-type="float">
            <text:p>47537.68</text:p>
          </table:table-cell>
          <table:table-cell/>
          <table:table-cell office:value-type="float" office:value="0.00000050183" calcext:value-type="float">
            <text:p>0</text:p>
          </table:table-cell>
          <table:table-cell office:value-type="float" office:value="0.002388209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790493" calcext:value-type="float">
            <text:p>0</text:p>
          </table:table-cell>
          <table:table-cell office:value-type="float" office:value="0.0000001642" calcext:value-type="float">
            <text:p>0</text:p>
          </table:table-cell>
          <table:table-cell/>
          <table:table-cell office:value-type="float" office:value="2463.76635041694" calcext:value-type="float">
            <text:p>2463.77</text:p>
          </table:table-cell>
          <table:table-cell office:value-type="float" office:value="47556.7578" calcext:value-type="float">
            <text:p>47556.76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807585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530616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503.10462850183" calcext:value-type="float">
            <text:p>2503.1</text:p>
          </table:table-cell>
          <table:table-cell office:value-type="float" office:value="47569.8708" calcext:value-type="float">
            <text:p>47569.87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877620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358955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2505.80706754061" calcext:value-type="float">
            <text:p>2505.81</text:p>
          </table:table-cell>
          <table:table-cell office:value-type="float" office:value="47590.1364" calcext:value-type="float">
            <text:p>47590.14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72771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189678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544.92453440371" calcext:value-type="float">
            <text:p>2544.92</text:p>
          </table:table-cell>
          <table:table-cell office:value-type="float" office:value="47602.6534" calcext:value-type="float">
            <text:p>47602.65</text:p>
          </table:table-cell>
          <table:table-cell/>
          <table:table-cell office:value-type="float" office:value="0.00000064459" calcext:value-type="float">
            <text:p>0</text:p>
          </table:table-cell>
          <table:table-cell office:value-type="float" office:value="0.0023221373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878707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579.86698489598" calcext:value-type="float">
            <text:p>2579.87</text:p>
          </table:table-cell>
          <table:table-cell office:value-type="float" office:value="47604.4416" calcext:value-type="float">
            <text:p>47604.44</text:p>
          </table:table-cell>
          <table:table-cell/>
          <table:table-cell office:value-type="float" office:value="0.00000075755" calcext:value-type="float">
            <text:p>0</text:p>
          </table:table-cell>
          <table:table-cell office:value-type="float" office:value="0.0023138821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810832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2607.55457395269" calcext:value-type="float">
            <text:p>2607.55</text:p>
          </table:table-cell>
          <table:table-cell office:value-type="float" office:value="47615.1704" calcext:value-type="float">
            <text:p>47615.17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07385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8080005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621.14348817327" calcext:value-type="float">
            <text:p>2621.14</text:p>
          </table:table-cell>
          <table:table-cell office:value-type="float" office:value="47619.9388" calcext:value-type="float">
            <text:p>47619.94</text:p>
          </table:table-cell>
          <table:table-cell/>
          <table:table-cell office:value-type="float" office:value="0.00000084071" calcext:value-type="float">
            <text:p>0</text:p>
          </table:table-cell>
          <table:table-cell office:value-type="float" office:value="0.0023012459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1089782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624.0348" calcext:value-type="float">
            <text:p>2624.03</text:p>
          </table:table-cell>
          <table:table-cell office:value-type="float" office:value="47632.4558" calcext:value-type="float">
            <text:p>47632.46</text:p>
          </table:table-cell>
          <table:table-cell/>
          <table:table-cell office:value-type="float" office:value="0.00000087051" calcext:value-type="float">
            <text:p>0</text:p>
          </table:table-cell>
          <table:table-cell office:value-type="float" office:value="0.0022826194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220611" calcext:value-type="float">
            <text:p>0</text:p>
          </table:table-cell>
          <table:table-cell office:value-type="float" office:value="0.0000001642" calcext:value-type="float">
            <text:p>0</text:p>
          </table:table-cell>
          <table:table-cell/>
          <table:table-cell office:value-type="float" office:value="2634.0484" calcext:value-type="float">
            <text:p>2634.05</text:p>
          </table:table-cell>
          <table:table-cell office:value-type="float" office:value="47633.6478" calcext:value-type="float">
            <text:p>47633.65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821294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681785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2636.77087489313" calcext:value-type="float">
            <text:p>2636.77</text:p>
          </table:table-cell>
          <table:table-cell office:value-type="float" office:value="47639.6082" calcext:value-type="float">
            <text:p>47639.61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183822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03057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641.75785188426" calcext:value-type="float">
            <text:p>2641.76</text:p>
          </table:table-cell>
          <table:table-cell office:value-type="float" office:value="47640.2044" calcext:value-type="float">
            <text:p>47640.2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192763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511482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2692.2224" calcext:value-type="float">
            <text:p>2692.22</text:p>
          </table:table-cell>
          <table:table-cell office:value-type="float" office:value="47646.7608" calcext:value-type="float">
            <text:p>47646.76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4139881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889904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714.56775434597" calcext:value-type="float">
            <text:p>2714.57</text:p>
          </table:table-cell>
          <table:table-cell office:value-type="float" office:value="47650.3372" calcext:value-type="float">
            <text:p>47650.34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896694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89093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2818.1076" calcext:value-type="float">
            <text:p>2818.11</text:p>
          </table:table-cell>
          <table:table-cell office:value-type="float" office:value="47654.5094" calcext:value-type="float">
            <text:p>47654.51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809075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599395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2830.48075788993" calcext:value-type="float">
            <text:p>2830.48</text:p>
          </table:table-cell>
          <table:table-cell office:value-type="float" office:value="47659.2778" calcext:value-type="float">
            <text:p>47659.28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762285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545906" calcext:value-type="float">
            <text:p>0</text:p>
          </table:table-cell>
          <table:table-cell office:value-type="float" office:value="0.00000005" calcext:value-type="float">
            <text:p>0</text:p>
          </table:table-cell>
          <table:table-cell/>
          <table:table-cell office:value-type="float" office:value="2858.95062695925" calcext:value-type="float">
            <text:p>2858.95</text:p>
          </table:table-cell>
          <table:table-cell office:value-type="float" office:value="47661.662" calcext:value-type="float">
            <text:p>47661.66</text:p>
          </table:table-cell>
          <table:table-cell/>
          <table:table-cell office:value-type="float" office:value="0.00000087051" calcext:value-type="float">
            <text:p>0</text:p>
          </table:table-cell>
          <table:table-cell office:value-type="float" office:value="0.0023085176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4689903" calcext:value-type="float">
            <text:p>0</text:p>
          </table:table-cell>
          <table:table-cell office:value-type="float" office:value="0.00000074525" calcext:value-type="float">
            <text:p>0</text:p>
          </table:table-cell>
          <table:table-cell/>
          <table:table-cell office:value-type="float" office:value="2873.33518641887" calcext:value-type="float">
            <text:p>2873.34</text:p>
          </table:table-cell>
          <table:table-cell office:value-type="float" office:value="47664.0462" calcext:value-type="float">
            <text:p>47664.05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063421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3020248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2914.66536050157" calcext:value-type="float">
            <text:p>2914.67</text:p>
          </table:table-cell>
          <table:table-cell office:value-type="float" office:value="47667.0264" calcext:value-type="float">
            <text:p>47667.03</text:p>
          </table:table-cell>
          <table:table-cell/>
          <table:table-cell office:value-type="float" office:value="0.00000084071" calcext:value-type="float">
            <text:p>0</text:p>
          </table:table-cell>
          <table:table-cell office:value-type="float" office:value="0.002290636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4980773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2932.74898785425" calcext:value-type="float">
            <text:p>2932.75</text:p>
          </table:table-cell>
          <table:table-cell office:value-type="float" office:value="47680.7354" calcext:value-type="float">
            <text:p>47680.74</text:p>
          </table:table-cell>
          <table:table-cell/>
          <table:table-cell office:value-type="float" office:value="0.00000075755" calcext:value-type="float">
            <text:p>0</text:p>
          </table:table-cell>
          <table:table-cell office:value-type="float" office:value="0.0022966563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66180229" calcext:value-type="float">
            <text:p>0</text:p>
          </table:table-cell>
          <table:table-cell office:value-type="float" office:value="0.00000083562" calcext:value-type="float">
            <text:p>0</text:p>
          </table:table-cell>
          <table:table-cell/>
          <table:table-cell office:value-type="float" office:value="2942.0852" calcext:value-type="float">
            <text:p>2942.09</text:p>
          </table:table-cell>
          <table:table-cell office:value-type="float" office:value="47684.3118" calcext:value-type="float">
            <text:p>47684.31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286851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68781375" calcext:value-type="float">
            <text:p>0</text:p>
          </table:table-cell>
          <table:table-cell office:value-type="float" office:value="0.0000003211" calcext:value-type="float">
            <text:p>0</text:p>
          </table:table-cell>
          <table:table-cell/>
          <table:table-cell office:value-type="float" office:value="2977.34454260473" calcext:value-type="float">
            <text:p>2977.34</text:p>
          </table:table-cell>
          <table:table-cell office:value-type="float" office:value="47690.2722" calcext:value-type="float">
            <text:p>47690.27</text:p>
          </table:table-cell>
          <table:table-cell/>
          <table:table-cell office:value-type="float" office:value="0.00000087051" calcext:value-type="float">
            <text:p>0</text:p>
          </table:table-cell>
          <table:table-cell office:value-type="float" office:value="0.0023838579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2108764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3007.00311982803" calcext:value-type="float">
            <text:p>3007</text:p>
          </table:table-cell>
          <table:table-cell office:value-type="float" office:value="47690.2722" calcext:value-type="float">
            <text:p>47690.27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170113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78189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3015.05393274437" calcext:value-type="float">
            <text:p>3015.05</text:p>
          </table:table-cell>
          <table:table-cell office:value-type="float" office:value="47692.6564" calcext:value-type="float">
            <text:p>47692.66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2737383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417015" calcext:value-type="float">
            <text:p>0</text:p>
          </table:table-cell>
          <table:table-cell office:value-type="float" office:value="0.00000093099" calcext:value-type="float">
            <text:p>0</text:p>
          </table:table-cell>
          <table:table-cell/>
          <table:table-cell office:value-type="float" office:value="3037.3059276147" calcext:value-type="float">
            <text:p>3037.31</text:p>
          </table:table-cell>
          <table:table-cell office:value-type="float" office:value="47695.0406" calcext:value-type="float">
            <text:p>47695.04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93364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600692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3056.02667478685" calcext:value-type="float">
            <text:p>3056.03</text:p>
          </table:table-cell>
          <table:table-cell office:value-type="float" office:value="47698.0208" calcext:value-type="float">
            <text:p>47698.02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22733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590824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3056.0492" calcext:value-type="float">
            <text:p>3056.05</text:p>
          </table:table-cell>
          <table:table-cell office:value-type="float" office:value="47699.213" calcext:value-type="float">
            <text:p>47699.21</text:p>
          </table:table-cell>
          <table:table-cell/>
          <table:table-cell office:value-type="float" office:value="0.00000061479" calcext:value-type="float">
            <text:p>0</text:p>
          </table:table-cell>
          <table:table-cell office:value-type="float" office:value="0.0023114085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119781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3060.237454324" calcext:value-type="float">
            <text:p>3060.24</text:p>
          </table:table-cell>
          <table:table-cell office:value-type="float" office:value="47701.5972" calcext:value-type="float">
            <text:p>47701.6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2846460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6999244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3091.812" calcext:value-type="float">
            <text:p>3091.81</text:p>
          </table:table-cell>
          <table:table-cell office:value-type="float" office:value="47702.1932" calcext:value-type="float">
            <text:p>47702.19</text:p>
          </table:table-cell>
          <table:table-cell/>
          <table:table-cell office:value-type="float" office:value="0.00000061479" calcext:value-type="float">
            <text:p>0</text:p>
          </table:table-cell>
          <table:table-cell office:value-type="float" office:value="0.002282977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6390762" calcext:value-type="float">
            <text:p>0</text:p>
          </table:table-cell>
          <table:table-cell office:value-type="float" office:value="0.00000102635" calcext:value-type="float">
            <text:p>0</text:p>
          </table:table-cell>
          <table:table-cell/>
          <table:table-cell office:value-type="float" office:value="3143.97933884297" calcext:value-type="float">
            <text:p>3143.98</text:p>
          </table:table-cell>
          <table:table-cell office:value-type="float" office:value="47705.1734" calcext:value-type="float">
            <text:p>47705.17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758411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6871433" calcext:value-type="float">
            <text:p>0</text:p>
          </table:table-cell>
          <table:table-cell office:value-type="float" office:value="0.00000062104" calcext:value-type="float">
            <text:p>0</text:p>
          </table:table-cell>
          <table:table-cell/>
          <table:table-cell office:value-type="float" office:value="3146.1714" calcext:value-type="float">
            <text:p>3146.17</text:p>
          </table:table-cell>
          <table:table-cell office:value-type="float" office:value="47717.6904" calcext:value-type="float">
            <text:p>47717.69</text:p>
          </table:table-cell>
          <table:table-cell/>
          <table:table-cell office:value-type="float" office:value="0.00000075755" calcext:value-type="float">
            <text:p>0</text:p>
          </table:table-cell>
          <table:table-cell office:value-type="float" office:value="0.0023720264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8530101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3224.02320341047" calcext:value-type="float">
            <text:p>3224.02</text:p>
          </table:table-cell>
          <table:table-cell office:value-type="float" office:value="47722.4588" calcext:value-type="float">
            <text:p>47722.46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171305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8340091" calcext:value-type="float">
            <text:p>0</text:p>
          </table:table-cell>
          <table:table-cell office:value-type="float" office:value="0.00000062104" calcext:value-type="float">
            <text:p>0</text:p>
          </table:table-cell>
          <table:table-cell/>
          <table:table-cell office:value-type="float" office:value="3257.95333574296" calcext:value-type="float">
            <text:p>3257.95</text:p>
          </table:table-cell>
          <table:table-cell office:value-type="float" office:value="47740.3402" calcext:value-type="float">
            <text:p>47740.34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085176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2431354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3262.0428" calcext:value-type="float">
            <text:p>3262.04</text:p>
          </table:table-cell>
          <table:table-cell office:value-type="float" office:value="47747.4926" calcext:value-type="float">
            <text:p>47747.49</text:p>
          </table:table-cell>
          <table:table-cell/>
          <table:table-cell office:value-type="float" office:value="0.00000084071" calcext:value-type="float">
            <text:p>0</text:p>
          </table:table-cell>
          <table:table-cell office:value-type="float" office:value="0.0023159682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61867237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3264.427" calcext:value-type="float">
            <text:p>3264.43</text:p>
          </table:table-cell>
          <table:table-cell office:value-type="float" office:value="47749.2808" calcext:value-type="float">
            <text:p>47749.28</text:p>
          </table:table-cell>
          <table:table-cell/>
          <table:table-cell office:value-type="float" office:value="0.00000087051" calcext:value-type="float">
            <text:p>0</text:p>
          </table:table-cell>
          <table:table-cell office:value-type="float" office:value="0.0022933483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67429542" calcext:value-type="float">
            <text:p>0</text:p>
          </table:table-cell>
          <table:table-cell office:value-type="float" office:value="0.00000034494" calcext:value-type="float">
            <text:p>0</text:p>
          </table:table-cell>
          <table:table-cell/>
          <table:table-cell office:value-type="float" office:value="3394.86584497008" calcext:value-type="float">
            <text:p>3394.87</text:p>
          </table:table-cell>
          <table:table-cell office:value-type="float" office:value="47770.1424" calcext:value-type="float">
            <text:p>47770.14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2866129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7009716" calcext:value-type="float">
            <text:p>0</text:p>
          </table:table-cell>
          <table:table-cell office:value-type="float" office:value="0.0000003211" calcext:value-type="float">
            <text:p>0</text:p>
          </table:table-cell>
          <table:table-cell/>
          <table:table-cell office:value-type="float" office:value="3404.1404" calcext:value-type="float">
            <text:p>3404.14</text:p>
          </table:table-cell>
          <table:table-cell office:value-type="float" office:value="47770.7386" calcext:value-type="float">
            <text:p>47770.74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621320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395008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3404.1404" calcext:value-type="float">
            <text:p>3404.14</text:p>
          </table:table-cell>
          <table:table-cell office:value-type="float" office:value="47772.5266" calcext:value-type="float">
            <text:p>47772.53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730993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5480728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3408.45483043602" calcext:value-type="float">
            <text:p>3408.45</text:p>
          </table:table-cell>
          <table:table-cell office:value-type="float" office:value="47774.3148" calcext:value-type="float">
            <text:p>47774.31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024678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362749" calcext:value-type="float">
            <text:p>0</text:p>
          </table:table-cell>
          <table:table-cell office:value-type="float" office:value="0.0000003211" calcext:value-type="float">
            <text:p>0</text:p>
          </table:table-cell>
          <table:table-cell/>
          <table:table-cell office:value-type="float" office:value="3430.3664" calcext:value-type="float">
            <text:p>3430.37</text:p>
          </table:table-cell>
          <table:table-cell office:value-type="float" office:value="47780.2752" calcext:value-type="float">
            <text:p>47780.28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873746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729801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3481.388" calcext:value-type="float">
            <text:p>3481.39</text:p>
          </table:table-cell>
          <table:table-cell office:value-type="float" office:value="47790.408" calcext:value-type="float">
            <text:p>47790.41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770332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158622" calcext:value-type="float">
            <text:p>0</text:p>
          </table:table-cell>
          <table:table-cell office:value-type="float" office:value="0.0000003211" calcext:value-type="float">
            <text:p>0</text:p>
          </table:table-cell>
          <table:table-cell/>
          <table:table-cell office:value-type="float" office:value="3524.47064690795" calcext:value-type="float">
            <text:p>3524.47</text:p>
          </table:table-cell>
          <table:table-cell office:value-type="float" office:value="47795.1764" calcext:value-type="float">
            <text:p>47795.18</text:p>
          </table:table-cell>
          <table:table-cell/>
          <table:table-cell office:value-type="float" office:value="0.00000075755" calcext:value-type="float">
            <text:p>0</text:p>
          </table:table-cell>
          <table:table-cell office:value-type="float" office:value="0.0023053884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729469" calcext:value-type="float">
            <text:p>0</text:p>
          </table:table-cell>
          <table:table-cell office:value-type="float" office:value="0.0000003211" calcext:value-type="float">
            <text:p>0</text:p>
          </table:table-cell>
          <table:table-cell/>
          <table:table-cell office:value-type="float" office:value="3538.1316" calcext:value-type="float">
            <text:p>3538.13</text:p>
          </table:table-cell>
          <table:table-cell office:value-type="float" office:value="47800.5408" calcext:value-type="float">
            <text:p>47800.54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2966265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6370754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3575.42973972571" calcext:value-type="float">
            <text:p>3575.43</text:p>
          </table:table-cell>
          <table:table-cell office:value-type="float" office:value="47800.5408" calcext:value-type="float">
            <text:p>47800.54</text:p>
          </table:table-cell>
          <table:table-cell/>
          <table:table-cell office:value-type="float" office:value="0.00000084071" calcext:value-type="float">
            <text:p>0</text:p>
          </table:table-cell>
          <table:table-cell office:value-type="float" office:value="0.0022827386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701854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3603.57624847747" calcext:value-type="float">
            <text:p>3603.58</text:p>
          </table:table-cell>
          <table:table-cell office:value-type="float" office:value="47801.733" calcext:value-type="float">
            <text:p>47801.73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2836327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29108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3644.27543589626" calcext:value-type="float">
            <text:p>3644.28</text:p>
          </table:table-cell>
          <table:table-cell office:value-type="float" office:value="47805.3092" calcext:value-type="float">
            <text:p>47805.31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858845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759799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3664.0166" calcext:value-type="float">
            <text:p>3664.02</text:p>
          </table:table-cell>
          <table:table-cell office:value-type="float" office:value="47807.6934" calcext:value-type="float">
            <text:p>47807.69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131966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79901218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3691.78491023083" calcext:value-type="float">
            <text:p>3691.78</text:p>
          </table:table-cell>
          <table:table-cell office:value-type="float" office:value="47808.2894" calcext:value-type="float">
            <text:p>47808.29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065209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9090385" calcext:value-type="float">
            <text:p>0</text:p>
          </table:table-cell>
          <table:table-cell office:value-type="float" office:value="0.00000034494" calcext:value-type="float">
            <text:p>0</text:p>
          </table:table-cell>
          <table:table-cell/>
          <table:table-cell office:value-type="float" office:value="3711.7004" calcext:value-type="float">
            <text:p>3711.7</text:p>
          </table:table-cell>
          <table:table-cell office:value-type="float" office:value="47815.442" calcext:value-type="float">
            <text:p>47815.44</text:p>
          </table:table-cell>
          <table:table-cell/>
          <table:table-cell office:value-type="float" office:value="0.00000075755" calcext:value-type="float">
            <text:p>0</text:p>
          </table:table-cell>
          <table:table-cell office:value-type="float" office:value="0.0023024976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2458305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3777.9808" calcext:value-type="float">
            <text:p>3777.98</text:p>
          </table:table-cell>
          <table:table-cell office:value-type="float" office:value="47819.6144" calcext:value-type="float">
            <text:p>47819.61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2943913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220581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3781.7954" calcext:value-type="float">
            <text:p>3781.8</text:p>
          </table:table-cell>
          <table:table-cell office:value-type="float" office:value="47820.2104" calcext:value-type="float">
            <text:p>47820.21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27138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660659" calcext:value-type="float">
            <text:p>0</text:p>
          </table:table-cell>
          <table:table-cell office:value-type="float" office:value="0.00000080678" calcext:value-type="float">
            <text:p>0</text:p>
          </table:table-cell>
          <table:table-cell/>
          <table:table-cell office:value-type="float" office:value="3806.114" calcext:value-type="float">
            <text:p>3806.11</text:p>
          </table:table-cell>
          <table:table-cell office:value-type="float" office:value="47821.9984" calcext:value-type="float">
            <text:p>47822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952722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4350624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3819.52130236535" calcext:value-type="float">
            <text:p>3819.52</text:p>
          </table:table-cell>
          <table:table-cell office:value-type="float" office:value="47825.5748" calcext:value-type="float">
            <text:p>47825.57</text:p>
          </table:table-cell>
          <table:table-cell/>
          <table:table-cell office:value-type="float" office:value="0.00000075755" calcext:value-type="float">
            <text:p>0</text:p>
          </table:table-cell>
          <table:table-cell office:value-type="float" office:value="0.0023846328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196001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3861.13401059641" calcext:value-type="float">
            <text:p>3861.13</text:p>
          </table:table-cell>
          <table:table-cell office:value-type="float" office:value="47831.5352" calcext:value-type="float">
            <text:p>47831.54</text:p>
          </table:table-cell>
          <table:table-cell/>
          <table:table-cell office:value-type="float" office:value="0.00000061479" calcext:value-type="float">
            <text:p>0</text:p>
          </table:table-cell>
          <table:table-cell office:value-type="float" office:value="0.0023772120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071071" calcext:value-type="float">
            <text:p>0</text:p>
          </table:table-cell>
          <table:table-cell office:value-type="float" office:value="0.00000034494" calcext:value-type="float">
            <text:p>0</text:p>
          </table:table-cell>
          <table:table-cell/>
          <table:table-cell office:value-type="float" office:value="3941.07316624934" calcext:value-type="float">
            <text:p>3941.07</text:p>
          </table:table-cell>
          <table:table-cell office:value-type="float" office:value="47845.2444" calcext:value-type="float">
            <text:p>47845.24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421645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839443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3943.92" calcext:value-type="float">
            <text:p>3943.92</text:p>
          </table:table-cell>
          <table:table-cell office:value-type="float" office:value="47852.3968" calcext:value-type="float">
            <text:p>47852.4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244917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378993" calcext:value-type="float">
            <text:p>0</text:p>
          </table:table-cell>
          <table:table-cell office:value-type="float" office:value="0.00000100251" calcext:value-type="float">
            <text:p>0</text:p>
          </table:table-cell>
          <table:table-cell/>
          <table:table-cell office:value-type="float" office:value="4018.3066" calcext:value-type="float">
            <text:p>4018.31</text:p>
          </table:table-cell>
          <table:table-cell office:value-type="float" office:value="47855.377" calcext:value-type="float">
            <text:p>47855.38</text:p>
          </table:table-cell>
          <table:table-cell/>
          <table:table-cell office:value-type="float" office:value="0.00000087051" calcext:value-type="float">
            <text:p>0</text:p>
          </table:table-cell>
          <table:table-cell office:value-type="float" office:value="0.0023198723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399425" calcext:value-type="float">
            <text:p>0</text:p>
          </table:table-cell>
          <table:table-cell office:value-type="float" office:value="0.0000003211" calcext:value-type="float">
            <text:p>0</text:p>
          </table:table-cell>
          <table:table-cell/>
          <table:table-cell office:value-type="float" office:value="4030.32031917925" calcext:value-type="float">
            <text:p>4030.32</text:p>
          </table:table-cell>
          <table:table-cell office:value-type="float" office:value="47857.1652" calcext:value-type="float">
            <text:p>47857.17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2948682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690296" calcext:value-type="float">
            <text:p>0</text:p>
          </table:table-cell>
          <table:table-cell office:value-type="float" office:value="0.00000034494" calcext:value-type="float">
            <text:p>0</text:p>
          </table:table-cell>
          <table:table-cell/>
          <table:table-cell office:value-type="float" office:value="4037.857" calcext:value-type="float">
            <text:p>4037.86</text:p>
          </table:table-cell>
          <table:table-cell office:value-type="float" office:value="47859.5494" calcext:value-type="float">
            <text:p>47859.55</text:p>
          </table:table-cell>
          <table:table-cell/>
          <table:table-cell office:value-type="float" office:value="0.00000084071" calcext:value-type="float">
            <text:p>0</text:p>
          </table:table-cell>
          <table:table-cell office:value-type="float" office:value="0.0023861229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799968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4052.162" calcext:value-type="float">
            <text:p>4052.16</text:p>
          </table:table-cell>
          <table:table-cell office:value-type="float" office:value="47870.2782" calcext:value-type="float">
            <text:p>47870.28</text:p>
          </table:table-cell>
          <table:table-cell/>
          <table:table-cell office:value-type="float" office:value="0.00000084071" calcext:value-type="float">
            <text:p>0</text:p>
          </table:table-cell>
          <table:table-cell office:value-type="float" office:value="0.002368986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530918" calcext:value-type="float">
            <text:p>0</text:p>
          </table:table-cell>
          <table:table-cell office:value-type="float" office:value="0.00000053067" calcext:value-type="float">
            <text:p>0</text:p>
          </table:table-cell>
          <table:table-cell/>
          <table:table-cell office:value-type="float" office:value="4172.8347107438" calcext:value-type="float">
            <text:p>4172.83</text:p>
          </table:table-cell>
          <table:table-cell office:value-type="float" office:value="47879.815" calcext:value-type="float">
            <text:p>47879.82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820400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4152011" calcext:value-type="float">
            <text:p>0</text:p>
          </table:table-cell>
          <table:table-cell office:value-type="float" office:value="0.00000050183" calcext:value-type="float">
            <text:p>0</text:p>
          </table:table-cell>
          <table:table-cell/>
          <table:table-cell office:value-type="float" office:value="4191.8754" calcext:value-type="float">
            <text:p>4191.88</text:p>
          </table:table-cell>
          <table:table-cell office:value-type="float" office:value="47882.1992" calcext:value-type="float">
            <text:p>47882.2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216307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5901069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4207.14683670561" calcext:value-type="float">
            <text:p>4207.15</text:p>
          </table:table-cell>
          <table:table-cell office:value-type="float" office:value="47882.1992" calcext:value-type="float">
            <text:p>47882.2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212432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85301399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4240.036" calcext:value-type="float">
            <text:p>4240.04</text:p>
          </table:table-cell>
          <table:table-cell office:value-type="float" office:value="47882.7952" calcext:value-type="float">
            <text:p>47882.8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075044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1311511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4491.806" calcext:value-type="float">
            <text:p>4491.81</text:p>
          </table:table-cell>
          <table:table-cell office:value-type="float" office:value="47882.7952" calcext:value-type="float">
            <text:p>47882.8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094713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141902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4506.111" calcext:value-type="float">
            <text:p>4506.11</text:p>
          </table:table-cell>
          <table:table-cell office:value-type="float" office:value="47887.5636" calcext:value-type="float">
            <text:p>47887.56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093819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6040077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4588.127" calcext:value-type="float">
            <text:p>4588.13</text:p>
          </table:table-cell>
          <table:table-cell office:value-type="float" office:value="47889.9478" calcext:value-type="float">
            <text:p>47889.95</text:p>
          </table:table-cell>
          <table:table-cell/>
          <table:table-cell office:value-type="float" office:value="0.00000084071" calcext:value-type="float">
            <text:p>0</text:p>
          </table:table-cell>
          <table:table-cell office:value-type="float" office:value="0.0022825300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6910514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4732.1318" calcext:value-type="float">
            <text:p>4732.13</text:p>
          </table:table-cell>
          <table:table-cell office:value-type="float" office:value="47899.4846" calcext:value-type="float">
            <text:p>47899.48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4144053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05067" calcext:value-type="float">
            <text:p>0</text:p>
          </table:table-cell>
          <table:table-cell office:value-type="float" office:value="0.00000063988" calcext:value-type="float">
            <text:p>0</text:p>
          </table:table-cell>
          <table:table-cell/>
          <table:table-cell office:value-type="float" office:value="4765.9872" calcext:value-type="float">
            <text:p>4765.99</text:p>
          </table:table-cell>
          <table:table-cell office:value-type="float" office:value="47899.4846" calcext:value-type="float">
            <text:p>47899.48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610293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9591064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4770.2788" calcext:value-type="float">
            <text:p>4770.28</text:p>
          </table:table-cell>
          <table:table-cell office:value-type="float" office:value="47899.4846" calcext:value-type="float">
            <text:p>47899.48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750364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930435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4806.0416" calcext:value-type="float">
            <text:p>4806.04</text:p>
          </table:table-cell>
          <table:table-cell office:value-type="float" office:value="47905.445" calcext:value-type="float">
            <text:p>47905.45</text:p>
          </table:table-cell>
          <table:table-cell/>
          <table:table-cell office:value-type="float" office:value="0.00000084071" calcext:value-type="float">
            <text:p>0</text:p>
          </table:table-cell>
          <table:table-cell office:value-type="float" office:value="0.002369016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2710304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4860.401" calcext:value-type="float">
            <text:p>4860.4</text:p>
          </table:table-cell>
          <table:table-cell office:value-type="float" office:value="47915.5778" calcext:value-type="float">
            <text:p>47915.58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075342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3660869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4931.9266" calcext:value-type="float">
            <text:p>4931.93</text:p>
          </table:table-cell>
          <table:table-cell office:value-type="float" office:value="47940.6118" calcext:value-type="float">
            <text:p>47940.61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145079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049945" calcext:value-type="float">
            <text:p>0</text:p>
          </table:table-cell>
          <table:table-cell office:value-type="float" office:value="0.00000071641" calcext:value-type="float">
            <text:p>0</text:p>
          </table:table-cell>
          <table:table-cell/>
          <table:table-cell office:value-type="float" office:value="4942.417" calcext:value-type="float">
            <text:p>4942.42</text:p>
          </table:table-cell>
          <table:table-cell office:value-type="float" office:value="47942.3998" calcext:value-type="float">
            <text:p>47942.4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23129880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179054" calcext:value-type="float">
            <text:p>0</text:p>
          </table:table-cell>
          <table:table-cell office:value-type="float" office:value="0.00000083562" calcext:value-type="float">
            <text:p>0</text:p>
          </table:table-cell>
          <table:table-cell/>
          <table:table-cell office:value-type="float" office:value="5008.2206" calcext:value-type="float">
            <text:p>5008.22</text:p>
          </table:table-cell>
          <table:table-cell office:value-type="float" office:value="47950.1484" calcext:value-type="float">
            <text:p>47950.15</text:p>
          </table:table-cell>
          <table:table-cell/>
          <table:table-cell office:value-type="float" office:value="0.00000084071" calcext:value-type="float">
            <text:p>0</text:p>
          </table:table-cell>
          <table:table-cell office:value-type="float" office:value="0.0023045837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3440589" calcext:value-type="float">
            <text:p>0</text:p>
          </table:table-cell>
          <table:table-cell office:value-type="float" office:value="0.00000062104" calcext:value-type="float">
            <text:p>0</text:p>
          </table:table-cell>
          <table:table-cell/>
          <table:table-cell office:value-type="float" office:value="5013.9426" calcext:value-type="float">
            <text:p>5013.94</text:p>
          </table:table-cell>
          <table:table-cell office:value-type="float" office:value="47952.5326" calcext:value-type="float">
            <text:p>47952.53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2789835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5180835" calcext:value-type="float">
            <text:p>0</text:p>
          </table:table-cell>
          <table:table-cell office:value-type="float" office:value="0.00000071641" calcext:value-type="float">
            <text:p>0</text:p>
          </table:table-cell>
          <table:table-cell/>
          <table:table-cell office:value-type="float" office:value="5177.9746" calcext:value-type="float">
            <text:p>5177.97</text:p>
          </table:table-cell>
          <table:table-cell office:value-type="float" office:value="47954.9168" calcext:value-type="float">
            <text:p>47954.9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845136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2471885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225.3008691935" calcext:value-type="float">
            <text:p>5225.3</text:p>
          </table:table-cell>
          <table:table-cell office:value-type="float" office:value="47954.9168" calcext:value-type="float">
            <text:p>47954.9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377835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591154" calcext:value-type="float">
            <text:p>0</text:p>
          </table:table-cell>
          <table:table-cell office:value-type="float" office:value="0.00000074025" calcext:value-type="float">
            <text:p>0</text:p>
          </table:table-cell>
          <table:table-cell/>
          <table:table-cell office:value-type="float" office:value="5283.15076300218" calcext:value-type="float">
            <text:p>5283.15</text:p>
          </table:table-cell>
          <table:table-cell office:value-type="float" office:value="47960.2812" calcext:value-type="float">
            <text:p>47960.2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15873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5959224" calcext:value-type="float">
            <text:p>0</text:p>
          </table:table-cell>
          <table:table-cell office:value-type="float" office:value="0.00000061604" calcext:value-type="float">
            <text:p>0</text:p>
          </table:table-cell>
          <table:table-cell/>
          <table:table-cell office:value-type="float" office:value="5290.0314" calcext:value-type="float">
            <text:p>5290.03</text:p>
          </table:table-cell>
          <table:table-cell office:value-type="float" office:value="47969.818" calcext:value-type="float">
            <text:p>47969.82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20140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373001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353.9276" calcext:value-type="float">
            <text:p>5353.93</text:p>
          </table:table-cell>
          <table:table-cell office:value-type="float" office:value="47970.414" calcext:value-type="float">
            <text:p>47970.41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180246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3381919" calcext:value-type="float">
            <text:p>0</text:p>
          </table:table-cell>
          <table:table-cell office:value-type="float" office:value="0.00000062104" calcext:value-type="float">
            <text:p>0</text:p>
          </table:table-cell>
          <table:table-cell/>
          <table:table-cell office:value-type="float" office:value="5358.219" calcext:value-type="float">
            <text:p>5358.22</text:p>
          </table:table-cell>
          <table:table-cell office:value-type="float" office:value="47972.7982" calcext:value-type="float">
            <text:p>47972.8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046135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62520503" calcext:value-type="float">
            <text:p>0</text:p>
          </table:table-cell>
          <table:table-cell office:value-type="float" office:value="0.00000061604" calcext:value-type="float">
            <text:p>0</text:p>
          </table:table-cell>
          <table:table-cell/>
          <table:table-cell office:value-type="float" office:value="5369.6632" calcext:value-type="float">
            <text:p>5369.66</text:p>
          </table:table-cell>
          <table:table-cell office:value-type="float" office:value="47974.5864" calcext:value-type="float">
            <text:p>47974.59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3041069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5501461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373.9546" calcext:value-type="float">
            <text:p>5373.95</text:p>
          </table:table-cell>
          <table:table-cell office:value-type="float" office:value="47976.9706" calcext:value-type="float">
            <text:p>47976.97</text:p>
          </table:table-cell>
          <table:table-cell/>
          <table:table-cell office:value-type="float" office:value="0.00000005" calcext:value-type="float">
            <text:p>0</text:p>
          </table:table-cell>
          <table:table-cell office:value-type="float" office:value="0.0022866427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2700042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420.2078" calcext:value-type="float">
            <text:p>5420.21</text:p>
          </table:table-cell>
          <table:table-cell office:value-type="float" office:value="47985.3152" calcext:value-type="float">
            <text:p>47985.32</text:p>
          </table:table-cell>
          <table:table-cell/>
          <table:table-cell office:value-type="float" office:value="0.00000149011" calcext:value-type="float">
            <text:p>0</text:p>
          </table:table-cell>
          <table:table-cell office:value-type="float" office:value="0.0023992955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61678886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427.35072766278" calcext:value-type="float">
            <text:p>5427.35</text:p>
          </table:table-cell>
          <table:table-cell office:value-type="float" office:value="47985.3152" calcext:value-type="float">
            <text:p>47985.32</text:p>
          </table:table-cell>
          <table:table-cell/>
          <table:table-cell office:value-type="float" office:value="0.0000013411" calcext:value-type="float">
            <text:p>0</text:p>
          </table:table-cell>
          <table:table-cell office:value-type="float" office:value="0.002334266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770332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460.2622" calcext:value-type="float">
            <text:p>5460.26</text:p>
          </table:table-cell>
          <table:table-cell office:value-type="float" office:value="47989.4876" calcext:value-type="float">
            <text:p>47989.49</text:p>
          </table:table-cell>
          <table:table-cell/>
          <table:table-cell office:value-type="float" office:value="0.0000013411" calcext:value-type="float">
            <text:p>0</text:p>
          </table:table-cell>
          <table:table-cell office:value-type="float" office:value="0.0023206174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1069774" calcext:value-type="float">
            <text:p>0</text:p>
          </table:table-cell>
          <table:table-cell office:value-type="float" office:value="0.00000102635" calcext:value-type="float">
            <text:p>0</text:p>
          </table:table-cell>
          <table:table-cell/>
          <table:table-cell office:value-type="float" office:value="5479.8126" calcext:value-type="float">
            <text:p>5479.81</text:p>
          </table:table-cell>
          <table:table-cell office:value-type="float" office:value="47992.4678" calcext:value-type="float">
            <text:p>47992.47</text:p>
          </table:table-cell>
          <table:table-cell/>
          <table:table-cell office:value-type="float" office:value="0.00000122189" calcext:value-type="float">
            <text:p>0</text:p>
          </table:table-cell>
          <table:table-cell office:value-type="float" office:value="0.0023037493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439956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506.0386" calcext:value-type="float">
            <text:p>5506.04</text:p>
          </table:table-cell>
          <table:table-cell office:value-type="float" office:value="47996.6402" calcext:value-type="float">
            <text:p>47996.64</text:p>
          </table:table-cell>
          <table:table-cell/>
          <table:table-cell office:value-type="float" office:value="0.00000113248" calcext:value-type="float">
            <text:p>0</text:p>
          </table:table-cell>
          <table:table-cell office:value-type="float" office:value="0.0022953450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759075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507.946" calcext:value-type="float">
            <text:p>5507.95</text:p>
          </table:table-cell>
          <table:table-cell office:value-type="float" office:value="48004.3888" calcext:value-type="float">
            <text:p>48004.39</text:p>
          </table:table-cell>
          <table:table-cell/>
          <table:table-cell office:value-type="float" office:value="0.00000110268" calcext:value-type="float">
            <text:p>0</text:p>
          </table:table-cell>
          <table:table-cell office:value-type="float" office:value="0.0023331344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1651515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533.6952" calcext:value-type="float">
            <text:p>5533.7</text:p>
          </table:table-cell>
          <table:table-cell office:value-type="float" office:value="48007.965" calcext:value-type="float">
            <text:p>48007.97</text:p>
          </table:table-cell>
          <table:table-cell/>
          <table:table-cell office:value-type="float" office:value="0.00000122189" calcext:value-type="float">
            <text:p>0</text:p>
          </table:table-cell>
          <table:table-cell office:value-type="float" office:value="0.0024169981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500556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543.7088" calcext:value-type="float">
            <text:p>5543.71</text:p>
          </table:table-cell>
          <table:table-cell office:value-type="float" office:value="48009.7532" calcext:value-type="float">
            <text:p>48009.75</text:p>
          </table:table-cell>
          <table:table-cell/>
          <table:table-cell office:value-type="float" office:value="0.00000196695" calcext:value-type="float">
            <text:p>0</text:p>
          </table:table-cell>
          <table:table-cell office:value-type="float" office:value="0.0024144947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720989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566.12" calcext:value-type="float">
            <text:p>5566.12</text:p>
          </table:table-cell>
          <table:table-cell office:value-type="float" office:value="48022.8662" calcext:value-type="float">
            <text:p>48022.87</text:p>
          </table:table-cell>
          <table:table-cell/>
          <table:table-cell office:value-type="float" office:value="0.00000187754" calcext:value-type="float">
            <text:p>0</text:p>
          </table:table-cell>
          <table:table-cell office:value-type="float" office:value="0.0024070143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519359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568.0274" calcext:value-type="float">
            <text:p>5568.03</text:p>
          </table:table-cell>
          <table:table-cell office:value-type="float" office:value="48025.2504" calcext:value-type="float">
            <text:p>48025.25</text:p>
          </table:table-cell>
          <table:table-cell/>
          <table:table-cell office:value-type="float" office:value="0.0000128746" calcext:value-type="float">
            <text:p>0</text:p>
          </table:table-cell>
          <table:table-cell office:value-type="float" office:value="0.0024028718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859241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5573.7494" calcext:value-type="float">
            <text:p>5573.75</text:p>
          </table:table-cell>
          <table:table-cell office:value-type="float" office:value="48030.0188" calcext:value-type="float">
            <text:p>48030.02</text:p>
          </table:table-cell>
          <table:table-cell/>
          <table:table-cell office:value-type="float" office:value="0.00001099705" calcext:value-type="float">
            <text:p>0</text:p>
          </table:table-cell>
          <table:table-cell office:value-type="float" office:value="0.0023494958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719299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596.1608" calcext:value-type="float">
            <text:p>5596.16</text:p>
          </table:table-cell>
          <table:table-cell office:value-type="float" office:value="48034.787" calcext:value-type="float">
            <text:p>48034.79</text:p>
          </table:table-cell>
          <table:table-cell/>
          <table:table-cell office:value-type="float" office:value="0.00000122189" calcext:value-type="float">
            <text:p>0</text:p>
          </table:table-cell>
          <table:table-cell office:value-type="float" office:value="0.0023373663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1010169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606.1744" calcext:value-type="float">
            <text:p>5606.17</text:p>
          </table:table-cell>
          <table:table-cell office:value-type="float" office:value="48037.7674" calcext:value-type="float">
            <text:p>48037.77</text:p>
          </table:table-cell>
          <table:table-cell/>
          <table:table-cell office:value-type="float" office:value="0.00001186132" calcext:value-type="float">
            <text:p>0</text:p>
          </table:table-cell>
          <table:table-cell office:value-type="float" office:value="0.0023222267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900497" calcext:value-type="float">
            <text:p>0</text:p>
          </table:table-cell>
          <table:table-cell office:value-type="float" office:value="0.00000034494" calcext:value-type="float">
            <text:p>0</text:p>
          </table:table-cell>
          <table:table-cell/>
          <table:table-cell office:value-type="float" office:value="5633.831" calcext:value-type="float">
            <text:p>5633.83</text:p>
          </table:table-cell>
          <table:table-cell office:value-type="float" office:value="48044.9198" calcext:value-type="float">
            <text:p>48044.92</text:p>
          </table:table-cell>
          <table:table-cell/>
          <table:table-cell office:value-type="float" office:value="0.00001314282" calcext:value-type="float">
            <text:p>0</text:p>
          </table:table-cell>
          <table:table-cell office:value-type="float" office:value="0.0024283528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440349" calcext:value-type="float">
            <text:p>0</text:p>
          </table:table-cell>
          <table:table-cell office:value-type="float" office:value="0.00000061604" calcext:value-type="float">
            <text:p>0</text:p>
          </table:table-cell>
          <table:table-cell/>
          <table:table-cell office:value-type="float" office:value="5644.01118552294" calcext:value-type="float">
            <text:p>5644.01</text:p>
          </table:table-cell>
          <table:table-cell office:value-type="float" office:value="48052.6684" calcext:value-type="float">
            <text:p>48052.67</text:p>
          </table:table-cell>
          <table:table-cell/>
          <table:table-cell office:value-type="float" office:value="0.0000115931" calcext:value-type="float">
            <text:p>0</text:p>
          </table:table-cell>
          <table:table-cell office:value-type="float" office:value="0.0023388862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011135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719.6616" calcext:value-type="float">
            <text:p>5719.66</text:p>
          </table:table-cell>
          <table:table-cell office:value-type="float" office:value="48059.225" calcext:value-type="float">
            <text:p>48059.23</text:p>
          </table:table-cell>
          <table:table-cell/>
          <table:table-cell office:value-type="float" office:value="0.00000199675" calcext:value-type="float">
            <text:p>0</text:p>
          </table:table-cell>
          <table:table-cell office:value-type="float" office:value="0.0023305416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1970272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726.3374" calcext:value-type="float">
            <text:p>5726.34</text:p>
          </table:table-cell>
          <table:table-cell office:value-type="float" office:value="48060.417" calcext:value-type="float">
            <text:p>48060.42</text:p>
          </table:table-cell>
          <table:table-cell/>
          <table:table-cell office:value-type="float" office:value="0.0000128746" calcext:value-type="float">
            <text:p>0</text:p>
          </table:table-cell>
          <table:table-cell office:value-type="float" office:value="0.0023027062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219585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732.0594" calcext:value-type="float">
            <text:p>5732.06</text:p>
          </table:table-cell>
          <table:table-cell office:value-type="float" office:value="48064.5894" calcext:value-type="float">
            <text:p>48064.59</text:p>
          </table:table-cell>
          <table:table-cell/>
          <table:table-cell office:value-type="float" office:value="0.00000184774" calcext:value-type="float">
            <text:p>0</text:p>
          </table:table-cell>
          <table:table-cell office:value-type="float" office:value="0.0022921264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258758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745.8876" calcext:value-type="float">
            <text:p>5745.89</text:p>
          </table:table-cell>
          <table:table-cell office:value-type="float" office:value="48072.338" calcext:value-type="float">
            <text:p>48072.34</text:p>
          </table:table-cell>
          <table:table-cell/>
          <table:table-cell office:value-type="float" office:value="0.00000172853" calcext:value-type="float">
            <text:p>0</text:p>
          </table:table-cell>
          <table:table-cell office:value-type="float" office:value="0.0022922456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838809" calcext:value-type="float">
            <text:p>0</text:p>
          </table:table-cell>
          <table:table-cell office:value-type="float" office:value="0.0000003211" calcext:value-type="float">
            <text:p>0</text:p>
          </table:table-cell>
          <table:table-cell/>
          <table:table-cell office:value-type="float" office:value="5802.1544" calcext:value-type="float">
            <text:p>5802.15</text:p>
          </table:table-cell>
          <table:table-cell office:value-type="float" office:value="48072.934" calcext:value-type="float">
            <text:p>48072.93</text:p>
          </table:table-cell>
          <table:table-cell/>
          <table:table-cell office:value-type="float" office:value="0.00000196695" calcext:value-type="float">
            <text:p>0</text:p>
          </table:table-cell>
          <table:table-cell office:value-type="float" office:value="0.0023216307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0601749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849.8382" calcext:value-type="float">
            <text:p>5849.84</text:p>
          </table:table-cell>
          <table:table-cell office:value-type="float" office:value="48074.7222" calcext:value-type="float">
            <text:p>48074.72</text:p>
          </table:table-cell>
          <table:table-cell/>
          <table:table-cell office:value-type="float" office:value="0.0000128746" calcext:value-type="float">
            <text:p>0</text:p>
          </table:table-cell>
          <table:table-cell office:value-type="float" office:value="0.0023076236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4059753" calcext:value-type="float">
            <text:p>0</text:p>
          </table:table-cell>
          <table:table-cell office:value-type="float" office:value="0.00000061604" calcext:value-type="float">
            <text:p>0</text:p>
          </table:table-cell>
          <table:table-cell/>
          <table:table-cell office:value-type="float" office:value="5856.037" calcext:value-type="float">
            <text:p>5856.04</text:p>
          </table:table-cell>
          <table:table-cell office:value-type="float" office:value="48084.855" calcext:value-type="float">
            <text:p>48084.86</text:p>
          </table:table-cell>
          <table:table-cell/>
          <table:table-cell office:value-type="float" office:value="0.00001263618" calcext:value-type="float">
            <text:p>0</text:p>
          </table:table-cell>
          <table:table-cell office:value-type="float" office:value="0.0023220181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968582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5879.8788" calcext:value-type="float">
            <text:p>5879.88</text:p>
          </table:table-cell>
          <table:table-cell office:value-type="float" office:value="48084.855" calcext:value-type="float">
            <text:p>48084.86</text:p>
          </table:table-cell>
          <table:table-cell/>
          <table:table-cell office:value-type="float" office:value="0.00001350045" calcext:value-type="float">
            <text:p>0</text:p>
          </table:table-cell>
          <table:table-cell office:value-type="float" office:value="0.0024147629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45737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5908.0122" calcext:value-type="float">
            <text:p>5908.01</text:p>
          </table:table-cell>
          <table:table-cell office:value-type="float" office:value="48085.451" calcext:value-type="float">
            <text:p>48085.45</text:p>
          </table:table-cell>
          <table:table-cell/>
          <table:table-cell office:value-type="float" office:value="0.00001400709" calcext:value-type="float">
            <text:p>0</text:p>
          </table:table-cell>
          <table:table-cell office:value-type="float" office:value="0.0023789405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380744" calcext:value-type="float">
            <text:p>0</text:p>
          </table:table-cell>
          <table:table-cell office:value-type="float" office:value="0.00000061604" calcext:value-type="float">
            <text:p>0</text:p>
          </table:table-cell>
          <table:table-cell/>
          <table:table-cell office:value-type="float" office:value="5983.8294" calcext:value-type="float">
            <text:p>5983.83</text:p>
          </table:table-cell>
          <table:table-cell office:value-type="float" office:value="48097.372" calcext:value-type="float">
            <text:p>48097.37</text:p>
          </table:table-cell>
          <table:table-cell/>
          <table:table-cell office:value-type="float" office:value="0.00001299381" calcext:value-type="float">
            <text:p>0</text:p>
          </table:table-cell>
          <table:table-cell office:value-type="float" office:value="0.0024130046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561943" calcext:value-type="float">
            <text:p>0</text:p>
          </table:table-cell>
          <table:table-cell office:value-type="float" office:value="0.00000074025" calcext:value-type="float">
            <text:p>0</text:p>
          </table:table-cell>
          <table:table-cell/>
          <table:table-cell office:value-type="float" office:value="6068.20292326431" calcext:value-type="float">
            <text:p>6068.2</text:p>
          </table:table-cell>
          <table:table-cell office:value-type="float" office:value="48104.5246" calcext:value-type="float">
            <text:p>48104.52</text:p>
          </table:table-cell>
          <table:table-cell/>
          <table:table-cell office:value-type="float" office:value="0.00001347064" calcext:value-type="float">
            <text:p>0</text:p>
          </table:table-cell>
          <table:table-cell office:value-type="float" office:value="0.00240239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70119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6093.9788" calcext:value-type="float">
            <text:p>6093.98</text:p>
          </table:table-cell>
          <table:table-cell office:value-type="float" office:value="48105.1206" calcext:value-type="float">
            <text:p>48105.12</text:p>
          </table:table-cell>
          <table:table-cell/>
          <table:table-cell office:value-type="float" office:value="0.00000087051" calcext:value-type="float">
            <text:p>0</text:p>
          </table:table-cell>
          <table:table-cell office:value-type="float" office:value="0.0000903904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4050216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6100.1776" calcext:value-type="float">
            <text:p>6100.18</text:p>
          </table:table-cell>
          <table:table-cell office:value-type="float" office:value="48148.036" calcext:value-type="float">
            <text:p>48148.04</text:p>
          </table:table-cell>
          <table:table-cell/>
          <table:table-cell office:value-type="float" office:value="0.00000160932" calcext:value-type="float">
            <text:p>0</text:p>
          </table:table-cell>
          <table:table-cell office:value-type="float" office:value="0.0024093687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371208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6145.954" calcext:value-type="float">
            <text:p>6145.95</text:p>
          </table:table-cell>
          <table:table-cell office:value-type="float" office:value="48149.824" calcext:value-type="float">
            <text:p>48149.82</text:p>
          </table:table-cell>
          <table:table-cell/>
          <table:table-cell office:value-type="float" office:value="0.00000187754" calcext:value-type="float">
            <text:p>0</text:p>
          </table:table-cell>
          <table:table-cell office:value-type="float" office:value="0.0023339986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39022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6154.0602" calcext:value-type="float">
            <text:p>6154.06</text:p>
          </table:table-cell>
          <table:table-cell office:value-type="float" office:value="48157.5726" calcext:value-type="float">
            <text:p>48157.57</text:p>
          </table:table-cell>
          <table:table-cell/>
          <table:table-cell office:value-type="float" office:value="0.00000122189" calcext:value-type="float">
            <text:p>0</text:p>
          </table:table-cell>
          <table:table-cell office:value-type="float" office:value="0.0023185014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430782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6196.022" calcext:value-type="float">
            <text:p>6196.02</text:p>
          </table:table-cell>
          <table:table-cell office:value-type="float" office:value="48158.1686" calcext:value-type="float">
            <text:p>48158.17</text:p>
          </table:table-cell>
          <table:table-cell/>
          <table:table-cell office:value-type="float" office:value="0.00000146031" calcext:value-type="float">
            <text:p>0</text:p>
          </table:table-cell>
          <table:table-cell office:value-type="float" office:value="0.0023095011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2900829" calcext:value-type="float">
            <text:p>0</text:p>
          </table:table-cell>
          <table:table-cell office:value-type="float" office:value="0.00000061604" calcext:value-type="float">
            <text:p>0</text:p>
          </table:table-cell>
          <table:table-cell/>
          <table:table-cell office:value-type="float" office:value="6197.9292" calcext:value-type="float">
            <text:p>6197.93</text:p>
          </table:table-cell>
          <table:table-cell office:value-type="float" office:value="48172.4738" calcext:value-type="float">
            <text:p>48172.47</text:p>
          </table:table-cell>
          <table:table-cell/>
          <table:table-cell office:value-type="float" office:value="0.00000146031" calcext:value-type="float">
            <text:p>0</text:p>
          </table:table-cell>
          <table:table-cell office:value-type="float" office:value="0.0022904872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361972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6210.327" calcext:value-type="float">
            <text:p>6210.33</text:p>
          </table:table-cell>
          <table:table-cell office:value-type="float" office:value="48177.8382" calcext:value-type="float">
            <text:p>48177.84</text:p>
          </table:table-cell>
          <table:table-cell/>
          <table:table-cell office:value-type="float" office:value="0.00000061479" calcext:value-type="float">
            <text:p>0</text:p>
          </table:table-cell>
          <table:table-cell office:value-type="float" office:value="0.0001025199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0359497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6217.9564" calcext:value-type="float">
            <text:p>6217.96</text:p>
          </table:table-cell>
          <table:table-cell office:value-type="float" office:value="48183.2026" calcext:value-type="float">
            <text:p>48183.2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00894963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4440288" calcext:value-type="float">
            <text:p>0</text:p>
          </table:table-cell>
          <table:table-cell office:value-type="float" office:value="0.00000034494" calcext:value-type="float">
            <text:p>0</text:p>
          </table:table-cell>
          <table:table-cell/>
          <table:table-cell office:value-type="float" office:value="6324.2912" calcext:value-type="float">
            <text:p>6324.29</text:p>
          </table:table-cell>
          <table:table-cell office:value-type="float" office:value="48187.375" calcext:value-type="float">
            <text:p>48187.38</text:p>
          </table:table-cell>
          <table:table-cell/>
          <table:table-cell office:value-type="float" office:value="0.00000084071" calcext:value-type="float">
            <text:p>0</text:p>
          </table:table-cell>
          <table:table-cell office:value-type="float" office:value="0.0001021325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682043" calcext:value-type="float">
            <text:p>0</text:p>
          </table:table-cell>
          <table:table-cell office:value-type="float" office:value="0.00000034494" calcext:value-type="float">
            <text:p>0</text:p>
          </table:table-cell>
          <table:table-cell/>
          <table:table-cell office:value-type="float" office:value="6341.63522371046" calcext:value-type="float">
            <text:p>6341.64</text:p>
          </table:table-cell>
          <table:table-cell office:value-type="float" office:value="48195.7196" calcext:value-type="float">
            <text:p>48195.72</text:p>
          </table:table-cell>
          <table:table-cell/>
          <table:table-cell office:value-type="float" office:value="0.00000084071" calcext:value-type="float">
            <text:p>0</text:p>
          </table:table-cell>
          <table:table-cell office:value-type="float" office:value="0.0000900030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3810863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6402.0156" calcext:value-type="float">
            <text:p>6402.02</text:p>
          </table:table-cell>
          <table:table-cell office:value-type="float" office:value="48200.488" calcext:value-type="float">
            <text:p>48200.49</text:p>
          </table:table-cell>
          <table:table-cell/>
          <table:table-cell office:value-type="float" office:value="0.00000087051" calcext:value-type="float">
            <text:p>0</text:p>
          </table:table-cell>
          <table:table-cell office:value-type="float" office:value="0.0000715851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1451244" calcext:value-type="float">
            <text:p>0</text:p>
          </table:table-cell>
          <table:table-cell office:value-type="float" office:value="0.00000061604" calcext:value-type="float">
            <text:p>0</text:p>
          </table:table-cell>
          <table:table-cell/>
          <table:table-cell office:value-type="float" office:value="6418.228" calcext:value-type="float">
            <text:p>6418.23</text:p>
          </table:table-cell>
          <table:table-cell office:value-type="float" office:value="48212.409" calcext:value-type="float">
            <text:p>48212.41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01777410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48789882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6420.1354" calcext:value-type="float">
            <text:p>6420.14</text:p>
          </table:table-cell>
          <table:table-cell office:value-type="float" office:value="48230.2904" calcext:value-type="float">
            <text:p>48230.29</text:p>
          </table:table-cell>
          <table:table-cell/>
          <table:table-cell office:value-type="float" office:value="0.00000160932" calcext:value-type="float">
            <text:p>0</text:p>
          </table:table-cell>
          <table:table-cell office:value-type="float" office:value="0.0023179054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33779048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6428.2416" calcext:value-type="float">
            <text:p>6428.24</text:p>
          </table:table-cell>
          <table:table-cell office:value-type="float" office:value="48232.6744" calcext:value-type="float">
            <text:p>48232.67</text:p>
          </table:table-cell>
          <table:table-cell/>
          <table:table-cell office:value-type="float" office:value="0.00000075755" calcext:value-type="float">
            <text:p>0</text:p>
          </table:table-cell>
          <table:table-cell office:value-type="float" office:value="0.0001427531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58069133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6498.3366" calcext:value-type="float">
            <text:p>6498.34</text:p>
          </table:table-cell>
          <table:table-cell office:value-type="float" office:value="48249.3638" calcext:value-type="float">
            <text:p>48249.36</text:p>
          </table:table-cell>
          <table:table-cell/>
          <table:table-cell office:value-type="float" office:value="0.00000084071" calcext:value-type="float">
            <text:p>0</text:p>
          </table:table-cell>
          <table:table-cell office:value-type="float" office:value="0.0001018941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09938" calcext:value-type="float">
            <text:p>0</text:p>
          </table:table-cell>
          <table:table-cell office:value-type="float" office:value="0.00000080678" calcext:value-type="float">
            <text:p>0</text:p>
          </table:table-cell>
          <table:table-cell/>
          <table:table-cell office:value-type="float" office:value="6602.2872" calcext:value-type="float">
            <text:p>6602.29</text:p>
          </table:table-cell>
          <table:table-cell office:value-type="float" office:value="48249.9598" calcext:value-type="float">
            <text:p>48249.96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01773238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70109367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6616.1154" calcext:value-type="float">
            <text:p>6616.12</text:p>
          </table:table-cell>
          <table:table-cell office:value-type="float" office:value="48272.0136" calcext:value-type="float">
            <text:p>48272.01</text:p>
          </table:table-cell>
          <table:table-cell/>
          <table:table-cell office:value-type="float" office:value="0.00000072775" calcext:value-type="float">
            <text:p>0</text:p>
          </table:table-cell>
          <table:table-cell office:value-type="float" office:value="0.0001022517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4998912" calcext:value-type="float">
            <text:p>0</text:p>
          </table:table-cell>
          <table:table-cell office:value-type="float" office:value="0.00000061604" calcext:value-type="float">
            <text:p>0</text:p>
          </table:table-cell>
          <table:table-cell/>
          <table:table-cell office:value-type="float" office:value="6628.5132" calcext:value-type="float">
            <text:p>6628.51</text:p>
          </table:table-cell>
          <table:table-cell office:value-type="float" office:value="48277.378" calcext:value-type="float">
            <text:p>48277.38</text:p>
          </table:table-cell>
          <table:table-cell/>
          <table:table-cell office:value-type="float" office:value="0.00000759959" calcext:value-type="float">
            <text:p>0</text:p>
          </table:table-cell>
          <table:table-cell office:value-type="float" office:value="0.0023802220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69479942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6762.0276" calcext:value-type="float">
            <text:p>6762.03</text:p>
          </table:table-cell>
          <table:table-cell office:value-type="float" office:value="48282.7424" calcext:value-type="float">
            <text:p>48282.74</text:p>
          </table:table-cell>
          <table:table-cell/>
          <table:table-cell office:value-type="float" office:value="0.00000911951" calcext:value-type="float">
            <text:p>0</text:p>
          </table:table-cell>
          <table:table-cell office:value-type="float" office:value="0.0023389756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6451816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6959.15079171742" calcext:value-type="float">
            <text:p>6959.15</text:p>
          </table:table-cell>
          <table:table-cell office:value-type="float" office:value="48285.1266" calcext:value-type="float">
            <text:p>48285.13</text:p>
          </table:table-cell>
          <table:table-cell/>
          <table:table-cell office:value-type="float" office:value="0.00000661611" calcext:value-type="float">
            <text:p>0</text:p>
          </table:table-cell>
          <table:table-cell office:value-type="float" office:value="0.0023328959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5201568" calcext:value-type="float">
            <text:p>0</text:p>
          </table:table-cell>
          <table:table-cell office:value-type="float" office:value="0.00000111672" calcext:value-type="float">
            <text:p>0</text:p>
          </table:table-cell>
          <table:table-cell/>
          <table:table-cell office:value-type="float" office:value="7337.53726132801" calcext:value-type="float">
            <text:p>7337.54</text:p>
          </table:table-cell>
          <table:table-cell office:value-type="float" office:value="48292.2792" calcext:value-type="float">
            <text:p>48292.28</text:p>
          </table:table-cell>
          <table:table-cell/>
          <table:table-cell office:value-type="float" office:value="0.00000688433" calcext:value-type="float">
            <text:p>0</text:p>
          </table:table-cell>
          <table:table-cell office:value-type="float" office:value="0.0023167729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2009353" calcext:value-type="float">
            <text:p>0</text:p>
          </table:table-cell>
          <table:table-cell office:value-type="float" office:value="0.00000061604" calcext:value-type="float">
            <text:p>0</text:p>
          </table:table-cell>
          <table:table-cell/>
          <table:table-cell office:value-type="float" office:value="7502.079" calcext:value-type="float">
            <text:p>7502.08</text:p>
          </table:table-cell>
          <table:table-cell office:value-type="float" office:value="48302.412" calcext:value-type="float">
            <text:p>48302.41</text:p>
          </table:table-cell>
          <table:table-cell/>
          <table:table-cell office:value-type="float" office:value="0.00000849366" calcext:value-type="float">
            <text:p>0</text:p>
          </table:table-cell>
          <table:table-cell office:value-type="float" office:value="0.0023196339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9209384" calcext:value-type="float">
            <text:p>0</text:p>
          </table:table-cell>
          <table:table-cell office:value-type="float" office:value="0.00000014036" calcext:value-type="float">
            <text:p>0</text:p>
          </table:table-cell>
          <table:table-cell/>
          <table:table-cell office:value-type="float" office:value="7740.0206" calcext:value-type="float">
            <text:p>7740.02</text:p>
          </table:table-cell>
          <table:table-cell office:value-type="float" office:value="48312.5448" calcext:value-type="float">
            <text:p>48312.54</text:p>
          </table:table-cell>
          <table:table-cell/>
          <table:table-cell office:value-type="float" office:value="0.00000864267" calcext:value-type="float">
            <text:p>0</text:p>
          </table:table-cell>
          <table:table-cell office:value-type="float" office:value="0.0023089945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570423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7778.1676" calcext:value-type="float">
            <text:p>7778.17</text:p>
          </table:table-cell>
          <table:table-cell office:value-type="float" office:value="48315.525" calcext:value-type="float">
            <text:p>48315.53</text:p>
          </table:table-cell>
          <table:table-cell/>
          <table:table-cell office:value-type="float" office:value="0.00000625848" calcext:value-type="float">
            <text:p>0</text:p>
          </table:table-cell>
          <table:table-cell office:value-type="float" office:value="0.0022818744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6779899" calcext:value-type="float">
            <text:p>0</text:p>
          </table:table-cell>
          <table:table-cell office:value-type="float" office:value="0.00000061604" calcext:value-type="float">
            <text:p>0</text:p>
          </table:table-cell>
          <table:table-cell/>
          <table:table-cell office:value-type="float" office:value="8009.51211171274" calcext:value-type="float">
            <text:p>8009.51</text:p>
          </table:table-cell>
          <table:table-cell office:value-type="float" office:value="48317.313" calcext:value-type="float">
            <text:p>48317.31</text:p>
          </table:table-cell>
          <table:table-cell/>
          <table:table-cell office:value-type="float" office:value="0.00038290023" calcext:value-type="float">
            <text:p>0</text:p>
          </table:table-cell>
          <table:table-cell office:value-type="float" office:value="0.0024244785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09938" calcext:value-type="float">
            <text:p>0</text:p>
          </table:table-cell>
          <table:table-cell office:value-type="float" office:value="0.00000061604" calcext:value-type="float">
            <text:p>0</text:p>
          </table:table-cell>
          <table:table-cell/>
          <table:table-cell office:value-type="float" office:value="8418.083" calcext:value-type="float">
            <text:p>8418.08</text:p>
          </table:table-cell>
          <table:table-cell office:value-type="float" office:value="48334.5984" calcext:value-type="float">
            <text:p>48334.6</text:p>
          </table:table-cell>
          <table:table-cell/>
          <table:table-cell office:value-type="float" office:value="0.00043299794" calcext:value-type="float">
            <text:p>0</text:p>
          </table:table-cell>
          <table:table-cell office:value-type="float" office:value="0.0024225115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60269832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8463.21402108863" calcext:value-type="float">
            <text:p>8463.21</text:p>
          </table:table-cell>
          <table:table-cell office:value-type="float" office:value="48337.5786" calcext:value-type="float">
            <text:p>48337.58</text:p>
          </table:table-cell>
          <table:table-cell/>
          <table:table-cell office:value-type="float" office:value="0.00013339519" calcext:value-type="float">
            <text:p>0</text:p>
          </table:table-cell>
          <table:table-cell office:value-type="float" office:value="0.0023849010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5318393" calcext:value-type="float">
            <text:p>0</text:p>
          </table:table-cell>
          <table:table-cell office:value-type="float" office:value="0.00000050183" calcext:value-type="float">
            <text:p>0</text:p>
          </table:table-cell>
          <table:table-cell/>
          <table:table-cell office:value-type="float" office:value="8486.2708" calcext:value-type="float">
            <text:p>8486.27</text:p>
          </table:table-cell>
          <table:table-cell office:value-type="float" office:value="48345.3272" calcext:value-type="float">
            <text:p>48345.33</text:p>
          </table:table-cell>
          <table:table-cell/>
          <table:table-cell office:value-type="float" office:value="0.0000423491" calcext:value-type="float">
            <text:p>0</text:p>
          </table:table-cell>
          <table:table-cell office:value-type="float" office:value="0.0023083984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91954" calcext:value-type="float">
            <text:p>0</text:p>
          </table:table-cell>
          <table:table-cell office:value-type="float" office:value="0.00000061604" calcext:value-type="float">
            <text:p>0</text:p>
          </table:table-cell>
          <table:table-cell/>
          <table:table-cell office:value-type="float" office:value="8506.298" calcext:value-type="float">
            <text:p>8506.3</text:p>
          </table:table-cell>
          <table:table-cell office:value-type="float" office:value="48360.2284" calcext:value-type="float">
            <text:p>48360.23</text:p>
          </table:table-cell>
          <table:table-cell/>
          <table:table-cell office:value-type="float" office:value="0.00000736117" calcext:value-type="float">
            <text:p>0</text:p>
          </table:table-cell>
          <table:table-cell office:value-type="float" office:value="0.0024073421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6808509" calcext:value-type="float">
            <text:p>0</text:p>
          </table:table-cell>
          <table:table-cell office:value-type="float" office:value="0.00000050183" calcext:value-type="float">
            <text:p>0</text:p>
          </table:table-cell>
          <table:table-cell/>
          <table:table-cell office:value-type="float" office:value="8903.5034" calcext:value-type="float">
            <text:p>8903.5</text:p>
          </table:table-cell>
          <table:table-cell office:value-type="float" office:value="48362.6126" calcext:value-type="float">
            <text:p>48362.61</text:p>
          </table:table-cell>
          <table:table-cell/>
          <table:table-cell office:value-type="float" office:value="0.00000700354" calcext:value-type="float">
            <text:p>0</text:p>
          </table:table-cell>
          <table:table-cell office:value-type="float" office:value="0.0023874044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5230178" calcext:value-type="float">
            <text:p>0</text:p>
          </table:table-cell>
          <table:table-cell office:value-type="float" office:value="0.00000023073" calcext:value-type="float">
            <text:p>0</text:p>
          </table:table-cell>
          <table:table-cell/>
          <table:table-cell office:value-type="float" office:value="9097.576" calcext:value-type="float">
            <text:p>9097.58</text:p>
          </table:table-cell>
          <table:table-cell office:value-type="float" office:value="48387.0506" calcext:value-type="float">
            <text:p>48387.05</text:p>
          </table:table-cell>
          <table:table-cell/>
          <table:table-cell office:value-type="float" office:value="0.00001576542" calcext:value-type="float">
            <text:p>0</text:p>
          </table:table-cell>
          <table:table-cell office:value-type="float" office:value="0.0023827254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0621757" calcext:value-type="float">
            <text:p>0</text:p>
          </table:table-cell>
          <table:table-cell office:value-type="float" office:value="0.00000071641" calcext:value-type="float">
            <text:p>0</text:p>
          </table:table-cell>
          <table:table-cell/>
          <table:table-cell office:value-type="float" office:value="9645.9388" calcext:value-type="float">
            <text:p>9645.94</text:p>
          </table:table-cell>
          <table:table-cell office:value-type="float" office:value="48442.4828" calcext:value-type="float">
            <text:p>48442.48</text:p>
          </table:table-cell>
          <table:table-cell/>
          <table:table-cell office:value-type="float" office:value="0.0000052452" calcext:value-type="float">
            <text:p>0</text:p>
          </table:table-cell>
          <table:table-cell office:value-type="float" office:value="0.0023382604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5290718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9936.3326" calcext:value-type="float">
            <text:p>9936.33</text:p>
          </table:table-cell>
          <table:table-cell office:value-type="float" office:value="48475.2654" calcext:value-type="float">
            <text:p>48475.27</text:p>
          </table:table-cell>
          <table:table-cell/>
          <table:table-cell office:value-type="float" office:value="0.00000599026" calcext:value-type="float">
            <text:p>0</text:p>
          </table:table-cell>
          <table:table-cell office:value-type="float" office:value="0.0023287534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0299892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9952.0682" calcext:value-type="float">
            <text:p>9952.07</text:p>
          </table:table-cell>
          <table:table-cell office:value-type="float" office:value="48490.1666" calcext:value-type="float">
            <text:p>48490.17</text:p>
          </table:table-cell>
          <table:table-cell/>
          <table:table-cell office:value-type="float" office:value="0.00000685453" calcext:value-type="float">
            <text:p>0</text:p>
          </table:table-cell>
          <table:table-cell office:value-type="float" office:value="0.0023215115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4360885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0058.403" calcext:value-type="float">
            <text:p>10058.4</text:p>
          </table:table-cell>
          <table:table-cell office:value-type="float" office:value="48509.836" calcext:value-type="float">
            <text:p>48509.84</text:p>
          </table:table-cell>
          <table:table-cell/>
          <table:table-cell office:value-type="float" office:value="0.00000575184" calcext:value-type="float">
            <text:p>0</text:p>
          </table:table-cell>
          <table:table-cell office:value-type="float" office:value="0.0023275315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5750865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0112.2856" calcext:value-type="float">
            <text:p>10112.29</text:p>
          </table:table-cell>
          <table:table-cell office:value-type="float" office:value="48510.4322" calcext:value-type="float">
            <text:p>48510.43</text:p>
          </table:table-cell>
          <table:table-cell/>
          <table:table-cell office:value-type="float" office:value="0.00000599026" calcext:value-type="float">
            <text:p>0</text:p>
          </table:table-cell>
          <table:table-cell office:value-type="float" office:value="0.0023134946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2220611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0212.9645198062" calcext:value-type="float">
            <text:p>10212.96</text:p>
          </table:table-cell>
          <table:table-cell office:value-type="float" office:value="48535.466" calcext:value-type="float">
            <text:p>48535.47</text:p>
          </table:table-cell>
          <table:table-cell/>
          <table:table-cell office:value-type="float" office:value="0.00000098347" calcext:value-type="float">
            <text:p>0</text:p>
          </table:table-cell>
          <table:table-cell office:value-type="float" office:value="0.000087350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293991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0828.018" calcext:value-type="float">
            <text:p>10828.02</text:p>
          </table:table-cell>
          <table:table-cell office:value-type="float" office:value="48550.3672" calcext:value-type="float">
            <text:p>48550.37</text:p>
          </table:table-cell>
          <table:table-cell/>
          <table:table-cell office:value-type="float" office:value="0.00000098347" calcext:value-type="float">
            <text:p>0</text:p>
          </table:table-cell>
          <table:table-cell office:value-type="float" office:value="0.0000657439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7802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10980.1292" calcext:value-type="float">
            <text:p>10980.13</text:p>
          </table:table-cell>
          <table:table-cell office:value-type="float" office:value="48647.5228" calcext:value-type="float">
            <text:p>48647.52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00641345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7208328" calcext:value-type="float">
            <text:p>0</text:p>
          </table:table-cell>
          <table:table-cell office:value-type="float" office:value="0.00000034494" calcext:value-type="float">
            <text:p>0</text:p>
          </table:table-cell>
          <table:table-cell/>
          <table:table-cell office:value-type="float" office:value="11075.9734" calcext:value-type="float">
            <text:p>11075.97</text:p>
          </table:table-cell>
          <table:table-cell office:value-type="float" office:value="48672.5568" calcext:value-type="float">
            <text:p>48672.56</text:p>
          </table:table-cell>
          <table:table-cell/>
          <table:table-cell office:value-type="float" office:value="0.0000013411" calcext:value-type="float">
            <text:p>0</text:p>
          </table:table-cell>
          <table:table-cell office:value-type="float" office:value="0.0024091303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3588409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1159.0969649473" calcext:value-type="float">
            <text:p>11159.1</text:p>
          </table:table-cell>
          <table:table-cell office:value-type="float" office:value="48775.0768" calcext:value-type="float">
            <text:p>48775.08</text:p>
          </table:table-cell>
          <table:table-cell/>
          <table:table-cell office:value-type="float" office:value="0.00000149011" calcext:value-type="float">
            <text:p>0</text:p>
          </table:table-cell>
          <table:table-cell office:value-type="float" office:value="0.0023348629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4558773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1251.9264" calcext:value-type="float">
            <text:p>11251.93</text:p>
          </table:table-cell>
          <table:table-cell office:value-type="float" office:value="48807.8594" calcext:value-type="float">
            <text:p>48807.86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325085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4360885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1316.2994" calcext:value-type="float">
            <text:p>11316.3</text:p>
          </table:table-cell>
          <table:table-cell office:value-type="float" office:value="48825.1446" calcext:value-type="float">
            <text:p>48825.14</text:p>
          </table:table-cell>
          <table:table-cell/>
          <table:table-cell office:value-type="float" office:value="0.00000098347" calcext:value-type="float">
            <text:p>0</text:p>
          </table:table-cell>
          <table:table-cell office:value-type="float" office:value="0.0023256540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4530162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1526.1076" calcext:value-type="float">
            <text:p>11526.11</text:p>
          </table:table-cell>
          <table:table-cell office:value-type="float" office:value="48877.5968" calcext:value-type="float">
            <text:p>48877.6</text:p>
          </table:table-cell>
          <table:table-cell/>
          <table:table-cell office:value-type="float" office:value="0.00000084071" calcext:value-type="float">
            <text:p>0</text:p>
          </table:table-cell>
          <table:table-cell office:value-type="float" office:value="0.00232699513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5469532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1774.063" calcext:value-type="float">
            <text:p>11774.06</text:p>
          </table:table-cell>
          <table:table-cell office:value-type="float" office:value="48900.2466" calcext:value-type="float">
            <text:p>48900.25</text:p>
          </table:table-cell>
          <table:table-cell/>
          <table:table-cell office:value-type="float" office:value="0.0000013411" calcext:value-type="float">
            <text:p>0</text:p>
          </table:table-cell>
          <table:table-cell office:value-type="float" office:value="0.0023238360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7238597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3493.8528783129" calcext:value-type="float">
            <text:p>13493.85</text:p>
          </table:table-cell>
          <table:table-cell office:value-type="float" office:value="48912.7634" calcext:value-type="float">
            <text:p>48912.76</text:p>
          </table:table-cell>
          <table:table-cell/>
          <table:table-cell office:value-type="float" office:value="0.00000125169" calcext:value-type="float">
            <text:p>0</text:p>
          </table:table-cell>
          <table:table-cell office:value-type="float" office:value="0.00230973958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5701522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3540.9046736962" calcext:value-type="float">
            <text:p>13540.9</text:p>
          </table:table-cell>
          <table:table-cell office:value-type="float" office:value="49042.1056" calcext:value-type="float">
            <text:p>49042.11</text:p>
          </table:table-cell>
          <table:table-cell/>
          <table:table-cell office:value-type="float" office:value="0.0000013113" calcext:value-type="float">
            <text:p>0</text:p>
          </table:table-cell>
          <table:table-cell office:value-type="float" office:value="0.0024092495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40340423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5565.872" calcext:value-type="float">
            <text:p>15565.87</text:p>
          </table:table-cell>
          <table:table-cell office:value-type="float" office:value="49077.8684" calcext:value-type="float">
            <text:p>49077.87</text:p>
          </table:table-cell>
          <table:table-cell/>
          <table:table-cell office:value-type="float" office:value="0.00000151991" calcext:value-type="float">
            <text:p>0</text:p>
          </table:table-cell>
          <table:table-cell office:value-type="float" office:value="0.0024783611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238628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15655.5174" calcext:value-type="float">
            <text:p>15655.52</text:p>
          </table:table-cell>
          <table:table-cell office:value-type="float" office:value="49151.7782" calcext:value-type="float">
            <text:p>49151.78</text:p>
          </table:table-cell>
          <table:table-cell/>
          <table:table-cell office:value-type="float" office:value="0.00000146031" calcext:value-type="float">
            <text:p>0</text:p>
          </table:table-cell>
          <table:table-cell office:value-type="float" office:value="0.00231876969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9840469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6062.2596" calcext:value-type="float">
            <text:p>16062.26</text:p>
          </table:table-cell>
          <table:table-cell office:value-type="float" office:value="49197.6736" calcext:value-type="float">
            <text:p>49197.67</text:p>
          </table:table-cell>
          <table:table-cell/>
          <table:table-cell office:value-type="float" office:value="0.00000146031" calcext:value-type="float">
            <text:p>0</text:p>
          </table:table-cell>
          <table:table-cell office:value-type="float" office:value="0.0023091435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1819343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7191.8868" calcext:value-type="float">
            <text:p>17191.89</text:p>
          </table:table-cell>
          <table:table-cell office:value-type="float" office:value="49206.6144" calcext:value-type="float">
            <text:p>49206.61</text:p>
          </table:table-cell>
          <table:table-cell/>
          <table:table-cell office:value-type="float" office:value="0.00000098347" calcext:value-type="float">
            <text:p>0</text:p>
          </table:table-cell>
          <table:table-cell office:value-type="float" office:value="0.0022886395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0322074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8308.1626" calcext:value-type="float">
            <text:p>18308.16</text:p>
          </table:table-cell>
          <table:table-cell office:value-type="float" office:value="49387.2164" calcext:value-type="float">
            <text:p>49387.22</text:p>
          </table:table-cell>
          <table:table-cell/>
          <table:table-cell office:value-type="float" office:value="0.0000013411" calcext:value-type="float">
            <text:p>0</text:p>
          </table:table-cell>
          <table:table-cell office:value-type="float" office:value="0.00228860974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2510757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8922.3288" calcext:value-type="float">
            <text:p>18922.33</text:p>
          </table:table-cell>
          <table:table-cell office:value-type="float" office:value="49437.2844" calcext:value-type="float">
            <text:p>49437.28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440420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31130313" calcext:value-type="float">
            <text:p>0</text:p>
          </table:table-cell>
          <table:table-cell office:value-type="float" office:value="0.00000043531" calcext:value-type="float">
            <text:p>0</text:p>
          </table:table-cell>
          <table:table-cell/>
          <table:table-cell office:value-type="float" office:value="19130.2298" calcext:value-type="float">
            <text:p>19130.23</text:p>
          </table:table-cell>
          <table:table-cell office:value-type="float" office:value="50356.984" calcext:value-type="float">
            <text:p>50356.98</text:p>
          </table:table-cell>
          <table:table-cell/>
          <table:table-cell office:value-type="float" office:value="0.0000013709" calcext:value-type="float">
            <text:p>0</text:p>
          </table:table-cell>
          <table:table-cell office:value-type="float" office:value="0.0023050010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28159618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19591.8082" calcext:value-type="float">
            <text:p>19591.81</text:p>
          </table:table-cell>
          <table:table-cell office:value-type="float" office:value="50515.5324" calcext:value-type="float">
            <text:p>50515.53</text:p>
          </table:table-cell>
          <table:table-cell/>
          <table:table-cell office:value-type="float" office:value="0.00000125169" calcext:value-type="float">
            <text:p>0</text:p>
          </table:table-cell>
          <table:table-cell office:value-type="float" office:value="0.0023049712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7101764" calcext:value-type="float">
            <text:p>0</text:p>
          </table:table-cell>
          <table:table-cell office:value-type="float" office:value="0.00000112172" calcext:value-type="float">
            <text:p>0</text:p>
          </table:table-cell>
          <table:table-cell/>
          <table:table-cell office:value-type="float" office:value="22885.7994" calcext:value-type="float">
            <text:p>22885.8</text:p>
          </table:table-cell>
          <table:table-cell office:value-type="float" office:value="50516.7244" calcext:value-type="float">
            <text:p>50516.72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41526961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0080337" calcext:value-type="float">
            <text:p>0</text:p>
          </table:table-cell>
          <table:table-cell office:value-type="float" office:value="0.00000071641" calcext:value-type="float">
            <text:p>0</text:p>
          </table:table-cell>
          <table:table-cell/>
          <table:table-cell office:value-type="float" office:value="22984.0278" calcext:value-type="float">
            <text:p>22984.03</text:p>
          </table:table-cell>
          <table:table-cell office:value-type="float" office:value="50534.6058" calcext:value-type="float">
            <text:p>50534.61</text:p>
          </table:table-cell>
          <table:table-cell/>
          <table:table-cell office:value-type="float" office:value="0.00000095367" calcext:value-type="float">
            <text:p>0</text:p>
          </table:table-cell>
          <table:table-cell office:value-type="float" office:value="0.0023222565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3830661" calcext:value-type="float">
            <text:p>0</text:p>
          </table:table-cell>
          <table:table-cell office:value-type="float" office:value="0.00000041146" calcext:value-type="float">
            <text:p>0</text:p>
          </table:table-cell>
          <table:table-cell/>
          <table:table-cell office:value-type="float" office:value="25536.0602" calcext:value-type="float">
            <text:p>25536.06</text:p>
          </table:table-cell>
          <table:table-cell office:value-type="float" office:value="50534.6058" calcext:value-type="float">
            <text:p>50534.61</text:p>
          </table:table-cell>
          <table:table-cell/>
          <table:table-cell office:value-type="float" office:value="0.00000160932" calcext:value-type="float">
            <text:p>0</text:p>
          </table:table-cell>
          <table:table-cell office:value-type="float" office:value="0.00239872932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5058517" calcext:value-type="float">
            <text:p>0</text:p>
          </table:table-cell>
          <table:table-cell office:value-type="float" office:value="0.00000052567" calcext:value-type="float">
            <text:p>0</text:p>
          </table:table-cell>
          <table:table-cell/>
          <table:table-cell office:value-type="float" office:value="25825.9772" calcext:value-type="float">
            <text:p>25825.98</text:p>
          </table:table-cell>
          <table:table-cell office:value-type="float" office:value="50985.217" calcext:value-type="float">
            <text:p>50985.22</text:p>
          </table:table-cell>
          <table:table-cell/>
          <table:table-cell office:value-type="float" office:value="0.0000013411" calcext:value-type="float">
            <text:p>0</text:p>
          </table:table-cell>
          <table:table-cell office:value-type="float" office:value="0.00239026546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18658638" calcext:value-type="float">
            <text:p>0</text:p>
          </table:table-cell>
          <table:table-cell office:value-type="float" office:value="0.0000003211" calcext:value-type="float">
            <text:p>0</text:p>
          </table:table-cell>
          <table:table-cell/>
          <table:table-cell office:value-type="float" office:value="26408.1954" calcext:value-type="float">
            <text:p>26408.2</text:p>
          </table:table-cell>
          <table:table-cell office:value-type="float" office:value="51003.0984" calcext:value-type="float">
            <text:p>51003.1</text:p>
          </table:table-cell>
          <table:table-cell/>
          <table:table-cell office:value-type="float" office:value="0.00000122189" calcext:value-type="float">
            <text:p>0</text:p>
          </table:table-cell>
          <table:table-cell office:value-type="float" office:value="0.00238111615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LandmarkedIndex12(oe)-k=6258-m=1-b=20-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0.00000038616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0.00000338177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0.000000200812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0.0000112074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LandmarkedIndex2(o)-k=3129-m=1-b=0-su-true-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01.28" calcext:value-type="float">
            <text:p>401.28</text:p>
          </table:table-cell>
          <table:table-cell table:number-columns-repeated="3"/>
        </table:table-row>
      </table:table>
      <table:named-expressions/>
      <table:database-ranges>
        <table:database-range table:name="__Anonymous_Sheet_DB__2" table:target-range-address="Sheet3.E2:Sheet3.E100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/00/0000</text:date>, <text:time style:data-style-name="N2" text:time-value="17:21:46.927959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8M19S</meta:editing-duration>
    <meta:editing-cycles>9</meta:editing-cycles>
    <meta:generator>LibreOffice/4.4.6.3$Linux_X86_64 LibreOffice_project/40m0$Build-3</meta:generator>
    <dc:date>2016-05-15T17:49:50.752508132</dc:date>
    <meta:document-statistic meta:table-count="3" meta:cell-count="10067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0pt" style:font-size-asian="13pt" style:font-size-complex="13pt"/>
    </style:style>
    <style:style style:name="ch3" style:family="chart">
      <style:chart-properties style:rotation-angle="0"/>
      <style:text-properties fo:font-size="16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473cm" svg:height="10.944cm" xlink:href=".." xlink:type="simple" chart:class="chart:line" chart:style-name="ch1">
        <chart:title svg:x="2.163cm" svg:y="0.263cm" chart:style-name="ch2">
          <text:p>Speed-up per query</text:p>
        </chart:title>
        <chart:subtitle svg:x="2.088cm" svg:y="1.626cm" chart:style-name="ch3">
          <text:p>p2p-Gnutella, query set 3 (|L|=6)</text:p>
        </chart:subtitle>
        <chart:legend svg:x="11.592cm" svg:y="0cm" style:legend-expansion="custom" chartooo:width="5.823cm" chartooo:height="3.032cm" style:legend-expansion-aspect-ratio="1.92051451187335" chart:style-name="ch4"/>
        <chart:plot-area chart:style-name="ch5" table:cell-range-address="Sheet3.D1:Sheet3.E1003" chart:data-source-has-labels="row" svg:x="0.369cm" svg:y="3.034cm" svg:width="17.735cm" svg:height="7.692cm">
          <chartooo:coordinate-region svg:x="2.075cm" svg:y="3.034cm" svg:width="16.029cm" svg:height="6.089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3.D2:Sheet3.D1003" chart:label-cell-address="Sheet3.D1:Sheet3.D1" chart:class="chart:line">
            <chart:data-point chart:repeated="1002"/>
          </chart:series>
          <chart:series chart:style-name="ch10" chart:values-cell-range-address="Sheet3.E2:Sheet3.E1003" chart:label-cell-address="Sheet3.E1:Sheet3.E1" chart:class="chart:line">
            <chart:data-point chart:repeated="100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-up True-queries</text:p>
                <draw:g>
                  <svg:desc>Sheet3.D1:Sheet3.D1</svg:desc>
                </draw:g>
              </table:table-cell>
              <table:table-cell office:value-type="string">
                <text:p>Speed-up False-queries</text:p>
                <draw:g>
                  <svg:desc>Sheet3.E1:Sheet3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.5261727785139">
                <text:p>46.5261727785139</text:p>
                <draw:g>
                  <svg:desc>Sheet3.D2:Sheet3.D1003</svg:desc>
                </draw:g>
              </table:table-cell>
              <table:table-cell office:value-type="float" office:value="5.59474155927855">
                <text:p>5.59474155927855</text:p>
                <draw:g>
                  <svg:desc>Sheet3.E2:Sheet3.E10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.3166203710166">
                <text:p>72.3166203710166</text:p>
              </table:table-cell>
              <table:table-cell office:value-type="float" office:value="6.33188057891739">
                <text:p>6.33188057891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3.4241949273297">
                <text:p>93.4241949273297</text:p>
              </table:table-cell>
              <table:table-cell office:value-type="float" office:value="6.39928263325021">
                <text:p>6.399282633250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.2458766906995">
                <text:p>95.2458766906995</text:p>
              </table:table-cell>
              <table:table-cell office:value-type="float" office:value="8.65280228928296">
                <text:p>8.65280228928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7.9671847356707">
                <text:p>97.9671847356707</text:p>
              </table:table-cell>
              <table:table-cell office:value-type="float" office:value="17.8784635338051">
                <text:p>17.87846353380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7.855741218882">
                <text:p>107.855741218882</text:p>
              </table:table-cell>
              <table:table-cell office:value-type="float" office:value="18.248176930655">
                <text:p>18.2481769306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0.787637028015">
                <text:p>110.787637028015</text:p>
              </table:table-cell>
              <table:table-cell office:value-type="float" office:value="25.6169029379825">
                <text:p>25.61690293798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3.97748646338">
                <text:p>113.97748646338</text:p>
              </table:table-cell>
              <table:table-cell office:value-type="float" office:value="26.3219672832809">
                <text:p>26.32196728328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6.185736677116">
                <text:p>116.185736677116</text:p>
              </table:table-cell>
              <table:table-cell office:value-type="float" office:value="28.35362750568">
                <text:p>28.35362750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8.286301291685">
                <text:p>118.286301291685</text:p>
              </table:table-cell>
              <table:table-cell office:value-type="float" office:value="54.5087966450291">
                <text:p>54.50879664502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.780832080963">
                <text:p>120.780832080963</text:p>
              </table:table-cell>
              <table:table-cell office:value-type="float" office:value="66.8489328601788">
                <text:p>66.84893286017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3.162801757757">
                <text:p>133.162801757757</text:p>
              </table:table-cell>
              <table:table-cell office:value-type="float" office:value="67.2502962240607">
                <text:p>67.25029622406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6.126943190773">
                <text:p>136.126943190773</text:p>
              </table:table-cell>
              <table:table-cell office:value-type="float" office:value="67.4670195636802">
                <text:p>67.46701956368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7.068879415347">
                <text:p>137.068879415347</text:p>
              </table:table-cell>
              <table:table-cell office:value-type="float" office:value="75.7612444379605">
                <text:p>75.76124443796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8.51289885369">
                <text:p>138.51289885369</text:p>
              </table:table-cell>
              <table:table-cell office:value-type="float" office:value="81.9005460414368">
                <text:p>81.90054604143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9.626674266173">
                <text:p>139.626674266173</text:p>
              </table:table-cell>
              <table:table-cell office:value-type="float" office:value="82.2335986950179">
                <text:p>82.23359869501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0.706257589928">
                <text:p>140.706257589928</text:p>
              </table:table-cell>
              <table:table-cell office:value-type="float" office:value="87.0914923688572">
                <text:p>87.09149236885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2.680756501182">
                <text:p>142.680756501182</text:p>
              </table:table-cell>
              <table:table-cell office:value-type="float" office:value="88.8187743398375">
                <text:p>88.8187743398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2.894488984861">
                <text:p>142.894488984861</text:p>
              </table:table-cell>
              <table:table-cell office:value-type="float" office:value="93.8441704153428">
                <text:p>93.84417041534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.328013679111">
                <text:p>150.328013679111</text:p>
              </table:table-cell>
              <table:table-cell office:value-type="float" office:value="103.836187981758">
                <text:p>103.8361879817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2.460186142709">
                <text:p>152.460186142709</text:p>
              </table:table-cell>
              <table:table-cell office:value-type="float" office:value="106.394653624412">
                <text:p>106.3946536244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3.0458107723">
                <text:p>153.0458107723</text:p>
              </table:table-cell>
              <table:table-cell office:value-type="float" office:value="107.055952706641">
                <text:p>107.0559527066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5.98449380901">
                <text:p>155.98449380901</text:p>
              </table:table-cell>
              <table:table-cell office:value-type="float" office:value="121.200104673431">
                <text:p>121.2001046734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7.827650798079">
                <text:p>157.827650798079</text:p>
              </table:table-cell>
              <table:table-cell office:value-type="float" office:value="121.483686407917">
                <text:p>121.4836864079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8.31155599886">
                <text:p>158.31155599886</text:p>
              </table:table-cell>
              <table:table-cell office:value-type="float" office:value="140.503964273446">
                <text:p>140.5039642734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1.283010253581">
                <text:p>161.283010253581</text:p>
              </table:table-cell>
              <table:table-cell office:value-type="float" office:value="151.136187301068">
                <text:p>151.1361873010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5.501036772119">
                <text:p>165.501036772119</text:p>
              </table:table-cell>
              <table:table-cell office:value-type="float" office:value="166.756095577352">
                <text:p>166.7560955773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6.27209085548">
                <text:p>166.27209085548</text:p>
              </table:table-cell>
              <table:table-cell office:value-type="float" office:value="169.838316167027">
                <text:p>169.8383161670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8.507629374716">
                <text:p>168.507629374716</text:p>
              </table:table-cell>
              <table:table-cell office:value-type="float" office:value="178.343048288723">
                <text:p>178.3430482887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9.475180183105">
                <text:p>169.475180183105</text:p>
              </table:table-cell>
              <table:table-cell office:value-type="float" office:value="178.856526804716">
                <text:p>178.8565268047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3.120722126049">
                <text:p>173.120722126049</text:p>
              </table:table-cell>
              <table:table-cell office:value-type="float" office:value="178.865368932147">
                <text:p>178.8653689321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3.182214973237">
                <text:p>173.182214973237</text:p>
              </table:table-cell>
              <table:table-cell office:value-type="float" office:value="179.238471098131">
                <text:p>179.2384710981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5.482552663619">
                <text:p>175.482552663619</text:p>
              </table:table-cell>
              <table:table-cell office:value-type="float" office:value="183.759501684845">
                <text:p>183.7595016848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5.537318232983">
                <text:p>175.537318232983</text:p>
              </table:table-cell>
              <table:table-cell office:value-type="float" office:value="184.766498361843">
                <text:p>184.7664983618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.920700190669">
                <text:p>175.920700190669</text:p>
              </table:table-cell>
              <table:table-cell office:value-type="float" office:value="185.704164521414">
                <text:p>185.7041645214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7.746682983383">
                <text:p>177.746682983383</text:p>
              </table:table-cell>
              <table:table-cell office:value-type="float" office:value="186.375842796775">
                <text:p>186.3758427967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2.599939125307">
                <text:p>182.599939125307</text:p>
              </table:table-cell>
              <table:table-cell office:value-type="float" office:value="186.636620943563">
                <text:p>186.6366209435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4.245732925961">
                <text:p>184.245732925961</text:p>
              </table:table-cell>
              <table:table-cell office:value-type="float" office:value="188.440525377863">
                <text:p>188.4405253778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4.410029634054">
                <text:p>184.410029634054</text:p>
              </table:table-cell>
              <table:table-cell office:value-type="float" office:value="193.740680178633">
                <text:p>193.7406801786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4.916378735528">
                <text:p>184.916378735528</text:p>
              </table:table-cell>
              <table:table-cell office:value-type="float" office:value="195.781477946805">
                <text:p>195.7814779468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5.884747743653">
                <text:p>185.884747743653</text:p>
              </table:table-cell>
              <table:table-cell office:value-type="float" office:value="197.016791480591">
                <text:p>197.0167914805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6.046949607168">
                <text:p>186.046949607168</text:p>
              </table:table-cell>
              <table:table-cell office:value-type="float" office:value="201.748131215982">
                <text:p>201.7481312159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0.379936137465">
                <text:p>190.379936137465</text:p>
              </table:table-cell>
              <table:table-cell office:value-type="float" office:value="213.647831009225">
                <text:p>213.6478310092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1.603231017771">
                <text:p>191.603231017771</text:p>
              </table:table-cell>
              <table:table-cell office:value-type="float" office:value="229.968298118057">
                <text:p>229.9682981180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1.943033571056">
                <text:p>191.943033571056</text:p>
              </table:table-cell>
              <table:table-cell office:value-type="float" office:value="243.660336654071">
                <text:p>243.6603366540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.295033005498">
                <text:p>197.295033005498</text:p>
              </table:table-cell>
              <table:table-cell office:value-type="float" office:value="256.48040958341">
                <text:p>256.480409583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2.78300074191">
                <text:p>202.78300074191</text:p>
              </table:table-cell>
              <table:table-cell office:value-type="float" office:value="267.162176734736">
                <text:p>267.1621767347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3.373558656878">
                <text:p>203.373558656878</text:p>
              </table:table-cell>
              <table:table-cell office:value-type="float" office:value="273.101814765366">
                <text:p>273.1018147653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3.675035240364">
                <text:p>203.675035240364</text:p>
              </table:table-cell>
              <table:table-cell office:value-type="float" office:value="313.204012321717">
                <text:p>313.2040123217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3.916887020374">
                <text:p>203.916887020374</text:p>
              </table:table-cell>
              <table:table-cell office:value-type="float" office:value="327.032549173569">
                <text:p>327.0325491735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4.384443671363">
                <text:p>204.384443671363</text:p>
              </table:table-cell>
              <table:table-cell office:value-type="float" office:value="336.528453749312">
                <text:p>336.5284537493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4.428304087882">
                <text:p>204.428304087882</text:p>
              </table:table-cell>
              <table:table-cell office:value-type="float" office:value="338.682812680082">
                <text:p>338.6828126800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7.194275344008">
                <text:p>207.194275344008</text:p>
              </table:table-cell>
              <table:table-cell office:value-type="float" office:value="340.885386533096">
                <text:p>340.8853865330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9.41544380235">
                <text:p>209.41544380235</text:p>
              </table:table-cell>
              <table:table-cell office:value-type="float" office:value="352.608404334269">
                <text:p>352.6084043342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9.450206403257">
                <text:p>209.450206403257</text:p>
              </table:table-cell>
              <table:table-cell office:value-type="float" office:value="364.605209252087">
                <text:p>364.6052092520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9.858409268172">
                <text:p>209.858409268172</text:p>
              </table:table-cell>
              <table:table-cell office:value-type="float" office:value="386.209393248373">
                <text:p>386.2093932483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0.629444328191">
                <text:p>210.629444328191</text:p>
              </table:table-cell>
              <table:table-cell office:value-type="float" office:value="388.756659978031">
                <text:p>388.7566599780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1.128350486046">
                <text:p>211.128350486046</text:p>
              </table:table-cell>
              <table:table-cell office:value-type="float" office:value="404.658608375755">
                <text:p>404.6586083757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1.717978960184">
                <text:p>211.717978960184</text:p>
              </table:table-cell>
              <table:table-cell office:value-type="float" office:value="445.79051513765">
                <text:p>445.790515137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1.946007585711">
                <text:p>211.946007585711</text:p>
              </table:table-cell>
              <table:table-cell office:value-type="float" office:value="509.615970578759">
                <text:p>509.6159705787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3.254660801388">
                <text:p>213.254660801388</text:p>
              </table:table-cell>
              <table:table-cell office:value-type="float" office:value="509.867626634668">
                <text:p>509.8676266346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5.553662567443">
                <text:p>215.553662567443</text:p>
              </table:table-cell>
              <table:table-cell office:value-type="float" office:value="533.324582513916">
                <text:p>533.3245825139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8.695940823781">
                <text:p>218.695940823781</text:p>
              </table:table-cell>
              <table:table-cell office:value-type="float" office:value="579.597188939054">
                <text:p>579.5971889390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1.434449013347">
                <text:p>221.434449013347</text:p>
              </table:table-cell>
              <table:table-cell office:value-type="float" office:value="620.032553082463">
                <text:p>620.0325530824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1.650750470828">
                <text:p>221.650750470828</text:p>
              </table:table-cell>
              <table:table-cell office:value-type="float" office:value="661.308018366042">
                <text:p>661.3080183660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5.158783395741">
                <text:p>225.158783395741</text:p>
              </table:table-cell>
              <table:table-cell office:value-type="float" office:value="709.009857008727">
                <text:p>709.0098570087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7.138737230582">
                <text:p>227.138737230582</text:p>
              </table:table-cell>
              <table:table-cell office:value-type="float" office:value="767.793241263376">
                <text:p>767.7932412633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9.76540963545">
                <text:p>229.76540963545</text:p>
              </table:table-cell>
              <table:table-cell office:value-type="float" office:value="780.150585693051">
                <text:p>780.1505856930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1.067767050763">
                <text:p>231.067767050763</text:p>
              </table:table-cell>
              <table:table-cell office:value-type="float" office:value="799.357644275971">
                <text:p>799.3576442759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1.901021553446">
                <text:p>231.901021553446</text:p>
              </table:table-cell>
              <table:table-cell office:value-type="float" office:value="805.021019724056">
                <text:p>805.0210197240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2.239345973213">
                <text:p>232.239345973213</text:p>
              </table:table-cell>
              <table:table-cell office:value-type="float" office:value="808.440606933022">
                <text:p>808.4406069330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2.443178424571">
                <text:p>232.443178424571</text:p>
              </table:table-cell>
              <table:table-cell office:value-type="float" office:value="810.180606865913">
                <text:p>810.1806068659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2.445298381114">
                <text:p>232.445298381114</text:p>
              </table:table-cell>
              <table:table-cell office:value-type="float" office:value="810.98000013981">
                <text:p>810.980000139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2.99066177189">
                <text:p>232.99066177189</text:p>
              </table:table-cell>
              <table:table-cell office:value-type="float" office:value="811.438333181872">
                <text:p>811.4383331818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3.988342135772">
                <text:p>233.988342135772</text:p>
              </table:table-cell>
              <table:table-cell office:value-type="float" office:value="840.768605053652">
                <text:p>840.7686050536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5.710864230411">
                <text:p>235.710864230411</text:p>
              </table:table-cell>
              <table:table-cell office:value-type="float" office:value="841.188366386813">
                <text:p>841.1883663868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6.255122034737">
                <text:p>236.255122034737</text:p>
              </table:table-cell>
              <table:table-cell office:value-type="float" office:value="845.653302015822">
                <text:p>845.6533020158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6.617973253182">
                <text:p>236.617973253182</text:p>
              </table:table-cell>
              <table:table-cell office:value-type="float" office:value="845.805475215277">
                <text:p>845.8054752152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6.980805448285">
                <text:p>236.980805448285</text:p>
              </table:table-cell>
              <table:table-cell office:value-type="float" office:value="869.044883659678">
                <text:p>869.0448836596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7.146779149997">
                <text:p>237.146779149997</text:p>
              </table:table-cell>
              <table:table-cell office:value-type="float" office:value="910.09242354915">
                <text:p>910.092423549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7.898816568047">
                <text:p>237.898816568047</text:p>
              </table:table-cell>
              <table:table-cell office:value-type="float" office:value="915.546980096088">
                <text:p>915.5469800960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7.978617763996">
                <text:p>237.978617763996</text:p>
              </table:table-cell>
              <table:table-cell office:value-type="float" office:value="933.868510949672">
                <text:p>933.8685109496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9.883539102479">
                <text:p>239.883539102479</text:p>
              </table:table-cell>
              <table:table-cell office:value-type="float" office:value="955.394792661152">
                <text:p>955.3947926611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0.246390320924">
                <text:p>240.246390320924</text:p>
              </table:table-cell>
              <table:table-cell office:value-type="float" office:value="983.1153721999">
                <text:p>983.11537219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0.549102938136">
                <text:p>240.549102938136</text:p>
              </table:table-cell>
              <table:table-cell office:value-type="float" office:value="1012.38123412533">
                <text:p>1012.381234125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0.957459708535">
                <text:p>240.957459708535</text:p>
              </table:table-cell>
              <table:table-cell office:value-type="float" office:value="1023.06857643938">
                <text:p>1023.068576439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1.244202636635">
                <text:p>241.244202636635</text:p>
              </table:table-cell>
              <table:table-cell office:value-type="float" office:value="1038.12193703387">
                <text:p>1038.121937033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1.425609222516">
                <text:p>241.425609222516</text:p>
              </table:table-cell>
              <table:table-cell office:value-type="float" office:value="1055.29250277046">
                <text:p>1055.292502770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3.473021232387">
                <text:p>243.473021232387</text:p>
              </table:table-cell>
              <table:table-cell office:value-type="float" office:value="1068.81170959975">
                <text:p>1068.811709599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4.101565621017">
                <text:p>244.101565621017</text:p>
              </table:table-cell>
              <table:table-cell office:value-type="float" office:value="1111.97279690915">
                <text:p>1111.972796909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5.388124238733">
                <text:p>245.388124238733</text:p>
              </table:table-cell>
              <table:table-cell office:value-type="float" office:value="1112.38707961038">
                <text:p>1112.387079610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9.257517631113">
                <text:p>249.257517631113</text:p>
              </table:table-cell>
              <table:table-cell office:value-type="float" office:value="1129.12936917522">
                <text:p>1129.129369175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2.269853667501">
                <text:p>252.269853667501</text:p>
              </table:table-cell>
              <table:table-cell office:value-type="float" office:value="1129.25441267178">
                <text:p>1129.254412671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2.290477810723">
                <text:p>252.290477810723</text:p>
              </table:table-cell>
              <table:table-cell office:value-type="float" office:value="1133.96031186006">
                <text:p>1133.960311860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2.872320874779">
                <text:p>252.872320874779</text:p>
              </table:table-cell>
              <table:table-cell office:value-type="float" office:value="1148.28680105171">
                <text:p>1148.286801051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2.991192192821">
                <text:p>252.991192192821</text:p>
              </table:table-cell>
              <table:table-cell office:value-type="float" office:value="1148.67486165018">
                <text:p>1148.674861650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3.217969448513">
                <text:p>253.217969448513</text:p>
              </table:table-cell>
              <table:table-cell office:value-type="float" office:value="1152.1157006174">
                <text:p>1152.11570061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3.413789771995">
                <text:p>253.413789771995</text:p>
              </table:table-cell>
              <table:table-cell office:value-type="float" office:value="1155.37637160386">
                <text:p>1155.376371603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4.170430117754">
                <text:p>254.170430117754</text:p>
              </table:table-cell>
              <table:table-cell office:value-type="float" office:value="1156.98831601352">
                <text:p>1156.988316013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5.304297372877">
                <text:p>255.304297372877</text:p>
              </table:table-cell>
              <table:table-cell office:value-type="float" office:value="1159.70474020283">
                <text:p>1159.704740202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6.639009280345">
                <text:p>256.639009280345</text:p>
              </table:table-cell>
              <table:table-cell office:value-type="float" office:value="1163.78981672132">
                <text:p>1163.789816721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8.658624823162">
                <text:p>258.658624823162</text:p>
              </table:table-cell>
              <table:table-cell office:value-type="float" office:value="1167.16745210968">
                <text:p>1167.167452109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9.641213159835">
                <text:p>259.641213159835</text:p>
              </table:table-cell>
              <table:table-cell office:value-type="float" office:value="1176.60801748901">
                <text:p>1176.608017489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9.658397854167">
                <text:p>259.658397854167</text:p>
              </table:table-cell>
              <table:table-cell office:value-type="float" office:value="1177.04871826503">
                <text:p>1177.048718265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0.055047878287">
                <text:p>260.055047878287</text:p>
              </table:table-cell>
              <table:table-cell office:value-type="float" office:value="1178.97165662574">
                <text:p>1178.971656625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1.019061388324">
                <text:p>261.019061388324</text:p>
              </table:table-cell>
              <table:table-cell office:value-type="float" office:value="1180.32014540278">
                <text:p>1180.320145402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1.396275686687">
                <text:p>261.396275686687</text:p>
              </table:table-cell>
              <table:table-cell office:value-type="float" office:value="1192.37647677476">
                <text:p>1192.376476774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1.587774294671">
                <text:p>261.587774294671</text:p>
              </table:table-cell>
              <table:table-cell office:value-type="float" office:value="1194.01597191751">
                <text:p>1194.015971917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2.697205471113">
                <text:p>262.697205471113</text:p>
              </table:table-cell>
              <table:table-cell office:value-type="float" office:value="1197.16753223989">
                <text:p>1197.167532239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63.935838827502">
                <text:p>263.935838827502</text:p>
              </table:table-cell>
              <table:table-cell office:value-type="float" office:value="1201.43620383123">
                <text:p>1201.436203831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64.783533395476">
                <text:p>264.783533395476</text:p>
              </table:table-cell>
              <table:table-cell office:value-type="float" office:value="1212.85050458832">
                <text:p>1212.850504588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6.325603515514">
                <text:p>266.325603515514</text:p>
              </table:table-cell>
              <table:table-cell office:value-type="float" office:value="1216.92626655482">
                <text:p>1216.926266554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8.230524853996">
                <text:p>268.230524853996</text:p>
              </table:table-cell>
              <table:table-cell office:value-type="float" office:value="1227.53234703475">
                <text:p>1227.532347034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9.093467140839">
                <text:p>269.093467140839</text:p>
              </table:table-cell>
              <table:table-cell office:value-type="float" office:value="1229.32022674699">
                <text:p>1229.320226746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2.040367530961">
                <text:p>272.040367530961</text:p>
              </table:table-cell>
              <table:table-cell office:value-type="float" office:value="1234.94065639081">
                <text:p>1234.940656390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2.383270566846">
                <text:p>272.383270566846</text:p>
              </table:table-cell>
              <table:table-cell office:value-type="float" office:value="1240.50267353632">
                <text:p>1240.502673536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5.875651834325">
                <text:p>275.875651834325</text:p>
              </table:table-cell>
              <table:table-cell office:value-type="float" office:value="1240.50267353632">
                <text:p>1240.502673536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77.38749670903">
                <text:p>277.38749670903</text:p>
              </table:table-cell>
              <table:table-cell office:value-type="float" office:value="1242.59945122149">
                <text:p>1242.599451221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7.56931368093">
                <text:p>277.56931368093</text:p>
              </table:table-cell>
              <table:table-cell office:value-type="float" office:value="1243.11528915496">
                <text:p>1243.115289154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9.598205913609">
                <text:p>279.598205913609</text:p>
              </table:table-cell>
              <table:table-cell office:value-type="float" office:value="1269.0831270559">
                <text:p>1269.08312705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80.975326725893">
                <text:p>280.975326725893</text:p>
              </table:table-cell>
              <table:table-cell office:value-type="float" office:value="1282.00430350352">
                <text:p>1282.004303503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82.094611489654">
                <text:p>282.094611489654</text:p>
              </table:table-cell>
              <table:table-cell office:value-type="float" office:value="1288.92213190167">
                <text:p>1288.922131901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2.283728836921">
                <text:p>282.283728836921</text:p>
              </table:table-cell>
              <table:table-cell office:value-type="float" office:value="1303.98825590191">
                <text:p>1303.988255901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3.707748501068">
                <text:p>283.707748501068</text:p>
              </table:table-cell>
              <table:table-cell office:value-type="float" office:value="1305.49673269523">
                <text:p>1305.496732695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4.333811306081">
                <text:p>284.333811306081</text:p>
              </table:table-cell>
              <table:table-cell office:value-type="float" office:value="1326.12429058217">
                <text:p>1326.124290582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85.077002595851">
                <text:p>285.077002595851</text:p>
              </table:table-cell>
              <table:table-cell office:value-type="float" office:value="1329.36568066507">
                <text:p>1329.365680665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86.463313485647">
                <text:p>286.463313485647</text:p>
              </table:table-cell>
              <table:table-cell office:value-type="float" office:value="1339.29674347567">
                <text:p>1339.296743475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6.720084537456">
                <text:p>286.720084537456</text:p>
              </table:table-cell>
              <table:table-cell office:value-type="float" office:value="1347.19486322135">
                <text:p>1347.194863221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6.939169787048">
                <text:p>286.939169787048</text:p>
              </table:table-cell>
              <table:table-cell office:value-type="float" office:value="1349.93170780524">
                <text:p>1349.931707805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7.377317314098">
                <text:p>287.377317314098</text:p>
              </table:table-cell>
              <table:table-cell office:value-type="float" office:value="1381.52099182542">
                <text:p>1381.520991825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7.59640256369">
                <text:p>287.59640256369</text:p>
              </table:table-cell>
              <table:table-cell office:value-type="float" office:value="1386.34859099929">
                <text:p>1386.348590999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9.020422227838">
                <text:p>289.020422227838</text:p>
              </table:table-cell>
              <table:table-cell office:value-type="float" office:value="1387.88307984241">
                <text:p>1387.883079842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0.170591073028">
                <text:p>290.170591073028</text:p>
              </table:table-cell>
              <table:table-cell office:value-type="float" office:value="1390.46929471863">
                <text:p>1390.469294718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90.882734887345">
                <text:p>290.882734887345</text:p>
              </table:table-cell>
              <table:table-cell office:value-type="float" office:value="1395.48654637177">
                <text:p>1395.486546371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2.16293815902">
                <text:p>292.16293815902</text:p>
              </table:table-cell>
              <table:table-cell office:value-type="float" office:value="1408.24757907378">
                <text:p>1408.247579073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3.128161540052">
                <text:p>293.128161540052</text:p>
              </table:table-cell>
              <table:table-cell office:value-type="float" office:value="1414.15212431061">
                <text:p>1414.152124310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3.272750935819">
                <text:p>293.272750935819</text:p>
              </table:table-cell>
              <table:table-cell office:value-type="float" office:value="1421.24551363309">
                <text:p>1421.245513633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8.166984447865">
                <text:p>298.166984447865</text:p>
              </table:table-cell>
              <table:table-cell office:value-type="float" office:value="1421.61588745557">
                <text:p>1421.615887455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9.072060418133">
                <text:p>299.072060418133</text:p>
              </table:table-cell>
              <table:table-cell office:value-type="float" office:value="1424.57885939403">
                <text:p>1424.578859394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99.434892613236">
                <text:p>299.434892613236</text:p>
              </table:table-cell>
              <table:table-cell office:value-type="float" office:value="1428.00479705714">
                <text:p>1428.004797057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0.656027358222">
                <text:p>300.656027358222</text:p>
              </table:table-cell>
              <table:table-cell office:value-type="float" office:value="1431.11591852459">
                <text:p>1431.115918524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3.017958034508">
                <text:p>303.017958034508</text:p>
              </table:table-cell>
              <table:table-cell office:value-type="float" office:value="1440.30113339796">
                <text:p>1440.301133397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4.086465699045">
                <text:p>304.086465699045</text:p>
              </table:table-cell>
              <table:table-cell office:value-type="float" office:value="1446.11596823503">
                <text:p>1446.115968235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4.629827019825">
                <text:p>304.629827019825</text:p>
              </table:table-cell>
              <table:table-cell office:value-type="float" office:value="1452.04056928687">
                <text:p>1452.040569286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5.250642647909">
                <text:p>305.250642647909</text:p>
              </table:table-cell>
              <table:table-cell office:value-type="float" office:value="1473.83828573559">
                <text:p>1473.838285735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6.468623924561">
                <text:p>306.468623924561</text:p>
              </table:table-cell>
              <table:table-cell office:value-type="float" office:value="1473.94627481767">
                <text:p>1473.946274817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6.700408302144">
                <text:p>306.700408302144</text:p>
              </table:table-cell>
              <table:table-cell office:value-type="float" office:value="1475.13458479358">
                <text:p>1475.134584793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8.080333555397">
                <text:p>308.080333555397</text:p>
              </table:table-cell>
              <table:table-cell office:value-type="float" office:value="1476.24570004723">
                <text:p>1476.245700047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11.563867059365">
                <text:p>311.563867059365</text:p>
              </table:table-cell>
              <table:table-cell office:value-type="float" office:value="1478.45571439425">
                <text:p>1478.455714394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13.338218740668">
                <text:p>313.338218740668</text:p>
              </table:table-cell>
              <table:table-cell office:value-type="float" office:value="1482.20868441329">
                <text:p>1482.208684413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13.352396101134">
                <text:p>313.352396101134</text:p>
              </table:table-cell>
              <table:table-cell office:value-type="float" office:value="1490.52352546417">
                <text:p>1490.523525464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5.220842009526">
                <text:p>315.220842009526</text:p>
              </table:table-cell>
              <table:table-cell office:value-type="float" office:value="1495.19020455845">
                <text:p>1495.190204558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15.955420219245">
                <text:p>315.955420219245</text:p>
              </table:table-cell>
              <table:table-cell office:value-type="float" office:value="1497.13465935923">
                <text:p>1497.134659359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6.011393285789">
                <text:p>316.011393285789</text:p>
              </table:table-cell>
              <table:table-cell office:value-type="float" office:value="1508.05954973663">
                <text:p>1508.059549736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7.486255635665">
                <text:p>317.486255635665</text:p>
              </table:table-cell>
              <table:table-cell office:value-type="float" office:value="1515.17276767626">
                <text:p>1515.172767676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9.089062966621">
                <text:p>319.089062966621</text:p>
              </table:table-cell>
              <table:table-cell office:value-type="float" office:value="1566.90642972666">
                <text:p>1566.906429726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20.780926457007">
                <text:p>320.780926457007</text:p>
              </table:table-cell>
              <table:table-cell office:value-type="float" office:value="1567.45305448843">
                <text:p>1567.453054488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23.425623937436">
                <text:p>323.425623937436</text:p>
              </table:table-cell>
              <table:table-cell office:value-type="float" office:value="1568.16734118098">
                <text:p>1568.167341180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23.7724">
                <text:p>323.7724</text:p>
              </table:table-cell>
              <table:table-cell office:value-type="float" office:value="1568.49386774041">
                <text:p>1568.493867740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4.443903287528">
                <text:p>324.443903287528</text:p>
              </table:table-cell>
              <table:table-cell office:value-type="float" office:value="1571.74644824879">
                <text:p>1571.746448248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4.894983716522">
                <text:p>324.894983716522</text:p>
              </table:table-cell>
              <table:table-cell office:value-type="float" office:value="1571.92244797338">
                <text:p>1571.922447973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6.647308814408">
                <text:p>326.647308814408</text:p>
              </table:table-cell>
              <table:table-cell office:value-type="float" office:value="1580.28982202409">
                <text:p>1580.289822024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8.170405214891">
                <text:p>328.170405214891</text:p>
              </table:table-cell>
              <table:table-cell office:value-type="float" office:value="1581.2694153981">
                <text:p>1581.26941539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8.835220920624">
                <text:p>328.835220920624</text:p>
              </table:table-cell>
              <table:table-cell office:value-type="float" office:value="1581.51431545357">
                <text:p>1581.514315453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0.354419884297">
                <text:p>330.354419884297</text:p>
              </table:table-cell>
              <table:table-cell office:value-type="float" office:value="1587.86126918257">
                <text:p>1587.861269182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0.639260372477">
                <text:p>330.639260372477</text:p>
              </table:table-cell>
              <table:table-cell office:value-type="float" office:value="1588.02453588622">
                <text:p>1588.024535886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4.223115770326">
                <text:p>334.223115770326</text:p>
              </table:table-cell>
              <table:table-cell office:value-type="float" office:value="1592.65719607481">
                <text:p>1592.657196074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4.811935244545">
                <text:p>334.811935244545</text:p>
              </table:table-cell>
              <table:table-cell office:value-type="float" office:value="1604.84658850689">
                <text:p>1604.846588506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4.94428392085">
                <text:p>334.94428392085</text:p>
              </table:table-cell>
              <table:table-cell office:value-type="float" office:value="1609.596017284">
                <text:p>1609.5960172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5.22013810946">
                <text:p>335.22013810946</text:p>
              </table:table-cell>
              <table:table-cell office:value-type="float" office:value="1610.14660662636">
                <text:p>1610.146606626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36.136222233024">
                <text:p>336.136222233024</text:p>
              </table:table-cell>
              <table:table-cell office:value-type="float" office:value="1617.50664044936">
                <text:p>1617.506640449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36.286784130849">
                <text:p>336.286784130849</text:p>
              </table:table-cell>
              <table:table-cell office:value-type="float" office:value="1617.67">
                <text:p>1617.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36.308653718112">
                <text:p>336.308653718112</text:p>
              </table:table-cell>
              <table:table-cell office:value-type="float" office:value="1630.55525881491">
                <text:p>1630.555258814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1.135418008502">
                <text:p>341.135418008502</text:p>
              </table:table-cell>
              <table:table-cell office:value-type="float" office:value="1630.59728536558">
                <text:p>1630.597285365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2.092393926168">
                <text:p>342.092393926168</text:p>
              </table:table-cell>
              <table:table-cell office:value-type="float" office:value="1638.84099266594">
                <text:p>1638.840992665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3.7994">
                <text:p>343.7994</text:p>
              </table:table-cell>
              <table:table-cell office:value-type="float" office:value="1644.08590641713">
                <text:p>1644.085906417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45.042385549673">
                <text:p>345.042385549673</text:p>
              </table:table-cell>
              <table:table-cell office:value-type="float" office:value="1649.8564">
                <text:p>1649.85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6.884244529576">
                <text:p>346.884244529576</text:p>
              </table:table-cell>
              <table:table-cell office:value-type="float" office:value="1650.69163275505">
                <text:p>1650.691632755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47.692811079194">
                <text:p>347.692811079194</text:p>
              </table:table-cell>
              <table:table-cell office:value-type="float" office:value="1650.77980017941">
                <text:p>1650.779800179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48.890248615226">
                <text:p>348.890248615226</text:p>
              </table:table-cell>
              <table:table-cell office:value-type="float" office:value="1655.2208">
                <text:p>1655.22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49.066756910801">
                <text:p>349.066756910801</text:p>
              </table:table-cell>
              <table:table-cell office:value-type="float" office:value="1655.2208">
                <text:p>1655.22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49.595851232455">
                <text:p>349.595851232455</text:p>
              </table:table-cell>
              <table:table-cell office:value-type="float" office:value="1659.3932">
                <text:p>1659.39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50.088787301004">
                <text:p>350.088787301004</text:p>
              </table:table-cell>
              <table:table-cell office:value-type="float" office:value="1662.3734">
                <text:p>1662.37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50.776951319269">
                <text:p>350.776951319269</text:p>
              </table:table-cell>
              <table:table-cell office:value-type="float" office:value="1665.92269449637">
                <text:p>1665.922694496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51.238956146195">
                <text:p>351.238956146195</text:p>
              </table:table-cell>
              <table:table-cell office:value-type="float" office:value="1681.37794149829">
                <text:p>1681.377941498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51.950954492201">
                <text:p>351.950954492201</text:p>
              </table:table-cell>
              <table:table-cell office:value-type="float" office:value="1706.51684438148">
                <text:p>1706.516844381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52.055575500826">
                <text:p>352.055575500826</text:p>
              </table:table-cell>
              <table:table-cell office:value-type="float" office:value="1710.16130042502">
                <text:p>1710.161300425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53.45290771777">
                <text:p>353.45290771777</text:p>
              </table:table-cell>
              <table:table-cell office:value-type="float" office:value="1730.38358809932">
                <text:p>1730.383588099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54.725557129975">
                <text:p>354.725557129975</text:p>
              </table:table-cell>
              <table:table-cell office:value-type="float" office:value="1732.78359555589">
                <text:p>1732.783595555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6.289689247172">
                <text:p>356.289689247172</text:p>
              </table:table-cell>
              <table:table-cell office:value-type="float" office:value="1738.81300605442">
                <text:p>1738.813006054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56.673140943938">
                <text:p>356.673140943938</text:p>
              </table:table-cell>
              <table:table-cell office:value-type="float" office:value="1740.56140481694">
                <text:p>1740.561404816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58.986246123994">
                <text:p>358.986246123994</text:p>
              </table:table-cell>
              <table:table-cell office:value-type="float" office:value="1741.53918425173">
                <text:p>1741.539184251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60.012">
                <text:p>360.012</text:p>
              </table:table-cell>
              <table:table-cell office:value-type="float" office:value="1782.31709790471">
                <text:p>1782.317097904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60.120132402458">
                <text:p>360.120132402458</text:p>
              </table:table-cell>
              <table:table-cell office:value-type="float" office:value="1788.38378197002">
                <text:p>1788.383781970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60.120132402458">
                <text:p>360.120132402458</text:p>
              </table:table-cell>
              <table:table-cell office:value-type="float" office:value="1796.38381179629">
                <text:p>1796.383811796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62.028623279961">
                <text:p>362.028623279961</text:p>
              </table:table-cell>
              <table:table-cell office:value-type="float" office:value="1800.0602">
                <text:p>1800.06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62.655742376746">
                <text:p>362.655742376746</text:p>
              </table:table-cell>
              <table:table-cell office:value-type="float" office:value="1837.2985129261">
                <text:p>1837.29851292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63.158920996062">
                <text:p>363.158920996062</text:p>
              </table:table-cell>
              <table:table-cell office:value-type="float" office:value="1841.48727720122">
                <text:p>1841.487277201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63.8266">
                <text:p>363.8266</text:p>
              </table:table-cell>
              <table:table-cell office:value-type="float" office:value="1845.29682269572">
                <text:p>1845.296822695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64.837065078852">
                <text:p>364.837065078852</text:p>
              </table:table-cell>
              <table:table-cell office:value-type="float" office:value="1883.44706151945">
                <text:p>1883.447061519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66.136362592176">
                <text:p>366.136362592176</text:p>
              </table:table-cell>
              <table:table-cell office:value-type="float" office:value="1885.39829280868">
                <text:p>1885.398292808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67.030258112332">
                <text:p>367.030258112332</text:p>
              </table:table-cell>
              <table:table-cell office:value-type="float" office:value="1897.4715154392">
                <text:p>1897.471515439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68.329408183842">
                <text:p>368.329408183842</text:p>
              </table:table-cell>
              <table:table-cell office:value-type="float" office:value="1907.03529627943">
                <text:p>1907.035296279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69.093933059199">
                <text:p>369.093933059199</text:p>
              </table:table-cell>
              <table:table-cell office:value-type="float" office:value="1912.713">
                <text:p>1912.7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69.826126657409">
                <text:p>369.826126657409</text:p>
              </table:table-cell>
              <table:table-cell office:value-type="float" office:value="1912.910605701">
                <text:p>1912.9106057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71.9328">
                <text:p>371.9328</text:p>
              </table:table-cell>
              <table:table-cell office:value-type="float" office:value="1919.01155238118">
                <text:p>1919.011552381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73.227766469458">
                <text:p>373.227766469458</text:p>
              </table:table-cell>
              <table:table-cell office:value-type="float" office:value="1922.8458">
                <text:p>1922.84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76.523574588052">
                <text:p>376.523574588052</text:p>
              </table:table-cell>
              <table:table-cell office:value-type="float" office:value="1948.71563725049">
                <text:p>1948.7156372504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77.219034755645">
                <text:p>377.219034755645</text:p>
              </table:table-cell>
              <table:table-cell office:value-type="float" office:value="1949.6678">
                <text:p>1949.667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77.786888819682">
                <text:p>377.786888819682</text:p>
              </table:table-cell>
              <table:table-cell office:value-type="float" office:value="1950.02972929896">
                <text:p>1950.029729298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78.350026417955">
                <text:p>378.350026417955</text:p>
              </table:table-cell>
              <table:table-cell office:value-type="float" office:value="1950.2638">
                <text:p>1950.263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79.940143257552">
                <text:p>379.940143257552</text:p>
              </table:table-cell>
              <table:table-cell office:value-type="float" office:value="1958.0124">
                <text:p>1958.01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85.7612">
                <text:p>385.7612</text:p>
              </table:table-cell>
              <table:table-cell office:value-type="float" office:value="1960.3966">
                <text:p>1960.396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86.017939011167">
                <text:p>386.017939011167</text:p>
              </table:table-cell>
              <table:table-cell office:value-type="float" office:value="1978.08161127434">
                <text:p>1978.0816112743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86.38077120627">
                <text:p>386.38077120627</text:p>
              </table:table-cell>
              <table:table-cell office:value-type="float" office:value="1990.795">
                <text:p>1990.7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86.925029010596">
                <text:p>386.925029010596</text:p>
              </table:table-cell>
              <table:table-cell office:value-type="float" office:value="2026.83054888387">
                <text:p>2026.830548883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87.514657484734">
                <text:p>387.514657484734</text:p>
              </table:table-cell>
              <table:table-cell office:value-type="float" office:value="2042.055">
                <text:p>2042.0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90.50892467437">
                <text:p>390.50892467437</text:p>
              </table:table-cell>
              <table:table-cell office:value-type="float" office:value="2057.98867088161">
                <text:p>2057.9886708816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91.534805488477">
                <text:p>391.534805488477</text:p>
              </table:table-cell>
              <table:table-cell office:value-type="float" office:value="2060.82152474856">
                <text:p>2060.821524748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91.69652693222">
                <text:p>391.69652693222</text:p>
              </table:table-cell>
              <table:table-cell office:value-type="float" office:value="2070.12033766601">
                <text:p>2070.120337666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91.914109612495">
                <text:p>391.914109612495</text:p>
              </table:table-cell>
              <table:table-cell office:value-type="float" office:value="2078.3354917111">
                <text:p>2078.33549171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91.914109612495">
                <text:p>391.914109612495</text:p>
              </table:table-cell>
              <table:table-cell office:value-type="float" office:value="2099.09236587224">
                <text:p>2099.092365872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92.821218635265">
                <text:p>392.821218635265</text:p>
              </table:table-cell>
              <table:table-cell office:value-type="float" office:value="2108.57889868321">
                <text:p>2108.578898683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93.521260710758">
                <text:p>393.521260710758</text:p>
              </table:table-cell>
              <table:table-cell office:value-type="float" office:value="2110.19957968353">
                <text:p>2110.1995796835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95.318189657296">
                <text:p>395.318189657296</text:p>
              </table:table-cell>
              <table:table-cell office:value-type="float" office:value="2115.87623789313">
                <text:p>2115.8762378931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95.678581619647">
                <text:p>395.678581619647</text:p>
              </table:table-cell>
              <table:table-cell office:value-type="float" office:value="2118.01542632099">
                <text:p>2118.015426320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95.723952289459">
                <text:p>395.723952289459</text:p>
              </table:table-cell>
              <table:table-cell office:value-type="float" office:value="2118.47084376247">
                <text:p>2118.4708437624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97.991705823045">
                <text:p>397.991705823045</text:p>
              </table:table-cell>
              <table:table-cell office:value-type="float" office:value="2123.77862743713">
                <text:p>2123.778627437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00.0662">
                <text:p>400.0662</text:p>
              </table:table-cell>
              <table:table-cell office:value-type="float" office:value="2128.85761337949">
                <text:p>2128.857613379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00.422273781903">
                <text:p>400.422273781903</text:p>
              </table:table-cell>
              <table:table-cell office:value-type="float" office:value="2167.33597235825">
                <text:p>2167.335972358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00.745411792838">
                <text:p>400.745411792838</text:p>
              </table:table-cell>
              <table:table-cell office:value-type="float" office:value="2226.45987843694">
                <text:p>2226.459878436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03.479673559458">
                <text:p>403.479673559458</text:p>
              </table:table-cell>
              <table:table-cell office:value-type="float" office:value="2260.99057506884">
                <text:p>2260.990575068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04.613559837921">
                <text:p>404.613559837921</text:p>
              </table:table-cell>
              <table:table-cell office:value-type="float" office:value="2264.81414627888">
                <text:p>2264.8141462788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06.075292859573">
                <text:p>406.075292859573</text:p>
              </table:table-cell>
              <table:table-cell office:value-type="float" office:value="2269.1488">
                <text:p>2269.148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07.1080906272">
                <text:p>407.1080906272</text:p>
              </table:table-cell>
              <table:table-cell office:value-type="float" office:value="2287.40257779269">
                <text:p>2287.402577792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07.652348431526">
                <text:p>407.652348431526</text:p>
              </table:table-cell>
              <table:table-cell office:value-type="float" office:value="2288.13788032805">
                <text:p>2288.137880328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11.602771496492">
                <text:p>411.602771496492</text:p>
              </table:table-cell>
              <table:table-cell office:value-type="float" office:value="2288.28493886131">
                <text:p>2288.2849388613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14.138147506991">
                <text:p>414.138147506991</text:p>
              </table:table-cell>
              <table:table-cell office:value-type="float" office:value="2319.80353239041">
                <text:p>2319.8035323904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15.30167401444">
                <text:p>415.30167401444</text:p>
              </table:table-cell>
              <table:table-cell office:value-type="float" office:value="2327.10661230134">
                <text:p>2327.106612301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15.654687013392">
                <text:p>415.654687013392</text:p>
              </table:table-cell>
              <table:table-cell office:value-type="float" office:value="2333.95514860646">
                <text:p>2333.9551486064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17.766564574733">
                <text:p>417.766564574733</text:p>
              </table:table-cell>
              <table:table-cell office:value-type="float" office:value="2336.65212970401">
                <text:p>2336.652129704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17.947990183956">
                <text:p>417.947990183956</text:p>
              </table:table-cell>
              <table:table-cell office:value-type="float" office:value="2337.4703142953">
                <text:p>2337.47031429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21.767811342263">
                <text:p>421.767811342263</text:p>
              </table:table-cell>
              <table:table-cell office:value-type="float" office:value="2339.53093637833">
                <text:p>2339.530936378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21.939239446801">
                <text:p>421.939239446801</text:p>
              </table:table-cell>
              <table:table-cell office:value-type="float" office:value="2340.40973288458">
                <text:p>2340.409732884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22.71027450682">
                <text:p>422.71027450682</text:p>
              </table:table-cell>
              <table:table-cell office:value-type="float" office:value="2348.57958885588">
                <text:p>2348.579588855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24.959155544325">
                <text:p>424.959155544325</text:p>
              </table:table-cell>
              <table:table-cell office:value-type="float" office:value="2348.95524011917">
                <text:p>2348.9552401191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25.749082123766">
                <text:p>425.749082123766</text:p>
              </table:table-cell>
              <table:table-cell office:value-type="float" office:value="2349.71282296359">
                <text:p>2349.7128229635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25.890239139923">
                <text:p>425.890239139923</text:p>
              </table:table-cell>
              <table:table-cell office:value-type="float" office:value="2349.92494941381">
                <text:p>2349.9249494138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26.383175208472">
                <text:p>426.383175208472</text:p>
              </table:table-cell>
              <table:table-cell office:value-type="float" office:value="2350.62192034327">
                <text:p>2350.6219203432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26.602260458064">
                <text:p>426.602260458064</text:p>
              </table:table-cell>
              <table:table-cell office:value-type="float" office:value="2360.01592321067">
                <text:p>2360.015923210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28.73158994799">
                <text:p>428.73158994799</text:p>
              </table:table-cell>
              <table:table-cell office:value-type="float" office:value="2360.25835053433">
                <text:p>2360.258350534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31.488480005156">
                <text:p>431.488480005156</text:p>
              </table:table-cell>
              <table:table-cell office:value-type="float" office:value="2362.68261360285">
                <text:p>2362.6826136028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31.628809604822">
                <text:p>431.628809604822</text:p>
              </table:table-cell>
              <table:table-cell office:value-type="float" office:value="2364.74322551781">
                <text:p>2364.7432255178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31.7116286958">
                <text:p>431.7116286958</text:p>
              </table:table-cell>
              <table:table-cell office:value-type="float" office:value="2369.37962520463">
                <text:p>2369.379625204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32.779119980216">
                <text:p>432.779119980216</text:p>
              </table:table-cell>
              <table:table-cell office:value-type="float" office:value="2370.25842171088">
                <text:p>2370.258421710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35.748822678092">
                <text:p>435.748822678092</text:p>
              </table:table-cell>
              <table:table-cell office:value-type="float" office:value="2378.32325647236">
                <text:p>2378.323256472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37.359997717199">
                <text:p>437.359997717199</text:p>
              </table:table-cell>
              <table:table-cell office:value-type="float" office:value="2378.90338211928">
                <text:p>2378.903382119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38.31245838644">
                <text:p>438.31245838644</text:p>
              </table:table-cell>
              <table:table-cell office:value-type="float" office:value="2381.72952908239">
                <text:p>2381.7295290823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39.854528506478">
                <text:p>439.854528506478</text:p>
              </table:table-cell>
              <table:table-cell office:value-type="float" office:value="2384.19828661906">
                <text:p>2384.1982866190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40.185178378627">
                <text:p>440.185178378627</text:p>
              </table:table-cell>
              <table:table-cell office:value-type="float" office:value="2388.13580169241">
                <text:p>2388.135801692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40.353434664333">
                <text:p>440.353434664333</text:p>
              </table:table-cell>
              <table:table-cell office:value-type="float" office:value="2389.69831283358">
                <text:p>2389.6983128335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40.943063138471">
                <text:p>440.943063138471</text:p>
              </table:table-cell>
              <table:table-cell office:value-type="float" office:value="2390.63581742112">
                <text:p>2390.635817421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42.526020687655">
                <text:p>442.526020687655</text:p>
              </table:table-cell>
              <table:table-cell office:value-type="float" office:value="2392.60456971489">
                <text:p>2392.6045697148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43.619019536972">
                <text:p>443.619019536972</text:p>
              </table:table-cell>
              <table:table-cell office:value-type="float" office:value="2393.26082397475">
                <text:p>2393.2608239747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44.238129149342">
                <text:p>444.238129149342</text:p>
              </table:table-cell>
              <table:table-cell office:value-type="float" office:value="2394.69833380519">
                <text:p>2394.698333805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44.731065217891">
                <text:p>444.731065217891</text:p>
              </table:table-cell>
              <table:table-cell office:value-type="float" office:value="2395.63583839274">
                <text:p>2395.6358383927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47.066010995492">
                <text:p>447.066010995492</text:p>
              </table:table-cell>
              <table:table-cell office:value-type="float" office:value="2396.41709396332">
                <text:p>2396.417093963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48.744155078281">
                <text:p>448.744155078281</text:p>
              </table:table-cell>
              <table:table-cell office:value-type="float" office:value="2396.82334560173">
                <text:p>2396.8233456017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49.56054178477">
                <text:p>449.56054178477</text:p>
              </table:table-cell>
              <table:table-cell office:value-type="float" office:value="2397.698344291">
                <text:p>2397.6983442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50.286225198318">
                <text:p>450.286225198318</text:p>
              </table:table-cell>
              <table:table-cell office:value-type="float" office:value="2399.44835215536">
                <text:p>2399.4483521553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50.875834649115">
                <text:p>450.875834649115</text:p>
              </table:table-cell>
              <table:table-cell office:value-type="float" office:value="2402.91712017784">
                <text:p>2402.917120177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51.23868586756">
                <text:p>451.23868586756</text:p>
              </table:table-cell>
              <table:table-cell office:value-type="float" office:value="2405.85463525119">
                <text:p>2405.854635251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52.191146536801">
                <text:p>452.191146536801</text:p>
              </table:table-cell>
              <table:table-cell office:value-type="float" office:value="2406.35464049409">
                <text:p>2406.3546404940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52.342975206612">
                <text:p>452.342975206612</text:p>
              </table:table-cell>
              <table:table-cell office:value-type="float" office:value="2407.69839672004">
                <text:p>2407.6983967200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2.962181596819">
                <text:p>452.962181596819</text:p>
              </table:table-cell>
              <table:table-cell office:value-type="float" office:value="2408.19839147714">
                <text:p>2408.198391477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53.9488">
                <text:p>453.9488</text:p>
              </table:table-cell>
              <table:table-cell office:value-type="float" office:value="2413.16716474252">
                <text:p>2413.167164742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54.551225420348">
                <text:p>454.551225420348</text:p>
              </table:table-cell>
              <table:table-cell office:value-type="float" office:value="2414.01628926149">
                <text:p>2414.0162892614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54.636219246341">
                <text:p>454.636219246341</text:p>
              </table:table-cell>
              <table:table-cell office:value-type="float" office:value="2416.44843604182">
                <text:p>2416.4484360418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55.520732351657">
                <text:p>455.520732351657</text:p>
              </table:table-cell>
              <table:table-cell office:value-type="float" office:value="2416.85468768022">
                <text:p>2416.854687680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58.223391100881">
                <text:p>458.223391100881</text:p>
              </table:table-cell>
              <table:table-cell office:value-type="float" office:value="2417.635932765">
                <text:p>2417.63593276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59.447980672285">
                <text:p>459.447980672285</text:p>
              </table:table-cell>
              <table:table-cell office:value-type="float" office:value="2418.38594062936">
                <text:p>2418.3859406293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59.765461220918">
                <text:p>459.765461220918</text:p>
              </table:table-cell>
              <table:table-cell office:value-type="float" office:value="2418.41718833559">
                <text:p>2418.4171883355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59.992238476611">
                <text:p>459.992238476611</text:p>
              </table:table-cell>
              <table:table-cell office:value-type="float" office:value="2419.07344259545">
                <text:p>2419.0734425954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62.421722450667">
                <text:p>462.421722450667</text:p>
              </table:table-cell>
              <table:table-cell office:value-type="float" office:value="2419.47969423385">
                <text:p>2419.4796942338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62.752740560292">
                <text:p>462.752740560292</text:p>
              </table:table-cell>
              <table:table-cell office:value-type="float" office:value="2419.65268894832">
                <text:p>2419.6526889483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63.730083118651">
                <text:p>463.730083118651</text:p>
              </table:table-cell>
              <table:table-cell office:value-type="float" office:value="2420.10470078748">
                <text:p>2420.104700787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63.9624">
                <text:p>463.9624</text:p>
              </table:table-cell>
              <table:table-cell office:value-type="float" office:value="2420.25875725747">
                <text:p>2420.2587572574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63.983487739456">
                <text:p>463.983487739456</text:p>
              </table:table-cell>
              <table:table-cell office:value-type="float" office:value="2420.66720144285">
                <text:p>2420.6672014428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64.168595327872">
                <text:p>464.168595327872</text:p>
              </table:table-cell>
              <table:table-cell office:value-type="float" office:value="2421.19845439198">
                <text:p>2421.198454391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65.480080509896">
                <text:p>465.480080509896</text:p>
              </table:table-cell>
              <table:table-cell office:value-type="float" office:value="2421.4172093072">
                <text:p>2421.417209307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66.432666882265">
                <text:p>466.432666882265</text:p>
              </table:table-cell>
              <table:table-cell office:value-type="float" office:value="2421.57345832416">
                <text:p>2421.573458324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69.322735521812">
                <text:p>469.322735521812</text:p>
              </table:table-cell>
              <table:table-cell office:value-type="float" office:value="2422.26096029025">
                <text:p>2422.260960290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71.262893112332">
                <text:p>471.262893112332</text:p>
              </table:table-cell>
              <table:table-cell office:value-type="float" office:value="2422.80422381974">
                <text:p>2422.8042238197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71.805265141469">
                <text:p>471.805265141469</text:p>
              </table:table-cell>
              <table:table-cell office:value-type="float" office:value="2425.57346880997">
                <text:p>2425.5734688099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74.160112769164">
                <text:p>474.160112769164</text:p>
              </table:table-cell>
              <table:table-cell office:value-type="float" office:value="2426.29222896809">
                <text:p>2426.2922289680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74.460536077768">
                <text:p>474.460536077768</text:p>
              </table:table-cell>
              <table:table-cell office:value-type="float" office:value="2426.79222372519">
                <text:p>2426.792223725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75.186219491316">
                <text:p>475.186219491316</text:p>
              </table:table-cell>
              <table:table-cell office:value-type="float" office:value="2426.94848322795">
                <text:p>2426.9484832279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77.091140829798">
                <text:p>477.091140829798</text:p>
              </table:table-cell>
              <table:table-cell office:value-type="float" office:value="2427.47973617708">
                <text:p>2427.479736177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77.812041993062">
                <text:p>477.812041993062</text:p>
              </table:table-cell>
              <table:table-cell office:value-type="float" office:value="2428.79223421099">
                <text:p>2428.792234210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77.862175889817">
                <text:p>477.862175889817</text:p>
              </table:table-cell>
              <table:table-cell office:value-type="float" office:value="2429.28911913937">
                <text:p>2429.2891191393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78.814636559058">
                <text:p>478.814636559058</text:p>
              </table:table-cell>
              <table:table-cell office:value-type="float" office:value="2429.69849109231">
                <text:p>2429.6984910923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80.112379683444">
                <text:p>480.112379683444</text:p>
              </table:table-cell>
              <table:table-cell office:value-type="float" office:value="2429.72973879854">
                <text:p>2429.7297387985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82.138866554869">
                <text:p>482.138866554869</text:p>
              </table:table-cell>
              <table:table-cell office:value-type="float" office:value="2429.82349240303">
                <text:p>2429.8234924030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83.562886219016">
                <text:p>483.562886219016</text:p>
              </table:table-cell>
              <table:table-cell office:value-type="float" office:value="2431.13600092275">
                <text:p>2431.136000922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83.939772100367">
                <text:p>483.939772100367</text:p>
              </table:table-cell>
              <table:table-cell office:value-type="float" office:value="2431.85475059507">
                <text:p>2431.8547505950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85.481842220405">
                <text:p>485.481842220405</text:p>
              </table:table-cell>
              <table:table-cell office:value-type="float" office:value="2432.44850944247">
                <text:p>2432.4485094424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86.661080145338">
                <text:p>486.661080145338</text:p>
              </table:table-cell>
              <table:table-cell office:value-type="float" office:value="2433.04225780406">
                <text:p>2433.0422578040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87.164719293246">
                <text:p>487.164719293246</text:p>
              </table:table-cell>
              <table:table-cell office:value-type="float" office:value="2434.41726173624">
                <text:p>2434.4172617362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87.232455032046">
                <text:p>487.232455032046</text:p>
              </table:table-cell>
              <table:table-cell office:value-type="float" office:value="2434.66726435769">
                <text:p>2434.6672643576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87.633501478518">
                <text:p>487.633501478518</text:p>
              </table:table-cell>
              <table:table-cell office:value-type="float" office:value="2434.69851206392">
                <text:p>2434.6985120639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88.702056423231">
                <text:p>488.702056423231</text:p>
              </table:table-cell>
              <table:table-cell office:value-type="float" office:value="2435.0735159961">
                <text:p>2435.073515996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88.928833678924">
                <text:p>488.928833678924</text:p>
              </table:table-cell>
              <table:table-cell office:value-type="float" office:value="2435.29227091132">
                <text:p>2435.2922709113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90.244814040569">
                <text:p>490.244814040569</text:p>
              </table:table-cell>
              <table:table-cell office:value-type="float" office:value="2435.47976763451">
                <text:p>2435.4797676345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90.682961567619">
                <text:p>490.682961567619</text:p>
              </table:table-cell>
              <table:table-cell office:value-type="float" office:value="2436.72977025596">
                <text:p>2436.7297702559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92.106981231766">
                <text:p>492.106981231766</text:p>
              </table:table-cell>
              <table:table-cell office:value-type="float" office:value="2437.01644178267">
                <text:p>2437.016441782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92.983299258">
                <text:p>492.983299258</text:p>
              </table:table-cell>
              <table:table-cell office:value-type="float" office:value="2438.22977549886">
                <text:p>2438.2297754988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93.861250182278">
                <text:p>493.861250182278</text:p>
              </table:table-cell>
              <table:table-cell office:value-type="float" office:value="2440.9485461428">
                <text:p>2440.948546142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94.0032">
                <text:p>494.0032</text:p>
              </table:table-cell>
              <table:table-cell office:value-type="float" office:value="2442.38604548743">
                <text:p>2442.3860454874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94.416820438678">
                <text:p>494.416820438678</text:p>
              </table:table-cell>
              <table:table-cell office:value-type="float" office:value="2443.60480040266">
                <text:p>2443.6048004026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95.36928110792">
                <text:p>495.36928110792</text:p>
              </table:table-cell>
              <table:table-cell office:value-type="float" office:value="2444.01105204106">
                <text:p>2444.0110520410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97.145804139579">
                <text:p>497.145804139579</text:p>
              </table:table-cell>
              <table:table-cell office:value-type="float" office:value="2444.59224989069">
                <text:p>2444.5922498906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97.455609032283">
                <text:p>497.455609032283</text:p>
              </table:table-cell>
              <table:table-cell office:value-type="float" office:value="2445.542315476">
                <text:p>2445.54231547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01.603020803648">
                <text:p>501.603020803648</text:p>
              </table:table-cell>
              <table:table-cell office:value-type="float" office:value="2445.82356580368">
                <text:p>2445.8235658036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01.746479520342">
                <text:p>501.746479520342</text:p>
              </table:table-cell>
              <table:table-cell office:value-type="float" office:value="2447.38607694485">
                <text:p>2447.3860769448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03.601877744005">
                <text:p>503.601877744005</text:p>
              </table:table-cell>
              <table:table-cell office:value-type="float" office:value="2451.50138794269">
                <text:p>2451.5013879426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03.772943419632">
                <text:p>503.772943419632</text:p>
              </table:table-cell>
              <table:table-cell office:value-type="float" office:value="2453.16734300125">
                <text:p>2453.167343001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04.704049987365">
                <text:p>504.704049987365</text:p>
              </table:table-cell>
              <table:table-cell office:value-type="float" office:value="2455.83475855898">
                <text:p>2455.8347585589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05.664903837008">
                <text:p>505.664903837008</text:p>
              </table:table-cell>
              <table:table-cell office:value-type="float" office:value="2455.94860905764">
                <text:p>2455.9486090576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05.846329446231">
                <text:p>505.846329446231</text:p>
              </table:table-cell>
              <table:table-cell office:value-type="float" office:value="2457.91737183722">
                <text:p>2457.9173718372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06.292366359606">
                <text:p>506.292366359606</text:p>
              </table:table-cell>
              <table:table-cell office:value-type="float" office:value="2458.63612150954">
                <text:p>2458.6361215095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06.566217178562">
                <text:p>506.566217178562</text:p>
              </table:table-cell>
              <table:table-cell office:value-type="float" office:value="2475.72994851469">
                <text:p>2475.7299485146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06.95671511204">
                <text:p>506.95671511204</text:p>
              </table:table-cell>
              <table:table-cell office:value-type="float" office:value="2481.74401862792">
                <text:p>2481.7440186279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08.47691517492">
                <text:p>508.47691517492</text:p>
              </table:table-cell>
              <table:table-cell office:value-type="float" office:value="2482.51123554269">
                <text:p>2482.5112355426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08.647469619352">
                <text:p>508.647469619352</text:p>
              </table:table-cell>
              <table:table-cell office:value-type="float" office:value="2486.29250159909">
                <text:p>2486.2925015990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10.454871241184">
                <text:p>510.454871241184</text:p>
              </table:table-cell>
              <table:table-cell office:value-type="float" office:value="2491.66752650288">
                <text:p>2491.6675265028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11.331189267419">
                <text:p>511.331189267419</text:p>
              </table:table-cell>
              <table:table-cell office:value-type="float" office:value="2497.85505468349">
                <text:p>2497.8550546834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11.379648829113">
                <text:p>511.379648829113</text:p>
              </table:table-cell>
              <table:table-cell office:value-type="float" office:value="2501.79256975683">
                <text:p>2501.7925697568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12.963613175777">
                <text:p>512.963613175777</text:p>
              </table:table-cell>
              <table:table-cell office:value-type="float" office:value="2503.3550704122">
                <text:p>2503.355070412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15.493694148997">
                <text:p>515.493694148997</text:p>
              </table:table-cell>
              <table:table-cell office:value-type="float" office:value="2503.73007434437">
                <text:p>2503.7300743443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16.691391629806">
                <text:p>516.691391629806</text:p>
              </table:table-cell>
              <table:table-cell office:value-type="float" office:value="2503.7613220506">
                <text:p>2503.761322050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17.275819430441">
                <text:p>517.275819430441</text:p>
              </table:table-cell>
              <table:table-cell office:value-type="float" office:value="2504.66757893192">
                <text:p>2504.6675789319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17.820096258109">
                <text:p>517.820096258109</text:p>
              </table:table-cell>
              <table:table-cell office:value-type="float" office:value="2505.76133253641">
                <text:p>2505.7613325364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19.382348211619">
                <text:p>519.382348211619</text:p>
              </table:table-cell>
              <table:table-cell office:value-type="float" office:value="2506.88634433295">
                <text:p>2506.8863443329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24.695021938389">
                <text:p>524.695021938389</text:p>
              </table:table-cell>
              <table:table-cell office:value-type="float" office:value="2513.16761563224">
                <text:p>2513.1676156322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25.076911370251">
                <text:p>525.076911370251</text:p>
              </table:table-cell>
              <table:table-cell office:value-type="float" office:value="2518.04264577894">
                <text:p>2518.0426457789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25.212985333004">
                <text:p>525.212985333004</text:p>
              </table:table-cell>
              <table:table-cell office:value-type="float" office:value="2522.8864177336">
                <text:p>2522.88641773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25.212985333004">
                <text:p>525.212985333004</text:p>
              </table:table-cell>
              <table:table-cell office:value-type="float" office:value="2527.04267723636">
                <text:p>2527.042677236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26.120094355775">
                <text:p>526.120094355775</text:p>
              </table:table-cell>
              <table:table-cell office:value-type="float" office:value="2530.35519624189">
                <text:p>2530.3551962418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26.659265026472">
                <text:p>526.659265026472</text:p>
              </table:table-cell>
              <table:table-cell office:value-type="float" office:value="2531.2614531232">
                <text:p>2531.261453123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26.981832708734">
                <text:p>526.981832708734</text:p>
              </table:table-cell>
              <table:table-cell office:value-type="float" office:value="2531.69895246783">
                <text:p>2531.6989524678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28.070367340727">
                <text:p>528.070367340727</text:p>
              </table:table-cell>
              <table:table-cell office:value-type="float" office:value="2532.60520934915">
                <text:p>2532.605209349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28.478551182301">
                <text:p>528.478551182301</text:p>
              </table:table-cell>
              <table:table-cell office:value-type="float" office:value="2532.69896295364">
                <text:p>2532.6989629536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28.63846454251">
                <text:p>528.63846454251</text:p>
              </table:table-cell>
              <table:table-cell office:value-type="float" office:value="2540.73024211729">
                <text:p>2540.7302421172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28.802761250603">
                <text:p>528.802761250603</text:p>
              </table:table-cell>
              <table:table-cell office:value-type="float" office:value="2545.29276374427">
                <text:p>2545.2927637442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28.857526819967">
                <text:p>528.857526819967</text:p>
              </table:table-cell>
              <table:table-cell office:value-type="float" office:value="2545.29276374427">
                <text:p>2545.2927637442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29.766">
                <text:p>529.766</text:p>
              </table:table-cell>
              <table:table-cell office:value-type="float" office:value="2546.32402193631">
                <text:p>2546.3240219363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30.172015345386">
                <text:p>530.172015345386</text:p>
              </table:table-cell>
              <table:table-cell office:value-type="float" office:value="2549.6052827498">
                <text:p>2549.605282749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30.445866164343">
                <text:p>530.445866164343</text:p>
              </table:table-cell>
              <table:table-cell office:value-type="float" office:value="2555.386559292">
                <text:p>2555.38655929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30.664951413935">
                <text:p>530.664951413935</text:p>
              </table:table-cell>
              <table:table-cell office:value-type="float" office:value="2561.1678358342">
                <text:p>2561.167835834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31.103098940985">
                <text:p>531.103098940985</text:p>
              </table:table-cell>
              <table:table-cell office:value-type="float" office:value="2561.19910114187">
                <text:p>2561.1991011418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32.74204053857">
                <text:p>532.74204053857</text:p>
              </table:table-cell>
              <table:table-cell office:value-type="float" office:value="2622.16340995508">
                <text:p>2622.1634099550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33.403436631366">
                <text:p>533.403436631366</text:p>
              </table:table-cell>
              <table:table-cell office:value-type="float" office:value="2622.98506622555">
                <text:p>2622.9850662255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34.827456295514">
                <text:p>534.827456295514</text:p>
              </table:table-cell>
              <table:table-cell office:value-type="float" office:value="2634.4881850869">
                <text:p>2634.488185086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35.352801461632">
                <text:p>535.352801461632</text:p>
              </table:table-cell>
              <table:table-cell office:value-type="float" office:value="2647.25800967249">
                <text:p>2647.2580096724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35.690033671315">
                <text:p>535.690033671315</text:p>
              </table:table-cell>
              <table:table-cell office:value-type="float" office:value="2650.75003159068">
                <text:p>2650.7500315906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35.922836599205">
                <text:p>535.922836599205</text:p>
              </table:table-cell>
              <table:table-cell office:value-type="float" office:value="2651.91403889674">
                <text:p>2651.9140388967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36.279643122111">
                <text:p>536.279643122111</text:p>
              </table:table-cell>
              <table:table-cell office:value-type="float" office:value="2660.84950201606">
                <text:p>2660.8495020160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36.634857917346">
                <text:p>536.634857917346</text:p>
              </table:table-cell>
              <table:table-cell office:value-type="float" office:value="2662.83515410506">
                <text:p>2662.8351541050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36.634857917346">
                <text:p>536.634857917346</text:p>
              </table:table-cell>
              <table:table-cell office:value-type="float" office:value="2664.95774890581">
                <text:p>2664.9577489058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38.139212814123">
                <text:p>538.139212814123</text:p>
              </table:table-cell>
              <table:table-cell office:value-type="float" office:value="2670.40119010695">
                <text:p>2670.4011901069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38.46111361587">
                <text:p>538.46111361587</text:p>
              </table:table-cell>
              <table:table-cell office:value-type="float" office:value="2679.47359593801">
                <text:p>2679.473595938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39.373343134777">
                <text:p>539.373343134777</text:p>
              </table:table-cell>
              <table:table-cell office:value-type="float" office:value="2708.72839623651">
                <text:p>2708.7283962365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40.523511979968">
                <text:p>540.523511979968</text:p>
              </table:table-cell>
              <table:table-cell office:value-type="float" office:value="2715.00286662464">
                <text:p>2715.002866624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40.856227167054">
                <text:p>540.856227167054</text:p>
              </table:table-cell>
              <table:table-cell office:value-type="float" office:value="2715.25101402386">
                <text:p>2715.2510140238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40.961682479153">
                <text:p>540.961682479153</text:p>
              </table:table-cell>
              <table:table-cell office:value-type="float" office:value="2715.85364751222">
                <text:p>2715.8536475122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41.235510325975">
                <text:p>541.235510325975</text:p>
              </table:table-cell>
              <table:table-cell office:value-type="float" office:value="2724.64500243842">
                <text:p>2724.6450024384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42.175813723439">
                <text:p>542.175813723439</text:p>
              </table:table-cell>
              <table:table-cell office:value-type="float" office:value="2726.45289100879">
                <text:p>2726.4528910087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44.262160671144">
                <text:p>544.262160671144</text:p>
              </table:table-cell>
              <table:table-cell office:value-type="float" office:value="2729.82055643444">
                <text:p>2729.8205564344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45.124187360731">
                <text:p>545.124187360731</text:p>
              </table:table-cell>
              <table:table-cell office:value-type="float" office:value="2737.26483567461">
                <text:p>2737.2648356746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47.527726520441">
                <text:p>547.527726520441</text:p>
              </table:table-cell>
              <table:table-cell office:value-type="float" office:value="2738.4613157804">
                <text:p>2738.46131578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47.820678916226">
                <text:p>547.820678916226</text:p>
              </table:table-cell>
              <table:table-cell office:value-type="float" office:value="2738.61189946593">
                <text:p>2738.6118994659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49.067606992718">
                <text:p>549.067606992718</text:p>
              </table:table-cell>
              <table:table-cell office:value-type="float" office:value="2741.23512269391">
                <text:p>2741.2351226939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49.430135918546">
                <text:p>549.430135918546</text:p>
              </table:table-cell>
              <table:table-cell office:value-type="float" office:value="2741.87320241225">
                <text:p>2741.873202412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51.587029932692">
                <text:p>551.587029932692</text:p>
              </table:table-cell>
              <table:table-cell office:value-type="float" office:value="2749.45929036172">
                <text:p>2749.4592903617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53.887344650938">
                <text:p>553.887344650938</text:p>
              </table:table-cell>
              <table:table-cell office:value-type="float" office:value="2751.550784456">
                <text:p>2751.5507844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54.123560005833">
                <text:p>554.123560005833</text:p>
              </table:table-cell>
              <table:table-cell office:value-type="float" office:value="2752.11797171438">
                <text:p>2752.117971714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55.475683995314">
                <text:p>555.475683995314</text:p>
              </table:table-cell>
              <table:table-cell office:value-type="float" office:value="2752.43701157355">
                <text:p>2752.4370115735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57.369813761485">
                <text:p>557.369813761485</text:p>
              </table:table-cell>
              <table:table-cell office:value-type="float" office:value="2752.72060520275">
                <text:p>2752.720605202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57.771399587788">
                <text:p>557.771399587788</text:p>
              </table:table-cell>
              <table:table-cell office:value-type="float" office:value="2754.77664117234">
                <text:p>2754.7766411723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58.268934782109">
                <text:p>558.268934782109</text:p>
              </table:table-cell>
              <table:table-cell office:value-type="float" office:value="2758.18095139631">
                <text:p>2758.1809513963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60.207748019249">
                <text:p>560.207748019249</text:p>
              </table:table-cell>
              <table:table-cell office:value-type="float" office:value="2764.31241450679">
                <text:p>2764.3124145067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60.227176745867">
                <text:p>560.227176745867</text:p>
              </table:table-cell>
              <table:table-cell office:value-type="float" office:value="2767.89276920698">
                <text:p>2767.8927692069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61.656345695815">
                <text:p>561.656345695815</text:p>
              </table:table-cell>
              <table:table-cell office:value-type="float" office:value="2774.62807626887">
                <text:p>2774.6280762688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62.540300949265">
                <text:p>562.540300949265</text:p>
              </table:table-cell>
              <table:table-cell office:value-type="float" office:value="2776.82590905306">
                <text:p>2776.8259090530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63.595117991535">
                <text:p>563.595117991535</text:p>
              </table:table-cell>
              <table:table-cell office:value-type="float" office:value="2789.78028971522">
                <text:p>2789.7802897152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64.082371069302">
                <text:p>564.082371069302</text:p>
              </table:table-cell>
              <table:table-cell office:value-type="float" office:value="2817.84039680746">
                <text:p>2817.8403968074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66.0056">
                <text:p>566.0056</text:p>
              </table:table-cell>
              <table:table-cell office:value-type="float" office:value="2817.87584303743">
                <text:p>2817.8758430374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66.350124602888">
                <text:p>566.350124602888</text:p>
              </table:table-cell>
              <table:table-cell office:value-type="float" office:value="2822.5905603597">
                <text:p>2822.590560359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67.01828561857">
                <text:p>567.01828561857</text:p>
              </table:table-cell>
              <table:table-cell office:value-type="float" office:value="2833.33161256557">
                <text:p>2833.3316125655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68.528711883728">
                <text:p>568.528711883728</text:p>
              </table:table-cell>
              <table:table-cell office:value-type="float" office:value="2838.2235729324">
                <text:p>2838.223572932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69.003836346512">
                <text:p>569.003836346512</text:p>
              </table:table-cell>
              <table:table-cell office:value-type="float" office:value="2844.00176041679">
                <text:p>2844.0017604167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69.385869029063">
                <text:p>569.385869029063</text:p>
              </table:table-cell>
              <table:table-cell office:value-type="float" office:value="2848.89372078362">
                <text:p>2848.8937207836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69.989685511475">
                <text:p>569.989685511475</text:p>
              </table:table-cell>
              <table:table-cell office:value-type="float" office:value="2857.0115378668">
                <text:p>2857.011537866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70.927477762115">
                <text:p>570.927477762115</text:p>
              </table:table-cell>
              <table:table-cell office:value-type="float" office:value="2894.4014">
                <text:p>2894.401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71.304151064758">
                <text:p>571.304151064758</text:p>
              </table:table-cell>
              <table:table-cell office:value-type="float" office:value="2909.8986">
                <text:p>2909.89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73.330637936183">
                <text:p>573.330637936183</text:p>
              </table:table-cell>
              <table:table-cell office:value-type="float" office:value="3031.68948584252">
                <text:p>3031.6894858425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73.6856272838">
                <text:p>573.6856272838</text:p>
              </table:table-cell>
              <table:table-cell office:value-type="float" office:value="3039.40019800673">
                <text:p>3039.4001980067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73.755609671247">
                <text:p>573.755609671247</text:p>
              </table:table-cell>
              <table:table-cell office:value-type="float" office:value="3043.21622335159">
                <text:p>3043.2162233515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74.316510073281">
                <text:p>574.316510073281</text:p>
              </table:table-cell>
              <table:table-cell office:value-type="float" office:value="3045.81268563131">
                <text:p>3045.8126856313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74.535572350738">
                <text:p>574.535572350738</text:p>
              </table:table-cell>
              <table:table-cell office:value-type="float" office:value="3046.52081050756">
                <text:p>3046.5208105075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76.827172941199">
                <text:p>576.827172941199</text:p>
              </table:table-cell>
              <table:table-cell office:value-type="float" office:value="3054.42823576002">
                <text:p>3054.4282357600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77.493142817762">
                <text:p>577.493142817762</text:p>
              </table:table-cell>
              <table:table-cell office:value-type="float" office:value="3056.86733548941">
                <text:p>3056.8673354894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77.552856354747">
                <text:p>577.552856354747</text:p>
              </table:table-cell>
              <table:table-cell office:value-type="float" office:value="3085.03506039205">
                <text:p>3085.035060392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78.386559981446">
                <text:p>578.386559981446</text:p>
              </table:table-cell>
              <table:table-cell office:value-type="float" office:value="3117.25486106528">
                <text:p>3117.2548610652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78.505317023989">
                <text:p>578.505317023989</text:p>
              </table:table-cell>
              <table:table-cell office:value-type="float" office:value="3126.02776054386">
                <text:p>3126.0277605438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78.634107811209">
                <text:p>578.634107811209</text:p>
              </table:table-cell>
              <table:table-cell office:value-type="float" office:value="3131.18136096627">
                <text:p>3131.1813609662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79.639203302452">
                <text:p>579.639203302452</text:p>
              </table:table-cell>
              <table:table-cell office:value-type="float" office:value="3132.12552306778">
                <text:p>3132.1255230677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81.084957957023">
                <text:p>581.084957957023</text:p>
              </table:table-cell>
              <table:table-cell office:value-type="float" office:value="3136.91197526623">
                <text:p>3136.9119752662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82.626429000154">
                <text:p>582.626429000154</text:p>
              </table:table-cell>
              <table:table-cell office:value-type="float" office:value="3137.9357609069">
                <text:p>3137.935760906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83.476631518951">
                <text:p>583.476631518951</text:p>
              </table:table-cell>
              <table:table-cell office:value-type="float" office:value="3138.42717966335">
                <text:p>3138.4271796633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83.736923112265">
                <text:p>583.736923112265</text:p>
              </table:table-cell>
              <table:table-cell office:value-type="float" office:value="3141.21187220886">
                <text:p>3141.2118722088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84.582913234539">
                <text:p>584.582913234539</text:p>
              </table:table-cell>
              <table:table-cell office:value-type="float" office:value="3142.35850223291">
                <text:p>3142.3585022329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84.780786552848">
                <text:p>584.780786552848</text:p>
              </table:table-cell>
              <table:table-cell office:value-type="float" office:value="3147.82234835984">
                <text:p>3147.8223483598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85.38000505387">
                <text:p>585.38000505387</text:p>
              </table:table-cell>
              <table:table-cell office:value-type="float" office:value="3152.84204740639">
                <text:p>3152.8420474063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85.46362313931">
                <text:p>585.46362313931</text:p>
              </table:table-cell>
              <table:table-cell office:value-type="float" office:value="3153.44802323279">
                <text:p>3153.4480232327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86.669260182244">
                <text:p>586.669260182244</text:p>
              </table:table-cell>
              <table:table-cell office:value-type="float" office:value="3156.07719683957">
                <text:p>3156.0771968395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86.968344398245">
                <text:p>586.968344398245</text:p>
              </table:table-cell>
              <table:table-cell office:value-type="float" office:value="3159.72186877362">
                <text:p>3159.7218687736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89.571993836437">
                <text:p>589.571993836437</text:p>
              </table:table-cell>
              <table:table-cell office:value-type="float" office:value="3160.41804191">
                <text:p>3160.4180419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89.585621931658">
                <text:p>589.585621931658</text:p>
              </table:table-cell>
              <table:table-cell office:value-type="float" office:value="3163.81699759533">
                <text:p>3163.8169975953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90.856998460867">
                <text:p>590.856998460867</text:p>
              </table:table-cell>
              <table:table-cell office:value-type="float" office:value="3168.64924768121">
                <text:p>3168.6492476812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92.202579565126">
                <text:p>592.202579565126</text:p>
              </table:table-cell>
              <table:table-cell office:value-type="float" office:value="3169.38636894538">
                <text:p>3169.3863689453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93.70464060286">
                <text:p>593.70464060286</text:p>
              </table:table-cell>
              <table:table-cell office:value-type="float" office:value="3170.69681896256">
                <text:p>3170.6968189625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93.926075294386">
                <text:p>593.926075294386</text:p>
              </table:table-cell>
              <table:table-cell office:value-type="float" office:value="3170.73776709035">
                <text:p>3170.7377670903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95.238588592038">
                <text:p>595.238588592038</text:p>
              </table:table-cell>
              <table:table-cell office:value-type="float" office:value="3170.77871521814">
                <text:p>3170.7787152181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95.238588592038">
                <text:p>595.238588592038</text:p>
              </table:table-cell>
              <table:table-cell office:value-type="float" office:value="3172.41677773961">
                <text:p>3172.4167777396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95.536833855799">
                <text:p>595.536833855799</text:p>
              </table:table-cell>
              <table:table-cell office:value-type="float" office:value="3173.31770525593">
                <text:p>3173.3177052559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95.649571023646">
                <text:p>595.649571023646</text:p>
              </table:table-cell>
              <table:table-cell office:value-type="float" office:value="3173.4405496393">
                <text:p>3173.440549639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98.196159059061">
                <text:p>598.196159059061</text:p>
              </table:table-cell>
              <table:table-cell office:value-type="float" office:value="3178.27281346616">
                <text:p>3178.272813466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01.817852380124">
                <text:p>601.817852380124</text:p>
              </table:table-cell>
              <table:table-cell office:value-type="float" office:value="3181.50796289935">
                <text:p>3181.5079628993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01.881746747391">
                <text:p>601.881746747391</text:p>
              </table:table-cell>
              <table:table-cell office:value-type="float" office:value="3183.80123668842">
                <text:p>3183.8012366884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02.084813121683">
                <text:p>602.084813121683</text:p>
              </table:table-cell>
              <table:table-cell office:value-type="float" office:value="3184.33360357266">
                <text:p>3184.3336035726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03.508832785831">
                <text:p>603.508832785831</text:p>
              </table:table-cell>
              <table:table-cell office:value-type="float" office:value="3185.68500171762">
                <text:p>3185.6850017176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04.444367136314">
                <text:p>604.444367136314</text:p>
              </table:table-cell>
              <table:table-cell office:value-type="float" office:value="3186.87259361044">
                <text:p>3186.8725936104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05.310232655468">
                <text:p>605.310232655468</text:p>
              </table:table-cell>
              <table:table-cell office:value-type="float" office:value="3186.91354173823">
                <text:p>3186.9135417382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06.517945149881">
                <text:p>606.517945149881</text:p>
              </table:table-cell>
              <table:table-cell office:value-type="float" office:value="3188.10113363105">
                <text:p>3188.1011336310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09.040568790058">
                <text:p>609.040568790058</text:p>
              </table:table-cell>
              <table:table-cell office:value-type="float" office:value="3189.61632428719">
                <text:p>3189.6163242871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11.505226160667">
                <text:p>611.505226160667</text:p>
              </table:table-cell>
              <table:table-cell office:value-type="float" office:value="3189.78013053933">
                <text:p>3189.7801305393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12.567066790953">
                <text:p>612.567066790953</text:p>
              </table:table-cell>
              <table:table-cell office:value-type="float" office:value="3191.66389556853">
                <text:p>3191.6638955685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14.051893082855">
                <text:p>614.051893082855</text:p>
              </table:table-cell>
              <table:table-cell office:value-type="float" office:value="3192.68768120921">
                <text:p>3192.6876812092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16.324963818888">
                <text:p>616.324963818888</text:p>
              </table:table-cell>
              <table:table-cell office:value-type="float" office:value="3194.08001374098">
                <text:p>3194.0800137409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16.763134318072">
                <text:p>616.763134318072</text:p>
              </table:table-cell>
              <table:table-cell office:value-type="float" office:value="3197.31517691515">
                <text:p>3197.3151769151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17.353004637382">
                <text:p>617.353004637382</text:p>
              </table:table-cell>
              <table:table-cell office:value-type="float" office:value="3197.35612504294">
                <text:p>3197.3561250429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17.8389598256">
                <text:p>617.8389598256</text:p>
              </table:table-cell>
              <table:table-cell office:value-type="float" office:value="3200.6322363449">
                <text:p>3200.632236344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18.65828288033">
                <text:p>618.65828288033</text:p>
              </table:table-cell>
              <table:table-cell office:value-type="float" office:value="3200.83699072484">
                <text:p>3200.8369907248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18.899152328226">
                <text:p>618.899152328226</text:p>
              </table:table-cell>
              <table:table-cell office:value-type="float" office:value="3203.90833390587">
                <text:p>3203.9083339058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19.720704785096">
                <text:p>619.720704785096</text:p>
              </table:table-cell>
              <table:table-cell office:value-type="float" office:value="3208.37202335967">
                <text:p>3208.3720233596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19.959955865847">
                <text:p>619.959955865847</text:p>
              </table:table-cell>
              <table:table-cell office:value-type="float" office:value="3245.80153899004">
                <text:p>3245.8015389900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21.031734662099">
                <text:p>621.031734662099</text:p>
              </table:table-cell>
              <table:table-cell office:value-type="float" office:value="3259.68402610787">
                <text:p>3259.6840261078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21.585841015829">
                <text:p>621.585841015829</text:p>
              </table:table-cell>
              <table:table-cell office:value-type="float" office:value="3260.42116111302">
                <text:p>3260.4211611130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26.55422155252">
                <text:p>626.55422155252</text:p>
              </table:table-cell>
              <table:table-cell office:value-type="float" office:value="3260.87161800069">
                <text:p>3260.8716180006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26.627161527194">
                <text:p>626.627161527194</text:p>
              </table:table-cell>
              <table:table-cell office:value-type="float" office:value="3261.60873926486">
                <text:p>3261.6087392648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27.05986538329">
                <text:p>627.05986538329</text:p>
              </table:table-cell>
              <table:table-cell office:value-type="float" office:value="3263.53345242185">
                <text:p>3263.5334524218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27.86281532233">
                <text:p>627.86281532233</text:p>
              </table:table-cell>
              <table:table-cell office:value-type="float" office:value="3264.14772930265">
                <text:p>3264.1477293026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29.250648962808">
                <text:p>629.250648962808</text:p>
              </table:table-cell>
              <table:table-cell office:value-type="float" office:value="3264.63914805909">
                <text:p>3264.6391480590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29.484543534917">
                <text:p>629.484543534917</text:p>
              </table:table-cell>
              <table:table-cell office:value-type="float" office:value="3266.27719683957">
                <text:p>3266.2771968395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34.095540039897">
                <text:p>634.095540039897</text:p>
              </table:table-cell>
              <table:table-cell office:value-type="float" office:value="3271.39611130196">
                <text:p>3271.3961113019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37.144129554656">
                <text:p>637.144129554656</text:p>
              </table:table-cell>
              <table:table-cell office:value-type="float" office:value="3271.6008656819">
                <text:p>3271.600865681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38.646299008884">
                <text:p>638.646299008884</text:p>
              </table:table-cell>
              <table:table-cell office:value-type="float" office:value="3273.1570182068">
                <text:p>3273.157018206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38.963779557517">
                <text:p>638.963779557517</text:p>
              </table:table-cell>
              <table:table-cell office:value-type="float" office:value="3282.0434489866">
                <text:p>3282.043448986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46.220613693001">
                <text:p>646.220613693001</text:p>
              </table:table-cell>
              <table:table-cell office:value-type="float" office:value="3282.98533837169">
                <text:p>3282.9853383716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46.667455376628">
                <text:p>646.667455376628</text:p>
              </table:table-cell>
              <table:table-cell office:value-type="float" office:value="3288.71851597389">
                <text:p>3288.7185159738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52.144448783625">
                <text:p>652.144448783625</text:p>
              </table:table-cell>
              <table:table-cell office:value-type="float" office:value="3291.33940226726">
                <text:p>3291.3394022672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55.819995491434">
                <text:p>655.819995491434</text:p>
              </table:table-cell>
              <table:table-cell office:value-type="float" office:value="3292.69080041223">
                <text:p>3292.6908004122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56.879068617193">
                <text:p>656.879068617193</text:p>
              </table:table-cell>
              <table:table-cell office:value-type="float" office:value="3293.30506355204">
                <text:p>3293.3050635520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57.01895201121">
                <text:p>657.01895201121</text:p>
              </table:table-cell>
              <table:table-cell office:value-type="float" office:value="3297.15448986603">
                <text:p>3297.1544898660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57.804139850409">
                <text:p>657.804139850409</text:p>
              </table:table-cell>
              <table:table-cell office:value-type="float" office:value="3300.59439367915">
                <text:p>3300.5943936791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57.902226218831">
                <text:p>657.902226218831</text:p>
              </table:table-cell>
              <table:table-cell office:value-type="float" office:value="3534.5554">
                <text:p>3534.555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60.086594721103">
                <text:p>660.086594721103</text:p>
              </table:table-cell>
              <table:table-cell office:value-type="float" office:value="3550.0526">
                <text:p>3550.052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65.451195617022">
                <text:p>665.451195617022</text:p>
              </table:table-cell>
              <table:table-cell office:value-type="float" office:value="3555.94472455359">
                <text:p>3555.9447245535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66.877535549379">
                <text:p>666.877535549379</text:p>
              </table:table-cell>
              <table:table-cell office:value-type="float" office:value="3576.8746">
                <text:p>3576.874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67.492190918257">
                <text:p>667.492190918257</text:p>
              </table:table-cell>
              <table:table-cell office:value-type="float" office:value="3584.6232">
                <text:p>3584.623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69.451701086582">
                <text:p>669.451701086582</text:p>
              </table:table-cell>
              <table:table-cell office:value-type="float" office:value="3587.6034">
                <text:p>3587.603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69.61602076681">
                <text:p>669.61602076681</text:p>
              </table:table-cell>
              <table:table-cell office:value-type="float" office:value="3592.3718">
                <text:p>3592.371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69.669241158902">
                <text:p>669.669241158902</text:p>
              </table:table-cell>
              <table:table-cell office:value-type="float" office:value="3600.1204">
                <text:p>3600.120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70.779632513236">
                <text:p>670.779632513236</text:p>
              </table:table-cell>
              <table:table-cell office:value-type="float" office:value="3602.50290882577">
                <text:p>3602.5029088257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71.229475526175">
                <text:p>671.229475526175</text:p>
              </table:table-cell>
              <table:table-cell office:value-type="float" office:value="3607.273">
                <text:p>3607.27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71.25912568055">
                <text:p>671.25912568055</text:p>
              </table:table-cell>
              <table:table-cell office:value-type="float" office:value="3713.42588526163">
                <text:p>3713.4258852616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71.347385241692">
                <text:p>671.347385241692</text:p>
              </table:table-cell>
              <table:table-cell office:value-type="float" office:value="3731.36186340051">
                <text:p>3731.3618634005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72.135443706784">
                <text:p>672.135443706784</text:p>
              </table:table-cell>
              <table:table-cell office:value-type="float" office:value="3741.94629144107">
                <text:p>3741.9462914410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76.71968234195">
                <text:p>676.71968234195</text:p>
              </table:table-cell>
              <table:table-cell office:value-type="float" office:value="3746.8255827193">
                <text:p>3746.825582719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80.467939583927">
                <text:p>680.467939583927</text:p>
              </table:table-cell>
              <table:table-cell office:value-type="float" office:value="3751.28533320321">
                <text:p>3751.2853332032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81.008027850172">
                <text:p>681.008027850172</text:p>
              </table:table-cell>
              <table:table-cell office:value-type="float" office:value="3754.7271100701">
                <text:p>3754.727110070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81.336771496175">
                <text:p>681.336771496175</text:p>
              </table:table-cell>
              <table:table-cell office:value-type="float" office:value="3757.97496706192">
                <text:p>3757.9749670619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81.610622315132">
                <text:p>681.610622315132</text:p>
              </table:table-cell>
              <table:table-cell office:value-type="float" office:value="3759.67161144456">
                <text:p>3759.6716114445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81.71742089146">
                <text:p>681.71742089146</text:p>
              </table:table-cell>
              <table:table-cell office:value-type="float" office:value="3776.29875241953">
                <text:p>3776.2987524195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81.925735341861">
                <text:p>681.925735341861</text:p>
              </table:table-cell>
              <table:table-cell office:value-type="float" office:value="3866.70576944973">
                <text:p>3866.7057694497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82.923499291511">
                <text:p>682.923499291511</text:p>
              </table:table-cell>
              <table:table-cell office:value-type="float" office:value="3894.87010198604">
                <text:p>3894.8701019860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82.958300835125">
                <text:p>682.958300835125</text:p>
              </table:table-cell>
              <table:table-cell office:value-type="float" office:value="3905.34083182875">
                <text:p>3905.3408318287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85.362128331463">
                <text:p>685.362128331463</text:p>
              </table:table-cell>
              <table:table-cell office:value-type="float" office:value="4586.71773309687">
                <text:p>4586.7177330968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85.499276377754">
                <text:p>685.499276377754</text:p>
              </table:table-cell>
              <table:table-cell office:value-type="float" office:value="4759.00025905187">
                <text:p>4759.0002590518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87.282857245906">
                <text:p>687.282857245906</text:p>
              </table:table-cell>
              <table:table-cell office:value-type="float" office:value="45586.8244">
                <text:p>45586.824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90.084771099346">
                <text:p>690.084771099346</text:p>
              </table:table-cell>
              <table:table-cell office:value-type="float" office:value="45595.169">
                <text:p>45595.16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91.893279053399">
                <text:p>691.893279053399</text:p>
              </table:table-cell>
              <table:table-cell office:value-type="float" office:value="45602.9176">
                <text:p>45602.917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93.435349173436">
                <text:p>693.435349173436</text:p>
              </table:table-cell>
              <table:table-cell office:value-type="float" office:value="45604.7058">
                <text:p>45604.705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95.850773012336">
                <text:p>695.850773012336</text:p>
              </table:table-cell>
              <table:table-cell office:value-type="float" office:value="45607.0898">
                <text:p>45607.089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96.551232197541">
                <text:p>696.551232197541</text:p>
              </table:table-cell>
              <table:table-cell office:value-type="float" office:value="45610.0702">
                <text:p>45610.070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97.018414594708">
                <text:p>697.018414594708</text:p>
              </table:table-cell>
              <table:table-cell office:value-type="float" office:value="45664.9064">
                <text:p>45664.906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97.584085954531">
                <text:p>697.584085954531</text:p>
              </table:table-cell>
              <table:table-cell office:value-type="float" office:value="45670.2708">
                <text:p>45670.270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97.789449654727">
                <text:p>697.789449654727</text:p>
              </table:table-cell>
              <table:table-cell office:value-type="float" office:value="45674.4432">
                <text:p>45674.443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98.92333593319">
                <text:p>698.92333593319</text:p>
              </table:table-cell>
              <table:table-cell office:value-type="float" office:value="45697.093">
                <text:p>45697.09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99.246491006409">
                <text:p>699.246491006409</text:p>
              </table:table-cell>
              <table:table-cell office:value-type="float" office:value="45701.8612">
                <text:p>45701.861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00.64683166245">
                <text:p>700.64683166245</text:p>
              </table:table-cell>
              <table:table-cell office:value-type="float" office:value="45705.4376">
                <text:p>45705.437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02.210316329439">
                <text:p>702.210316329439</text:p>
              </table:table-cell>
              <table:table-cell office:value-type="float" office:value="45710.206">
                <text:p>45710.20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07.132611714574">
                <text:p>707.132611714574</text:p>
              </table:table-cell>
              <table:table-cell office:value-type="float" office:value="45720.3388">
                <text:p>45720.338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08.402552932448">
                <text:p>708.402552932448</text:p>
              </table:table-cell>
              <table:table-cell office:value-type="float" office:value="45722.723">
                <text:p>45722.72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08.537368817765">
                <text:p>708.537368817765</text:p>
              </table:table-cell>
              <table:table-cell office:value-type="float" office:value="45725.107">
                <text:p>45725.10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15.129746617353">
                <text:p>715.129746617353</text:p>
              </table:table-cell>
              <table:table-cell office:value-type="float" office:value="45729.8754">
                <text:p>45729.875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15.209288357899">
                <text:p>715.209288357899</text:p>
              </table:table-cell>
              <table:table-cell office:value-type="float" office:value="45731.6636">
                <text:p>45731.663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15.701214574899">
                <text:p>715.701214574899</text:p>
              </table:table-cell>
              <table:table-cell office:value-type="float" office:value="45732.8556">
                <text:p>45732.855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15.7324">
                <text:p>715.7324</text:p>
              </table:table-cell>
              <table:table-cell office:value-type="float" office:value="45735.2398">
                <text:p>45735.239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16.279915462544">
                <text:p>716.279915462544</text:p>
              </table:table-cell>
              <table:table-cell office:value-type="float" office:value="45741.7964">
                <text:p>45741.796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18.799338402518">
                <text:p>718.799338402518</text:p>
              </table:table-cell>
              <table:table-cell office:value-type="float" office:value="45744.1806">
                <text:p>45744.180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20.215659732117">
                <text:p>720.215659732117</text:p>
              </table:table-cell>
              <table:table-cell office:value-type="float" office:value="45750.141">
                <text:p>45750.14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21.975994119133">
                <text:p>721.975994119133</text:p>
              </table:table-cell>
              <table:table-cell office:value-type="float" office:value="45757.2936">
                <text:p>45757.293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25.31155599886">
                <text:p>725.31155599886</text:p>
              </table:table-cell>
              <table:table-cell office:value-type="float" office:value="45767.4264">
                <text:p>45767.426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25.31155599886">
                <text:p>725.31155599886</text:p>
              </table:table-cell>
              <table:table-cell office:value-type="float" office:value="45769.8106">
                <text:p>45769.810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26.850497346718">
                <text:p>726.850497346718</text:p>
              </table:table-cell>
              <table:table-cell office:value-type="float" office:value="45773.983">
                <text:p>45773.98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28.876984218143">
                <text:p>728.876984218143</text:p>
              </table:table-cell>
              <table:table-cell office:value-type="float" office:value="45774.579">
                <text:p>45774.57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31.766315189513">
                <text:p>731.766315189513</text:p>
              </table:table-cell>
              <table:table-cell office:value-type="float" office:value="45778.1552">
                <text:p>45778.155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33.125178113423">
                <text:p>733.125178113423</text:p>
              </table:table-cell>
              <table:table-cell office:value-type="float" office:value="45779.9434">
                <text:p>45779.943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34.910513780197">
                <text:p>734.910513780197</text:p>
              </table:table-cell>
              <table:table-cell office:value-type="float" office:value="45784.7118">
                <text:p>45784.711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36.568132098084">
                <text:p>736.568132098084</text:p>
              </table:table-cell>
              <table:table-cell office:value-type="float" office:value="45787.096">
                <text:p>45787.09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37.567287064417">
                <text:p>737.567287064417</text:p>
              </table:table-cell>
              <table:table-cell office:value-type="float" office:value="45787.692">
                <text:p>45787.69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39.380143435996">
                <text:p>739.380143435996</text:p>
              </table:table-cell>
              <table:table-cell office:value-type="float" office:value="45787.692">
                <text:p>45787.69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42.240816889113">
                <text:p>742.240816889113</text:p>
              </table:table-cell>
              <table:table-cell office:value-type="float" office:value="45790.0762">
                <text:p>45790.076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43.235337759431">
                <text:p>743.235337759431</text:p>
              </table:table-cell>
              <table:table-cell office:value-type="float" office:value="45791.8642">
                <text:p>45791.864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45.636557855322">
                <text:p>745.636557855322</text:p>
              </table:table-cell>
              <table:table-cell office:value-type="float" office:value="45794.8446">
                <text:p>45794.844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46.841492269877">
                <text:p>746.841492269877</text:p>
              </table:table-cell>
              <table:table-cell office:value-type="float" office:value="45794.8446">
                <text:p>45794.844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55.306180344478">
                <text:p>755.306180344478</text:p>
              </table:table-cell>
              <table:table-cell office:value-type="float" office:value="45794.8446">
                <text:p>45794.844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55.814663419725">
                <text:p>755.814663419725</text:p>
              </table:table-cell>
              <table:table-cell office:value-type="float" office:value="45797.2288">
                <text:p>45797.228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66.2772">
                <text:p>766.2772</text:p>
              </table:table-cell>
              <table:table-cell office:value-type="float" office:value="45800.805">
                <text:p>45800.80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66.588059276147">
                <text:p>766.588059276147</text:p>
              </table:table-cell>
              <table:table-cell office:value-type="float" office:value="45801.997">
                <text:p>45801.99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66.613401943443">
                <text:p>766.613401943443</text:p>
              </table:table-cell>
              <table:table-cell office:value-type="float" office:value="45802.5932">
                <text:p>45802.593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67.772499857325">
                <text:p>767.772499857325</text:p>
              </table:table-cell>
              <table:table-cell office:value-type="float" office:value="45806.7654">
                <text:p>45806.765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70.049737030063">
                <text:p>770.049737030063</text:p>
              </table:table-cell>
              <table:table-cell office:value-type="float" office:value="45806.7654">
                <text:p>45806.765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72.168837797113">
                <text:p>772.168837797113</text:p>
              </table:table-cell>
              <table:table-cell office:value-type="float" office:value="45809.7456">
                <text:p>45809.745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72.364246169397">
                <text:p>772.364246169397</text:p>
              </table:table-cell>
              <table:table-cell office:value-type="float" office:value="45817.4942">
                <text:p>45817.494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74.21068203052">
                <text:p>774.21068203052</text:p>
              </table:table-cell>
              <table:table-cell office:value-type="float" office:value="45822.8588">
                <text:p>45822.858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74.802537713775">
                <text:p>774.802537713775</text:p>
              </table:table-cell>
              <table:table-cell office:value-type="float" office:value="45823.4548">
                <text:p>45823.454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76.746463811792">
                <text:p>776.746463811792</text:p>
              </table:table-cell>
              <table:table-cell office:value-type="float" office:value="45829.4152">
                <text:p>45829.415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77.841345330721">
                <text:p>777.841345330721</text:p>
              </table:table-cell>
              <table:table-cell office:value-type="float" office:value="45830.0112">
                <text:p>45830.011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85.677771010962">
                <text:p>785.677771010962</text:p>
              </table:table-cell>
              <table:table-cell office:value-type="float" office:value="45830.0112">
                <text:p>45830.011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87.184507390568">
                <text:p>787.184507390568</text:p>
              </table:table-cell>
              <table:table-cell office:value-type="float" office:value="45830.6074">
                <text:p>45830.607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88.772319502169">
                <text:p>788.772319502169</text:p>
              </table:table-cell>
              <table:table-cell office:value-type="float" office:value="45832.3954">
                <text:p>45832.395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88.784368295936">
                <text:p>788.784368295936</text:p>
              </table:table-cell>
              <table:table-cell office:value-type="float" office:value="45844.9124">
                <text:p>45844.912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89.342882084032">
                <text:p>789.342882084032</text:p>
              </table:table-cell>
              <table:table-cell office:value-type="float" office:value="45847.8926">
                <text:p>45847.892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89.342882084032">
                <text:p>789.342882084032</text:p>
              </table:table-cell>
              <table:table-cell office:value-type="float" office:value="45850.2768">
                <text:p>45850.276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91.989528733156">
                <text:p>791.989528733156</text:p>
              </table:table-cell>
              <table:table-cell office:value-type="float" office:value="45856.2374">
                <text:p>45856.237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92.970932775969">
                <text:p>792.970932775969</text:p>
              </table:table-cell>
              <table:table-cell office:value-type="float" office:value="45862.1978">
                <text:p>45862.197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93.012473869197">
                <text:p>793.012473869197</text:p>
              </table:table-cell>
              <table:table-cell office:value-type="float" office:value="45864.582">
                <text:p>45864.58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93.888791895431">
                <text:p>793.888791895431</text:p>
              </table:table-cell>
              <table:table-cell office:value-type="float" office:value="45865.774">
                <text:p>45865.77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96.527669450416">
                <text:p>796.527669450416</text:p>
              </table:table-cell>
              <table:table-cell office:value-type="float" office:value="45874.7148">
                <text:p>45874.714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98.432590788898">
                <text:p>798.432590788898</text:p>
              </table:table-cell>
              <table:table-cell office:value-type="float" office:value="45880.0792">
                <text:p>45880.079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99.747902676584">
                <text:p>799.747902676584</text:p>
              </table:table-cell>
              <table:table-cell office:value-type="float" office:value="45880.0792">
                <text:p>45880.079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00.351611495256">
                <text:p>800.351611495256</text:p>
              </table:table-cell>
              <table:table-cell office:value-type="float" office:value="45888.4238">
                <text:p>45888.423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07.186143397949">
                <text:p>807.186143397949</text:p>
              </table:table-cell>
              <table:table-cell office:value-type="float" office:value="45894.9804">
                <text:p>45894.980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07.957178457968">
                <text:p>807.957178457968</text:p>
              </table:table-cell>
              <table:table-cell office:value-type="float" office:value="45905.1132">
                <text:p>45905.113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10.587783209999">
                <text:p>810.587783209999</text:p>
              </table:table-cell>
              <table:table-cell office:value-type="float" office:value="45908.0934">
                <text:p>45908.093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11.141278629023">
                <text:p>811.141278629023</text:p>
              </table:table-cell>
              <table:table-cell office:value-type="float" office:value="45909.2854">
                <text:p>45909.285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12.492704548481">
                <text:p>812.492704548481</text:p>
              </table:table-cell>
              <table:table-cell office:value-type="float" office:value="45912.2656">
                <text:p>45912.265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13.222531069812">
                <text:p>813.222531069812</text:p>
              </table:table-cell>
              <table:table-cell office:value-type="float" office:value="45912.2656">
                <text:p>45912.265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14.810870414188">
                <text:p>814.810870414188</text:p>
              </table:table-cell>
              <table:table-cell office:value-type="float" office:value="45915.842">
                <text:p>45915.84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19.411522822816">
                <text:p>819.411522822816</text:p>
              </table:table-cell>
              <table:table-cell office:value-type="float" office:value="45917.63">
                <text:p>45917.6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21.273690014013">
                <text:p>821.273690014013</text:p>
              </table:table-cell>
              <table:table-cell office:value-type="float" office:value="45925.3786">
                <text:p>45925.378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21.70410923612">
                <text:p>821.70410923612</text:p>
              </table:table-cell>
              <table:table-cell office:value-type="float" office:value="45925.3786">
                <text:p>45925.378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22.017292217551">
                <text:p>822.017292217551</text:p>
              </table:table-cell>
              <table:table-cell office:value-type="float" office:value="45942.068">
                <text:p>45942.06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22.862029358388">
                <text:p>822.862029358388</text:p>
              </table:table-cell>
              <table:table-cell office:value-type="float" office:value="45947.4324">
                <text:p>45947.432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23.081114607981">
                <text:p>823.081114607981</text:p>
              </table:table-cell>
              <table:table-cell office:value-type="float" office:value="45964.7178">
                <text:p>45964.717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25.020661157025">
                <text:p>825.020661157025</text:p>
              </table:table-cell>
              <table:table-cell office:value-type="float" office:value="45972.4664">
                <text:p>45972.466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25.846283315146">
                <text:p>825.846283315146</text:p>
              </table:table-cell>
              <table:table-cell office:value-type="float" office:value="45975.4466">
                <text:p>45975.446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32.501527646964">
                <text:p>832.501527646964</text:p>
              </table:table-cell>
              <table:table-cell office:value-type="float" office:value="45975.4466">
                <text:p>45975.446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32.66293199825">
                <text:p>832.66293199825</text:p>
              </table:table-cell>
              <table:table-cell office:value-type="float" office:value="45982.5992">
                <text:p>45982.599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35.626613885506">
                <text:p>835.626613885506</text:p>
              </table:table-cell>
              <table:table-cell office:value-type="float" office:value="45982.5992">
                <text:p>45982.599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36.077386953792">
                <text:p>836.077386953792</text:p>
              </table:table-cell>
              <table:table-cell office:value-type="float" office:value="45987.9636">
                <text:p>45987.963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38.96434724679">
                <text:p>838.96434724679</text:p>
              </table:table-cell>
              <table:table-cell office:value-type="float" office:value="45989.7518">
                <text:p>45989.751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43.535622684525">
                <text:p>843.535622684525</text:p>
              </table:table-cell>
              <table:table-cell office:value-type="float" office:value="45990.3478">
                <text:p>45990.347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43.697072307722">
                <text:p>843.697072307722</text:p>
              </table:table-cell>
              <table:table-cell office:value-type="float" office:value="45991.5398">
                <text:p>45991.539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52.492499597988">
                <text:p>852.492499597988</text:p>
              </table:table-cell>
              <table:table-cell office:value-type="float" office:value="45991.5398">
                <text:p>45991.539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53.215651440119">
                <text:p>853.215651440119</text:p>
              </table:table-cell>
              <table:table-cell office:value-type="float" office:value="45995.1162">
                <text:p>45995.116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54.128749976221">
                <text:p>854.128749976221</text:p>
              </table:table-cell>
              <table:table-cell office:value-type="float" office:value="45999.8846">
                <text:p>45999.884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54.29990121982">
                <text:p>854.29990121982</text:p>
              </table:table-cell>
              <table:table-cell office:value-type="float" office:value="45999.8846">
                <text:p>45999.884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55.94300613356">
                <text:p>855.94300613356</text:p>
              </table:table-cell>
              <table:table-cell office:value-type="float" office:value="46002.2686">
                <text:p>46002.268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56.623299788841">
                <text:p>856.623299788841</text:p>
              </table:table-cell>
              <table:table-cell office:value-type="float" office:value="46010.0172">
                <text:p>46010.017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58.346795518101">
                <text:p>858.346795518101</text:p>
              </table:table-cell>
              <table:table-cell office:value-type="float" office:value="46014.7856">
                <text:p>46014.785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58.709627713204">
                <text:p>858.709627713204</text:p>
              </table:table-cell>
              <table:table-cell office:value-type="float" office:value="46015.3818">
                <text:p>46015.381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59.299237164">
                <text:p>859.299237164</text:p>
              </table:table-cell>
              <table:table-cell office:value-type="float" office:value="46017.1698">
                <text:p>46017.169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59.556856241144">
                <text:p>859.556856241144</text:p>
              </table:table-cell>
              <table:table-cell office:value-type="float" office:value="46017.1698">
                <text:p>46017.169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63.063081482162">
                <text:p>863.063081482162</text:p>
              </table:table-cell>
              <table:table-cell office:value-type="float" office:value="46017.7658">
                <text:p>46017.765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65.19542678867">
                <text:p>865.19542678867</text:p>
              </table:table-cell>
              <table:table-cell office:value-type="float" office:value="46020.15">
                <text:p>46020.1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66.732673267327">
                <text:p>866.732673267327</text:p>
              </table:table-cell>
              <table:table-cell office:value-type="float" office:value="46025.5146">
                <text:p>46025.514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869.399771545229">
                <text:p>869.399771545229</text:p>
              </table:table-cell>
              <table:table-cell office:value-type="float" office:value="46027.3026">
                <text:p>46027.302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871.902607580507">
                <text:p>871.902607580507</text:p>
              </table:table-cell>
              <table:table-cell office:value-type="float" office:value="46027.3026">
                <text:p>46027.302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872.702619938755">
                <text:p>872.702619938755</text:p>
              </table:table-cell>
              <table:table-cell office:value-type="float" office:value="46032.667">
                <text:p>46032.66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77.522317428959">
                <text:p>877.522317428959</text:p>
              </table:table-cell>
              <table:table-cell office:value-type="float" office:value="46039.8196">
                <text:p>46039.819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78.711263720585">
                <text:p>878.711263720585</text:p>
              </table:table-cell>
              <table:table-cell office:value-type="float" office:value="46039.8196">
                <text:p>46039.819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881.550522946791">
                <text:p>881.550522946791</text:p>
              </table:table-cell>
              <table:table-cell office:value-type="float" office:value="46040.4156">
                <text:p>46040.415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82.773795953263">
                <text:p>882.773795953263</text:p>
              </table:table-cell>
              <table:table-cell office:value-type="float" office:value="46045.184">
                <text:p>46045.18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84.916243596517">
                <text:p>884.916243596517</text:p>
              </table:table-cell>
              <table:table-cell office:value-type="float" office:value="46047.5682">
                <text:p>46047.568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85.573499345294">
                <text:p>885.573499345294</text:p>
              </table:table-cell>
              <table:table-cell office:value-type="float" office:value="46049.9524">
                <text:p>46049.952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86.626035502959">
                <text:p>886.626035502959</text:p>
              </table:table-cell>
              <table:table-cell office:value-type="float" office:value="46054.7208">
                <text:p>46054.720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87.819048494177">
                <text:p>887.819048494177</text:p>
              </table:table-cell>
              <table:table-cell office:value-type="float" office:value="46059.4892">
                <text:p>46059.489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91.946352237104">
                <text:p>891.946352237104</text:p>
              </table:table-cell>
              <table:table-cell office:value-type="float" office:value="46077.3706">
                <text:p>46077.370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95.822485782336">
                <text:p>895.822485782336</text:p>
              </table:table-cell>
              <table:table-cell office:value-type="float" office:value="46082.139">
                <text:p>46082.13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903.976154924077">
                <text:p>903.976154924077</text:p>
              </table:table-cell>
              <table:table-cell office:value-type="float" office:value="46082.139">
                <text:p>46082.13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07.861694176269">
                <text:p>907.861694176269</text:p>
              </table:table-cell>
              <table:table-cell office:value-type="float" office:value="46085.1192">
                <text:p>46085.119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08.369975975586">
                <text:p>908.369975975586</text:p>
              </table:table-cell>
              <table:table-cell office:value-type="float" office:value="46087.5034">
                <text:p>46087.503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909.8052">
                <text:p>909.8052</text:p>
              </table:table-cell>
              <table:table-cell office:value-type="float" office:value="46092.2718">
                <text:p>46092.271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911.746796544327">
                <text:p>911.746796544327</text:p>
              </table:table-cell>
              <table:table-cell office:value-type="float" office:value="46097.6362">
                <text:p>46097.636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14.053800739703">
                <text:p>914.053800739703</text:p>
              </table:table-cell>
              <table:table-cell office:value-type="float" office:value="46104.7886">
                <text:p>46104.788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17.285222025683">
                <text:p>917.285222025683</text:p>
              </table:table-cell>
              <table:table-cell office:value-type="float" office:value="46105.3848">
                <text:p>46105.384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17.9114">
                <text:p>917.9114</text:p>
              </table:table-cell>
              <table:table-cell office:value-type="float" office:value="46109.557">
                <text:p>46109.55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17.957298400817">
                <text:p>917.957298400817</text:p>
              </table:table-cell>
              <table:table-cell office:value-type="float" office:value="46117.3056">
                <text:p>46117.305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23.204691156048">
                <text:p>923.204691156048</text:p>
              </table:table-cell>
              <table:table-cell office:value-type="float" office:value="46119.0938">
                <text:p>46119.093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25.774551469068">
                <text:p>925.774551469068</text:p>
              </table:table-cell>
              <table:table-cell office:value-type="float" office:value="46154.8566">
                <text:p>46154.856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26.0886292391">
                <text:p>926.0886292391</text:p>
              </table:table-cell>
              <table:table-cell office:value-type="float" office:value="46159.625">
                <text:p>46159.62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926.705635064666">
                <text:p>926.705635064666</text:p>
              </table:table-cell>
              <table:table-cell office:value-type="float" office:value="46162.6052">
                <text:p>46162.605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39.577910095687">
                <text:p>939.577910095687</text:p>
              </table:table-cell>
              <table:table-cell office:value-type="float" office:value="46167.3736">
                <text:p>46167.373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43.334116078159">
                <text:p>943.334116078159</text:p>
              </table:table-cell>
              <table:table-cell office:value-type="float" office:value="46177.5064">
                <text:p>46177.506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47.189566056374">
                <text:p>947.189566056374</text:p>
              </table:table-cell>
              <table:table-cell office:value-type="float" office:value="46190.0234">
                <text:p>46190.023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48.088441160745">
                <text:p>948.088441160745</text:p>
              </table:table-cell>
              <table:table-cell office:value-type="float" office:value="46197.1758">
                <text:p>46197.175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50.591610135096">
                <text:p>950.591610135096</text:p>
              </table:table-cell>
              <table:table-cell office:value-type="float" office:value="46198.964">
                <text:p>46198.96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53.266600170989">
                <text:p>953.266600170989</text:p>
              </table:table-cell>
              <table:table-cell office:value-type="float" office:value="46202.5402">
                <text:p>46202.540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54.747788932025">
                <text:p>954.747788932025</text:p>
              </table:table-cell>
              <table:table-cell office:value-type="float" office:value="46203.1364">
                <text:p>46203.136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54.795383300086">
                <text:p>954.795383300086</text:p>
              </table:table-cell>
              <table:table-cell office:value-type="float" office:value="46212.673">
                <text:p>46212.67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60.991546254394">
                <text:p>960.991546254394</text:p>
              </table:table-cell>
              <table:table-cell office:value-type="float" office:value="46215.0572">
                <text:p>46215.057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68.214519806213">
                <text:p>968.214519806213</text:p>
              </table:table-cell>
              <table:table-cell office:value-type="float" office:value="46216.8454">
                <text:p>46216.845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68.893915645483">
                <text:p>968.893915645483</text:p>
              </table:table-cell>
              <table:table-cell office:value-type="float" office:value="46217.4414">
                <text:p>46217.441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69.240207734891">
                <text:p>969.240207734891</text:p>
              </table:table-cell>
              <table:table-cell office:value-type="float" office:value="46222.8058">
                <text:p>46222.805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72.888713362174">
                <text:p>972.888713362174</text:p>
              </table:table-cell>
              <table:table-cell office:value-type="float" office:value="46227.5742">
                <text:p>46227.574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74.437612338378">
                <text:p>974.437612338378</text:p>
              </table:table-cell>
              <table:table-cell office:value-type="float" office:value="46229.3624">
                <text:p>46229.362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77.582995951417">
                <text:p>977.582995951417</text:p>
              </table:table-cell>
              <table:table-cell office:value-type="float" office:value="46229.9584">
                <text:p>46229.958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80.624346072631">
                <text:p>980.624346072631</text:p>
              </table:table-cell>
              <table:table-cell office:value-type="float" office:value="46231.7466">
                <text:p>46231.746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88.266936206382">
                <text:p>988.266936206382</text:p>
              </table:table-cell>
              <table:table-cell office:value-type="float" office:value="46232.3426">
                <text:p>46232.342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990.129103397579">
                <text:p>990.129103397579</text:p>
              </table:table-cell>
              <table:table-cell office:value-type="float" office:value="46234.1308">
                <text:p>46234.130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90.651074431641">
                <text:p>990.651074431641</text:p>
              </table:table-cell>
              <table:table-cell office:value-type="float" office:value="46235.3228">
                <text:p>46235.322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991.224506673405">
                <text:p>991.224506673405</text:p>
              </table:table-cell>
              <table:table-cell office:value-type="float" office:value="46235.3228">
                <text:p>46235.322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94.236842709793">
                <text:p>994.236842709793</text:p>
              </table:table-cell>
              <table:table-cell office:value-type="float" office:value="46242.4754">
                <text:p>46242.475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02.53090341849">
                <text:p>1002.53090341849</text:p>
              </table:table-cell>
              <table:table-cell office:value-type="float" office:value="46242.4754">
                <text:p>46242.475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008.0336">
                <text:p>1008.0336</text:p>
              </table:table-cell>
              <table:table-cell office:value-type="float" office:value="46243.0714">
                <text:p>46243.071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008.75084422595">
                <text:p>1008.75084422595</text:p>
              </table:table-cell>
              <table:table-cell office:value-type="float" office:value="46243.0714">
                <text:p>46243.071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011.92749994257">
                <text:p>1011.92749994257</text:p>
              </table:table-cell>
              <table:table-cell office:value-type="float" office:value="46247.8398">
                <text:p>46247.839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013.7556">
                <text:p>1013.7556</text:p>
              </table:table-cell>
              <table:table-cell office:value-type="float" office:value="46249.628">
                <text:p>46249.62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014.8773293942">
                <text:p>1014.8773293942</text:p>
              </table:table-cell>
              <table:table-cell office:value-type="float" office:value="46250.224">
                <text:p>46250.22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018.28830694275">
                <text:p>1018.28830694275</text:p>
              </table:table-cell>
              <table:table-cell office:value-type="float" office:value="46250.224">
                <text:p>46250.22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027.11341716286">
                <text:p>1027.11341716286</text:p>
              </table:table-cell>
              <table:table-cell office:value-type="float" office:value="46252.6082">
                <text:p>46252.608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28.2836970787">
                <text:p>1028.2836970787</text:p>
              </table:table-cell>
              <table:table-cell office:value-type="float" office:value="46257.3766">
                <text:p>46257.376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31.91849486573">
                <text:p>1031.91849486573</text:p>
              </table:table-cell>
              <table:table-cell office:value-type="float" office:value="46257.9726">
                <text:p>46257.972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033.43376345298">
                <text:p>1033.43376345298</text:p>
              </table:table-cell>
              <table:table-cell office:value-type="float" office:value="46262.145">
                <text:p>46262.14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46.25329579394">
                <text:p>1046.25329579394</text:p>
              </table:table-cell>
              <table:table-cell office:value-type="float" office:value="46264.5292">
                <text:p>46264.529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047.98483449181">
                <text:p>1047.98483449181</text:p>
              </table:table-cell>
              <table:table-cell office:value-type="float" office:value="46269.8936">
                <text:p>46269.893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055.58314489476">
                <text:p>1055.58314489476</text:p>
              </table:table-cell>
              <table:table-cell office:value-type="float" office:value="46272.2778">
                <text:p>46272.277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55.82325413282">
                <text:p>1055.82325413282</text:p>
              </table:table-cell>
              <table:table-cell office:value-type="float" office:value="46283.0066">
                <text:p>46283.006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056.0172291011">
                <text:p>1056.0172291011</text:p>
              </table:table-cell>
              <table:table-cell office:value-type="float" office:value="46285.3908">
                <text:p>46285.390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070.81497593934">
                <text:p>1070.81497593934</text:p>
              </table:table-cell>
              <table:table-cell office:value-type="float" office:value="46288.371">
                <text:p>46288.37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079.09074786282">
                <text:p>1079.09074786282</text:p>
              </table:table-cell>
              <table:table-cell office:value-type="float" office:value="46293.1394">
                <text:p>46293.139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087.20902847794">
                <text:p>1087.20902847794</text:p>
              </table:table-cell>
              <table:table-cell office:value-type="float" office:value="46294.3314">
                <text:p>46294.331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096.26077953715">
                <text:p>1096.26077953715</text:p>
              </table:table-cell>
              <table:table-cell office:value-type="float" office:value="46294.3314">
                <text:p>46294.331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139.21260710758">
                <text:p>1139.21260710758</text:p>
              </table:table-cell>
              <table:table-cell office:value-type="float" office:value="46294.9274">
                <text:p>46294.927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145.55058421203">
                <text:p>1145.55058421203</text:p>
              </table:table-cell>
              <table:table-cell office:value-type="float" office:value="46295.5236">
                <text:p>46295.523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146.90951838131">
                <text:p>1146.90951838131</text:p>
              </table:table-cell>
              <table:table-cell office:value-type="float" office:value="46297.9078">
                <text:p>46297.907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151.80967586318">
                <text:p>1151.80967586318</text:p>
              </table:table-cell>
              <table:table-cell office:value-type="float" office:value="46299.6958">
                <text:p>46299.695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152.59159140455">
                <text:p>1152.59159140455</text:p>
              </table:table-cell>
              <table:table-cell office:value-type="float" office:value="46301.484">
                <text:p>46301.48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158.40645554202">
                <text:p>1158.40645554202</text:p>
              </table:table-cell>
              <table:table-cell office:value-type="float" office:value="46305.0602">
                <text:p>46305.060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170.52037617555">
                <text:p>1170.52037617555</text:p>
              </table:table-cell>
              <table:table-cell office:value-type="float" office:value="46305.6564">
                <text:p>46305.656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173.33852036449">
                <text:p>1173.33852036449</text:p>
              </table:table-cell>
              <table:table-cell office:value-type="float" office:value="46314.597">
                <text:p>46314.59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173.56529762018">
                <text:p>1173.56529762018</text:p>
              </table:table-cell>
              <table:table-cell office:value-type="float" office:value="46322.3456">
                <text:p>46322.345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76.92158578576">
                <text:p>1176.92158578576</text:p>
              </table:table-cell>
              <table:table-cell office:value-type="float" office:value="46324.7298">
                <text:p>46324.729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190.18072230594">
                <text:p>1190.18072230594</text:p>
              </table:table-cell>
              <table:table-cell office:value-type="float" office:value="46324.7298">
                <text:p>46324.729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197.04955089476">
                <text:p>1197.04955089476</text:p>
              </table:table-cell>
              <table:table-cell office:value-type="float" office:value="46325.3258">
                <text:p>46325.325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204.25781295298">
                <text:p>1204.25781295298</text:p>
              </table:table-cell>
              <table:table-cell office:value-type="float" office:value="46329.4982">
                <text:p>46329.498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211.28726132801">
                <text:p>1211.28726132801</text:p>
              </table:table-cell>
              <table:table-cell office:value-type="float" office:value="46334.8626">
                <text:p>46334.862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222.57430277729">
                <text:p>1222.57430277729</text:p>
              </table:table-cell>
              <table:table-cell office:value-type="float" office:value="46342.0152">
                <text:p>46342.015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226.1642687017">
                <text:p>1226.1642687017</text:p>
              </table:table-cell>
              <table:table-cell office:value-type="float" office:value="46344.3994">
                <text:p>46344.399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226.41756687748">
                <text:p>1226.41756687748</text:p>
              </table:table-cell>
              <table:table-cell office:value-type="float" office:value="46344.9954">
                <text:p>46344.995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226.62783745686">
                <text:p>1226.62783745686</text:p>
              </table:table-cell>
              <table:table-cell office:value-type="float" office:value="46344.9954">
                <text:p>46344.995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230.31184098034">
                <text:p>1230.31184098034</text:p>
              </table:table-cell>
              <table:table-cell office:value-type="float" office:value="46349.7638">
                <text:p>46349.763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234.29303255152">
                <text:p>1234.29303255152</text:p>
              </table:table-cell>
              <table:table-cell office:value-type="float" office:value="46357.5124">
                <text:p>46357.512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243.14200651339">
                <text:p>1243.14200651339</text:p>
              </table:table-cell>
              <table:table-cell office:value-type="float" office:value="46360.4926">
                <text:p>46360.492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244.75014249074">
                <text:p>1244.75014249074</text:p>
              </table:table-cell>
              <table:table-cell office:value-type="float" office:value="46362.2808">
                <text:p>46362.280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252.1742">
                <text:p>1252.1742</text:p>
              </table:table-cell>
              <table:table-cell office:value-type="float" office:value="46362.2808">
                <text:p>46362.280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259.06905548791">
                <text:p>1259.06905548791</text:p>
              </table:table-cell>
              <table:table-cell office:value-type="float" office:value="46362.8768">
                <text:p>46362.876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261.41908737752">
                <text:p>1261.41908737752</text:p>
              </table:table-cell>
              <table:table-cell office:value-type="float" office:value="46370.0294">
                <text:p>46370.029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267.91">
                <text:p>1267.91</text:p>
              </table:table-cell>
              <table:table-cell office:value-type="float" office:value="46372.4136">
                <text:p>46372.413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268.87054716443">
                <text:p>1268.87054716443</text:p>
              </table:table-cell>
              <table:table-cell office:value-type="float" office:value="46374.7978">
                <text:p>46374.797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274.64591051582">
                <text:p>1274.64591051582</text:p>
              </table:table-cell>
              <table:table-cell office:value-type="float" office:value="46375.3938">
                <text:p>46375.393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02.40007801326">
                <text:p>1302.40007801326</text:p>
              </table:table-cell>
              <table:table-cell office:value-type="float" office:value="46384.9306">
                <text:p>46384.930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04.15760948816">
                <text:p>1304.15760948816</text:p>
              </table:table-cell>
              <table:table-cell office:value-type="float" office:value="46384.9306">
                <text:p>46384.930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07.355999173">
                <text:p>1307.355999173</text:p>
              </table:table-cell>
              <table:table-cell office:value-type="float" office:value="46384.9306">
                <text:p>46384.930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08.81444632564">
                <text:p>1308.81444632564</text:p>
              </table:table-cell>
              <table:table-cell office:value-type="float" office:value="46385.5266">
                <text:p>46385.526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12.44286339338">
                <text:p>1312.44286339338</text:p>
              </table:table-cell>
              <table:table-cell office:value-type="float" office:value="46387.3146">
                <text:p>46387.314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317.2553593179">
                <text:p>1317.2553593179</text:p>
              </table:table-cell>
              <table:table-cell office:value-type="float" office:value="46387.9108">
                <text:p>46387.910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321.74067380676">
                <text:p>1321.74067380676</text:p>
              </table:table-cell>
              <table:table-cell office:value-type="float" office:value="46393.2752">
                <text:p>46393.275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323.69519336696">
                <text:p>1323.69519336696</text:p>
              </table:table-cell>
              <table:table-cell office:value-type="float" office:value="46393.8712">
                <text:p>46393.871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329.51139925905">
                <text:p>1329.51139925905</text:p>
              </table:table-cell>
              <table:table-cell office:value-type="float" office:value="46395.0634">
                <text:p>46395.063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329.51139925905">
                <text:p>1329.51139925905</text:p>
              </table:table-cell>
              <table:table-cell office:value-type="float" office:value="46396.8514">
                <text:p>46396.851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333.7134">
                <text:p>1333.7134</text:p>
              </table:table-cell>
              <table:table-cell office:value-type="float" office:value="46399.8316">
                <text:p>46399.831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333.71444061864">
                <text:p>1333.71444061864</text:p>
              </table:table-cell>
              <table:table-cell office:value-type="float" office:value="46402.2158">
                <text:p>46402.215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350.0646907951">
                <text:p>1350.0646907951</text:p>
              </table:table-cell>
              <table:table-cell office:value-type="float" office:value="46402.812">
                <text:p>46402.81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353.2649817296">
                <text:p>1353.2649817296</text:p>
              </table:table-cell>
              <table:table-cell office:value-type="float" office:value="46407.5802">
                <text:p>46407.580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361.44549729268">
                <text:p>1361.44549729268</text:p>
              </table:table-cell>
              <table:table-cell office:value-type="float" office:value="46412.3486">
                <text:p>46412.348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368.5796523226">
                <text:p>1368.5796523226</text:p>
              </table:table-cell>
              <table:table-cell office:value-type="float" office:value="46414.1368">
                <text:p>46414.136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382.16863778854">
                <text:p>1382.16863778854</text:p>
              </table:table-cell>
              <table:table-cell office:value-type="float" office:value="46415.3288">
                <text:p>46415.328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384.52670510671">
                <text:p>1384.52670510671</text:p>
              </table:table-cell>
              <table:table-cell office:value-type="float" office:value="46417.713">
                <text:p>46417.71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385.48744709225">
                <text:p>1385.48744709225</text:p>
              </table:table-cell>
              <table:table-cell office:value-type="float" office:value="46419.5012">
                <text:p>46419.501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387.97721164228">
                <text:p>1387.97721164228</text:p>
              </table:table-cell>
              <table:table-cell office:value-type="float" office:value="46420.0972">
                <text:p>46420.097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394.2718">
                <text:p>1394.2718</text:p>
              </table:table-cell>
              <table:table-cell office:value-type="float" office:value="46420.6932">
                <text:p>46420.693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10.76145735223">
                <text:p>1410.76145735223</text:p>
              </table:table-cell>
              <table:table-cell office:value-type="float" office:value="46421.8854">
                <text:p>46421.885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10.79564859359">
                <text:p>1410.79564859359</text:p>
              </table:table-cell>
              <table:table-cell office:value-type="float" office:value="46422.4814">
                <text:p>46422.481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16.45751303669">
                <text:p>1416.45751303669</text:p>
              </table:table-cell>
              <table:table-cell office:value-type="float" office:value="46423.0774">
                <text:p>46423.077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17.6368">
                <text:p>1417.6368</text:p>
              </table:table-cell>
              <table:table-cell office:value-type="float" office:value="46426.0578">
                <text:p>46426.057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17.66611647462">
                <text:p>1417.66611647462</text:p>
              </table:table-cell>
              <table:table-cell office:value-type="float" office:value="46429.038">
                <text:p>46429.03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20.53070099148">
                <text:p>1420.53070099148</text:p>
              </table:table-cell>
              <table:table-cell office:value-type="float" office:value="46429.634">
                <text:p>46429.63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23.15721574767">
                <text:p>1423.15721574767</text:p>
              </table:table-cell>
              <table:table-cell office:value-type="float" office:value="46430.23">
                <text:p>46430.2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32.10815047022">
                <text:p>1432.10815047022</text:p>
              </table:table-cell>
              <table:table-cell office:value-type="float" office:value="46444.5352">
                <text:p>46444.535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88.2086">
                <text:p>1488.2086</text:p>
              </table:table-cell>
              <table:table-cell office:value-type="float" office:value="46445.1312">
                <text:p>46445.131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500.75250700716">
                <text:p>1500.75250700716</text:p>
              </table:table-cell>
              <table:table-cell office:value-type="float" office:value="46445.7272">
                <text:p>46445.727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01.89846316418">
                <text:p>1501.89846316418</text:p>
              </table:table-cell>
              <table:table-cell office:value-type="float" office:value="46452.2838">
                <text:p>46452.283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05.10924512711">
                <text:p>1505.10924512711</text:p>
              </table:table-cell>
              <table:table-cell office:value-type="float" office:value="46462.4166">
                <text:p>46462.416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519.9881674815">
                <text:p>1519.9881674815</text:p>
              </table:table-cell>
              <table:table-cell office:value-type="float" office:value="46465.3968">
                <text:p>46465.396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34.61991473812">
                <text:p>1534.61991473812</text:p>
              </table:table-cell>
              <table:table-cell office:value-type="float" office:value="46468.377">
                <text:p>46468.37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44.72677400969">
                <text:p>1544.72677400969</text:p>
              </table:table-cell>
              <table:table-cell office:value-type="float" office:value="46469.5692">
                <text:p>46469.569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45.40624109433">
                <text:p>1545.40624109433</text:p>
              </table:table-cell>
              <table:table-cell office:value-type="float" office:value="46472.5494">
                <text:p>46472.549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59.50477343973">
                <text:p>1559.50477343973</text:p>
              </table:table-cell>
              <table:table-cell office:value-type="float" office:value="46474.9336">
                <text:p>46474.933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67.52040253391">
                <text:p>1567.52040253391</text:p>
              </table:table-cell>
              <table:table-cell office:value-type="float" office:value="46475.5296">
                <text:p>46475.529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75.30200911941">
                <text:p>1575.30200911941</text:p>
              </table:table-cell>
              <table:table-cell office:value-type="float" office:value="46477.9138">
                <text:p>46477.913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76.07179891794">
                <text:p>1576.07179891794</text:p>
              </table:table-cell>
              <table:table-cell office:value-type="float" office:value="46486.2584">
                <text:p>46486.258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84.5298">
                <text:p>1584.5298</text:p>
              </table:table-cell>
              <table:table-cell office:value-type="float" office:value="46495.1992">
                <text:p>46495.199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88.32526245664">
                <text:p>1588.32526245664</text:p>
              </table:table-cell>
              <table:table-cell office:value-type="float" office:value="46499.9674">
                <text:p>46499.967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92.1592">
                <text:p>1592.1592</text:p>
              </table:table-cell>
              <table:table-cell office:value-type="float" office:value="46499.9674">
                <text:p>46499.967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603.83884297521">
                <text:p>1603.83884297521</text:p>
              </table:table-cell>
              <table:table-cell office:value-type="float" office:value="46504.7358">
                <text:p>46504.735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616.001">
                <text:p>1616.001</text:p>
              </table:table-cell>
              <table:table-cell office:value-type="float" office:value="46524.4054">
                <text:p>46524.405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637.9356">
                <text:p>1637.9356</text:p>
              </table:table-cell>
              <table:table-cell office:value-type="float" office:value="46525.5974">
                <text:p>46525.597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640.18038976858">
                <text:p>1640.18038976858</text:p>
              </table:table-cell>
              <table:table-cell office:value-type="float" office:value="46529.7698">
                <text:p>46529.769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652.07972356797">
                <text:p>1652.07972356797</text:p>
              </table:table-cell>
              <table:table-cell office:value-type="float" office:value="46529.7698">
                <text:p>46529.769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652.24957252779">
                <text:p>1652.24957252779</text:p>
              </table:table-cell>
              <table:table-cell office:value-type="float" office:value="46537.5184">
                <text:p>46537.518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666.31644336175">
                <text:p>1666.31644336175</text:p>
              </table:table-cell>
              <table:table-cell office:value-type="float" office:value="46539.9026">
                <text:p>46539.902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670.1180317658">
                <text:p>1670.1180317658</text:p>
              </table:table-cell>
              <table:table-cell office:value-type="float" office:value="46551.8236">
                <text:p>46551.823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672.2678">
                <text:p>1672.2678</text:p>
              </table:table-cell>
              <table:table-cell office:value-type="float" office:value="46552.4196">
                <text:p>46552.419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674.14961751396">
                <text:p>1674.14961751396</text:p>
              </table:table-cell>
              <table:table-cell office:value-type="float" office:value="46552.4196">
                <text:p>46552.419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674.1752">
                <text:p>1674.1752</text:p>
              </table:table-cell>
              <table:table-cell office:value-type="float" office:value="46552.4196">
                <text:p>46552.419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681.8046">
                <text:p>1681.8046</text:p>
              </table:table-cell>
              <table:table-cell office:value-type="float" office:value="46555.3998">
                <text:p>46555.399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692.67675976062">
                <text:p>1692.67675976062</text:p>
              </table:table-cell>
              <table:table-cell office:value-type="float" office:value="46560.1682">
                <text:p>46560.168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706.1232">
                <text:p>1706.1232</text:p>
              </table:table-cell>
              <table:table-cell office:value-type="float" office:value="46560.1682">
                <text:p>46560.168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711.8452">
                <text:p>1711.8452</text:p>
              </table:table-cell>
              <table:table-cell office:value-type="float" office:value="46560.7642">
                <text:p>46560.764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728.51766885152">
                <text:p>1728.51766885152</text:p>
              </table:table-cell>
              <table:table-cell office:value-type="float" office:value="46569.705">
                <text:p>46569.70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736.30286236297">
                <text:p>1736.30286236297</text:p>
              </table:table-cell>
              <table:table-cell office:value-type="float" office:value="46572.089">
                <text:p>46572.08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739.8984753491">
                <text:p>1739.8984753491</text:p>
              </table:table-cell>
              <table:table-cell office:value-type="float" office:value="46572.6852">
                <text:p>46572.685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742.25609013398">
                <text:p>1742.25609013398</text:p>
              </table:table-cell>
              <table:table-cell office:value-type="float" office:value="46575.0694">
                <text:p>46575.069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751.37508901702">
                <text:p>1751.37508901702</text:p>
              </table:table-cell>
              <table:table-cell office:value-type="float" office:value="46578.0496">
                <text:p>46578.049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755.03367844093">
                <text:p>1755.03367844093</text:p>
              </table:table-cell>
              <table:table-cell office:value-type="float" office:value="46584.01">
                <text:p>46584.0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774.311">
                <text:p>1774.311</text:p>
              </table:table-cell>
              <table:table-cell office:value-type="float" office:value="46585.2022">
                <text:p>46585.202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775.7414">
                <text:p>1775.7414</text:p>
              </table:table-cell>
              <table:table-cell office:value-type="float" office:value="46604.8716">
                <text:p>46604.871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786.27080364776">
                <text:p>1786.27080364776</text:p>
              </table:table-cell>
              <table:table-cell office:value-type="float" office:value="46609.044">
                <text:p>46609.04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787.99409257004">
                <text:p>1787.99409257004</text:p>
              </table:table-cell>
              <table:table-cell office:value-type="float" office:value="46613.8124">
                <text:p>46613.812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788.72009744214">
                <text:p>1788.72009744214</text:p>
              </table:table-cell>
              <table:table-cell office:value-type="float" office:value="46615.0044">
                <text:p>46615.004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789.88172959805">
                <text:p>1789.88172959805</text:p>
              </table:table-cell>
              <table:table-cell office:value-type="float" office:value="46625.1372">
                <text:p>46625.137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791.70639783414">
                <text:p>1791.70639783414</text:p>
              </table:table-cell>
              <table:table-cell office:value-type="float" office:value="46625.1372">
                <text:p>46625.137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814.3652">
                <text:p>1814.3652</text:p>
              </table:table-cell>
              <table:table-cell office:value-type="float" office:value="46626.9254">
                <text:p>46626.925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842.0218">
                <text:p>1842.0218</text:p>
              </table:table-cell>
              <table:table-cell office:value-type="float" office:value="46634.674">
                <text:p>46634.67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857.7574">
                <text:p>1857.7574</text:p>
              </table:table-cell>
              <table:table-cell office:value-type="float" office:value="46640.6344">
                <text:p>46640.634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863.64336175396">
                <text:p>1863.64336175396</text:p>
              </table:table-cell>
              <table:table-cell office:value-type="float" office:value="46641.2304">
                <text:p>46641.230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869.74177831912">
                <text:p>1869.74177831912</text:p>
              </table:table-cell>
              <table:table-cell office:value-type="float" office:value="46642.4226">
                <text:p>46642.422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876.3542">
                <text:p>1876.3542</text:p>
              </table:table-cell>
              <table:table-cell office:value-type="float" office:value="46645.4028">
                <text:p>46645.402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877.7846">
                <text:p>1877.7846</text:p>
              </table:table-cell>
              <table:table-cell office:value-type="float" office:value="46647.191">
                <text:p>46647.19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885.28587580449">
                <text:p>1885.28587580449</text:p>
              </table:table-cell>
              <table:table-cell office:value-type="float" office:value="46649.5752">
                <text:p>46649.575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893.11413508122">
                <text:p>1893.11413508122</text:p>
              </table:table-cell>
              <table:table-cell office:value-type="float" office:value="46650.1712">
                <text:p>46650.171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893.79360216586">
                <text:p>1893.79360216586</text:p>
              </table:table-cell>
              <table:table-cell office:value-type="float" office:value="46662.6882">
                <text:p>46662.688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894.98261612995">
                <text:p>1894.98261612995</text:p>
              </table:table-cell>
              <table:table-cell office:value-type="float" office:value="46671.6288">
                <text:p>46671.628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899.39904531205">
                <text:p>1899.39904531205</text:p>
              </table:table-cell>
              <table:table-cell office:value-type="float" office:value="46672.2248">
                <text:p>46672.224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903.5338">
                <text:p>1903.5338</text:p>
              </table:table-cell>
              <table:table-cell office:value-type="float" office:value="46672.821">
                <text:p>46672.82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903.81547449416">
                <text:p>1903.81547449416</text:p>
              </table:table-cell>
              <table:table-cell office:value-type="float" office:value="46673.417">
                <text:p>46673.41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904.32502137361">
                <text:p>1904.32502137361</text:p>
              </table:table-cell>
              <table:table-cell office:value-type="float" office:value="46674.609">
                <text:p>46674.60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917.839">
                <text:p>1917.839</text:p>
              </table:table-cell>
              <table:table-cell office:value-type="float" office:value="46678.1854">
                <text:p>46678.185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920.12225705329">
                <text:p>1920.12225705329</text:p>
              </table:table-cell>
              <table:table-cell office:value-type="float" office:value="46678.1854">
                <text:p>46678.185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949.787">
                <text:p>1949.787</text:p>
              </table:table-cell>
              <table:table-cell office:value-type="float" office:value="46678.7814">
                <text:p>46678.781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950.79205623579">
                <text:p>1950.79205623579</text:p>
              </table:table-cell>
              <table:table-cell office:value-type="float" office:value="46679.9736">
                <text:p>46679.973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954.81944686032">
                <text:p>1954.81944686032</text:p>
              </table:table-cell>
              <table:table-cell office:value-type="float" office:value="46679.9736">
                <text:p>46679.973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959.55523649813">
                <text:p>1959.55523649813</text:p>
              </table:table-cell>
              <table:table-cell office:value-type="float" office:value="46682.3576">
                <text:p>46682.357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999.70152305254">
                <text:p>1999.70152305254</text:p>
              </table:table-cell>
              <table:table-cell office:value-type="float" office:value="46689.5102">
                <text:p>46689.510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034.1872">
                <text:p>2034.1872</text:p>
              </table:table-cell>
              <table:table-cell office:value-type="float" office:value="46694.2786">
                <text:p>46694.278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038.4788">
                <text:p>2038.4788</text:p>
              </table:table-cell>
              <table:table-cell office:value-type="float" office:value="46695.4708">
                <text:p>46695.470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039.87510686805">
                <text:p>2039.87510686805</text:p>
              </table:table-cell>
              <table:table-cell office:value-type="float" office:value="46697.2588">
                <text:p>46697.258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042.42298375606">
                <text:p>2042.42298375606</text:p>
              </table:table-cell>
              <table:table-cell office:value-type="float" office:value="46722.8888">
                <text:p>46722.888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051.25584212026">
                <text:p>2051.25584212026</text:p>
              </table:table-cell>
              <table:table-cell office:value-type="float" office:value="46727.6572">
                <text:p>46727.657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057.34031668697">
                <text:p>2057.34031668697</text:p>
              </table:table-cell>
              <table:table-cell office:value-type="float" office:value="46727.6572">
                <text:p>46727.657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057.5407523511">
                <text:p>2057.5407523511</text:p>
              </table:table-cell>
              <table:table-cell office:value-type="float" office:value="46742.5584">
                <text:p>46742.558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061.53667501321">
                <text:p>2061.53667501321</text:p>
              </table:table-cell>
              <table:table-cell office:value-type="float" office:value="46748.5188">
                <text:p>46748.518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066.20369051012">
                <text:p>2066.20369051012</text:p>
              </table:table-cell>
              <table:table-cell office:value-type="float" office:value="46755.6714">
                <text:p>46755.671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068.92148760331">
                <text:p>2068.92148760331</text:p>
              </table:table-cell>
              <table:table-cell office:value-type="float" office:value="46759.8438">
                <text:p>46759.843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071.12973781704">
                <text:p>2071.12973781704</text:p>
              </table:table-cell>
              <table:table-cell office:value-type="float" office:value="46769.3804">
                <text:p>46769.380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086.75705329154">
                <text:p>2086.75705329154</text:p>
              </table:table-cell>
              <table:table-cell office:value-type="float" office:value="46779.5132">
                <text:p>46779.513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088.9652322599">
                <text:p>2088.9652322599</text:p>
              </table:table-cell>
              <table:table-cell office:value-type="float" office:value="46782.4934">
                <text:p>46782.493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092.53234539755">
                <text:p>2092.53234539755</text:p>
              </table:table-cell>
              <table:table-cell office:value-type="float" office:value="46797.9906">
                <text:p>46797.990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101.70490168139">
                <text:p>2101.70490168139</text:p>
              </table:table-cell>
              <table:table-cell office:value-type="float" office:value="46812.2958">
                <text:p>46812.295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104.42956788023">
                <text:p>2104.42956788023</text:p>
              </table:table-cell>
              <table:table-cell office:value-type="float" office:value="46812.2958">
                <text:p>46812.295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109.68844400114">
                <text:p>2109.68844400114</text:p>
              </table:table-cell>
              <table:table-cell office:value-type="float" office:value="46817.6602">
                <text:p>46817.660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113.819">
                <text:p>2113.819</text:p>
              </table:table-cell>
              <table:table-cell office:value-type="float" office:value="46822.4286">
                <text:p>46822.428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118.86100028498">
                <text:p>2118.86100028498</text:p>
              </table:table-cell>
              <table:table-cell office:value-type="float" office:value="46822.4286">
                <text:p>46822.428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129.56233969792">
                <text:p>2129.56233969792</text:p>
              </table:table-cell>
              <table:table-cell office:value-type="float" office:value="46832.5614">
                <text:p>46832.561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134.48831575948">
                <text:p>2134.48831575948</text:p>
              </table:table-cell>
              <table:table-cell office:value-type="float" office:value="46836.7338">
                <text:p>46836.733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142.05465587045">
                <text:p>2142.05465587045</text:p>
              </table:table-cell>
              <table:table-cell office:value-type="float" office:value="46873.0926">
                <text:p>46873.092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143.8598">
                <text:p>2143.8598</text:p>
              </table:table-cell>
              <table:table-cell office:value-type="float" office:value="46874.8806">
                <text:p>46874.880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152.49373040752">
                <text:p>2152.49373040752</text:p>
              </table:table-cell>
              <table:table-cell office:value-type="float" office:value="46897.5304">
                <text:p>46897.530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178.48261612995">
                <text:p>2178.48261612995</text:p>
              </table:table-cell>
              <table:table-cell office:value-type="float" office:value="46920.1802">
                <text:p>46920.180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188.67433741807">
                <text:p>2188.67433741807</text:p>
              </table:table-cell>
              <table:table-cell office:value-type="float" office:value="46995.282">
                <text:p>46995.28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192.92091764035">
                <text:p>2192.92091764035</text:p>
              </table:table-cell>
              <table:table-cell office:value-type="float" office:value="46998.2624">
                <text:p>46998.262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195.12909660872">
                <text:p>2195.12909660872</text:p>
              </table:table-cell>
              <table:table-cell office:value-type="float" office:value="47024.4884">
                <text:p>47024.488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244.4724">
                <text:p>2244.4724</text:p>
              </table:table-cell>
              <table:table-cell office:value-type="float" office:value="47082.901">
                <text:p>47082.90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264.0228">
                <text:p>2264.0228</text:p>
              </table:table-cell>
              <table:table-cell office:value-type="float" office:value="47099.5902">
                <text:p>47099.590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280.56982046167">
                <text:p>2280.56982046167</text:p>
              </table:table-cell>
              <table:table-cell office:value-type="float" office:value="47185.4208">
                <text:p>47185.420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285.49579652323">
                <text:p>2285.49579652323</text:p>
              </table:table-cell>
              <table:table-cell office:value-type="float" office:value="47333.2404">
                <text:p>47333.240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309.10665431747">
                <text:p>2309.10665431747</text:p>
              </table:table-cell>
              <table:table-cell office:value-type="float" office:value="47338.0088">
                <text:p>47338.008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314.71209746366">
                <text:p>2314.71209746366</text:p>
              </table:table-cell>
              <table:table-cell office:value-type="float" office:value="47422.6474">
                <text:p>47422.647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349.84509889504">
                <text:p>2349.84509889504</text:p>
              </table:table-cell>
              <table:table-cell office:value-type="float" office:value="47447.0852">
                <text:p>47447.085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371.55334957369">
                <text:p>2371.55334957369</text:p>
              </table:table-cell>
              <table:table-cell office:value-type="float" office:value="47453.0458">
                <text:p>47453.045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384.77539140525">
                <text:p>2384.77539140525</text:p>
              </table:table-cell>
              <table:table-cell office:value-type="float" office:value="47453.0458">
                <text:p>47453.045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386.73368481049">
                <text:p>2386.73368481049</text:p>
              </table:table-cell>
              <table:table-cell office:value-type="float" office:value="47476.8876">
                <text:p>47476.887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390.3846">
                <text:p>2390.3846</text:p>
              </table:table-cell>
              <table:table-cell office:value-type="float" office:value="47497.1532">
                <text:p>47497.153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406.77742946708">
                <text:p>2406.77742946708</text:p>
              </table:table-cell>
              <table:table-cell office:value-type="float" office:value="47509.6702">
                <text:p>47509.670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411.70340552864">
                <text:p>2411.70340552864</text:p>
              </table:table-cell>
              <table:table-cell office:value-type="float" office:value="47528.1476">
                <text:p>47528.147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415.02729849525">
                <text:p>2415.02729849525</text:p>
              </table:table-cell>
              <table:table-cell office:value-type="float" office:value="47537.6844">
                <text:p>47537.684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463.76635041694">
                <text:p>2463.76635041694</text:p>
              </table:table-cell>
              <table:table-cell office:value-type="float" office:value="47556.7578">
                <text:p>47556.757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503.10462850183">
                <text:p>2503.10462850183</text:p>
              </table:table-cell>
              <table:table-cell office:value-type="float" office:value="47569.8708">
                <text:p>47569.870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505.80706754061">
                <text:p>2505.80706754061</text:p>
              </table:table-cell>
              <table:table-cell office:value-type="float" office:value="47590.1364">
                <text:p>47590.136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544.92453440371">
                <text:p>2544.92453440371</text:p>
              </table:table-cell>
              <table:table-cell office:value-type="float" office:value="47602.6534">
                <text:p>47602.653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579.86698489598">
                <text:p>2579.86698489598</text:p>
              </table:table-cell>
              <table:table-cell office:value-type="float" office:value="47604.4416">
                <text:p>47604.441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607.55457395269">
                <text:p>2607.55457395269</text:p>
              </table:table-cell>
              <table:table-cell office:value-type="float" office:value="47615.1704">
                <text:p>47615.170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621.14348817327">
                <text:p>2621.14348817327</text:p>
              </table:table-cell>
              <table:table-cell office:value-type="float" office:value="47619.9388">
                <text:p>47619.938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624.0348">
                <text:p>2624.0348</text:p>
              </table:table-cell>
              <table:table-cell office:value-type="float" office:value="47632.4558">
                <text:p>47632.455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634.0484">
                <text:p>2634.0484</text:p>
              </table:table-cell>
              <table:table-cell office:value-type="float" office:value="47633.6478">
                <text:p>47633.647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636.77087489313">
                <text:p>2636.77087489313</text:p>
              </table:table-cell>
              <table:table-cell office:value-type="float" office:value="47639.6082">
                <text:p>47639.608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641.75785188426">
                <text:p>2641.75785188426</text:p>
              </table:table-cell>
              <table:table-cell office:value-type="float" office:value="47640.2044">
                <text:p>47640.204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692.2224">
                <text:p>2692.2224</text:p>
              </table:table-cell>
              <table:table-cell office:value-type="float" office:value="47646.7608">
                <text:p>47646.760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714.56775434597">
                <text:p>2714.56775434597</text:p>
              </table:table-cell>
              <table:table-cell office:value-type="float" office:value="47650.3372">
                <text:p>47650.337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818.1076">
                <text:p>2818.1076</text:p>
              </table:table-cell>
              <table:table-cell office:value-type="float" office:value="47654.5094">
                <text:p>47654.509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830.48075788993">
                <text:p>2830.48075788993</text:p>
              </table:table-cell>
              <table:table-cell office:value-type="float" office:value="47659.2778">
                <text:p>47659.277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858.95062695925">
                <text:p>2858.95062695925</text:p>
              </table:table-cell>
              <table:table-cell office:value-type="float" office:value="47661.662">
                <text:p>47661.66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873.33518641887">
                <text:p>2873.33518641887</text:p>
              </table:table-cell>
              <table:table-cell office:value-type="float" office:value="47664.0462">
                <text:p>47664.046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914.66536050157">
                <text:p>2914.66536050157</text:p>
              </table:table-cell>
              <table:table-cell office:value-type="float" office:value="47667.0264">
                <text:p>47667.026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932.74898785425">
                <text:p>2932.74898785425</text:p>
              </table:table-cell>
              <table:table-cell office:value-type="float" office:value="47680.7354">
                <text:p>47680.735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942.0852">
                <text:p>2942.0852</text:p>
              </table:table-cell>
              <table:table-cell office:value-type="float" office:value="47684.3118">
                <text:p>47684.311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977.34454260473">
                <text:p>2977.34454260473</text:p>
              </table:table-cell>
              <table:table-cell office:value-type="float" office:value="47690.2722">
                <text:p>47690.272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007.00311982803">
                <text:p>3007.00311982803</text:p>
              </table:table-cell>
              <table:table-cell office:value-type="float" office:value="47690.2722">
                <text:p>47690.272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015.05393274437">
                <text:p>3015.05393274437</text:p>
              </table:table-cell>
              <table:table-cell office:value-type="float" office:value="47692.6564">
                <text:p>47692.656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037.3059276147">
                <text:p>3037.3059276147</text:p>
              </table:table-cell>
              <table:table-cell office:value-type="float" office:value="47695.0406">
                <text:p>47695.040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056.02667478685">
                <text:p>3056.02667478685</text:p>
              </table:table-cell>
              <table:table-cell office:value-type="float" office:value="47698.0208">
                <text:p>47698.020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056.0492">
                <text:p>3056.0492</text:p>
              </table:table-cell>
              <table:table-cell office:value-type="float" office:value="47699.213">
                <text:p>47699.21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060.237454324">
                <text:p>3060.237454324</text:p>
              </table:table-cell>
              <table:table-cell office:value-type="float" office:value="47701.5972">
                <text:p>47701.597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091.812">
                <text:p>3091.812</text:p>
              </table:table-cell>
              <table:table-cell office:value-type="float" office:value="47702.1932">
                <text:p>47702.193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143.97933884297">
                <text:p>3143.97933884297</text:p>
              </table:table-cell>
              <table:table-cell office:value-type="float" office:value="47705.1734">
                <text:p>47705.173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146.1714">
                <text:p>3146.1714</text:p>
              </table:table-cell>
              <table:table-cell office:value-type="float" office:value="47717.6904">
                <text:p>47717.690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224.02320341047">
                <text:p>3224.02320341047</text:p>
              </table:table-cell>
              <table:table-cell office:value-type="float" office:value="47722.4588">
                <text:p>47722.458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257.95333574296">
                <text:p>3257.95333574296</text:p>
              </table:table-cell>
              <table:table-cell office:value-type="float" office:value="47740.3402">
                <text:p>47740.340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262.0428">
                <text:p>3262.0428</text:p>
              </table:table-cell>
              <table:table-cell office:value-type="float" office:value="47747.4926">
                <text:p>47747.492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264.427">
                <text:p>3264.427</text:p>
              </table:table-cell>
              <table:table-cell office:value-type="float" office:value="47749.2808">
                <text:p>47749.280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394.86584497008">
                <text:p>3394.86584497008</text:p>
              </table:table-cell>
              <table:table-cell office:value-type="float" office:value="47770.1424">
                <text:p>47770.142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404.1404">
                <text:p>3404.1404</text:p>
              </table:table-cell>
              <table:table-cell office:value-type="float" office:value="47770.7386">
                <text:p>47770.738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404.1404">
                <text:p>3404.1404</text:p>
              </table:table-cell>
              <table:table-cell office:value-type="float" office:value="47772.5266">
                <text:p>47772.526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408.45483043602">
                <text:p>3408.45483043602</text:p>
              </table:table-cell>
              <table:table-cell office:value-type="float" office:value="47774.3148">
                <text:p>47774.314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430.3664">
                <text:p>3430.3664</text:p>
              </table:table-cell>
              <table:table-cell office:value-type="float" office:value="47780.2752">
                <text:p>47780.275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481.388">
                <text:p>3481.388</text:p>
              </table:table-cell>
              <table:table-cell office:value-type="float" office:value="47790.408">
                <text:p>47790.40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524.47064690795">
                <text:p>3524.47064690795</text:p>
              </table:table-cell>
              <table:table-cell office:value-type="float" office:value="47795.1764">
                <text:p>47795.176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538.1316">
                <text:p>3538.1316</text:p>
              </table:table-cell>
              <table:table-cell office:value-type="float" office:value="47800.5408">
                <text:p>47800.540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575.42973972571">
                <text:p>3575.42973972571</text:p>
              </table:table-cell>
              <table:table-cell office:value-type="float" office:value="47800.5408">
                <text:p>47800.540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603.57624847747">
                <text:p>3603.57624847747</text:p>
              </table:table-cell>
              <table:table-cell office:value-type="float" office:value="47801.733">
                <text:p>47801.73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644.27543589626">
                <text:p>3644.27543589626</text:p>
              </table:table-cell>
              <table:table-cell office:value-type="float" office:value="47805.3092">
                <text:p>47805.309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664.0166">
                <text:p>3664.0166</text:p>
              </table:table-cell>
              <table:table-cell office:value-type="float" office:value="47807.6934">
                <text:p>47807.693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691.78491023083">
                <text:p>3691.78491023083</text:p>
              </table:table-cell>
              <table:table-cell office:value-type="float" office:value="47808.2894">
                <text:p>47808.289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711.7004">
                <text:p>3711.7004</text:p>
              </table:table-cell>
              <table:table-cell office:value-type="float" office:value="47815.442">
                <text:p>47815.44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777.9808">
                <text:p>3777.9808</text:p>
              </table:table-cell>
              <table:table-cell office:value-type="float" office:value="47819.6144">
                <text:p>47819.614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781.7954">
                <text:p>3781.7954</text:p>
              </table:table-cell>
              <table:table-cell office:value-type="float" office:value="47820.2104">
                <text:p>47820.210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806.114">
                <text:p>3806.114</text:p>
              </table:table-cell>
              <table:table-cell office:value-type="float" office:value="47821.9984">
                <text:p>47821.998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819.52130236535">
                <text:p>3819.52130236535</text:p>
              </table:table-cell>
              <table:table-cell office:value-type="float" office:value="47825.5748">
                <text:p>47825.574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861.13401059641">
                <text:p>3861.13401059641</text:p>
              </table:table-cell>
              <table:table-cell office:value-type="float" office:value="47831.5352">
                <text:p>47831.535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941.07316624934">
                <text:p>3941.07316624934</text:p>
              </table:table-cell>
              <table:table-cell office:value-type="float" office:value="47845.2444">
                <text:p>47845.244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943.92">
                <text:p>3943.92</text:p>
              </table:table-cell>
              <table:table-cell office:value-type="float" office:value="47852.3968">
                <text:p>47852.396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018.3066">
                <text:p>4018.3066</text:p>
              </table:table-cell>
              <table:table-cell office:value-type="float" office:value="47855.377">
                <text:p>47855.37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030.32031917925">
                <text:p>4030.32031917925</text:p>
              </table:table-cell>
              <table:table-cell office:value-type="float" office:value="47857.1652">
                <text:p>47857.165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037.857">
                <text:p>4037.857</text:p>
              </table:table-cell>
              <table:table-cell office:value-type="float" office:value="47859.5494">
                <text:p>47859.549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052.162">
                <text:p>4052.162</text:p>
              </table:table-cell>
              <table:table-cell office:value-type="float" office:value="47870.2782">
                <text:p>47870.278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172.8347107438">
                <text:p>4172.8347107438</text:p>
              </table:table-cell>
              <table:table-cell office:value-type="float" office:value="47879.815">
                <text:p>47879.81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191.8754">
                <text:p>4191.8754</text:p>
              </table:table-cell>
              <table:table-cell office:value-type="float" office:value="47882.1992">
                <text:p>47882.199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207.14683670561">
                <text:p>4207.14683670561</text:p>
              </table:table-cell>
              <table:table-cell office:value-type="float" office:value="47882.1992">
                <text:p>47882.199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240.036">
                <text:p>4240.036</text:p>
              </table:table-cell>
              <table:table-cell office:value-type="float" office:value="47882.7952">
                <text:p>47882.795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491.806">
                <text:p>4491.806</text:p>
              </table:table-cell>
              <table:table-cell office:value-type="float" office:value="47882.7952">
                <text:p>47882.795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506.111">
                <text:p>4506.111</text:p>
              </table:table-cell>
              <table:table-cell office:value-type="float" office:value="47887.5636">
                <text:p>47887.563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588.127">
                <text:p>4588.127</text:p>
              </table:table-cell>
              <table:table-cell office:value-type="float" office:value="47889.9478">
                <text:p>47889.947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732.1318">
                <text:p>4732.1318</text:p>
              </table:table-cell>
              <table:table-cell office:value-type="float" office:value="47899.4846">
                <text:p>47899.484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765.9872">
                <text:p>4765.9872</text:p>
              </table:table-cell>
              <table:table-cell office:value-type="float" office:value="47899.4846">
                <text:p>47899.484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770.2788">
                <text:p>4770.2788</text:p>
              </table:table-cell>
              <table:table-cell office:value-type="float" office:value="47899.4846">
                <text:p>47899.484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806.0416">
                <text:p>4806.0416</text:p>
              </table:table-cell>
              <table:table-cell office:value-type="float" office:value="47905.445">
                <text:p>47905.44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860.401">
                <text:p>4860.401</text:p>
              </table:table-cell>
              <table:table-cell office:value-type="float" office:value="47915.5778">
                <text:p>47915.577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931.9266">
                <text:p>4931.9266</text:p>
              </table:table-cell>
              <table:table-cell office:value-type="float" office:value="47940.6118">
                <text:p>47940.611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942.417">
                <text:p>4942.417</text:p>
              </table:table-cell>
              <table:table-cell office:value-type="float" office:value="47942.3998">
                <text:p>47942.399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008.2206">
                <text:p>5008.2206</text:p>
              </table:table-cell>
              <table:table-cell office:value-type="float" office:value="47950.1484">
                <text:p>47950.148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013.9426">
                <text:p>5013.9426</text:p>
              </table:table-cell>
              <table:table-cell office:value-type="float" office:value="47952.5326">
                <text:p>47952.532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5177.9746">
                <text:p>5177.9746</text:p>
              </table:table-cell>
              <table:table-cell office:value-type="float" office:value="47954.9168">
                <text:p>47954.916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5225.3008691935">
                <text:p>5225.3008691935</text:p>
              </table:table-cell>
              <table:table-cell office:value-type="float" office:value="47954.9168">
                <text:p>47954.916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5283.15076300218">
                <text:p>5283.15076300218</text:p>
              </table:table-cell>
              <table:table-cell office:value-type="float" office:value="47960.2812">
                <text:p>47960.281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5290.0314">
                <text:p>5290.0314</text:p>
              </table:table-cell>
              <table:table-cell office:value-type="float" office:value="47969.818">
                <text:p>47969.81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353.9276">
                <text:p>5353.9276</text:p>
              </table:table-cell>
              <table:table-cell office:value-type="float" office:value="47970.414">
                <text:p>47970.41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5358.219">
                <text:p>5358.219</text:p>
              </table:table-cell>
              <table:table-cell office:value-type="float" office:value="47972.7982">
                <text:p>47972.798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5369.6632">
                <text:p>5369.6632</text:p>
              </table:table-cell>
              <table:table-cell office:value-type="float" office:value="47974.5864">
                <text:p>47974.586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5373.9546">
                <text:p>5373.9546</text:p>
              </table:table-cell>
              <table:table-cell office:value-type="float" office:value="47976.9706">
                <text:p>47976.970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420.2078">
                <text:p>5420.2078</text:p>
              </table:table-cell>
              <table:table-cell office:value-type="float" office:value="47985.3152">
                <text:p>47985.315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5427.35072766278">
                <text:p>5427.35072766278</text:p>
              </table:table-cell>
              <table:table-cell office:value-type="float" office:value="47985.3152">
                <text:p>47985.315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5460.2622">
                <text:p>5460.2622</text:p>
              </table:table-cell>
              <table:table-cell office:value-type="float" office:value="47989.4876">
                <text:p>47989.487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5479.8126">
                <text:p>5479.8126</text:p>
              </table:table-cell>
              <table:table-cell office:value-type="float" office:value="47992.4678">
                <text:p>47992.467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5506.0386">
                <text:p>5506.0386</text:p>
              </table:table-cell>
              <table:table-cell office:value-type="float" office:value="47996.6402">
                <text:p>47996.640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507.946">
                <text:p>5507.946</text:p>
              </table:table-cell>
              <table:table-cell office:value-type="float" office:value="48004.3888">
                <text:p>48004.388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5533.6952">
                <text:p>5533.6952</text:p>
              </table:table-cell>
              <table:table-cell office:value-type="float" office:value="48007.965">
                <text:p>48007.96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5543.7088">
                <text:p>5543.7088</text:p>
              </table:table-cell>
              <table:table-cell office:value-type="float" office:value="48009.7532">
                <text:p>48009.753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5566.12">
                <text:p>5566.12</text:p>
              </table:table-cell>
              <table:table-cell office:value-type="float" office:value="48022.8662">
                <text:p>48022.866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568.0274">
                <text:p>5568.0274</text:p>
              </table:table-cell>
              <table:table-cell office:value-type="float" office:value="48025.2504">
                <text:p>48025.250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573.7494">
                <text:p>5573.7494</text:p>
              </table:table-cell>
              <table:table-cell office:value-type="float" office:value="48030.0188">
                <text:p>48030.018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596.1608">
                <text:p>5596.1608</text:p>
              </table:table-cell>
              <table:table-cell office:value-type="float" office:value="48034.787">
                <text:p>48034.78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606.1744">
                <text:p>5606.1744</text:p>
              </table:table-cell>
              <table:table-cell office:value-type="float" office:value="48037.7674">
                <text:p>48037.767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633.831">
                <text:p>5633.831</text:p>
              </table:table-cell>
              <table:table-cell office:value-type="float" office:value="48044.9198">
                <text:p>48044.919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5644.01118552294">
                <text:p>5644.01118552294</text:p>
              </table:table-cell>
              <table:table-cell office:value-type="float" office:value="48052.6684">
                <text:p>48052.668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5719.6616">
                <text:p>5719.6616</text:p>
              </table:table-cell>
              <table:table-cell office:value-type="float" office:value="48059.225">
                <text:p>48059.22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5726.3374">
                <text:p>5726.3374</text:p>
              </table:table-cell>
              <table:table-cell office:value-type="float" office:value="48060.417">
                <text:p>48060.41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5732.0594">
                <text:p>5732.0594</text:p>
              </table:table-cell>
              <table:table-cell office:value-type="float" office:value="48064.5894">
                <text:p>48064.589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5745.8876">
                <text:p>5745.8876</text:p>
              </table:table-cell>
              <table:table-cell office:value-type="float" office:value="48072.338">
                <text:p>48072.33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5802.1544">
                <text:p>5802.1544</text:p>
              </table:table-cell>
              <table:table-cell office:value-type="float" office:value="48072.934">
                <text:p>48072.93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5849.8382">
                <text:p>5849.8382</text:p>
              </table:table-cell>
              <table:table-cell office:value-type="float" office:value="48074.7222">
                <text:p>48074.722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5856.037">
                <text:p>5856.037</text:p>
              </table:table-cell>
              <table:table-cell office:value-type="float" office:value="48084.855">
                <text:p>48084.85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5879.8788">
                <text:p>5879.8788</text:p>
              </table:table-cell>
              <table:table-cell office:value-type="float" office:value="48084.855">
                <text:p>48084.85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5908.0122">
                <text:p>5908.0122</text:p>
              </table:table-cell>
              <table:table-cell office:value-type="float" office:value="48085.451">
                <text:p>48085.45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5983.8294">
                <text:p>5983.8294</text:p>
              </table:table-cell>
              <table:table-cell office:value-type="float" office:value="48097.372">
                <text:p>48097.37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068.20292326431">
                <text:p>6068.20292326431</text:p>
              </table:table-cell>
              <table:table-cell office:value-type="float" office:value="48104.5246">
                <text:p>48104.524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093.9788">
                <text:p>6093.9788</text:p>
              </table:table-cell>
              <table:table-cell office:value-type="float" office:value="48105.1206">
                <text:p>48105.120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100.1776">
                <text:p>6100.1776</text:p>
              </table:table-cell>
              <table:table-cell office:value-type="float" office:value="48148.036">
                <text:p>48148.03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145.954">
                <text:p>6145.954</text:p>
              </table:table-cell>
              <table:table-cell office:value-type="float" office:value="48149.824">
                <text:p>48149.82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154.0602">
                <text:p>6154.0602</text:p>
              </table:table-cell>
              <table:table-cell office:value-type="float" office:value="48157.5726">
                <text:p>48157.572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196.022">
                <text:p>6196.022</text:p>
              </table:table-cell>
              <table:table-cell office:value-type="float" office:value="48158.1686">
                <text:p>48158.168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6197.9292">
                <text:p>6197.9292</text:p>
              </table:table-cell>
              <table:table-cell office:value-type="float" office:value="48172.4738">
                <text:p>48172.473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210.327">
                <text:p>6210.327</text:p>
              </table:table-cell>
              <table:table-cell office:value-type="float" office:value="48177.8382">
                <text:p>48177.838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217.9564">
                <text:p>6217.9564</text:p>
              </table:table-cell>
              <table:table-cell office:value-type="float" office:value="48183.2026">
                <text:p>48183.202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6324.2912">
                <text:p>6324.2912</text:p>
              </table:table-cell>
              <table:table-cell office:value-type="float" office:value="48187.375">
                <text:p>48187.37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341.63522371046">
                <text:p>6341.63522371046</text:p>
              </table:table-cell>
              <table:table-cell office:value-type="float" office:value="48195.7196">
                <text:p>48195.719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402.0156">
                <text:p>6402.0156</text:p>
              </table:table-cell>
              <table:table-cell office:value-type="float" office:value="48200.488">
                <text:p>48200.48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418.228">
                <text:p>6418.228</text:p>
              </table:table-cell>
              <table:table-cell office:value-type="float" office:value="48212.409">
                <text:p>48212.40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420.1354">
                <text:p>6420.1354</text:p>
              </table:table-cell>
              <table:table-cell office:value-type="float" office:value="48230.2904">
                <text:p>48230.290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428.2416">
                <text:p>6428.2416</text:p>
              </table:table-cell>
              <table:table-cell office:value-type="float" office:value="48232.6744">
                <text:p>48232.674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498.3366">
                <text:p>6498.3366</text:p>
              </table:table-cell>
              <table:table-cell office:value-type="float" office:value="48249.3638">
                <text:p>48249.363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6602.2872">
                <text:p>6602.2872</text:p>
              </table:table-cell>
              <table:table-cell office:value-type="float" office:value="48249.9598">
                <text:p>48249.959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616.1154">
                <text:p>6616.1154</text:p>
              </table:table-cell>
              <table:table-cell office:value-type="float" office:value="48272.0136">
                <text:p>48272.013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628.5132">
                <text:p>6628.5132</text:p>
              </table:table-cell>
              <table:table-cell office:value-type="float" office:value="48277.378">
                <text:p>48277.37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762.0276">
                <text:p>6762.0276</text:p>
              </table:table-cell>
              <table:table-cell office:value-type="float" office:value="48282.7424">
                <text:p>48282.742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959.15079171742">
                <text:p>6959.15079171742</text:p>
              </table:table-cell>
              <table:table-cell office:value-type="float" office:value="48285.1266">
                <text:p>48285.126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7337.53726132801">
                <text:p>7337.53726132801</text:p>
              </table:table-cell>
              <table:table-cell office:value-type="float" office:value="48292.2792">
                <text:p>48292.279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7502.079">
                <text:p>7502.079</text:p>
              </table:table-cell>
              <table:table-cell office:value-type="float" office:value="48302.412">
                <text:p>48302.41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7740.0206">
                <text:p>7740.0206</text:p>
              </table:table-cell>
              <table:table-cell office:value-type="float" office:value="48312.5448">
                <text:p>48312.544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7778.1676">
                <text:p>7778.1676</text:p>
              </table:table-cell>
              <table:table-cell office:value-type="float" office:value="48315.525">
                <text:p>48315.52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8009.51211171274">
                <text:p>8009.51211171274</text:p>
              </table:table-cell>
              <table:table-cell office:value-type="float" office:value="48317.313">
                <text:p>48317.31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8418.083">
                <text:p>8418.083</text:p>
              </table:table-cell>
              <table:table-cell office:value-type="float" office:value="48334.5984">
                <text:p>48334.598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8463.21402108863">
                <text:p>8463.21402108863</text:p>
              </table:table-cell>
              <table:table-cell office:value-type="float" office:value="48337.5786">
                <text:p>48337.578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8486.2708">
                <text:p>8486.2708</text:p>
              </table:table-cell>
              <table:table-cell office:value-type="float" office:value="48345.3272">
                <text:p>48345.327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8506.298">
                <text:p>8506.298</text:p>
              </table:table-cell>
              <table:table-cell office:value-type="float" office:value="48360.2284">
                <text:p>48360.228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8903.5034">
                <text:p>8903.5034</text:p>
              </table:table-cell>
              <table:table-cell office:value-type="float" office:value="48362.6126">
                <text:p>48362.612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097.576">
                <text:p>9097.576</text:p>
              </table:table-cell>
              <table:table-cell office:value-type="float" office:value="48387.0506">
                <text:p>48387.050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645.9388">
                <text:p>9645.9388</text:p>
              </table:table-cell>
              <table:table-cell office:value-type="float" office:value="48442.4828">
                <text:p>48442.482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936.3326">
                <text:p>9936.3326</text:p>
              </table:table-cell>
              <table:table-cell office:value-type="float" office:value="48475.2654">
                <text:p>48475.265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952.0682">
                <text:p>9952.0682</text:p>
              </table:table-cell>
              <table:table-cell office:value-type="float" office:value="48490.1666">
                <text:p>48490.166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0058.403">
                <text:p>10058.403</text:p>
              </table:table-cell>
              <table:table-cell office:value-type="float" office:value="48509.836">
                <text:p>48509.83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0112.2856">
                <text:p>10112.2856</text:p>
              </table:table-cell>
              <table:table-cell office:value-type="float" office:value="48510.4322">
                <text:p>48510.432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0212.9645198062">
                <text:p>10212.9645198062</text:p>
              </table:table-cell>
              <table:table-cell office:value-type="float" office:value="48535.466">
                <text:p>48535.46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0828.018">
                <text:p>10828.018</text:p>
              </table:table-cell>
              <table:table-cell office:value-type="float" office:value="48550.3672">
                <text:p>48550.367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0980.1292">
                <text:p>10980.1292</text:p>
              </table:table-cell>
              <table:table-cell office:value-type="float" office:value="48647.5228">
                <text:p>48647.522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1075.9734">
                <text:p>11075.9734</text:p>
              </table:table-cell>
              <table:table-cell office:value-type="float" office:value="48672.5568">
                <text:p>48672.556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1159.0969649473">
                <text:p>11159.0969649473</text:p>
              </table:table-cell>
              <table:table-cell office:value-type="float" office:value="48775.0768">
                <text:p>48775.076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1251.9264">
                <text:p>11251.9264</text:p>
              </table:table-cell>
              <table:table-cell office:value-type="float" office:value="48807.8594">
                <text:p>48807.859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1316.2994">
                <text:p>11316.2994</text:p>
              </table:table-cell>
              <table:table-cell office:value-type="float" office:value="48825.1446">
                <text:p>48825.144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1526.1076">
                <text:p>11526.1076</text:p>
              </table:table-cell>
              <table:table-cell office:value-type="float" office:value="48877.5968">
                <text:p>48877.596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1774.063">
                <text:p>11774.063</text:p>
              </table:table-cell>
              <table:table-cell office:value-type="float" office:value="48900.2466">
                <text:p>48900.246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3493.8528783129">
                <text:p>13493.8528783129</text:p>
              </table:table-cell>
              <table:table-cell office:value-type="float" office:value="48912.7634">
                <text:p>48912.763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3540.9046736962">
                <text:p>13540.9046736962</text:p>
              </table:table-cell>
              <table:table-cell office:value-type="float" office:value="49042.1056">
                <text:p>49042.105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5565.872">
                <text:p>15565.872</text:p>
              </table:table-cell>
              <table:table-cell office:value-type="float" office:value="49077.8684">
                <text:p>49077.868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5655.5174">
                <text:p>15655.5174</text:p>
              </table:table-cell>
              <table:table-cell office:value-type="float" office:value="49151.7782">
                <text:p>49151.778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6062.2596">
                <text:p>16062.2596</text:p>
              </table:table-cell>
              <table:table-cell office:value-type="float" office:value="49197.6736">
                <text:p>49197.673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7191.8868">
                <text:p>17191.8868</text:p>
              </table:table-cell>
              <table:table-cell office:value-type="float" office:value="49206.6144">
                <text:p>49206.614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8308.1626">
                <text:p>18308.1626</text:p>
              </table:table-cell>
              <table:table-cell office:value-type="float" office:value="49387.2164">
                <text:p>49387.216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8922.3288">
                <text:p>18922.3288</text:p>
              </table:table-cell>
              <table:table-cell office:value-type="float" office:value="49437.2844">
                <text:p>49437.284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130.2298">
                <text:p>19130.2298</text:p>
              </table:table-cell>
              <table:table-cell office:value-type="float" office:value="50356.984">
                <text:p>50356.98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591.8082">
                <text:p>19591.8082</text:p>
              </table:table-cell>
              <table:table-cell office:value-type="float" office:value="50515.5324">
                <text:p>50515.532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2885.7994">
                <text:p>22885.7994</text:p>
              </table:table-cell>
              <table:table-cell office:value-type="float" office:value="50516.7244">
                <text:p>50516.724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2984.0278">
                <text:p>22984.0278</text:p>
              </table:table-cell>
              <table:table-cell office:value-type="float" office:value="50534.6058">
                <text:p>50534.605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5536.0602">
                <text:p>25536.0602</text:p>
              </table:table-cell>
              <table:table-cell office:value-type="float" office:value="50534.6058">
                <text:p>50534.605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5825.9772">
                <text:p>25825.9772</text:p>
              </table:table-cell>
              <table:table-cell office:value-type="float" office:value="50985.217">
                <text:p>50985.21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6408.1954">
                <text:p>26408.1954</text:p>
              </table:table-cell>
              <table:table-cell office:value-type="float" office:value="51003.0984">
                <text:p>51003.098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